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1.5429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681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72in"/>
    </style:style>
    <style:style style:name="ro1" style:family="table-row">
      <style:table-row-properties style:row-height="0.6945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673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11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style:rotation-align="none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11"/>
    <style:style style:name="ce11" style:family="table-cell" style:parent-style-name="Default" style:data-style-name="N0">
      <style:table-cell-properties fo:wrap-option="wrap"/>
    </style:style>
    <style:style style:name="ce12" style:family="table-cell" style:parent-style-name="Default" style:data-style-name="N0"/>
  </office:automatic-styles>
  <office:body>
    <office:spreadsheet>
      <table:table table:name="All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4" table:default-cell-style-name="Default"/>
        <table:table-column table:style-name="co8" table:default-cell-style-name="Default"/>
        <table:table-column table:style-name="co9" table:number-columns-repeated="990" table:default-cell-style-name="Default"/>
        <table:table-row table:style-name="ro1"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Approximate Town</text:p>
          </table:table-cell>
          <table:table-cell table:style-name="ce1" office:value-type="string" calcext:value-type="string">
            <text:p>Neighborhood (NYC Only)</text:p>
          </table:table-cell>
          <table:table-cell table:style-name="ce2" office:value-type="string" calcext:value-type="string">
            <text:p>Geography</text:p>
          </table:table-cell>
          <table:table-cell table:style-name="ce2" office:value-type="string" calcext:value-type="string">
            <text:p>2005-09 <text:s/>OCCUPIED HOUSING UNITS: Total (Estimate)</text:p>
          </table:table-cell>
          <table:table-cell table:style-name="ce2" office:value-type="string" calcext:value-type="string">
            <text:p>2005-09 <text:s/>OCCUPIED HOUSING UNITS: Total(Margin of Error)</text:p>
          </table:table-cell>
          <table:table-cell table:style-name="ce2" office:value-type="string" calcext:value-type="string">
            <text:p>2005-09 <text:s/>OCCUPIED HOUSING UNITS: Owner occupied (Estimate)</text:p>
          </table:table-cell>
          <table:table-cell table:style-name="ce2" office:value-type="string" calcext:value-type="string">
            <text:p>2005-09 <text:s/>OCCUPIED HOUSING UNITS: Owner occupied(Margin of Error)</text:p>
          </table:table-cell>
          <table:table-cell table:style-name="ce2" office:value-type="string" calcext:value-type="string">
            <text:p>2005-09 <text:s/>OCCUPIED HOUSING UNITS: Owner occupied; No vehicle available (Estimate)</text:p>
          </table:table-cell>
          <table:table-cell table:style-name="ce2" office:value-type="string" calcext:value-type="string">
            <text:p>2005-09 <text:s/>OCCUPIED HOUSING UNITS: Owner occupied; No vehicle available(Margin of Error)</text:p>
          </table:table-cell>
          <table:table-cell table:style-name="ce2" office:value-type="string" calcext:value-type="string">
            <text:p>2005-09 <text:s/>OCCUPIED HOUSING UNITS: Owner occupied; 1 vehicle available (Estimate)</text:p>
          </table:table-cell>
          <table:table-cell table:style-name="ce2" office:value-type="string" calcext:value-type="string">
            <text:p>2005-09 <text:s/>OCCUPIED HOUSING UNITS: Owner occupied; 1 vehicle available(Margin of Error)</text:p>
          </table:table-cell>
          <table:table-cell table:style-name="ce2" office:value-type="string" calcext:value-type="string">
            <text:p>2005-09 <text:s/>OCCUPIED HOUSING UNITS: Owner occupied; 2 vehicles available (Estimate)</text:p>
          </table:table-cell>
          <table:table-cell table:style-name="ce2" office:value-type="string" calcext:value-type="string">
            <text:p>2005-09 <text:s/>OCCUPIED HOUSING UNITS: Owner occupied; 2 vehicles available(Margin of Error)</text:p>
          </table:table-cell>
          <table:table-cell table:style-name="ce2" office:value-type="string" calcext:value-type="string">
            <text:p>2005-09 <text:s/>OCCUPIED HOUSING UNITS: Owner occupied; 3 vehicles available (Estimate)</text:p>
          </table:table-cell>
          <table:table-cell table:style-name="ce2" office:value-type="string" calcext:value-type="string">
            <text:p>2005-09 <text:s/>OCCUPIED HOUSING UNITS: Owner occupied; 3 vehicles available(Margin of Error)</text:p>
          </table:table-cell>
          <table:table-cell table:style-name="ce2" office:value-type="string" calcext:value-type="string">
            <text:p>2005-09 <text:s/>OCCUPIED HOUSING UNITS: Owner occupied; 4 vehicles available (Estimate)</text:p>
          </table:table-cell>
          <table:table-cell table:style-name="ce2" office:value-type="string" calcext:value-type="string">
            <text:p>2005-09 <text:s/>OCCUPIED HOUSING UNITS: Owner occupied; 4 vehicles available(Margin of Error)</text:p>
          </table:table-cell>
          <table:table-cell table:style-name="ce2" office:value-type="string" calcext:value-type="string">
            <text:p>2005-09 <text:s/>OCCUPIED HOUSING UNITS: Owner occupied; 5 or more vehicles available (Estimate)</text:p>
          </table:table-cell>
          <table:table-cell table:style-name="ce2" office:value-type="string" calcext:value-type="string">
            <text:p>2005-09 <text:s/>OCCUPIED HOUSING UNITS: Owner occupied; 5 or more vehicles available(Margin of Error)</text:p>
          </table:table-cell>
          <table:table-cell table:style-name="ce2" office:value-type="string" calcext:value-type="string">
            <text:p>2005-09 <text:s/>OCCUPIED HOUSING UNITS: Renter occupied (Estimate)</text:p>
          </table:table-cell>
          <table:table-cell table:style-name="ce2" office:value-type="string" calcext:value-type="string">
            <text:p>2005-09 <text:s/>OCCUPIED HOUSING UNITS: Renter occupied(Margin of Error)</text:p>
          </table:table-cell>
          <table:table-cell table:style-name="ce2" office:value-type="string" calcext:value-type="string">
            <text:p>2005-09 <text:s/>OCCUPIED HOUSING UNITS: Renter occupied; No vehicle available (Estimate)</text:p>
          </table:table-cell>
          <table:table-cell table:style-name="ce2" office:value-type="string" calcext:value-type="string">
            <text:p>2005-09 <text:s/>OCCUPIED HOUSING UNITS: Renter occupied; No vehicle available(Margin of Error)</text:p>
          </table:table-cell>
          <table:table-cell table:style-name="ce2" office:value-type="string" calcext:value-type="string">
            <text:p>2005-09 <text:s/>OCCUPIED HOUSING UNITS: Renter occupied; 1 vehicle available (Estimate)</text:p>
          </table:table-cell>
          <table:table-cell table:style-name="ce2" office:value-type="string" calcext:value-type="string">
            <text:p>2005-09 <text:s/>OCCUPIED HOUSING UNITS: Renter occupied; 1 vehicle available(Margin of Error)</text:p>
          </table:table-cell>
          <table:table-cell table:style-name="ce2" office:value-type="string" calcext:value-type="string">
            <text:p>2005-09 <text:s/>OCCUPIED HOUSING UNITS: Renter occupied; 2 vehicles available (Estimate)</text:p>
          </table:table-cell>
          <table:table-cell table:style-name="ce2" office:value-type="string" calcext:value-type="string">
            <text:p>2005-09 <text:s/>OCCUPIED HOUSING UNITS: Renter occupied; 2 vehicles available(Margin of Error)</text:p>
          </table:table-cell>
          <table:table-cell table:style-name="ce2" office:value-type="string" calcext:value-type="string">
            <text:p>2005-09 <text:s/>OCCUPIED HOUSING UNITS: Renter occupied; 3 vehicles available (Estimate)</text:p>
          </table:table-cell>
          <table:table-cell table:style-name="ce2" office:value-type="string" calcext:value-type="string">
            <text:p>2005-09 <text:s/>OCCUPIED HOUSING UNITS: Renter occupied; 3 vehicles available(Margin of Error)</text:p>
          </table:table-cell>
          <table:table-cell table:style-name="ce2" office:value-type="string" calcext:value-type="string">
            <text:p>2005-09 <text:s/>OCCUPIED HOUSING UNITS: Renter occupied; 4 vehicles available (Estimate)</text:p>
          </table:table-cell>
          <table:table-cell table:style-name="ce2" office:value-type="string" calcext:value-type="string">
            <text:p>2005-09 <text:s/>OCCUPIED HOUSING UNITS: Renter occupied; 4 vehicles available(Margin of Error)</text:p>
          </table:table-cell>
          <table:table-cell table:style-name="ce2" office:value-type="string" calcext:value-type="string">
            <text:p>2005-09 <text:s/>OCCUPIED HOUSING UNITS: Renter occupied; 5 or more vehicles available (Estimate)</text:p>
          </table:table-cell>
          <table:table-cell table:style-name="ce2" office:value-type="string" calcext:value-type="string">
            <text:p>2005-09 <text:s/>OCCUPIED HOUSING UNITS: Renter occupied; 5 or more vehicles available(Margin of Error)</text:p>
          </table:table-cell>
          <table:table-cell table:style-name="ce1" office:value-type="string" calcext:value-type="string">
            <text:p>2005-09 Households with no car as a percent of total</text:p>
          </table:table-cell>
          <table:table-cell table:style-name="ce6" office:value-type="string" calcext:value-type="string">
            <text:p>2000 Owner occupied</text:p>
          </table:table-cell>
          <table:table-cell table:style-name="ce6" office:value-type="string" calcext:value-type="string">
            <text:p>2000 Owner occupied; No vehicle available</text:p>
          </table:table-cell>
          <table:table-cell table:style-name="ce6" office:value-type="string" calcext:value-type="string">
            <text:p>2000 Owner occupied; 1 vehicle available</text:p>
          </table:table-cell>
          <table:table-cell table:style-name="ce6" office:value-type="string" calcext:value-type="string">
            <text:p>2000 Owner occupied; 2 vehicles available</text:p>
          </table:table-cell>
          <table:table-cell table:style-name="ce6" office:value-type="string" calcext:value-type="string">
            <text:p>2000 Owner occupied; 3 vehicles available</text:p>
          </table:table-cell>
          <table:table-cell table:style-name="ce6" office:value-type="string" calcext:value-type="string">
            <text:p>2000 Owner occupied; 4 vehicles available</text:p>
          </table:table-cell>
          <table:table-cell table:style-name="ce6" office:value-type="string" calcext:value-type="string">
            <text:p>2000 Owner occupied; 5 or more vehicles available</text:p>
          </table:table-cell>
          <table:table-cell table:style-name="ce6" office:value-type="string" calcext:value-type="string">
            <text:p>2000 Renter occupied</text:p>
          </table:table-cell>
          <table:table-cell table:style-name="ce6" office:value-type="string" calcext:value-type="string">
            <text:p>2000 Renter occupied; No vehicle available</text:p>
          </table:table-cell>
          <table:table-cell table:style-name="ce6" office:value-type="string" calcext:value-type="string">
            <text:p>2000 Renter occupied; 1 vehicle available</text:p>
          </table:table-cell>
          <table:table-cell table:style-name="ce6" office:value-type="string" calcext:value-type="string">
            <text:p>2000 Renter occupied; 2 vehicles available</text:p>
          </table:table-cell>
          <table:table-cell table:style-name="ce6" office:value-type="string" calcext:value-type="string">
            <text:p>2000 Renter occupied; 3 vehicles available</text:p>
          </table:table-cell>
          <table:table-cell table:style-name="ce6" office:value-type="string" calcext:value-type="string">
            <text:p>2000 Renter occupied; 4 vehicles available</text:p>
          </table:table-cell>
          <table:table-cell table:style-name="ce6" office:value-type="string" calcext:value-type="string">
            <text:p>2000 Renter occupied; 5 or more vehicles available</text:p>
          </table:table-cell>
          <table:table-cell table:style-name="ce7" office:value-type="string" calcext:value-type="string">
            <text:p>Percent Households Without Vehicle Available</text:p>
          </table:table-cell>
          <table:table-cell table:style-name="ce1" table:number-columns-repeated="9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ampton, East Hampton</text:p>
          </table:table-cell>
          <table:table-cell/>
          <table:table-cell table:style-name="ce3" office:value-type="string" calcext:value-type="string">
            <text:p>Assembly District 1, New York</text:p>
          </table:table-cell>
          <table:table-cell table:style-name="ce4" office:value-type="float" office:value="54044" calcext:value-type="float">
            <text:p>54044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46044" calcext:value-type="float">
            <text:p>46044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1381" calcext:value-type="float">
            <text:p>1381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12018" calcext:value-type="float">
            <text:p>12018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float" office:value="20957" calcext:value-type="float">
            <text:p>20957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850" calcext:value-type="float">
            <text:p>7850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2595" calcext:value-type="float">
            <text:p>2595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1243" calcext:value-type="float">
            <text:p>1243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8000" calcext:value-type="float">
            <text:p>8000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4295" calcext:value-type="float">
            <text:p>4295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2247" calcext:value-type="float">
            <text:p>2247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460" calcext:value-type="float">
            <text:p>460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66" calcext:value-type="float">
            <text:p>66</text:p>
          </table:table-cell>
          <table:table-cell table:style-name="ce5" table:formula="of:=([.I2]+[.W2])/[.E2]" office:value-type="percentage" office:value="0.0406335578417586" calcext:value-type="percentage">
            <text:p>4.06%</text:p>
          </table:table-cell>
          <table:table-cell table:style-name="ce4" office:value-type="float" office:value="39121" calcext:value-type="float">
            <text:p>39121</text:p>
          </table:table-cell>
          <table:table-cell table:style-name="ce4" office:value-type="float" office:value="1650" calcext:value-type="float">
            <text:p>1650</text:p>
          </table:table-cell>
          <table:table-cell table:style-name="ce4" office:value-type="float" office:value="10556" calcext:value-type="float">
            <text:p>10556</text:p>
          </table:table-cell>
          <table:table-cell table:style-name="ce4" office:value-type="float" office:value="17890" calcext:value-type="float">
            <text:p>17890</text:p>
          </table:table-cell>
          <table:table-cell table:style-name="ce4" office:value-type="float" office:value="6600" calcext:value-type="float">
            <text:p>6600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8996" calcext:value-type="float">
            <text:p>8996</text:p>
          </table:table-cell>
          <table:table-cell table:style-name="ce4" office:value-type="float" office:value="1261" calcext:value-type="float">
            <text:p>1261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2640" calcext:value-type="float">
            <text:p>2640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99" calcext:value-type="float">
            <text:p>99</text:p>
          </table:table-cell>
          <table:table-cell table:style-name="ce8" table:formula="of:=([.AR2]+[.AK2])/([.AQ2]+[.AJ2])" office:value-type="percentage" office:value="0.0604983685599684" calcext:value-type="percentage">
            <text:p>6.05%</text:p>
          </table:table-cell>
          <table:table-cell table:number-columns-repeated="97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ew Suffolk</text:p>
          </table:table-cell>
          <table:table-cell/>
          <table:table-cell table:style-name="ce3" office:value-type="string" calcext:value-type="string">
            <text:p>Assembly District 2, New York</text:p>
          </table:table-cell>
          <table:table-cell table:style-name="ce4" office:value-type="float" office:value="51874" calcext:value-type="float">
            <text:p>51874</text:p>
          </table:table-cell>
          <table:table-cell table:style-name="ce4" office:value-type="float" office:value="845" calcext:value-type="float">
            <text:p>845</text:p>
          </table:table-cell>
          <table:table-cell table:style-name="ce4" office:value-type="float" office:value="42863" calcext:value-type="float">
            <text:p>42863</text:p>
          </table:table-cell>
          <table:table-cell table:style-name="ce4" office:value-type="float" office:value="952" calcext:value-type="float">
            <text:p>952</text:p>
          </table:table-cell>
          <table:table-cell table:style-name="ce4" office:value-type="float" office:value="1328" calcext:value-type="float">
            <text:p>1328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1502" calcext:value-type="float">
            <text:p>11502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18910" calcext:value-type="float">
            <text:p>18910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7371" calcext:value-type="float">
            <text:p>7371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2720" calcext:value-type="float">
            <text:p>2720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1032" calcext:value-type="float">
            <text:p>1032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9011" calcext:value-type="float">
            <text:p>9011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3247" calcext:value-type="float">
            <text:p>3247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120" calcext:value-type="float">
            <text:p>3120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1311" calcext:value-type="float">
            <text:p>1311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8" calcext:value-type="float">
            <text:p>78</text:p>
          </table:table-cell>
          <table:table-cell table:style-name="ce5" table:formula="of:=([.I3]+[.W3])/[.E3]" office:value-type="percentage" office:value="0.0443574815900066" calcext:value-type="percentage">
            <text:p>4.44%</text:p>
          </table:table-cell>
          <table:table-cell table:style-name="ce4" office:value-type="float" office:value="36873" calcext:value-type="float">
            <text:p>36873</text:p>
          </table:table-cell>
          <table:table-cell table:style-name="ce4" office:value-type="float" office:value="1282" calcext:value-type="float">
            <text:p>1282</text:p>
          </table:table-cell>
          <table:table-cell table:style-name="ce4" office:value-type="float" office:value="11299" calcext:value-type="float">
            <text:p>11299</text:p>
          </table:table-cell>
          <table:table-cell table:style-name="ce4" office:value-type="float" office:value="16088" calcext:value-type="float">
            <text:p>16088</text:p>
          </table:table-cell>
          <table:table-cell table:style-name="ce4" office:value-type="float" office:value="5855" calcext:value-type="float">
            <text:p>5855</text:p>
          </table:table-cell>
          <table:table-cell table:style-name="ce4" office:value-type="float" office:value="1669" calcext:value-type="float">
            <text:p>1669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11133" calcext:value-type="float">
            <text:p>11133</text:p>
          </table:table-cell>
          <table:table-cell table:style-name="ce4" office:value-type="float" office:value="1206" calcext:value-type="float">
            <text:p>1206</text:p>
          </table:table-cell>
          <table:table-cell table:style-name="ce4" office:value-type="float" office:value="4832" calcext:value-type="float">
            <text:p>4832</text:p>
          </table:table-cell>
          <table:table-cell table:style-name="ce4" office:value-type="float" office:value="3970" calcext:value-type="float">
            <text:p>3970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110" calcext:value-type="float">
            <text:p>110</text:p>
          </table:table-cell>
          <table:table-cell table:style-name="ce8" table:formula="of:=([.AR3]+[.AK3])/([.AQ3]+[.AJ3])" office:value-type="percentage" office:value="0.0518268549764613" calcext:value-type="percentage">
            <text:p>5.18%</text:p>
          </table:table-cell>
          <table:table-cell table:number-columns-repeated="97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dford</text:p>
          </table:table-cell>
          <table:table-cell/>
          <table:table-cell table:style-name="ce3" office:value-type="string" calcext:value-type="string">
            <text:p>Assembly District 3, New York</text:p>
          </table:table-cell>
          <table:table-cell table:style-name="ce4" office:value-type="float" office:value="46771" calcext:value-type="float">
            <text:p>46771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34852" calcext:value-type="float">
            <text:p>34852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985" calcext:value-type="float">
            <text:p>985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7632" calcext:value-type="float">
            <text:p>7632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16165" calcext:value-type="float">
            <text:p>16165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6599" calcext:value-type="float">
            <text:p>6599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2687" calcext:value-type="float">
            <text:p>2687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11919" calcext:value-type="float">
            <text:p>11919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1623" calcext:value-type="float">
            <text:p>1623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5486" calcext:value-type="float">
            <text:p>5486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float" office:value="3835" calcext:value-type="float">
            <text:p>3835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1" calcext:value-type="float">
            <text:p>41</text:p>
          </table:table-cell>
          <table:table-cell table:style-name="ce5" table:formula="of:=([.I4]+[.W4])/[.E4]" office:value-type="percentage" office:value="0.0557610485129674" calcext:value-type="percentage">
            <text:p>5.58%</text:p>
          </table:table-cell>
          <table:table-cell table:style-name="ce4" office:value-type="float" office:value="31424" calcext:value-type="float">
            <text:p>31424</text:p>
          </table:table-cell>
          <table:table-cell table:style-name="ce4" office:value-type="float" office:value="1043" calcext:value-type="float">
            <text:p>1043</text:p>
          </table:table-cell>
          <table:table-cell table:style-name="ce4" office:value-type="float" office:value="7244" calcext:value-type="float">
            <text:p>7244</text:p>
          </table:table-cell>
          <table:table-cell table:style-name="ce4" office:value-type="float" office:value="14816" calcext:value-type="float">
            <text:p>14816</text:p>
          </table:table-cell>
          <table:table-cell table:style-name="ce4" office:value-type="float" office:value="5891" calcext:value-type="float">
            <text:p>5891</text:p>
          </table:table-cell>
          <table:table-cell table:style-name="ce4" office:value-type="float" office:value="1847" calcext:value-type="float">
            <text:p>1847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12587" calcext:value-type="float">
            <text:p>12587</text:p>
          </table:table-cell>
          <table:table-cell table:style-name="ce4" office:value-type="float" office:value="2097" calcext:value-type="float">
            <text:p>2097</text:p>
          </table:table-cell>
          <table:table-cell table:style-name="ce4" office:value-type="float" office:value="5451" calcext:value-type="float">
            <text:p>5451</text:p>
          </table:table-cell>
          <table:table-cell table:style-name="ce4" office:value-type="float" office:value="3945" calcext:value-type="float">
            <text:p>3945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16" calcext:value-type="float">
            <text:p>116</text:p>
          </table:table-cell>
          <table:table-cell table:style-name="ce8" table:formula="of:=([.AR4]+[.AK4])/([.AQ4]+[.AJ4])" office:value-type="percentage" office:value="0.0713457999136579" calcext:value-type="percentage">
            <text:p>7.13%</text:p>
          </table:table-cell>
          <table:table-cell table:number-columns-repeated="97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tauket</text:p>
          </table:table-cell>
          <table:table-cell/>
          <table:table-cell table:style-name="ce3" office:value-type="string" calcext:value-type="string">
            <text:p>Assembly District 4, New York</text:p>
          </table:table-cell>
          <table:table-cell table:style-name="ce4" office:value-type="float" office:value="42227" calcext:value-type="float">
            <text:p>42227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36165" calcext:value-type="float">
            <text:p>36165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7281" calcext:value-type="float">
            <text:p>7281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16877" calcext:value-type="float">
            <text:p>16877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6982" calcext:value-type="float">
            <text:p>6982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129" calcext:value-type="float">
            <text:p>3129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1058" calcext:value-type="float">
            <text:p>1058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6062" calcext:value-type="float">
            <text:p>6062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2902" calcext:value-type="float">
            <text:p>2902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8" calcext:value-type="float">
            <text:p>68</text:p>
          </table:table-cell>
          <table:table-cell table:style-name="ce5" table:formula="of:=([.I5]+[.W5])/[.E5]" office:value-type="percentage" office:value="0.0371089587230919" calcext:value-type="percentage">
            <text:p>3.71%</text:p>
          </table:table-cell>
          <table:table-cell table:style-name="ce4" office:value-type="float" office:value="34219" calcext:value-type="float">
            <text:p>34219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6511" calcext:value-type="float">
            <text:p>6511</text:p>
          </table:table-cell>
          <table:table-cell table:style-name="ce4" office:value-type="float" office:value="17675" calcext:value-type="float">
            <text:p>17675</text:p>
          </table:table-cell>
          <table:table-cell table:style-name="ce4" office:value-type="float" office:value="6486" calcext:value-type="float">
            <text:p>6486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6730" calcext:value-type="float">
            <text:p>6730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2890" calcext:value-type="float">
            <text:p>2890</text:p>
          </table:table-cell>
          <table:table-cell table:style-name="ce4" office:value-type="float" office:value="2313" calcext:value-type="float">
            <text:p>2313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05" calcext:value-type="float">
            <text:p>105</text:p>
          </table:table-cell>
          <table:table-cell table:style-name="ce8" table:formula="of:=([.AR5]+[.AK5])/([.AQ5]+[.AJ5])" office:value-type="percentage" office:value="0.0382182715084617" calcext:value-type="percentage">
            <text:p>3.82%</text:p>
          </table:table-cell>
          <table:table-cell table:number-columns-repeated="97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olbrook</text:p>
          </table:table-cell>
          <table:table-cell/>
          <table:table-cell table:style-name="ce3" office:value-type="string" calcext:value-type="string">
            <text:p>Assembly District 5, New York</text:p>
          </table:table-cell>
          <table:table-cell table:style-name="ce4" office:value-type="float" office:value="44259" calcext:value-type="float">
            <text:p>44259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float" office:value="35664" calcext:value-type="float">
            <text:p>35664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441" calcext:value-type="float">
            <text:p>6441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16661" calcext:value-type="float">
            <text:p>16661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7241" calcext:value-type="float">
            <text:p>7241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3438" calcext:value-type="float">
            <text:p>3438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1150" calcext:value-type="float">
            <text:p>1150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8595" calcext:value-type="float">
            <text:p>8595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970" calcext:value-type="float">
            <text:p>97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4382" calcext:value-type="float">
            <text:p>4382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2584" calcext:value-type="float">
            <text:p>2584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5" table:formula="of:=([.I6]+[.W6])/[.E6]" office:value-type="percentage" office:value="0.0384780496622156" calcext:value-type="percentage">
            <text:p>3.85%</text:p>
          </table:table-cell>
          <table:table-cell table:style-name="ce4" office:value-type="float" office:value="34800" calcext:value-type="float">
            <text:p>34800</text:p>
          </table:table-cell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6053" calcext:value-type="float">
            <text:p>6053</text:p>
          </table:table-cell>
          <table:table-cell table:style-name="ce4" office:value-type="float" office:value="17920" calcext:value-type="float">
            <text:p>17920</text:p>
          </table:table-cell>
          <table:table-cell table:style-name="ce4" office:value-type="float" office:value="6748" calcext:value-type="float">
            <text:p>6748</text:p>
          </table:table-cell>
          <table:table-cell table:style-name="ce4" office:value-type="float" office:value="2453" calcext:value-type="float">
            <text:p>2453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8964" calcext:value-type="float">
            <text:p>8964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float" office:value="4336" calcext:value-type="float">
            <text:p>4336</text:p>
          </table:table-cell>
          <table:table-cell table:style-name="ce4" office:value-type="float" office:value="2909" calcext:value-type="float">
            <text:p>2909</text:p>
          </table:table-cell>
          <table:table-cell table:style-name="ce4" office:value-type="float" office:value="451" calcext:value-type="float">
            <text:p>451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23" calcext:value-type="float">
            <text:p>23</text:p>
          </table:table-cell>
          <table:table-cell table:style-name="ce8" table:formula="of:=([.AR6]+[.AK6])/([.AQ6]+[.AJ6])" office:value-type="percentage" office:value="0.0454254638515675" calcext:value-type="percentage">
            <text:p>4.54%</text:p>
          </table:table-cell>
          <table:table-cell table:number-columns-repeated="97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entral Islip</text:p>
          </table:table-cell>
          <table:table-cell/>
          <table:table-cell table:style-name="ce3" office:value-type="string" calcext:value-type="string">
            <text:p>Assembly District 6, New York</text:p>
          </table:table-cell>
          <table:table-cell table:style-name="ce4" office:value-type="float" office:value="35357" calcext:value-type="float">
            <text:p>35357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26436" calcext:value-type="float">
            <text:p>26436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771" calcext:value-type="float">
            <text:p>771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5455" calcext:value-type="float">
            <text:p>5455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10612" calcext:value-type="float">
            <text:p>10612</text:p>
          </table:table-cell>
          <table:table-cell table:style-name="ce4" office:value-type="float" office:value="609" calcext:value-type="float">
            <text:p>609</text:p>
          </table:table-cell>
          <table:table-cell table:style-name="ce4" office:value-type="float" office:value="6194" calcext:value-type="float">
            <text:p>6194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2504" calcext:value-type="float">
            <text:p>2504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8921" calcext:value-type="float">
            <text:p>8921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2066" calcext:value-type="float">
            <text:p>2066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782" calcext:value-type="float">
            <text:p>3782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2095" calcext:value-type="float">
            <text:p>2095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4" calcext:value-type="float">
            <text:p>44</text:p>
          </table:table-cell>
          <table:table-cell table:style-name="ce5" table:formula="of:=([.I7]+[.W7])/[.E7]" office:value-type="percentage" office:value="0.080238708035184" calcext:value-type="percentage">
            <text:p>8.02%</text:p>
          </table:table-cell>
          <table:table-cell table:style-name="ce4" office:value-type="float" office:value="25029" calcext:value-type="float">
            <text:p>25029</text:p>
          </table:table-cell>
          <table:table-cell table:style-name="ce4" office:value-type="float" office:value="984" calcext:value-type="float">
            <text:p>984</text:p>
          </table:table-cell>
          <table:table-cell table:style-name="ce4" office:value-type="float" office:value="6501" calcext:value-type="float">
            <text:p>6501</text:p>
          </table:table-cell>
          <table:table-cell table:style-name="ce4" office:value-type="float" office:value="10503" calcext:value-type="float">
            <text:p>10503</text:p>
          </table:table-cell>
          <table:table-cell table:style-name="ce4" office:value-type="float" office:value="4529" calcext:value-type="float">
            <text:p>4529</text:p>
          </table:table-cell>
          <table:table-cell table:style-name="ce4" office:value-type="float" office:value="1792" calcext:value-type="float">
            <text:p>179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10345" calcext:value-type="float">
            <text:p>10345</text:p>
          </table:table-cell>
          <table:table-cell table:style-name="ce4" office:value-type="float" office:value="2103" calcext:value-type="float">
            <text:p>2103</text:p>
          </table:table-cell>
          <table:table-cell table:style-name="ce4" office:value-type="float" office:value="4572" calcext:value-type="float">
            <text:p>4572</text:p>
          </table:table-cell>
          <table:table-cell table:style-name="ce4" office:value-type="float" office:value="2758" calcext:value-type="float">
            <text:p>2758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54" calcext:value-type="float">
            <text:p>154</text:p>
          </table:table-cell>
          <table:table-cell table:style-name="ce8" table:formula="of:=([.AR7]+[.AK7])/([.AQ7]+[.AJ7])" office:value-type="percentage" office:value="0.087267484593204" calcext:value-type="percentage">
            <text:p>8.73%</text:p>
          </table:table-cell>
          <table:table-cell table:number-columns-repeated="97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yville</text:p>
          </table:table-cell>
          <table:table-cell/>
          <table:table-cell table:style-name="ce3" office:value-type="string" calcext:value-type="string">
            <text:p>Assembly District 7, New York</text:p>
          </table:table-cell>
          <table:table-cell table:style-name="ce4" office:value-type="float" office:value="43120" calcext:value-type="float">
            <text:p>43120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38608" calcext:value-type="float">
            <text:p>38608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893" calcext:value-type="float">
            <text:p>893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6112" calcext:value-type="float">
            <text:p>6112</text:p>
          </table:table-cell>
          <table:table-cell table:style-name="ce4" office:value-type="float" office:value="448" calcext:value-type="float">
            <text:p>448</text:p>
          </table:table-cell>
          <table:table-cell table:style-name="ce4" office:value-type="float" office:value="19706" calcext:value-type="float">
            <text:p>19706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8241" calcext:value-type="float">
            <text:p>8241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2814" calcext:value-type="float">
            <text:p>2814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842" calcext:value-type="float">
            <text:p>842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4512" calcext:value-type="float">
            <text:p>4512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907" calcext:value-type="float">
            <text:p>907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1688" calcext:value-type="float">
            <text:p>1688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618" calcext:value-type="float">
            <text:p>1618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26" calcext:value-type="float">
            <text:p>126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5" table:formula="of:=([.I8]+[.W8])/[.E8]" office:value-type="percentage" office:value="0.0417439703153989" calcext:value-type="percentage">
            <text:p>4.17%</text:p>
          </table:table-cell>
          <table:table-cell table:style-name="ce4" office:value-type="float" office:value="37942" calcext:value-type="float">
            <text:p>37942</text:p>
          </table:table-cell>
          <table:table-cell table:style-name="ce4" office:value-type="float" office:value="965" calcext:value-type="float">
            <text:p>965</text:p>
          </table:table-cell>
          <table:table-cell table:style-name="ce4" office:value-type="float" office:value="6252" calcext:value-type="float">
            <text:p>6252</text:p>
          </table:table-cell>
          <table:table-cell table:style-name="ce4" office:value-type="float" office:value="20223" calcext:value-type="float">
            <text:p>20223</text:p>
          </table:table-cell>
          <table:table-cell table:style-name="ce4" office:value-type="float" office:value="7345" calcext:value-type="float">
            <text:p>7345</text:p>
          </table:table-cell>
          <table:table-cell table:style-name="ce4" office:value-type="float" office:value="2432" calcext:value-type="float">
            <text:p>2432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5612" calcext:value-type="float">
            <text:p>5612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2539" calcext:value-type="float">
            <text:p>2539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2" calcext:value-type="float">
            <text:p>32</text:p>
          </table:table-cell>
          <table:table-cell table:style-name="ce8" table:formula="of:=([.AR8]+[.AK8])/([.AQ8]+[.AJ8])" office:value-type="percentage" office:value="0.0429352068696331" calcext:value-type="percentage">
            <text:p>4.29%</text:p>
          </table:table-cell>
          <table:table-cell table:number-columns-repeated="97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mithtown</text:p>
          </table:table-cell>
          <table:table-cell/>
          <table:table-cell table:style-name="ce3" office:value-type="string" calcext:value-type="string">
            <text:p>Assembly District 8, New York</text:p>
          </table:table-cell>
          <table:table-cell table:style-name="ce4" office:value-type="float" office:value="42359" calcext:value-type="float">
            <text:p>42359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35898" calcext:value-type="float">
            <text:p>35898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890" calcext:value-type="float">
            <text:p>89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7124" calcext:value-type="float">
            <text:p>7124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16987" calcext:value-type="float">
            <text:p>16987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7283" calcext:value-type="float">
            <text:p>7283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2690" calcext:value-type="float">
            <text:p>2690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6461" calcext:value-type="float">
            <text:p>6461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907" calcext:value-type="float">
            <text:p>907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3064" calcext:value-type="float">
            <text:p>3064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2043" calcext:value-type="float">
            <text:p>2043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93" calcext:value-type="float">
            <text:p>293</text:p>
          </table:table-cell>
          <table:table-cell table:number-columns-repeated="2" table:style-name="ce4" office:value-type="float" office:value="137" calcext:value-type="float">
            <text:p>13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1" calcext:value-type="float">
            <text:p>21</text:p>
          </table:table-cell>
          <table:table-cell table:style-name="ce5" table:formula="of:=([.I9]+[.W9])/[.E9]" office:value-type="percentage" office:value="0.0424230978068415" calcext:value-type="percentage">
            <text:p>4.24%</text:p>
          </table:table-cell>
          <table:table-cell table:style-name="ce4" office:value-type="float" office:value="35883" calcext:value-type="float">
            <text:p>35883</text:p>
          </table:table-cell>
          <table:table-cell table:style-name="ce4" office:value-type="float" office:value="1186" calcext:value-type="float">
            <text:p>1186</text:p>
          </table:table-cell>
          <table:table-cell table:style-name="ce4" office:value-type="float" office:value="7219" calcext:value-type="float">
            <text:p>7219</text:p>
          </table:table-cell>
          <table:table-cell table:style-name="ce4" office:value-type="float" office:value="18081" calcext:value-type="float">
            <text:p>18081</text:p>
          </table:table-cell>
          <table:table-cell table:style-name="ce4" office:value-type="float" office:value="6587" calcext:value-type="float">
            <text:p>6587</text:p>
          </table:table-cell>
          <table:table-cell table:style-name="ce4" office:value-type="float" office:value="2138" calcext:value-type="float">
            <text:p>2138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7966" calcext:value-type="float">
            <text:p>7966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3644" calcext:value-type="float">
            <text:p>3644</text:p>
          </table:table-cell>
          <table:table-cell table:style-name="ce4" office:value-type="float" office:value="2653" calcext:value-type="float">
            <text:p>2653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2" calcext:value-type="float">
            <text:p>32</text:p>
          </table:table-cell>
          <table:table-cell table:style-name="ce8" table:formula="of:=([.AR9]+[.AK9])/([.AQ9]+[.AJ9])" office:value-type="percentage" office:value="0.0492371547811809" calcext:value-type="percentage">
            <text:p>4.92%</text:p>
          </table:table-cell>
          <table:table-cell table:number-columns-repeated="97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ssapequa</text:p>
          </table:table-cell>
          <table:table-cell/>
          <table:table-cell table:style-name="ce3" office:value-type="string" calcext:value-type="string">
            <text:p>Assembly District 9, New York</text:p>
          </table:table-cell>
          <table:table-cell table:style-name="ce4" office:value-type="float" office:value="42819" calcext:value-type="float">
            <text:p>42819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38338" calcext:value-type="float">
            <text:p>38338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6838" calcext:value-type="float">
            <text:p>6838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19636" calcext:value-type="float">
            <text:p>19636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7663" calcext:value-type="float">
            <text:p>7663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2696" calcext:value-type="float">
            <text:p>2696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4481" calcext:value-type="float">
            <text:p>4481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157" calcext:value-type="float">
            <text:p>2157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417" calcext:value-type="float">
            <text:p>1417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5" table:formula="of:=([.I10]+[.W10])/[.E10]" office:value-type="percentage" office:value="0.0299399799154581" calcext:value-type="percentage">
            <text:p>2.99%</text:p>
          </table:table-cell>
          <table:table-cell table:style-name="ce4" office:value-type="float" office:value="38801" calcext:value-type="float">
            <text:p>38801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7319" calcext:value-type="float">
            <text:p>7319</text:p>
          </table:table-cell>
          <table:table-cell table:style-name="ce4" office:value-type="float" office:value="20565" calcext:value-type="float">
            <text:p>20565</text:p>
          </table:table-cell>
          <table:table-cell table:style-name="ce4" office:value-type="float" office:value="7202" calcext:value-type="float">
            <text:p>7202</text:p>
          </table:table-cell>
          <table:table-cell table:style-name="ce4" office:value-type="float" office:value="1941" calcext:value-type="float">
            <text:p>1941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5604" calcext:value-type="float">
            <text:p>5604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2657" calcext:value-type="float">
            <text:p>2657</text:p>
          </table:table-cell>
          <table:table-cell table:style-name="ce4" office:value-type="float" office:value="1772" calcext:value-type="float">
            <text:p>1772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7" calcext:value-type="float">
            <text:p>17</text:p>
          </table:table-cell>
          <table:table-cell table:style-name="ce8" table:formula="of:=([.AR10]+[.AK10])/([.AQ10]+[.AJ10])" office:value-type="percentage" office:value="0.0374056975565815" calcext:value-type="percentage">
            <text:p>3.74%</text:p>
          </table:table-cell>
          <table:table-cell table:number-columns-repeated="97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untington Station</text:p>
          </table:table-cell>
          <table:table-cell/>
          <table:table-cell table:style-name="ce3" office:value-type="string" calcext:value-type="string">
            <text:p>Assembly District 10, New York</text:p>
          </table:table-cell>
          <table:table-cell table:style-name="ce4" office:value-type="float" office:value="44072" calcext:value-type="float">
            <text:p>44072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37090" calcext:value-type="float">
            <text:p>3709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1216" calcext:value-type="float">
            <text:p>1216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8177" calcext:value-type="float">
            <text:p>8177</text:p>
          </table:table-cell>
          <table:table-cell table:style-name="ce4" office:value-type="float" office:value="451" calcext:value-type="float">
            <text:p>451</text:p>
          </table:table-cell>
          <table:table-cell table:style-name="ce4" office:value-type="float" office:value="17232" calcext:value-type="float">
            <text:p>17232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7262" calcext:value-type="float">
            <text:p>7262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2496" calcext:value-type="float">
            <text:p>2496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6982" calcext:value-type="float">
            <text:p>6982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980" calcext:value-type="float">
            <text:p>98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10" calcext:value-type="float">
            <text:p>3010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2291" calcext:value-type="float">
            <text:p>2291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style-name="ce5" table:formula="of:=([.I11]+[.W11])/[.E11]" office:value-type="percentage" office:value="0.049827554910147" calcext:value-type="percentage">
            <text:p>4.98%</text:p>
          </table:table-cell>
          <table:table-cell table:style-name="ce4" office:value-type="float" office:value="35802" calcext:value-type="float">
            <text:p>35802</text:p>
          </table:table-cell>
          <table:table-cell table:style-name="ce4" office:value-type="float" office:value="1163" calcext:value-type="float">
            <text:p>1163</text:p>
          </table:table-cell>
          <table:table-cell table:style-name="ce4" office:value-type="float" office:value="7523" calcext:value-type="float">
            <text:p>7523</text:p>
          </table:table-cell>
          <table:table-cell table:style-name="ce4" office:value-type="float" office:value="18012" calcext:value-type="float">
            <text:p>18012</text:p>
          </table:table-cell>
          <table:table-cell table:style-name="ce4" office:value-type="float" office:value="6500" calcext:value-type="float">
            <text:p>6500</text:p>
          </table:table-cell>
          <table:table-cell table:style-name="ce4" office:value-type="float" office:value="1976" calcext:value-type="float">
            <text:p>1976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8503" calcext:value-type="float">
            <text:p>8503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3934" calcext:value-type="float">
            <text:p>3934</text:p>
          </table:table-cell>
          <table:table-cell table:style-name="ce4" office:value-type="float" office:value="2632" calcext:value-type="float">
            <text:p>2632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76" calcext:value-type="float">
            <text:p>76</text:p>
          </table:table-cell>
          <table:table-cell table:style-name="ce8" table:formula="of:=([.AR11]+[.AK11])/([.AQ11]+[.AJ11])" office:value-type="percentage" office:value="0.0492269495542264" calcext:value-type="percentage">
            <text:p>4.92%</text:p>
          </table:table-cell>
          <table:table-cell table:number-columns-repeated="97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indenhurst</text:p>
          </table:table-cell>
          <table:table-cell/>
          <table:table-cell table:style-name="ce3" office:value-type="string" calcext:value-type="string">
            <text:p>Assembly District 11, New York</text:p>
          </table:table-cell>
          <table:table-cell table:style-name="ce4" office:value-type="float" office:value="39730" calcext:value-type="float">
            <text:p>39730</text:p>
          </table:table-cell>
          <table:table-cell table:style-name="ce4" office:value-type="string" calcext:value-type="string">
            <text:p>1,274</text:p>
          </table:table-cell>
          <table:table-cell table:style-name="ce4" office:value-type="float" office:value="31227" calcext:value-type="float">
            <text:p>31227</text:p>
          </table:table-cell>
          <table:table-cell table:style-name="ce4" office:value-type="string" calcext:value-type="string">
            <text:p>1,051</text:p>
          </table:table-cell>
          <table:table-cell table:style-name="ce4" office:value-type="float" office:value="1112" calcext:value-type="float">
            <text:p>1112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7326" calcext:value-type="float">
            <text:p>7326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float" office:value="13231" calcext:value-type="float">
            <text:p>13231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5739" calcext:value-type="float">
            <text:p>5739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2871" calcext:value-type="float">
            <text:p>2871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948" calcext:value-type="float">
            <text:p>94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8503" calcext:value-type="float">
            <text:p>8503</text:p>
          </table:table-cell>
          <table:table-cell table:style-name="ce4" office:value-type="float" office:value="616" calcext:value-type="float">
            <text:p>616</text:p>
          </table:table-cell>
          <table:table-cell table:style-name="ce4" office:value-type="float" office:value="1597" calcext:value-type="float">
            <text:p>1597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3707" calcext:value-type="float">
            <text:p>3707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2376" calcext:value-type="float">
            <text:p>2376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5" table:formula="of:=([.I12]+[.W12])/[.E12]" office:value-type="percentage" office:value="0.0681852504404732" calcext:value-type="percentage">
            <text:p>6.82%</text:p>
          </table:table-cell>
          <table:table-cell table:style-name="ce4" office:value-type="float" office:value="30697" calcext:value-type="float">
            <text:p>30697</text:p>
          </table:table-cell>
          <table:table-cell table:style-name="ce4" office:value-type="float" office:value="1517" calcext:value-type="float">
            <text:p>1517</text:p>
          </table:table-cell>
          <table:table-cell table:style-name="ce4" office:value-type="float" office:value="8037" calcext:value-type="float">
            <text:p>8037</text:p>
          </table:table-cell>
          <table:table-cell table:style-name="ce4" office:value-type="float" office:value="13414" calcext:value-type="float">
            <text:p>13414</text:p>
          </table:table-cell>
          <table:table-cell table:style-name="ce4" office:value-type="float" office:value="5111" calcext:value-type="float">
            <text:p>5111</text:p>
          </table:table-cell>
          <table:table-cell table:style-name="ce4" office:value-type="float" office:value="2029" calcext:value-type="float">
            <text:p>2029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float" office:value="10416" calcext:value-type="float">
            <text:p>10416</text:p>
          </table:table-cell>
          <table:table-cell table:style-name="ce4" office:value-type="float" office:value="1596" calcext:value-type="float">
            <text:p>1596</text:p>
          </table:table-cell>
          <table:table-cell table:style-name="ce4" office:value-type="float" office:value="4862" calcext:value-type="float">
            <text:p>4862</text:p>
          </table:table-cell>
          <table:table-cell table:style-name="ce4" office:value-type="float" office:value="2951" calcext:value-type="float">
            <text:p>2951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88" calcext:value-type="float">
            <text:p>88</text:p>
          </table:table-cell>
          <table:table-cell table:style-name="ce8" table:formula="of:=([.AR12]+[.AK12])/([.AQ12]+[.AJ12])" office:value-type="percentage" office:value="0.0757181426799309" calcext:value-type="percentage">
            <text:p>7.57%</text:p>
          </table:table-cell>
          <table:table-cell table:number-columns-repeated="97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ast Northport</text:p>
          </table:table-cell>
          <table:table-cell/>
          <table:table-cell table:style-name="ce3" office:value-type="string" calcext:value-type="string">
            <text:p>Assembly District 12, New York</text:p>
          </table:table-cell>
          <table:table-cell table:style-name="ce4" office:value-type="float" office:value="42027" calcext:value-type="float">
            <text:p>42027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39293" calcext:value-type="float">
            <text:p>39293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float" office:value="1205" calcext:value-type="float">
            <text:p>1205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7986" calcext:value-type="float">
            <text:p>7986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18759" calcext:value-type="float">
            <text:p>18759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7486" calcext:value-type="float">
            <text:p>7486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2964" calcext:value-type="float">
            <text:p>2964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893" calcext:value-type="float">
            <text:p>893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2734" calcext:value-type="float">
            <text:p>2734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5" table:formula="of:=([.I13]+[.W13])/[.E13]" office:value-type="percentage" office:value="0.0410212482451757" calcext:value-type="percentage">
            <text:p>4.10%</text:p>
          </table:table-cell>
          <table:table-cell table:style-name="ce4" office:value-type="float" office:value="39233" calcext:value-type="float">
            <text:p>39233</text:p>
          </table:table-cell>
          <table:table-cell table:style-name="ce4" office:value-type="float" office:value="1366" calcext:value-type="float">
            <text:p>1366</text:p>
          </table:table-cell>
          <table:table-cell table:style-name="ce4" office:value-type="float" office:value="8646" calcext:value-type="float">
            <text:p>8646</text:p>
          </table:table-cell>
          <table:table-cell table:style-name="ce4" office:value-type="float" office:value="19498" calcext:value-type="float">
            <text:p>19498</text:p>
          </table:table-cell>
          <table:table-cell table:style-name="ce4" office:value-type="float" office:value="6595" calcext:value-type="float">
            <text:p>6595</text:p>
          </table:table-cell>
          <table:table-cell table:style-name="ce4" office:value-type="float" office:value="2409" calcext:value-type="float">
            <text:p>2409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3911" calcext:value-type="float">
            <text:p>3911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1338" calcext:value-type="float">
            <text:p>1338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7" calcext:value-type="float">
            <text:p>37</text:p>
          </table:table-cell>
          <table:table-cell table:style-name="ce8" table:formula="of:=([.AR13]+[.AK13])/([.AQ13]+[.AJ13])" office:value-type="percentage" office:value="0.0454060819580938" calcext:value-type="percentage">
            <text:p>4.54%</text:p>
          </table:table-cell>
          <table:table-cell table:number-columns-repeated="97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len Cove</text:p>
          </table:table-cell>
          <table:table-cell/>
          <table:table-cell table:style-name="ce3" office:value-type="string" calcext:value-type="string">
            <text:p>Assembly District 13, New York</text:p>
          </table:table-cell>
          <table:table-cell table:style-name="ce4" office:value-type="float" office:value="44249" calcext:value-type="float">
            <text:p>44249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36880" calcext:value-type="float">
            <text:p>36880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878" calcext:value-type="float">
            <text:p>878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7657" calcext:value-type="float">
            <text:p>7657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18654" calcext:value-type="float">
            <text:p>18654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6967" calcext:value-type="float">
            <text:p>6967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2326" calcext:value-type="float">
            <text:p>2326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7369" calcext:value-type="float">
            <text:p>7369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1266" calcext:value-type="float">
            <text:p>1266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380" calcext:value-type="float">
            <text:p>3380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2058" calcext:value-type="float">
            <text:p>2058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5" calcext:value-type="float">
            <text:p>35</text:p>
          </table:table-cell>
          <table:table-cell table:style-name="ce5" table:formula="of:=([.I14]+[.W14])/[.E14]" office:value-type="percentage" office:value="0.0484530723858166" calcext:value-type="percentage">
            <text:p>4.85%</text:p>
          </table:table-cell>
          <table:table-cell table:style-name="ce4" office:value-type="float" office:value="35463" calcext:value-type="float">
            <text:p>35463</text:p>
          </table:table-cell>
          <table:table-cell table:style-name="ce4" office:value-type="float" office:value="971" calcext:value-type="float">
            <text:p>971</text:p>
          </table:table-cell>
          <table:table-cell table:style-name="ce4" office:value-type="float" office:value="7436" calcext:value-type="float">
            <text:p>7436</text:p>
          </table:table-cell>
          <table:table-cell table:style-name="ce4" office:value-type="float" office:value="19037" calcext:value-type="float">
            <text:p>19037</text:p>
          </table:table-cell>
          <table:table-cell table:style-name="ce4" office:value-type="float" office:value="5977" calcext:value-type="float">
            <text:p>5977</text:p>
          </table:table-cell>
          <table:table-cell table:style-name="ce4" office:value-type="float" office:value="1602" calcext:value-type="float">
            <text:p>1602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8331" calcext:value-type="float">
            <text:p>8331</text:p>
          </table:table-cell>
          <table:table-cell table:style-name="ce4" office:value-type="float" office:value="1339" calcext:value-type="float">
            <text:p>1339</text:p>
          </table:table-cell>
          <table:table-cell table:style-name="ce4" office:value-type="float" office:value="3714" calcext:value-type="float">
            <text:p>3714</text:p>
          </table:table-cell>
          <table:table-cell table:style-name="ce4" office:value-type="float" office:value="2648" calcext:value-type="float">
            <text:p>2648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63" calcext:value-type="float">
            <text:p>63</text:p>
          </table:table-cell>
          <table:table-cell table:style-name="ce8" table:formula="of:=([.AR14]+[.AK14])/([.AQ14]+[.AJ14])" office:value-type="percentage" office:value="0.0527469516372106" calcext:value-type="percentage">
            <text:p>5.27%</text:p>
          </table:table-cell>
          <table:table-cell table:number-columns-repeated="97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errick</text:p>
          </table:table-cell>
          <table:table-cell/>
          <table:table-cell table:style-name="ce3" office:value-type="string" calcext:value-type="string">
            <text:p>Assembly District 14, New York</text:p>
          </table:table-cell>
          <table:table-cell table:style-name="ce4" office:value-type="float" office:value="44033" calcext:value-type="float">
            <text:p>44033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35502" calcext:value-type="float">
            <text:p>35502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1298" calcext:value-type="float">
            <text:p>129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9586" calcext:value-type="float">
            <text:p>9586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16568" calcext:value-type="float">
            <text:p>16568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5750" calcext:value-type="float">
            <text:p>5750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1817" calcext:value-type="float">
            <text:p>1817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8531" calcext:value-type="float">
            <text:p>8531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1748" calcext:value-type="float">
            <text:p>1748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4385" calcext:value-type="float">
            <text:p>4385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2" calcext:value-type="float">
            <text:p>42</text:p>
          </table:table-cell>
          <table:table-cell table:style-name="ce5" table:formula="of:=([.I15]+[.W15])/[.E15]" office:value-type="percentage" office:value="0.0691753911838848" calcext:value-type="percentage">
            <text:p>6.92%</text:p>
          </table:table-cell>
          <table:table-cell table:style-name="ce4" office:value-type="float" office:value="36301" calcext:value-type="float">
            <text:p>36301</text:p>
          </table:table-cell>
          <table:table-cell table:style-name="ce4" office:value-type="float" office:value="1955" calcext:value-type="float">
            <text:p>1955</text:p>
          </table:table-cell>
          <table:table-cell table:style-name="ce4" office:value-type="float" office:value="10614" calcext:value-type="float">
            <text:p>10614</text:p>
          </table:table-cell>
          <table:table-cell table:style-name="ce4" office:value-type="float" office:value="16573" calcext:value-type="float">
            <text:p>16573</text:p>
          </table:table-cell>
          <table:table-cell table:style-name="ce4" office:value-type="float" office:value="5169" calcext:value-type="float">
            <text:p>5169</text:p>
          </table:table-cell>
          <table:table-cell table:style-name="ce4" office:value-type="float" office:value="1523" calcext:value-type="float">
            <text:p>1523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10462" calcext:value-type="float">
            <text:p>10462</text:p>
          </table:table-cell>
          <table:table-cell table:style-name="ce4" office:value-type="float" office:value="2287" calcext:value-type="float">
            <text:p>2287</text:p>
          </table:table-cell>
          <table:table-cell table:style-name="ce4" office:value-type="float" office:value="5057" calcext:value-type="float">
            <text:p>5057</text:p>
          </table:table-cell>
          <table:table-cell table:style-name="ce4" office:value-type="float" office:value="2621" calcext:value-type="float">
            <text:p>2621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8" table:formula="of:=([.AR15]+[.AK15])/([.AQ15]+[.AJ15])" office:value-type="percentage" office:value="0.0907127429805616" calcext:value-type="percentage">
            <text:p>9.07%</text:p>
          </table:table-cell>
          <table:table-cell table:number-columns-repeated="97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Glen Head</text:p>
          </table:table-cell>
          <table:table-cell/>
          <table:table-cell table:style-name="ce3" office:value-type="string" calcext:value-type="string">
            <text:p>Assembly District 15, New York</text:p>
          </table:table-cell>
          <table:table-cell table:style-name="ce4" office:value-type="float" office:value="42252" calcext:value-type="float">
            <text:p>42252</text:p>
          </table:table-cell>
          <table:table-cell table:style-name="ce4" office:value-type="float" office:value="610" calcext:value-type="float">
            <text:p>610</text:p>
          </table:table-cell>
          <table:table-cell table:style-name="ce4" office:value-type="float" office:value="36253" calcext:value-type="float">
            <text:p>36253</text:p>
          </table:table-cell>
          <table:table-cell table:style-name="ce4" office:value-type="float" office:value="778" calcext:value-type="float">
            <text:p>778</text:p>
          </table:table-cell>
          <table:table-cell table:style-name="ce4" office:value-type="float" office:value="1355" calcext:value-type="float">
            <text:p>135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8493" calcext:value-type="float">
            <text:p>8493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16364" calcext:value-type="float">
            <text:p>16364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6553" calcext:value-type="float">
            <text:p>6553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988" calcext:value-type="float">
            <text:p>988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5999" calcext:value-type="float">
            <text:p>5999</text:p>
          </table:table-cell>
          <table:table-cell table:style-name="ce4" office:value-type="float" office:value="609" calcext:value-type="float">
            <text:p>609</text:p>
          </table:table-cell>
          <table:table-cell table:style-name="ce4" office:value-type="float" office:value="1097" calcext:value-type="float">
            <text:p>1097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826" calcext:value-type="float">
            <text:p>2826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1664" calcext:value-type="float">
            <text:p>1664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7" calcext:value-type="float">
            <text:p>37</text:p>
          </table:table-cell>
          <table:table-cell table:style-name="ce5" table:formula="of:=([.I16]+[.W16])/[.E16]" office:value-type="percentage" office:value="0.0580327558458771" calcext:value-type="percentage">
            <text:p>5.80%</text:p>
          </table:table-cell>
          <table:table-cell table:style-name="ce4" office:value-type="float" office:value="35765" calcext:value-type="float">
            <text:p>35765</text:p>
          </table:table-cell>
          <table:table-cell table:style-name="ce4" office:value-type="float" office:value="1632" calcext:value-type="float">
            <text:p>1632</text:p>
          </table:table-cell>
          <table:table-cell table:style-name="ce4" office:value-type="float" office:value="8413" calcext:value-type="float">
            <text:p>8413</text:p>
          </table:table-cell>
          <table:table-cell table:style-name="ce4" office:value-type="float" office:value="16727" calcext:value-type="float">
            <text:p>16727</text:p>
          </table:table-cell>
          <table:table-cell table:style-name="ce4" office:value-type="float" office:value="6330" calcext:value-type="float">
            <text:p>6330</text:p>
          </table:table-cell>
          <table:table-cell table:style-name="ce4" office:value-type="float" office:value="2038" calcext:value-type="float">
            <text:p>2038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7368" calcext:value-type="float">
            <text:p>7368</text:p>
          </table:table-cell>
          <table:table-cell table:style-name="ce4" office:value-type="float" office:value="1094" calcext:value-type="float">
            <text:p>1094</text:p>
          </table:table-cell>
          <table:table-cell table:style-name="ce4" office:value-type="float" office:value="3109" calcext:value-type="float">
            <text:p>3109</text:p>
          </table:table-cell>
          <table:table-cell table:style-name="ce4" office:value-type="float" office:value="2474" calcext:value-type="float">
            <text:p>2474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26" calcext:value-type="float">
            <text:p>26</text:p>
          </table:table-cell>
          <table:table-cell table:style-name="ce8" table:formula="of:=([.AR16]+[.AK16])/([.AQ16]+[.AJ16])" office:value-type="percentage" office:value="0.0631998701690121" calcext:value-type="percentage">
            <text:p>6.32%</text:p>
          </table:table-cell>
          <table:table-cell table:number-columns-repeated="97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reat Neck</text:p>
          </table:table-cell>
          <table:table-cell/>
          <table:table-cell table:style-name="ce3" office:value-type="string" calcext:value-type="string">
            <text:p>Assembly District 16, New York</text:p>
          </table:table-cell>
          <table:table-cell table:style-name="ce4" office:value-type="float" office:value="47630" calcext:value-type="float">
            <text:p>47630</text:p>
          </table:table-cell>
          <table:table-cell table:style-name="ce4" office:value-type="float" office:value="658" calcext:value-type="float">
            <text:p>658</text:p>
          </table:table-cell>
          <table:table-cell table:style-name="ce4" office:value-type="float" office:value="39200" calcext:value-type="float">
            <text:p>39200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1466" calcext:value-type="float">
            <text:p>146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0644" calcext:value-type="float">
            <text:p>10644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18401" calcext:value-type="float">
            <text:p>18401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6560" calcext:value-type="float">
            <text:p>6560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1720" calcext:value-type="float">
            <text:p>1720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8430" calcext:value-type="float">
            <text:p>8430</text:p>
          </table:table-cell>
          <table:table-cell table:style-name="ce4" office:value-type="float" office:value="447" calcext:value-type="float">
            <text:p>447</text:p>
          </table:table-cell>
          <table:table-cell table:style-name="ce4" office:value-type="float" office:value="1585" calcext:value-type="float">
            <text:p>158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4294" calcext:value-type="float">
            <text:p>4294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2210" calcext:value-type="float">
            <text:p>2210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5" table:formula="of:=([.I17]+[.W17])/[.E17]" office:value-type="percentage" office:value="0.0640562670585765" calcext:value-type="percentage">
            <text:p>6.41%</text:p>
          </table:table-cell>
          <table:table-cell table:style-name="ce4" office:value-type="float" office:value="37762" calcext:value-type="float">
            <text:p>37762</text:p>
          </table:table-cell>
          <table:table-cell table:style-name="ce4" office:value-type="float" office:value="1577" calcext:value-type="float">
            <text:p>1577</text:p>
          </table:table-cell>
          <table:table-cell table:style-name="ce4" office:value-type="float" office:value="9952" calcext:value-type="float">
            <text:p>9952</text:p>
          </table:table-cell>
          <table:table-cell table:style-name="ce4" office:value-type="float" office:value="18904" calcext:value-type="float">
            <text:p>18904</text:p>
          </table:table-cell>
          <table:table-cell table:style-name="ce4" office:value-type="float" office:value="5718" calcext:value-type="float">
            <text:p>5718</text:p>
          </table:table-cell>
          <table:table-cell table:style-name="ce4" office:value-type="float" office:value="1239" calcext:value-type="float">
            <text:p>1239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9200" calcext:value-type="float">
            <text:p>9200</text:p>
          </table:table-cell>
          <table:table-cell table:style-name="ce4" office:value-type="float" office:value="1562" calcext:value-type="float">
            <text:p>1562</text:p>
          </table:table-cell>
          <table:table-cell table:style-name="ce4" office:value-type="float" office:value="4482" calcext:value-type="float">
            <text:p>4482</text:p>
          </table:table-cell>
          <table:table-cell table:style-name="ce4" office:value-type="float" office:value="2699" calcext:value-type="float">
            <text:p>2699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62" calcext:value-type="float">
            <text:p>62</text:p>
          </table:table-cell>
          <table:table-cell table:style-name="ce8" table:formula="of:=([.AR17]+[.AK17])/([.AQ17]+[.AJ17])" office:value-type="percentage" office:value="0.0668412759252161" calcext:value-type="percentage">
            <text:p>6.68%</text:p>
          </table:table-cell>
          <table:table-cell table:number-columns-repeated="97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ast Meadow</text:p>
          </table:table-cell>
          <table:table-cell/>
          <table:table-cell table:style-name="ce3" office:value-type="string" calcext:value-type="string">
            <text:p>Assembly District 17, New York</text:p>
          </table:table-cell>
          <table:table-cell table:style-name="ce4" office:value-type="float" office:value="42509" calcext:value-type="float">
            <text:p>42509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37359" calcext:value-type="float">
            <text:p>37359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1316" calcext:value-type="float">
            <text:p>1316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662" calcext:value-type="float">
            <text:p>8662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18436" calcext:value-type="float">
            <text:p>18436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6492" calcext:value-type="float">
            <text:p>6492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5150" calcext:value-type="float">
            <text:p>5150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799" calcext:value-type="float">
            <text:p>799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2666" calcext:value-type="float">
            <text:p>2666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246" calcext:value-type="float">
            <text:p>1246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7" calcext:value-type="float">
            <text:p>47</text:p>
          </table:table-cell>
          <table:table-cell table:style-name="ce5" table:formula="of:=([.I18]+[.W18])/[.E18]" office:value-type="percentage" office:value="0.0497541697052389" calcext:value-type="percentage">
            <text:p>4.98%</text:p>
          </table:table-cell>
          <table:table-cell table:style-name="ce4" office:value-type="float" office:value="37479" calcext:value-type="float">
            <text:p>37479</text:p>
          </table:table-cell>
          <table:table-cell table:style-name="ce4" office:value-type="float" office:value="1797" calcext:value-type="float">
            <text:p>1797</text:p>
          </table:table-cell>
          <table:table-cell table:style-name="ce4" office:value-type="float" office:value="9794" calcext:value-type="float">
            <text:p>9794</text:p>
          </table:table-cell>
          <table:table-cell table:style-name="ce4" office:value-type="float" office:value="17881" calcext:value-type="float">
            <text:p>17881</text:p>
          </table:table-cell>
          <table:table-cell table:style-name="ce4" office:value-type="float" office:value="5792" calcext:value-type="float">
            <text:p>5792</text:p>
          </table:table-cell>
          <table:table-cell table:style-name="ce4" office:value-type="float" office:value="1780" calcext:value-type="float">
            <text:p>1780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7009" calcext:value-type="float">
            <text:p>7009</text:p>
          </table:table-cell>
          <table:table-cell table:style-name="ce4" office:value-type="float" office:value="1148" calcext:value-type="float">
            <text:p>1148</text:p>
          </table:table-cell>
          <table:table-cell table:style-name="ce4" office:value-type="float" office:value="3282" calcext:value-type="float">
            <text:p>3282</text:p>
          </table:table-cell>
          <table:table-cell table:style-name="ce4" office:value-type="float" office:value="2162" calcext:value-type="float">
            <text:p>216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0" calcext:value-type="float">
            <text:p>40</text:p>
          </table:table-cell>
          <table:table-cell table:style-name="ce8" table:formula="of:=([.AR18]+[.AK18])/([.AQ18]+[.AJ18])" office:value-type="percentage" office:value="0.0661976263262003" calcext:value-type="percentage">
            <text:p>6.62%</text:p>
          </table:table-cell>
          <table:table-cell table:number-columns-repeated="97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Hempstead</text:p>
          </table:table-cell>
          <table:table-cell/>
          <table:table-cell table:style-name="ce3" office:value-type="string" calcext:value-type="string">
            <text:p>Assembly District 18, New York</text:p>
          </table:table-cell>
          <table:table-cell table:style-name="ce4" office:value-type="float" office:value="36179" calcext:value-type="float">
            <text:p>36179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22516" calcext:value-type="float">
            <text:p>22516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6788" calcext:value-type="float">
            <text:p>6788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9418" calcext:value-type="float">
            <text:p>9418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float" office:value="3886" calcext:value-type="float">
            <text:p>3886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1114" calcext:value-type="float">
            <text:p>111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3663" calcext:value-type="float">
            <text:p>13663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5109" calcext:value-type="float">
            <text:p>5109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5835" calcext:value-type="float">
            <text:p>5835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2123" calcext:value-type="float">
            <text:p>2123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1" calcext:value-type="float">
            <text:p>41</text:p>
          </table:table-cell>
          <table:table-cell table:style-name="ce5" table:formula="of:=([.I19]+[.W19])/[.E19]" office:value-type="percentage" office:value="0.171895298377512" calcext:value-type="percentage">
            <text:p>17.19%</text:p>
          </table:table-cell>
          <table:table-cell table:style-name="ce4" office:value-type="float" office:value="22484" calcext:value-type="float">
            <text:p>22484</text:p>
          </table:table-cell>
          <table:table-cell table:style-name="ce4" office:value-type="float" office:value="1361" calcext:value-type="float">
            <text:p>1361</text:p>
          </table:table-cell>
          <table:table-cell table:style-name="ce4" office:value-type="float" office:value="6903" calcext:value-type="float">
            <text:p>6903</text:p>
          </table:table-cell>
          <table:table-cell table:style-name="ce4" office:value-type="float" office:value="9348" calcext:value-type="float">
            <text:p>9348</text:p>
          </table:table-cell>
          <table:table-cell table:style-name="ce4" office:value-type="float" office:value="3398" calcext:value-type="float">
            <text:p>3398</text:p>
          </table:table-cell>
          <table:table-cell table:style-name="ce4" office:value-type="float" office:value="1051" calcext:value-type="float">
            <text:p>1051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14075" calcext:value-type="float">
            <text:p>14075</text:p>
          </table:table-cell>
          <table:table-cell table:style-name="ce4" office:value-type="float" office:value="4879" calcext:value-type="float">
            <text:p>4879</text:p>
          </table:table-cell>
          <table:table-cell table:style-name="ce4" office:value-type="float" office:value="5873" calcext:value-type="float">
            <text:p>5873</text:p>
          </table:table-cell>
          <table:table-cell table:style-name="ce4" office:value-type="float" office:value="2489" calcext:value-type="float">
            <text:p>2489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89" calcext:value-type="float">
            <text:p>189</text:p>
          </table:table-cell>
          <table:table-cell table:style-name="ce8" table:formula="of:=([.AR19]+[.AK19])/([.AQ19]+[.AJ19])" office:value-type="percentage" office:value="0.170683005552668" calcext:value-type="percentage">
            <text:p>17.07%</text:p>
          </table:table-cell>
          <table:table-cell table:number-columns-repeated="97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ranklin Square</text:p>
          </table:table-cell>
          <table:table-cell/>
          <table:table-cell table:style-name="ce3" office:value-type="string" calcext:value-type="string">
            <text:p>Assembly District 19, New York</text:p>
          </table:table-cell>
          <table:table-cell table:style-name="ce4" office:value-type="float" office:value="42062" calcext:value-type="float">
            <text:p>42062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37691" calcext:value-type="float">
            <text:p>37691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1485" calcext:value-type="float">
            <text:p>1485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7960" calcext:value-type="float">
            <text:p>7960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18024" calcext:value-type="float">
            <text:p>18024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6868" calcext:value-type="float">
            <text:p>6868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2735" calcext:value-type="float">
            <text:p>2735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4371" calcext:value-type="float">
            <text:p>4371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859" calcext:value-type="float">
            <text:p>859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1838" calcext:value-type="float">
            <text:p>1838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8" calcext:value-type="float">
            <text:p>28</text:p>
          </table:table-cell>
          <table:table-cell table:style-name="ce5" table:formula="of:=([.I20]+[.W20])/[.E20]" office:value-type="percentage" office:value="0.0557272597594028" calcext:value-type="percentage">
            <text:p>5.57%</text:p>
          </table:table-cell>
          <table:table-cell table:style-name="ce4" office:value-type="float" office:value="38351" calcext:value-type="float">
            <text:p>38351</text:p>
          </table:table-cell>
          <table:table-cell table:style-name="ce4" office:value-type="float" office:value="1271" calcext:value-type="float">
            <text:p>1271</text:p>
          </table:table-cell>
          <table:table-cell table:style-name="ce4" office:value-type="float" office:value="8746" calcext:value-type="float">
            <text:p>8746</text:p>
          </table:table-cell>
          <table:table-cell table:style-name="ce4" office:value-type="float" office:value="19455" calcext:value-type="float">
            <text:p>19455</text:p>
          </table:table-cell>
          <table:table-cell table:style-name="ce4" office:value-type="float" office:value="6425" calcext:value-type="float">
            <text:p>6425</text:p>
          </table:table-cell>
          <table:table-cell table:style-name="ce4" office:value-type="float" office:value="1797" calcext:value-type="float">
            <text:p>1797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5089" calcext:value-type="float">
            <text:p>5089</text:p>
          </table:table-cell>
          <table:table-cell table:style-name="ce4" office:value-type="float" office:value="788" calcext:value-type="float">
            <text:p>788</text:p>
          </table:table-cell>
          <table:table-cell table:style-name="ce4" office:value-type="float" office:value="2318" calcext:value-type="float">
            <text:p>2318</text:p>
          </table:table-cell>
          <table:table-cell table:style-name="ce4" office:value-type="float" office:value="1562" calcext:value-type="float">
            <text:p>156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3" calcext:value-type="float">
            <text:p>53</text:p>
          </table:table-cell>
          <table:table-cell table:style-name="ce8" table:formula="of:=([.AR20]+[.AK20])/([.AQ20]+[.AJ20])" office:value-type="percentage" office:value="0.0473987108655617" calcext:value-type="percentage">
            <text:p>4.74%</text:p>
          </table:table-cell>
          <table:table-cell table:number-columns-repeated="97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Long Beach</text:p>
          </table:table-cell>
          <table:table-cell/>
          <table:table-cell table:style-name="ce3" office:value-type="string" calcext:value-type="string">
            <text:p>Assembly District 20, New York</text:p>
          </table:table-cell>
          <table:table-cell table:style-name="ce4" office:value-type="float" office:value="46318" calcext:value-type="float">
            <text:p>46318</text:p>
          </table:table-cell>
          <table:table-cell table:style-name="ce4" office:value-type="float" office:value="957" calcext:value-type="float">
            <text:p>957</text:p>
          </table:table-cell>
          <table:table-cell table:style-name="ce4" office:value-type="float" office:value="35250" calcext:value-type="float">
            <text:p>3525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578" calcext:value-type="float">
            <text:p>1578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0417" calcext:value-type="float">
            <text:p>10417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16570" calcext:value-type="float">
            <text:p>16570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4841" calcext:value-type="float">
            <text:p>4841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1509" calcext:value-type="float">
            <text:p>1509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068" calcext:value-type="float">
            <text:p>11068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2225" calcext:value-type="float">
            <text:p>2225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5250" calcext:value-type="float">
            <text:p>5250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2883" calcext:value-type="float">
            <text:p>2883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5" table:formula="of:=([.I21]+[.W21])/[.E21]" office:value-type="percentage" office:value="0.0821063085625459" calcext:value-type="percentage">
            <text:p>8.21%</text:p>
          </table:table-cell>
          <table:table-cell table:style-name="ce4" office:value-type="float" office:value="34502" calcext:value-type="float">
            <text:p>34502</text:p>
          </table:table-cell>
          <table:table-cell table:style-name="ce4" office:value-type="float" office:value="1666" calcext:value-type="float">
            <text:p>1666</text:p>
          </table:table-cell>
          <table:table-cell table:style-name="ce4" office:value-type="float" office:value="10327" calcext:value-type="float">
            <text:p>10327</text:p>
          </table:table-cell>
          <table:table-cell table:style-name="ce4" office:value-type="float" office:value="16705" calcext:value-type="float">
            <text:p>16705</text:p>
          </table:table-cell>
          <table:table-cell table:style-name="ce4" office:value-type="float" office:value="4268" calcext:value-type="float">
            <text:p>4268</text:p>
          </table:table-cell>
          <table:table-cell table:style-name="ce4" office:value-type="float" office:value="1208" calcext:value-type="float">
            <text:p>1208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13657" calcext:value-type="float">
            <text:p>13657</text:p>
          </table:table-cell>
          <table:table-cell table:style-name="ce4" office:value-type="float" office:value="3060" calcext:value-type="float">
            <text:p>3060</text:p>
          </table:table-cell>
          <table:table-cell table:style-name="ce4" office:value-type="float" office:value="6795" calcext:value-type="float">
            <text:p>6795</text:p>
          </table:table-cell>
          <table:table-cell table:style-name="ce4" office:value-type="float" office:value="3227" calcext:value-type="float">
            <text:p>3227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5" calcext:value-type="float">
            <text:p>95</text:p>
          </table:table-cell>
          <table:table-cell table:style-name="ce8" table:formula="of:=([.AR21]+[.AK21])/([.AQ21]+[.AJ21])" office:value-type="percentage" office:value="0.0981332668867709" calcext:value-type="percentage">
            <text:p>9.81%</text:p>
          </table:table-cell>
          <table:table-cell table:number-columns-repeated="97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ynbrook</text:p>
          </table:table-cell>
          <table:table-cell/>
          <table:table-cell table:style-name="ce3" office:value-type="string" calcext:value-type="string">
            <text:p>Assembly District 21, New York</text:p>
          </table:table-cell>
          <table:table-cell table:style-name="ce4" office:value-type="float" office:value="40731" calcext:value-type="float">
            <text:p>40731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35735" calcext:value-type="float">
            <text:p>35735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1803" calcext:value-type="float">
            <text:p>1803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9645" calcext:value-type="float">
            <text:p>9645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15861" calcext:value-type="float">
            <text:p>15861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5442" calcext:value-type="float">
            <text:p>5442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2302" calcext:value-type="float">
            <text:p>230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4996" calcext:value-type="float">
            <text:p>4996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949" calcext:value-type="float">
            <text:p>949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80" calcext:value-type="float">
            <text:p>2280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1433" calcext:value-type="float">
            <text:p>1433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1" calcext:value-type="float">
            <text:p>61</text:p>
          </table:table-cell>
          <table:table-cell table:style-name="ce5" table:formula="of:=([.I22]+[.W22])/[.E22]" office:value-type="percentage" office:value="0.0675652451449756" calcext:value-type="percentage">
            <text:p>6.76%</text:p>
          </table:table-cell>
          <table:table-cell table:style-name="ce4" office:value-type="float" office:value="35697" calcext:value-type="float">
            <text:p>35697</text:p>
          </table:table-cell>
          <table:table-cell table:style-name="ce4" office:value-type="float" office:value="2085" calcext:value-type="float">
            <text:p>2085</text:p>
          </table:table-cell>
          <table:table-cell table:style-name="ce4" office:value-type="float" office:value="10572" calcext:value-type="float">
            <text:p>10572</text:p>
          </table:table-cell>
          <table:table-cell table:style-name="ce4" office:value-type="float" office:value="15884" calcext:value-type="float">
            <text:p>15884</text:p>
          </table:table-cell>
          <table:table-cell table:style-name="ce4" office:value-type="float" office:value="5134" calcext:value-type="float">
            <text:p>5134</text:p>
          </table:table-cell>
          <table:table-cell table:style-name="ce4" office:value-type="float" office:value="1476" calcext:value-type="float">
            <text:p>1476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7100" calcext:value-type="float">
            <text:p>7100</text:p>
          </table:table-cell>
          <table:table-cell table:style-name="ce4" office:value-type="float" office:value="1221" calcext:value-type="float">
            <text:p>1221</text:p>
          </table:table-cell>
          <table:table-cell table:style-name="ce4" office:value-type="float" office:value="3285" calcext:value-type="float">
            <text:p>3285</text:p>
          </table:table-cell>
          <table:table-cell table:style-name="ce4" office:value-type="float" office:value="2061" calcext:value-type="float">
            <text:p>2061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84" calcext:value-type="float">
            <text:p>84</text:p>
          </table:table-cell>
          <table:table-cell table:style-name="ce8" table:formula="of:=([.AR22]+[.AK22])/([.AQ22]+[.AJ22])" office:value-type="percentage" office:value="0.0772484052620511" calcext:value-type="percentage">
            <text:p>7.72%</text:p>
          </table:table-cell>
          <table:table-cell table:number-columns-repeated="97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lmont</text:p>
          </table:table-cell>
          <table:table-cell/>
          <table:table-cell table:style-name="ce3" office:value-type="string" calcext:value-type="string">
            <text:p>Assembly District 22, New York</text:p>
          </table:table-cell>
          <table:table-cell table:style-name="ce4" office:value-type="float" office:value="41350" calcext:value-type="float">
            <text:p>41350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12685" calcext:value-type="float">
            <text:p>12685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3080" calcext:value-type="float">
            <text:p>3080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5875" calcext:value-type="float">
            <text:p>5875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2863" calcext:value-type="float">
            <text:p>2863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8665" calcext:value-type="float">
            <text:p>28665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16052" calcext:value-type="float">
            <text:p>16052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10178" calcext:value-type="float">
            <text:p>10178</text:p>
          </table:table-cell>
          <table:table-cell table:style-name="ce4" office:value-type="float" office:value="771" calcext:value-type="float">
            <text:p>771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5" calcext:value-type="float">
            <text:p>35</text:p>
          </table:table-cell>
          <table:table-cell table:style-name="ce5" table:formula="of:=([.I23]+[.W23])/[.E23]" office:value-type="percentage" office:value="0.462684401451028" calcext:value-type="percentage">
            <text:p>46.27%</text:p>
          </table:table-cell>
          <table:table-cell table:style-name="ce4" office:value-type="float" office:value="12004" calcext:value-type="float">
            <text:p>12004</text:p>
          </table:table-cell>
          <table:table-cell table:style-name="ce4" office:value-type="float" office:value="2802" calcext:value-type="float">
            <text:p>2802</text:p>
          </table:table-cell>
          <table:table-cell table:style-name="ce4" office:value-type="float" office:value="5738" calcext:value-type="float">
            <text:p>5738</text:p>
          </table:table-cell>
          <table:table-cell table:style-name="ce4" office:value-type="float" office:value="2740" calcext:value-type="float">
            <text:p>2740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0709" calcext:value-type="float">
            <text:p>30709</text:p>
          </table:table-cell>
          <table:table-cell table:style-name="ce4" office:value-type="float" office:value="15989" calcext:value-type="float">
            <text:p>15989</text:p>
          </table:table-cell>
          <table:table-cell table:style-name="ce4" office:value-type="float" office:value="11797" calcext:value-type="float">
            <text:p>11797</text:p>
          </table:table-cell>
          <table:table-cell table:style-name="ce4" office:value-type="float" office:value="2443" calcext:value-type="float">
            <text:p>2443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50" calcext:value-type="float">
            <text:p>150</text:p>
          </table:table-cell>
          <table:table-cell table:style-name="ce8" table:formula="of:=([.AR23]+[.AK23])/([.AQ23]+[.AJ23])" office:value-type="percentage" office:value="0.439936319153419" calcext:value-type="percentage">
            <text:p>43.99%</text:p>
          </table:table-cell>
          <table:table-cell table:number-columns-repeated="97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Far Rockaway</text:p>
          </table:table-cell>
          <table:table-cell table:style-name="ce3" office:value-type="string" calcext:value-type="string">
            <text:p>Assembly District 23, New York</text:p>
          </table:table-cell>
          <table:table-cell table:style-name="ce4" office:value-type="float" office:value="46258" calcext:value-type="float">
            <text:p>46258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26478" calcext:value-type="float">
            <text:p>26478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3101" calcext:value-type="float">
            <text:p>3101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11543" calcext:value-type="float">
            <text:p>11543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8947" calcext:value-type="float">
            <text:p>8947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1918" calcext:value-type="float">
            <text:p>1918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9780" calcext:value-type="float">
            <text:p>19780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8832" calcext:value-type="float">
            <text:p>8832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8117" calcext:value-type="float">
            <text:p>8117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52" calcext:value-type="float">
            <text:p>52</text:p>
          </table:table-cell>
          <table:table-cell table:style-name="ce5" table:formula="of:=([.I24]+[.W24])/[.E24]" office:value-type="percentage" office:value="0.257966189632064" calcext:value-type="percentage">
            <text:p>25.80%</text:p>
          </table:table-cell>
          <table:table-cell table:style-name="ce4" office:value-type="float" office:value="23960" calcext:value-type="float">
            <text:p>23960</text:p>
          </table:table-cell>
          <table:table-cell table:style-name="ce4" office:value-type="float" office:value="3499" calcext:value-type="float">
            <text:p>3499</text:p>
          </table:table-cell>
          <table:table-cell table:style-name="ce4" office:value-type="float" office:value="10003" calcext:value-type="float">
            <text:p>10003</text:p>
          </table:table-cell>
          <table:table-cell table:style-name="ce4" office:value-type="float" office:value="8092" calcext:value-type="float">
            <text:p>8092</text:p>
          </table:table-cell>
          <table:table-cell table:style-name="ce4" office:value-type="float" office:value="1845" calcext:value-type="float">
            <text:p>1845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21579" calcext:value-type="float">
            <text:p>21579</text:p>
          </table:table-cell>
          <table:table-cell table:style-name="ce4" office:value-type="float" office:value="9476" calcext:value-type="float">
            <text:p>9476</text:p>
          </table:table-cell>
          <table:table-cell table:style-name="ce4" office:value-type="float" office:value="8963" calcext:value-type="float">
            <text:p>8963</text:p>
          </table:table-cell>
          <table:table-cell table:style-name="ce4" office:value-type="float" office:value="2810" calcext:value-type="float">
            <text:p>2810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95" calcext:value-type="float">
            <text:p>95</text:p>
          </table:table-cell>
          <table:table-cell table:style-name="ce8" table:formula="of:=([.AR24]+[.AK24])/([.AQ24]+[.AJ24])" office:value-type="percentage" office:value="0.284920617492699" calcext:value-type="percentage">
            <text:p>28.49%</text:p>
          </table:table-cell>
          <table:table-cell table:number-columns-repeated="97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Holliswood</text:p>
          </table:table-cell>
          <table:table-cell table:style-name="ce3" office:value-type="string" calcext:value-type="string">
            <text:p>Assembly District 24, New York</text:p>
          </table:table-cell>
          <table:table-cell table:style-name="ce4" office:value-type="float" office:value="48313" calcext:value-type="float">
            <text:p>48313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32581" calcext:value-type="float">
            <text:p>32581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3026" calcext:value-type="float">
            <text:p>3026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13666" calcext:value-type="float">
            <text:p>13666</text:p>
          </table:table-cell>
          <table:table-cell table:style-name="ce4" office:value-type="float" office:value="687" calcext:value-type="float">
            <text:p>687</text:p>
          </table:table-cell>
          <table:table-cell table:style-name="ce4" office:value-type="float" office:value="12075" calcext:value-type="float">
            <text:p>12075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2846" calcext:value-type="float">
            <text:p>2846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5732" calcext:value-type="float">
            <text:p>15732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3533" calcext:value-type="float">
            <text:p>3533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8180" calcext:value-type="float">
            <text:p>8180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3465" calcext:value-type="float">
            <text:p>3465</text:p>
          </table:table-cell>
          <table:table-cell table:style-name="ce4" office:value-type="float" office:value="479" calcext:value-type="float">
            <text:p>479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6" calcext:value-type="float">
            <text:p>26</text:p>
          </table:table-cell>
          <table:table-cell table:style-name="ce5" table:formula="of:=([.I25]+[.W25])/[.E25]" office:value-type="percentage" office:value="0.135760561339598" calcext:value-type="percentage">
            <text:p>13.58%</text:p>
          </table:table-cell>
          <table:table-cell table:style-name="ce4" office:value-type="float" office:value="30463" calcext:value-type="float">
            <text:p>30463</text:p>
          </table:table-cell>
          <table:table-cell table:style-name="ce4" office:value-type="float" office:value="3129" calcext:value-type="float">
            <text:p>3129</text:p>
          </table:table-cell>
          <table:table-cell table:style-name="ce4" office:value-type="float" office:value="13631" calcext:value-type="float">
            <text:p>13631</text:p>
          </table:table-cell>
          <table:table-cell table:style-name="ce4" office:value-type="float" office:value="10768" calcext:value-type="float">
            <text:p>10768</text:p>
          </table:table-cell>
          <table:table-cell table:style-name="ce4" office:value-type="float" office:value="2179" calcext:value-type="float">
            <text:p>2179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6994" calcext:value-type="float">
            <text:p>16994</text:p>
          </table:table-cell>
          <table:table-cell table:style-name="ce4" office:value-type="float" office:value="3931" calcext:value-type="float">
            <text:p>3931</text:p>
          </table:table-cell>
          <table:table-cell table:style-name="ce4" office:value-type="float" office:value="8939" calcext:value-type="float">
            <text:p>8939</text:p>
          </table:table-cell>
          <table:table-cell table:style-name="ce4" office:value-type="float" office:value="3660" calcext:value-type="float">
            <text:p>3660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1" calcext:value-type="float">
            <text:p>21</text:p>
          </table:table-cell>
          <table:table-cell table:style-name="ce8" table:formula="of:=([.AR25]+[.AK25])/([.AQ25]+[.AJ25])" office:value-type="percentage" office:value="0.148766251554038" calcext:value-type="percentage">
            <text:p>14.88%</text:p>
          </table:table-cell>
          <table:table-cell table:number-columns-repeated="97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Hillcrest</text:p>
          </table:table-cell>
          <table:table-cell table:style-name="ce3" office:value-type="string" calcext:value-type="string">
            <text:p>Assembly District 25, New York</text:p>
          </table:table-cell>
          <table:table-cell table:style-name="ce4" office:value-type="float" office:value="40459" calcext:value-type="float">
            <text:p>40459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23601" calcext:value-type="float">
            <text:p>23601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3033" calcext:value-type="float">
            <text:p>3033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10197" calcext:value-type="float">
            <text:p>10197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7800" calcext:value-type="float">
            <text:p>7800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2056" calcext:value-type="float">
            <text:p>2056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6858" calcext:value-type="float">
            <text:p>16858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7350" calcext:value-type="float">
            <text:p>7350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7239" calcext:value-type="float">
            <text:p>7239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074" calcext:value-type="float">
            <text:p>2074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4" calcext:value-type="float">
            <text:p>54</text:p>
          </table:table-cell>
          <table:table-cell table:style-name="ce5" table:formula="of:=([.I26]+[.W26])/[.E26]" office:value-type="percentage" office:value="0.256630168812872" calcext:value-type="percentage">
            <text:p>25.66%</text:p>
          </table:table-cell>
          <table:table-cell table:style-name="ce4" office:value-type="float" office:value="20887" calcext:value-type="float">
            <text:p>20887</text:p>
          </table:table-cell>
          <table:table-cell table:style-name="ce4" office:value-type="float" office:value="3057" calcext:value-type="float">
            <text:p>3057</text:p>
          </table:table-cell>
          <table:table-cell table:style-name="ce4" office:value-type="float" office:value="9208" calcext:value-type="float">
            <text:p>9208</text:p>
          </table:table-cell>
          <table:table-cell table:style-name="ce4" office:value-type="float" office:value="6548" calcext:value-type="float">
            <text:p>6548</text:p>
          </table:table-cell>
          <table:table-cell table:style-name="ce4" office:value-type="float" office:value="1609" calcext:value-type="float">
            <text:p>1609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9334" calcext:value-type="float">
            <text:p>19334</text:p>
          </table:table-cell>
          <table:table-cell table:style-name="ce4" office:value-type="float" office:value="8203" calcext:value-type="float">
            <text:p>8203</text:p>
          </table:table-cell>
          <table:table-cell table:style-name="ce4" office:value-type="float" office:value="8419" calcext:value-type="float">
            <text:p>8419</text:p>
          </table:table-cell>
          <table:table-cell table:style-name="ce4" office:value-type="float" office:value="2330" calcext:value-type="float">
            <text:p>233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4" calcext:value-type="float">
            <text:p>54</text:p>
          </table:table-cell>
          <table:table-cell table:style-name="ce8" table:formula="of:=([.AR26]+[.AK26])/([.AQ26]+[.AJ26])" office:value-type="percentage" office:value="0.279953258248179" calcext:value-type="percentage">
            <text:p>28.00%</text:p>
          </table:table-cell>
          <table:table-cell table:number-columns-repeated="97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Bayside</text:p>
          </table:table-cell>
          <table:table-cell table:style-name="ce3" office:value-type="string" calcext:value-type="string">
            <text:p>Assembly District 26, New York</text:p>
          </table:table-cell>
          <table:table-cell table:style-name="ce4" office:value-type="float" office:value="50788" calcext:value-type="float">
            <text:p>50788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35947" calcext:value-type="float">
            <text:p>35947</text:p>
          </table:table-cell>
          <table:table-cell table:style-name="ce4" office:value-type="float" office:value="778" calcext:value-type="float">
            <text:p>778</text:p>
          </table:table-cell>
          <table:table-cell table:style-name="ce4" office:value-type="float" office:value="3627" calcext:value-type="float">
            <text:p>3627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16180" calcext:value-type="float">
            <text:p>16180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11931" calcext:value-type="float">
            <text:p>11931</text:p>
          </table:table-cell>
          <table:table-cell table:style-name="ce4" office:value-type="float" office:value="616" calcext:value-type="float">
            <text:p>616</text:p>
          </table:table-cell>
          <table:table-cell table:style-name="ce4" office:value-type="float" office:value="3203" calcext:value-type="float">
            <text:p>3203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4841" calcext:value-type="float">
            <text:p>14841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2913" calcext:value-type="float">
            <text:p>2913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7874" calcext:value-type="float">
            <text:p>7874</text:p>
          </table:table-cell>
          <table:table-cell table:style-name="ce4" office:value-type="float" office:value="664" calcext:value-type="float">
            <text:p>664</text:p>
          </table:table-cell>
          <table:table-cell table:style-name="ce4" office:value-type="float" office:value="3367" calcext:value-type="float">
            <text:p>3367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([.I27]+[.W27])/[.E27]" office:value-type="percentage" office:value="0.12877057572655" calcext:value-type="percentage">
            <text:p>12.88%</text:p>
          </table:table-cell>
          <table:table-cell table:style-name="ce4" office:value-type="float" office:value="33520" calcext:value-type="float">
            <text:p>33520</text:p>
          </table:table-cell>
          <table:table-cell table:style-name="ce4" office:value-type="float" office:value="3865" calcext:value-type="float">
            <text:p>3865</text:p>
          </table:table-cell>
          <table:table-cell table:style-name="ce4" office:value-type="float" office:value="15245" calcext:value-type="float">
            <text:p>15245</text:p>
          </table:table-cell>
          <table:table-cell table:style-name="ce4" office:value-type="float" office:value="11040" calcext:value-type="float">
            <text:p>11040</text:p>
          </table:table-cell>
          <table:table-cell table:style-name="ce4" office:value-type="float" office:value="2589" calcext:value-type="float">
            <text:p>2589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735" calcext:value-type="float">
            <text:p>16735</text:p>
          </table:table-cell>
          <table:table-cell table:style-name="ce4" office:value-type="float" office:value="3491" calcext:value-type="float">
            <text:p>3491</text:p>
          </table:table-cell>
          <table:table-cell table:style-name="ce4" office:value-type="float" office:value="8830" calcext:value-type="float">
            <text:p>8830</text:p>
          </table:table-cell>
          <table:table-cell table:style-name="ce4" office:value-type="float" office:value="3927" calcext:value-type="float">
            <text:p>3927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63" calcext:value-type="float">
            <text:p>63</text:p>
          </table:table-cell>
          <table:table-cell table:style-name="ce8" table:formula="of:=([.AR27]+[.AK27])/([.AQ27]+[.AJ27])" office:value-type="percentage" office:value="0.146373495174609" calcext:value-type="percentage">
            <text:p>14.64%</text:p>
          </table:table-cell>
          <table:table-cell table:number-columns-repeated="97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Electchester</text:p>
          </table:table-cell>
          <table:table-cell table:style-name="ce3" office:value-type="string" calcext:value-type="string">
            <text:p>Assembly District 27, New York</text:p>
          </table:table-cell>
          <table:table-cell table:style-name="ce4" office:value-type="float" office:value="47075" calcext:value-type="float">
            <text:p>47075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19658" calcext:value-type="float">
            <text:p>19658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3328" calcext:value-type="float">
            <text:p>3328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9573" calcext:value-type="float">
            <text:p>9573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5014" calcext:value-type="float">
            <text:p>5014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1363" calcext:value-type="float">
            <text:p>1363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7417" calcext:value-type="float">
            <text:p>27417</text:p>
          </table:table-cell>
          <table:table-cell table:style-name="ce4" office:value-type="float" office:value="849" calcext:value-type="float">
            <text:p>849</text:p>
          </table:table-cell>
          <table:table-cell table:style-name="ce4" office:value-type="float" office:value="11628" calcext:value-type="float">
            <text:p>11628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12198" calcext:value-type="float">
            <text:p>12198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3127" calcext:value-type="float">
            <text:p>3127</text:p>
          </table:table-cell>
          <table:table-cell table:style-name="ce4" office:value-type="float" office:value="430" calcext:value-type="float">
            <text:p>430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7" calcext:value-type="float">
            <text:p>37</text:p>
          </table:table-cell>
          <table:table-cell table:style-name="ce5" table:formula="of:=([.I28]+[.W28])/[.E28]" office:value-type="percentage" office:value="0.317705788635157" calcext:value-type="percentage">
            <text:p>31.77%</text:p>
          </table:table-cell>
          <table:table-cell table:style-name="ce4" office:value-type="float" office:value="17197" calcext:value-type="float">
            <text:p>17197</text:p>
          </table:table-cell>
          <table:table-cell table:style-name="ce4" office:value-type="float" office:value="2813" calcext:value-type="float">
            <text:p>2813</text:p>
          </table:table-cell>
          <table:table-cell table:style-name="ce4" office:value-type="float" office:value="8815" calcext:value-type="float">
            <text:p>8815</text:p>
          </table:table-cell>
          <table:table-cell table:style-name="ce4" office:value-type="float" office:value="4469" calcext:value-type="float">
            <text:p>4469</text:p>
          </table:table-cell>
          <table:table-cell table:style-name="ce4" office:value-type="float" office:value="823" calcext:value-type="float">
            <text:p>823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9667" calcext:value-type="float">
            <text:p>29667</text:p>
          </table:table-cell>
          <table:table-cell table:style-name="ce4" office:value-type="float" office:value="12689" calcext:value-type="float">
            <text:p>12689</text:p>
          </table:table-cell>
          <table:table-cell table:style-name="ce4" office:value-type="float" office:value="13233" calcext:value-type="float">
            <text:p>13233</text:p>
          </table:table-cell>
          <table:table-cell table:style-name="ce4" office:value-type="float" office:value="3106" calcext:value-type="float">
            <text:p>3106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1" calcext:value-type="float">
            <text:p>181</text:p>
          </table:table-cell>
          <table:table-cell table:style-name="ce8" table:formula="of:=([.AR28]+[.AK28])/([.AQ28]+[.AJ28])" office:value-type="percentage" office:value="0.330786958006145" calcext:value-type="percentage">
            <text:p>33.08%</text:p>
          </table:table-cell>
          <table:table-cell table:number-columns-repeated="97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Forest Hills</text:p>
          </table:table-cell>
          <table:table-cell table:style-name="ce3" office:value-type="string" calcext:value-type="string">
            <text:p>Assembly District 28, New York</text:p>
          </table:table-cell>
          <table:table-cell table:style-name="ce4" office:value-type="float" office:value="56587" calcext:value-type="float">
            <text:p>56587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27077" calcext:value-type="float">
            <text:p>27077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7185" calcext:value-type="float">
            <text:p>7185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12984" calcext:value-type="float">
            <text:p>12984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5661" calcext:value-type="float">
            <text:p>5661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990" calcext:value-type="float">
            <text:p>990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9510" calcext:value-type="float">
            <text:p>29510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14766" calcext:value-type="float">
            <text:p>14766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12021" calcext:value-type="float">
            <text:p>12021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2457" calcext:value-type="float">
            <text:p>2457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8" calcext:value-type="float">
            <text:p>38</text:p>
          </table:table-cell>
          <table:table-cell table:style-name="ce5" table:formula="of:=([.I29]+[.W29])/[.E29]" office:value-type="percentage" office:value="0.387915952427236" calcext:value-type="percentage">
            <text:p>38.79%</text:p>
          </table:table-cell>
          <table:table-cell table:style-name="ce4" office:value-type="float" office:value="23104" calcext:value-type="float">
            <text:p>23104</text:p>
          </table:table-cell>
          <table:table-cell table:style-name="ce4" office:value-type="float" office:value="5799" calcext:value-type="float">
            <text:p>5799</text:p>
          </table:table-cell>
          <table:table-cell table:style-name="ce4" office:value-type="float" office:value="11610" calcext:value-type="float">
            <text:p>11610</text:p>
          </table:table-cell>
          <table:table-cell table:style-name="ce4" office:value-type="float" office:value="4556" calcext:value-type="float">
            <text:p>4556</text:p>
          </table:table-cell>
          <table:table-cell table:style-name="ce4" office:value-type="float" office:value="915" calcext:value-type="float">
            <text:p>915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3253" calcext:value-type="float">
            <text:p>33253</text:p>
          </table:table-cell>
          <table:table-cell table:style-name="ce4" office:value-type="float" office:value="16805" calcext:value-type="float">
            <text:p>16805</text:p>
          </table:table-cell>
          <table:table-cell table:style-name="ce4" office:value-type="float" office:value="13768" calcext:value-type="float">
            <text:p>13768</text:p>
          </table:table-cell>
          <table:table-cell table:style-name="ce4" office:value-type="float" office:value="2273" calcext:value-type="float">
            <text:p>2273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8" calcext:value-type="float">
            <text:p>88</text:p>
          </table:table-cell>
          <table:table-cell table:style-name="ce8" table:formula="of:=([.AR29]+[.AK29])/([.AQ29]+[.AJ29])" office:value-type="percentage" office:value="0.401085934311621" calcext:value-type="percentage">
            <text:p>40.11%</text:p>
          </table:table-cell>
          <table:table-cell table:number-columns-repeated="97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Jamaica</text:p>
          </table:table-cell>
          <table:table-cell table:style-name="ce3" office:value-type="string" calcext:value-type="string">
            <text:p>Assembly District 29, New York</text:p>
          </table:table-cell>
          <table:table-cell table:style-name="ce4" office:value-type="float" office:value="37072" calcext:value-type="float">
            <text:p>37072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23148" calcext:value-type="float">
            <text:p>23148</text:p>
          </table:table-cell>
          <table:table-cell table:style-name="ce4" office:value-type="float" office:value="678" calcext:value-type="float">
            <text:p>678</text:p>
          </table:table-cell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8908" calcext:value-type="float">
            <text:p>8908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7988" calcext:value-type="float">
            <text:p>7988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2639" calcext:value-type="float">
            <text:p>2639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3924" calcext:value-type="float">
            <text:p>13924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6860" calcext:value-type="float">
            <text:p>6860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5437" calcext:value-type="float">
            <text:p>5437</text:p>
          </table:table-cell>
          <table:table-cell table:style-name="ce4" office:value-type="float" office:value="447" calcext:value-type="float">
            <text:p>447</text:p>
          </table:table-cell>
          <table:table-cell table:style-name="ce4" office:value-type="float" office:value="1347" calcext:value-type="float">
            <text:p>1347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5" table:formula="of:=([.I30]+[.W30])/[.E30]" office:value-type="percentage" office:value="0.263568191627104" calcext:value-type="percentage">
            <text:p>26.36%</text:p>
          </table:table-cell>
          <table:table-cell table:style-name="ce4" office:value-type="float" office:value="22918" calcext:value-type="float">
            <text:p>22918</text:p>
          </table:table-cell>
          <table:table-cell table:style-name="ce4" office:value-type="float" office:value="3410" calcext:value-type="float">
            <text:p>3410</text:p>
          </table:table-cell>
          <table:table-cell table:style-name="ce4" office:value-type="float" office:value="9955" calcext:value-type="float">
            <text:p>9955</text:p>
          </table:table-cell>
          <table:table-cell table:style-name="ce4" office:value-type="float" office:value="7153" calcext:value-type="float">
            <text:p>7153</text:p>
          </table:table-cell>
          <table:table-cell table:style-name="ce4" office:value-type="float" office:value="1961" calcext:value-type="float">
            <text:p>1961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6022" calcext:value-type="float">
            <text:p>16022</text:p>
          </table:table-cell>
          <table:table-cell table:style-name="ce4" office:value-type="float" office:value="8081" calcext:value-type="float">
            <text:p>8081</text:p>
          </table:table-cell>
          <table:table-cell table:style-name="ce4" office:value-type="float" office:value="6159" calcext:value-type="float">
            <text:p>6159</text:p>
          </table:table-cell>
          <table:table-cell table:style-name="ce4" office:value-type="float" office:value="1481" calcext:value-type="float">
            <text:p>1481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4" calcext:value-type="float">
            <text:p>24</text:p>
          </table:table-cell>
          <table:table-cell table:style-name="ce8" table:formula="of:=([.AR30]+[.AK30])/([.AQ30]+[.AJ30])" office:value-type="percentage" office:value="0.295095017976374" calcext:value-type="percentage">
            <text:p>29.51%</text:p>
          </table:table-cell>
          <table:table-cell table:number-columns-repeated="97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Maspeth</text:p>
          </table:table-cell>
          <table:table-cell table:style-name="ce3" office:value-type="string" calcext:value-type="string">
            <text:p>Assembly District 30, New York</text:p>
          </table:table-cell>
          <table:table-cell table:style-name="ce4" office:value-type="float" office:value="48677" calcext:value-type="float">
            <text:p>48677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18383" calcext:value-type="float">
            <text:p>18383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4449" calcext:value-type="float">
            <text:p>4449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7540" calcext:value-type="float">
            <text:p>7540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4722" calcext:value-type="float">
            <text:p>4722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1216" calcext:value-type="float">
            <text:p>1216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0294" calcext:value-type="float">
            <text:p>30294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16603" calcext:value-type="float">
            <text:p>16603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11252" calcext:value-type="float">
            <text:p>11252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float" office:value="2140" calcext:value-type="float">
            <text:p>2140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table:style-name="ce5" table:formula="of:=([.I31]+[.W31])/[.E31]" office:value-type="percentage" office:value="0.432483513774473" calcext:value-type="percentage">
            <text:p>43.25%</text:p>
          </table:table-cell>
          <table:table-cell table:style-name="ce4" office:value-type="float" office:value="16288" calcext:value-type="float">
            <text:p>16288</text:p>
          </table:table-cell>
          <table:table-cell table:style-name="ce4" office:value-type="float" office:value="4190" calcext:value-type="float">
            <text:p>4190</text:p>
          </table:table-cell>
          <table:table-cell table:style-name="ce4" office:value-type="float" office:value="7533" calcext:value-type="float">
            <text:p>7533</text:p>
          </table:table-cell>
          <table:table-cell table:style-name="ce4" office:value-type="float" office:value="3465" calcext:value-type="float">
            <text:p>3465</text:p>
          </table:table-cell>
          <table:table-cell table:style-name="ce4" office:value-type="float" office:value="845" calcext:value-type="float">
            <text:p>845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2299" calcext:value-type="float">
            <text:p>32299</text:p>
          </table:table-cell>
          <table:table-cell table:style-name="ce4" office:value-type="float" office:value="18081" calcext:value-type="float">
            <text:p>18081</text:p>
          </table:table-cell>
          <table:table-cell table:style-name="ce4" office:value-type="float" office:value="11437" calcext:value-type="float">
            <text:p>11437</text:p>
          </table:table-cell>
          <table:table-cell table:style-name="ce4" office:value-type="float" office:value="2329" calcext:value-type="float">
            <text:p>2329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27" calcext:value-type="float">
            <text:p>127</text:p>
          </table:table-cell>
          <table:table-cell table:style-name="ce8" table:formula="of:=([.AR31]+[.AK31])/([.AQ31]+[.AJ31])" office:value-type="percentage" office:value="0.458373639039249" calcext:value-type="percentage">
            <text:p>45.84%</text:p>
          </table:table-cell>
          <table:table-cell table:number-columns-repeated="97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Far Rockaway</text:p>
          </table:table-cell>
          <table:table-cell table:style-name="ce3" office:value-type="string" calcext:value-type="string">
            <text:p>Assembly District 31, New York</text:p>
          </table:table-cell>
          <table:table-cell table:style-name="ce4" office:value-type="float" office:value="37648" calcext:value-type="float">
            <text:p>37648</text:p>
          </table:table-cell>
          <table:table-cell table:style-name="ce4" office:value-type="float" office:value="736" calcext:value-type="float">
            <text:p>736</text:p>
          </table:table-cell>
          <table:table-cell table:style-name="ce4" office:value-type="float" office:value="18806" calcext:value-type="float">
            <text:p>18806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2476" calcext:value-type="float">
            <text:p>2476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7678" calcext:value-type="float">
            <text:p>7678</text:p>
          </table:table-cell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6373" calcext:value-type="float">
            <text:p>637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1734" calcext:value-type="float">
            <text:p>1734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8842" calcext:value-type="float">
            <text:p>18842</text:p>
          </table:table-cell>
          <table:table-cell table:style-name="ce4" office:value-type="float" office:value="734" calcext:value-type="float">
            <text:p>734</text:p>
          </table:table-cell>
          <table:table-cell table:style-name="ce4" office:value-type="float" office:value="9972" calcext:value-type="float">
            <text:p>9972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6729" calcext:value-type="float">
            <text:p>6729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1762" calcext:value-type="float">
            <text:p>176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7" calcext:value-type="float">
            <text:p>37</text:p>
          </table:table-cell>
          <table:table-cell table:style-name="ce5" table:formula="of:=([.I32]+[.W32])/[.E32]" office:value-type="percentage" office:value="0.330641733956651" calcext:value-type="percentage">
            <text:p>33.06%</text:p>
          </table:table-cell>
          <table:table-cell table:style-name="ce4" office:value-type="float" office:value="17785" calcext:value-type="float">
            <text:p>17785</text:p>
          </table:table-cell>
          <table:table-cell table:style-name="ce4" office:value-type="float" office:value="2811" calcext:value-type="float">
            <text:p>2811</text:p>
          </table:table-cell>
          <table:table-cell table:style-name="ce4" office:value-type="float" office:value="7569" calcext:value-type="float">
            <text:p>7569</text:p>
          </table:table-cell>
          <table:table-cell table:style-name="ce4" office:value-type="float" office:value="5616" calcext:value-type="float">
            <text:p>5616</text:p>
          </table:table-cell>
          <table:table-cell table:style-name="ce4" office:value-type="float" office:value="1451" calcext:value-type="float">
            <text:p>1451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9026" calcext:value-type="float">
            <text:p>19026</text:p>
          </table:table-cell>
          <table:table-cell table:style-name="ce4" office:value-type="float" office:value="10123" calcext:value-type="float">
            <text:p>10123</text:p>
          </table:table-cell>
          <table:table-cell table:style-name="ce4" office:value-type="float" office:value="6829" calcext:value-type="float">
            <text:p>6829</text:p>
          </table:table-cell>
          <table:table-cell table:style-name="ce4" office:value-type="float" office:value="1742" calcext:value-type="float">
            <text:p>1742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68" calcext:value-type="float">
            <text:p>68</text:p>
          </table:table-cell>
          <table:table-cell table:style-name="ce8" table:formula="of:=([.AR32]+[.AK32])/([.AQ32]+[.AJ32])" office:value-type="percentage" office:value="0.351362364510608" calcext:value-type="percentage">
            <text:p>35.14%</text:p>
          </table:table-cell>
          <table:table-cell table:number-columns-repeated="97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Jamaica</text:p>
          </table:table-cell>
          <table:table-cell table:style-name="ce3" office:value-type="string" calcext:value-type="string">
            <text:p>Assembly District 32, New York</text:p>
          </table:table-cell>
          <table:table-cell table:style-name="ce4" office:value-type="float" office:value="38829" calcext:value-type="float">
            <text:p>38829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18022" calcext:value-type="float">
            <text:p>18022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3425" calcext:value-type="float">
            <text:p>3425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7787" calcext:value-type="float">
            <text:p>7787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4930" calcext:value-type="float">
            <text:p>4930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1467" calcext:value-type="float">
            <text:p>1467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0807" calcext:value-type="float">
            <text:p>20807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10953" calcext:value-type="float">
            <text:p>10953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7941" calcext:value-type="float">
            <text:p>7941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1672" calcext:value-type="float">
            <text:p>1672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" calcext:value-type="float">
            <text:p>40</text:p>
          </table:table-cell>
          <table:table-cell table:style-name="ce5" table:formula="of:=([.I33]+[.W33])/[.E33]" office:value-type="percentage" office:value="0.37029024698035" calcext:value-type="percentage">
            <text:p>37.03%</text:p>
          </table:table-cell>
          <table:table-cell table:style-name="ce4" office:value-type="float" office:value="17823" calcext:value-type="float">
            <text:p>17823</text:p>
          </table:table-cell>
          <table:table-cell table:style-name="ce4" office:value-type="float" office:value="4021" calcext:value-type="float">
            <text:p>4021</text:p>
          </table:table-cell>
          <table:table-cell table:style-name="ce4" office:value-type="float" office:value="8176" calcext:value-type="float">
            <text:p>8176</text:p>
          </table:table-cell>
          <table:table-cell table:style-name="ce4" office:value-type="float" office:value="4517" calcext:value-type="float">
            <text:p>4517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1084" calcext:value-type="float">
            <text:p>21084</text:p>
          </table:table-cell>
          <table:table-cell table:style-name="ce4" office:value-type="float" office:value="12223" calcext:value-type="float">
            <text:p>12223</text:p>
          </table:table-cell>
          <table:table-cell table:style-name="ce4" office:value-type="float" office:value="7031" calcext:value-type="float">
            <text:p>7031</text:p>
          </table:table-cell>
          <table:table-cell table:style-name="ce4" office:value-type="float" office:value="1472" calcext:value-type="float">
            <text:p>1472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11" calcext:value-type="float">
            <text:p>111</text:p>
          </table:table-cell>
          <table:table-cell table:style-name="ce8" table:formula="of:=([.AR33]+[.AK33])/([.AQ33]+[.AJ33])" office:value-type="percentage" office:value="0.417508417508418" calcext:value-type="percentage">
            <text:p>41.75%</text:p>
          </table:table-cell>
          <table:table-cell table:number-columns-repeated="97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Queens Village</text:p>
          </table:table-cell>
          <table:table-cell table:style-name="ce3" office:value-type="string" calcext:value-type="string">
            <text:p>Assembly District 33, New York</text:p>
          </table:table-cell>
          <table:table-cell table:style-name="ce4" office:value-type="float" office:value="35733" calcext:value-type="float">
            <text:p>35733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27500" calcext:value-type="float">
            <text:p>27500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3032" calcext:value-type="float">
            <text:p>3032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10112" calcext:value-type="float">
            <text:p>10112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10403" calcext:value-type="float">
            <text:p>10403</text:p>
          </table:table-cell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3123" calcext:value-type="float">
            <text:p>3123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233" calcext:value-type="float">
            <text:p>8233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2646" calcext:value-type="float">
            <text:p>2646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3766" calcext:value-type="float">
            <text:p>3766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1516" calcext:value-type="float">
            <text:p>1516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5" table:formula="of:=([.I34]+[.W34])/[.E34]" office:value-type="percentage" office:value="0.158900736014328" calcext:value-type="percentage">
            <text:p>15.89%</text:p>
          </table:table-cell>
          <table:table-cell table:style-name="ce4" office:value-type="float" office:value="27239" calcext:value-type="float">
            <text:p>27239</text:p>
          </table:table-cell>
          <table:table-cell table:style-name="ce4" office:value-type="float" office:value="3749" calcext:value-type="float">
            <text:p>3749</text:p>
          </table:table-cell>
          <table:table-cell table:style-name="ce4" office:value-type="float" office:value="11012" calcext:value-type="float">
            <text:p>11012</text:p>
          </table:table-cell>
          <table:table-cell table:style-name="ce4" office:value-type="float" office:value="9434" calcext:value-type="float">
            <text:p>9434</text:p>
          </table:table-cell>
          <table:table-cell table:style-name="ce4" office:value-type="float" office:value="2332" calcext:value-type="float">
            <text:p>2332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9764" calcext:value-type="float">
            <text:p>9764</text:p>
          </table:table-cell>
          <table:table-cell table:style-name="ce4" office:value-type="float" office:value="3969" calcext:value-type="float">
            <text:p>3969</text:p>
          </table:table-cell>
          <table:table-cell table:style-name="ce4" office:value-type="float" office:value="3950" calcext:value-type="float">
            <text:p>3950</text:p>
          </table:table-cell>
          <table:table-cell table:style-name="ce4" office:value-type="float" office:value="1567" calcext:value-type="float">
            <text:p>1567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5" calcext:value-type="float">
            <text:p>55</text:p>
          </table:table-cell>
          <table:table-cell table:style-name="ce8" table:formula="of:=([.AR34]+[.AK34])/([.AQ34]+[.AJ34])" office:value-type="percentage" office:value="0.208577682890576" calcext:value-type="percentage">
            <text:p>20.86%</text:p>
          </table:table-cell>
          <table:table-cell table:number-columns-repeated="97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East Elmhurst</text:p>
          </table:table-cell>
          <table:table-cell table:style-name="ce3" office:value-type="string" calcext:value-type="string">
            <text:p>Assembly District 34, New York</text:p>
          </table:table-cell>
          <table:table-cell table:style-name="ce4" office:value-type="float" office:value="39421" calcext:value-type="float">
            <text:p>39421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14892" calcext:value-type="float">
            <text:p>14892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3987" calcext:value-type="float">
            <text:p>3987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7312" calcext:value-type="float">
            <text:p>7312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2879" calcext:value-type="float">
            <text:p>2879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4529" calcext:value-type="float">
            <text:p>24529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14858" calcext:value-type="float">
            <text:p>14858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7726" calcext:value-type="float">
            <text:p>7726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float" office:value="1549" calcext:value-type="float">
            <text:p>1549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5" calcext:value-type="float">
            <text:p>55</text:p>
          </table:table-cell>
          <table:table-cell table:style-name="ce5" table:formula="of:=([.I35]+[.W35])/[.E35]" office:value-type="percentage" office:value="0.478044696988915" calcext:value-type="percentage">
            <text:p>47.80%</text:p>
          </table:table-cell>
          <table:table-cell table:style-name="ce4" office:value-type="float" office:value="13651" calcext:value-type="float">
            <text:p>13651</text:p>
          </table:table-cell>
          <table:table-cell table:style-name="ce4" office:value-type="float" office:value="4202" calcext:value-type="float">
            <text:p>4202</text:p>
          </table:table-cell>
          <table:table-cell table:style-name="ce4" office:value-type="float" office:value="6546" calcext:value-type="float">
            <text:p>6546</text:p>
          </table:table-cell>
          <table:table-cell table:style-name="ce4" office:value-type="float" office:value="2345" calcext:value-type="float">
            <text:p>2345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6652" calcext:value-type="float">
            <text:p>26652</text:p>
          </table:table-cell>
          <table:table-cell table:style-name="ce4" office:value-type="float" office:value="15144" calcext:value-type="float">
            <text:p>15144</text:p>
          </table:table-cell>
          <table:table-cell table:style-name="ce4" office:value-type="float" office:value="9427" calcext:value-type="float">
            <text:p>9427</text:p>
          </table:table-cell>
          <table:table-cell table:style-name="ce4" office:value-type="float" office:value="1759" calcext:value-type="float">
            <text:p>1759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00" calcext:value-type="float">
            <text:p>100</text:p>
          </table:table-cell>
          <table:table-cell table:style-name="ce8" table:formula="of:=([.AR35]+[.AK35])/([.AQ35]+[.AJ35])" office:value-type="percentage" office:value="0.480013894747289" calcext:value-type="percentage">
            <text:p>48.00%</text:p>
          </table:table-cell>
          <table:table-cell table:number-columns-repeated="97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Corona</text:p>
          </table:table-cell>
          <table:table-cell table:style-name="ce3" office:value-type="string" calcext:value-type="string">
            <text:p>Assembly District 35, New York</text:p>
          </table:table-cell>
          <table:table-cell table:style-name="ce4" office:value-type="float" office:value="40053" calcext:value-type="float">
            <text:p>40053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13959" calcext:value-type="float">
            <text:p>13959</text:p>
          </table:table-cell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4125" calcext:value-type="float">
            <text:p>4125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6426" calcext:value-type="float">
            <text:p>6426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2752" calcext:value-type="float">
            <text:p>2752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094" calcext:value-type="float">
            <text:p>26094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15136" calcext:value-type="float">
            <text:p>15136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9022" calcext:value-type="float">
            <text:p>9022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1460" calcext:value-type="float">
            <text:p>146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63" calcext:value-type="float">
            <text:p>63</text:p>
          </table:table-cell>
          <table:table-cell table:style-name="ce5" table:formula="of:=([.I36]+[.W36])/[.E36]" office:value-type="percentage" office:value="0.480887823633685" calcext:value-type="percentage">
            <text:p>48.09%</text:p>
          </table:table-cell>
          <table:table-cell table:style-name="ce4" office:value-type="float" office:value="12535" calcext:value-type="float">
            <text:p>12535</text:p>
          </table:table-cell>
          <table:table-cell table:style-name="ce4" office:value-type="float" office:value="3948" calcext:value-type="float">
            <text:p>3948</text:p>
          </table:table-cell>
          <table:table-cell table:style-name="ce4" office:value-type="float" office:value="6042" calcext:value-type="float">
            <text:p>6042</text:p>
          </table:table-cell>
          <table:table-cell table:style-name="ce4" office:value-type="float" office:value="2040" calcext:value-type="float">
            <text:p>2040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8253" calcext:value-type="float">
            <text:p>28253</text:p>
          </table:table-cell>
          <table:table-cell table:style-name="ce4" office:value-type="float" office:value="15975" calcext:value-type="float">
            <text:p>15975</text:p>
          </table:table-cell>
          <table:table-cell table:style-name="ce4" office:value-type="float" office:value="10055" calcext:value-type="float">
            <text:p>10055</text:p>
          </table:table-cell>
          <table:table-cell table:style-name="ce4" office:value-type="float" office:value="1717" calcext:value-type="float">
            <text:p>1717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48" calcext:value-type="float">
            <text:p>248</text:p>
          </table:table-cell>
          <table:table-cell table:style-name="ce8" table:formula="of:=([.AR36]+[.AK36])/([.AQ36]+[.AJ36])" office:value-type="percentage" office:value="0.488452486025302" calcext:value-type="percentage">
            <text:p>48.85%</text:p>
          </table:table-cell>
          <table:table-cell table:number-columns-repeated="97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Long Island City</text:p>
          </table:table-cell>
          <table:table-cell table:style-name="ce3" office:value-type="string" calcext:value-type="string">
            <text:p>Assembly District 36, New York</text:p>
          </table:table-cell>
          <table:table-cell table:style-name="ce4" office:value-type="float" office:value="50710" calcext:value-type="float">
            <text:p>50710</text:p>
          </table:table-cell>
          <table:table-cell table:style-name="ce4" office:value-type="float" office:value="763" calcext:value-type="float">
            <text:p>763</text:p>
          </table:table-cell>
          <table:table-cell table:style-name="ce4" office:value-type="float" office:value="13805" calcext:value-type="float">
            <text:p>13805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7188" calcext:value-type="float">
            <text:p>7188</text:p>
          </table:table-cell>
          <table:table-cell table:style-name="ce4" office:value-type="float" office:value="615" calcext:value-type="float">
            <text:p>615</text:p>
          </table:table-cell>
          <table:table-cell table:style-name="ce4" office:value-type="float" office:value="3087" calcext:value-type="float">
            <text:p>3087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6905" calcext:value-type="float">
            <text:p>36905</text:p>
          </table:table-cell>
          <table:table-cell table:style-name="ce4" office:value-type="float" office:value="876" calcext:value-type="float">
            <text:p>876</text:p>
          </table:table-cell>
          <table:table-cell table:style-name="ce4" office:value-type="float" office:value="23139" calcext:value-type="float">
            <text:p>23139</text:p>
          </table:table-cell>
          <table:table-cell table:style-name="ce4" office:value-type="float" office:value="823" calcext:value-type="float">
            <text:p>823</text:p>
          </table:table-cell>
          <table:table-cell table:style-name="ce4" office:value-type="float" office:value="11347" calcext:value-type="float">
            <text:p>11347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2134" calcext:value-type="float">
            <text:p>2134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formula="of:=([.I37]+[.W37])/[.E37]" office:value-type="percentage" office:value="0.513626503648196" calcext:value-type="percentage">
            <text:p>51.36%</text:p>
          </table:table-cell>
          <table:table-cell table:style-name="ce4" office:value-type="float" office:value="12505" calcext:value-type="float">
            <text:p>12505</text:p>
          </table:table-cell>
          <table:table-cell table:style-name="ce4" office:value-type="float" office:value="3504" calcext:value-type="float">
            <text:p>3504</text:p>
          </table:table-cell>
          <table:table-cell table:style-name="ce4" office:value-type="float" office:value="5623" calcext:value-type="float">
            <text:p>5623</text:p>
          </table:table-cell>
          <table:table-cell table:style-name="ce4" office:value-type="float" office:value="2731" calcext:value-type="float">
            <text:p>2731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7717" calcext:value-type="float">
            <text:p>37717</text:p>
          </table:table-cell>
          <table:table-cell table:style-name="ce4" office:value-type="float" office:value="22280" calcext:value-type="float">
            <text:p>22280</text:p>
          </table:table-cell>
          <table:table-cell table:style-name="ce4" office:value-type="float" office:value="12782" calcext:value-type="float">
            <text:p>12782</text:p>
          </table:table-cell>
          <table:table-cell table:style-name="ce4" office:value-type="float" office:value="2249" calcext:value-type="float">
            <text:p>2249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6" calcext:value-type="float">
            <text:p>186</text:p>
          </table:table-cell>
          <table:table-cell table:style-name="ce8" table:formula="of:=([.AR37]+[.AK37])/([.AQ37]+[.AJ37])" office:value-type="percentage" office:value="0.513400501772132" calcext:value-type="percentage">
            <text:p>51.34%</text:p>
          </table:table-cell>
          <table:table-cell table:number-columns-repeated="97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Ridgewood</text:p>
          </table:table-cell>
          <table:table-cell table:style-name="ce3" office:value-type="string" calcext:value-type="string">
            <text:p>Assembly District 37, New York</text:p>
          </table:table-cell>
          <table:table-cell table:style-name="ce4" office:value-type="float" office:value="45749" calcext:value-type="float">
            <text:p>45749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7753" calcext:value-type="float">
            <text:p>7753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2344" calcext:value-type="float">
            <text:p>2344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4020" calcext:value-type="float">
            <text:p>4020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1047" calcext:value-type="float">
            <text:p>1047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7996" calcext:value-type="float">
            <text:p>37996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24091" calcext:value-type="float">
            <text:p>24091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11561" calcext:value-type="float">
            <text:p>11561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2158" calcext:value-type="float">
            <text:p>2158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([.I38]+[.W38])/[.E38]" office:value-type="percentage" office:value="0.577826837745087" calcext:value-type="percentage">
            <text:p>57.78%</text:p>
          </table:table-cell>
          <table:table-cell table:style-name="ce4" office:value-type="float" office:value="7407" calcext:value-type="float">
            <text:p>7407</text:p>
          </table:table-cell>
          <table:table-cell table:style-name="ce4" office:value-type="float" office:value="2449" calcext:value-type="float">
            <text:p>2449</text:p>
          </table:table-cell>
          <table:table-cell table:style-name="ce4" office:value-type="float" office:value="3318" calcext:value-type="float">
            <text:p>3318</text:p>
          </table:table-cell>
          <table:table-cell table:style-name="ce4" office:value-type="float" office:value="1263" calcext:value-type="float">
            <text:p>126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8097" calcext:value-type="float">
            <text:p>38097</text:p>
          </table:table-cell>
          <table:table-cell table:style-name="ce4" office:value-type="float" office:value="24620" calcext:value-type="float">
            <text:p>24620</text:p>
          </table:table-cell>
          <table:table-cell table:style-name="ce4" office:value-type="float" office:value="11463" calcext:value-type="float">
            <text:p>11463</text:p>
          </table:table-cell>
          <table:table-cell table:style-name="ce4" office:value-type="float" office:value="1658" calcext:value-type="float">
            <text:p>1658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31" calcext:value-type="float">
            <text:p>131</text:p>
          </table:table-cell>
          <table:table-cell table:style-name="ce8" table:formula="of:=([.AR38]+[.AK38])/([.AQ38]+[.AJ38])" office:value-type="percentage" office:value="0.594870780590717" calcext:value-type="percentage">
            <text:p>59.49%</text:p>
          </table:table-cell>
          <table:table-cell table:number-columns-repeated="97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Glendale</text:p>
          </table:table-cell>
          <table:table-cell table:style-name="ce3" office:value-type="string" calcext:value-type="string">
            <text:p>Assembly District 38, New York</text:p>
          </table:table-cell>
          <table:table-cell table:style-name="ce4" office:value-type="float" office:value="40125" calcext:value-type="float">
            <text:p>40125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19688" calcext:value-type="float">
            <text:p>19688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3400" calcext:value-type="float">
            <text:p>3400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9145" calcext:value-type="float">
            <text:p>9145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140" calcext:value-type="float">
            <text:p>5140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1592" calcext:value-type="float">
            <text:p>1592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0437" calcext:value-type="float">
            <text:p>20437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9723" calcext:value-type="float">
            <text:p>9723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8511" calcext:value-type="float">
            <text:p>8511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1871" calcext:value-type="float">
            <text:p>1871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0" calcext:value-type="float">
            <text:p>50</text:p>
          </table:table-cell>
          <table:table-cell table:style-name="ce5" table:formula="of:=([.I39]+[.W39])/[.E39]" office:value-type="percentage" office:value="0.327052959501558" calcext:value-type="percentage">
            <text:p>32.71%</text:p>
          </table:table-cell>
          <table:table-cell table:style-name="ce4" office:value-type="float" office:value="18638" calcext:value-type="float">
            <text:p>18638</text:p>
          </table:table-cell>
          <table:table-cell table:style-name="ce4" office:value-type="float" office:value="4300" calcext:value-type="float">
            <text:p>4300</text:p>
          </table:table-cell>
          <table:table-cell table:style-name="ce4" office:value-type="float" office:value="8414" calcext:value-type="float">
            <text:p>8414</text:p>
          </table:table-cell>
          <table:table-cell table:style-name="ce4" office:value-type="float" office:value="4753" calcext:value-type="float">
            <text:p>4753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2375" calcext:value-type="float">
            <text:p>22375</text:p>
          </table:table-cell>
          <table:table-cell table:style-name="ce4" office:value-type="float" office:value="10584" calcext:value-type="float">
            <text:p>10584</text:p>
          </table:table-cell>
          <table:table-cell table:style-name="ce4" office:value-type="float" office:value="9400" calcext:value-type="float">
            <text:p>9400</text:p>
          </table:table-cell>
          <table:table-cell table:style-name="ce4" office:value-type="float" office:value="2070" calcext:value-type="float">
            <text:p>2070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64" calcext:value-type="float">
            <text:p>64</text:p>
          </table:table-cell>
          <table:table-cell table:style-name="ce8" table:formula="of:=([.AR39]+[.AK39])/([.AQ39]+[.AJ39])" office:value-type="percentage" office:value="0.362909321434667" calcext:value-type="percentage">
            <text:p>36.29%</text:p>
          </table:table-cell>
          <table:table-cell table:number-columns-repeated="97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Corona</text:p>
          </table:table-cell>
          <table:table-cell table:style-name="ce3" office:value-type="string" calcext:value-type="string">
            <text:p>Assembly District 39, New York</text:p>
          </table:table-cell>
          <table:table-cell table:style-name="ce4" office:value-type="float" office:value="34929" calcext:value-type="float">
            <text:p>34929</text:p>
          </table:table-cell>
          <table:table-cell table:style-name="ce4" office:value-type="float" office:value="778" calcext:value-type="float">
            <text:p>778</text:p>
          </table:table-cell>
          <table:table-cell table:style-name="ce4" office:value-type="float" office:value="7961" calcext:value-type="float">
            <text:p>7961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2732" calcext:value-type="float">
            <text:p>2732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3468" calcext:value-type="float">
            <text:p>3468</text:p>
          </table:table-cell>
          <table:table-cell table:style-name="ce4" office:value-type="float" office:value="438" calcext:value-type="float">
            <text:p>438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6968" calcext:value-type="float">
            <text:p>26968</text:p>
          </table:table-cell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18352" calcext:value-type="float">
            <text:p>18352</text:p>
          </table:table-cell>
          <table:table-cell table:style-name="ce4" office:value-type="float" office:value="889" calcext:value-type="float">
            <text:p>889</text:p>
          </table:table-cell>
          <table:table-cell table:style-name="ce4" office:value-type="float" office:value="7169" calcext:value-type="float">
            <text:p>7169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5" table:formula="of:=([.I40]+[.W40])/[.E40]" office:value-type="percentage" office:value="0.603624495404964" calcext:value-type="percentage">
            <text:p>60.36%</text:p>
          </table:table-cell>
          <table:table-cell table:style-name="ce4" office:value-type="float" office:value="6970" calcext:value-type="float">
            <text:p>6970</text:p>
          </table:table-cell>
          <table:table-cell table:style-name="ce4" office:value-type="float" office:value="2597" calcext:value-type="float">
            <text:p>2597</text:p>
          </table:table-cell>
          <table:table-cell table:style-name="ce4" office:value-type="float" office:value="3071" calcext:value-type="float">
            <text:p>3071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8210" calcext:value-type="float">
            <text:p>28210</text:p>
          </table:table-cell>
          <table:table-cell table:style-name="ce4" office:value-type="float" office:value="19240" calcext:value-type="float">
            <text:p>19240</text:p>
          </table:table-cell>
          <table:table-cell table:style-name="ce4" office:value-type="float" office:value="7346" calcext:value-type="float">
            <text:p>7346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75" calcext:value-type="float">
            <text:p>175</text:p>
          </table:table-cell>
          <table:table-cell table:style-name="ce8" table:formula="of:=([.AR40]+[.AK40])/([.AQ40]+[.AJ40])" office:value-type="percentage" office:value="0.62072200113701" calcext:value-type="percentage">
            <text:p>62.07%</text:p>
          </table:table-cell>
          <table:table-cell table:number-columns-repeated="97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Queens </text:p>
          </table:table-cell>
          <table:table-cell office:value-type="string" calcext:value-type="string">
            <text:p>Flushing</text:p>
          </table:table-cell>
          <table:table-cell table:style-name="ce3" office:value-type="string" calcext:value-type="string">
            <text:p>Assembly District 40, New York</text:p>
          </table:table-cell>
          <table:table-cell table:style-name="ce4" office:value-type="float" office:value="43576" calcext:value-type="float">
            <text:p>43576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9472" calcext:value-type="float">
            <text:p>9472</text:p>
          </table:table-cell>
          <table:table-cell table:style-name="ce4" office:value-type="float" office:value="511" calcext:value-type="float">
            <text:p>511</text:p>
          </table:table-cell>
          <table:table-cell table:style-name="ce4" office:value-type="float" office:value="2227" calcext:value-type="float">
            <text:p>2227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4684" calcext:value-type="float">
            <text:p>4684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4104" calcext:value-type="float">
            <text:p>34104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24016" calcext:value-type="float">
            <text:p>24016</text:p>
          </table:table-cell>
          <table:table-cell table:style-name="ce4" office:value-type="float" office:value="786" calcext:value-type="float">
            <text:p>786</text:p>
          </table:table-cell>
          <table:table-cell table:style-name="ce4" office:value-type="float" office:value="8848" calcext:value-type="float">
            <text:p>8848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1079" calcext:value-type="float">
            <text:p>1079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2" calcext:value-type="float">
            <text:p>62</text:p>
          </table:table-cell>
          <table:table-cell table:style-name="ce5" table:formula="of:=([.I41]+[.W41])/[.E41]" office:value-type="percentage" office:value="0.602235175325867" calcext:value-type="percentage">
            <text:p>60.22%</text:p>
          </table:table-cell>
          <table:table-cell table:style-name="ce4" office:value-type="float" office:value="7982" calcext:value-type="float">
            <text:p>7982</text:p>
          </table:table-cell>
          <table:table-cell table:style-name="ce4" office:value-type="float" office:value="2212" calcext:value-type="float">
            <text:p>2212</text:p>
          </table:table-cell>
          <table:table-cell table:style-name="ce4" office:value-type="float" office:value="3732" calcext:value-type="float">
            <text:p>3732</text:p>
          </table:table-cell>
          <table:table-cell table:style-name="ce4" office:value-type="float" office:value="1614" calcext:value-type="float">
            <text:p>1614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510" calcext:value-type="float">
            <text:p>33510</text:p>
          </table:table-cell>
          <table:table-cell table:style-name="ce4" office:value-type="float" office:value="23179" calcext:value-type="float">
            <text:p>23179</text:p>
          </table:table-cell>
          <table:table-cell table:style-name="ce4" office:value-type="float" office:value="8764" calcext:value-type="float">
            <text:p>8764</text:p>
          </table:table-cell>
          <table:table-cell table:style-name="ce4" office:value-type="float" office:value="1265" calcext:value-type="float">
            <text:p>1265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66" calcext:value-type="float">
            <text:p>166</text:p>
          </table:table-cell>
          <table:table-cell table:style-name="ce8" table:formula="of:=([.AR41]+[.AK41])/([.AQ41]+[.AJ41])" office:value-type="percentage" office:value="0.611949291429673" calcext:value-type="percentage">
            <text:p>61.19%</text:p>
          </table:table-cell>
          <table:table-cell table:number-columns-repeated="97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Brooklyn </text:p>
          </table:table-cell>
          <table:table-cell office:value-type="string" calcext:value-type="string">
            <text:p>Midwood, Sheepshead Bay</text:p>
          </table:table-cell>
          <table:table-cell table:style-name="ce3" office:value-type="string" calcext:value-type="string">
            <text:p>Assembly District 41, New York</text:p>
          </table:table-cell>
          <table:table-cell table:style-name="ce4" office:value-type="float" office:value="42499" calcext:value-type="float">
            <text:p>42499</text:p>
          </table:table-cell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24410" calcext:value-type="float">
            <text:p>24410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4108" calcext:value-type="float">
            <text:p>4108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12168" calcext:value-type="float">
            <text:p>12168</text:p>
          </table:table-cell>
          <table:table-cell table:style-name="ce4" office:value-type="float" office:value="511" calcext:value-type="float">
            <text:p>511</text:p>
          </table:table-cell>
          <table:table-cell table:style-name="ce4" office:value-type="float" office:value="6537" calcext:value-type="float">
            <text:p>6537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8089" calcext:value-type="float">
            <text:p>18089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9614" calcext:value-type="float">
            <text:p>9614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7173" calcext:value-type="float">
            <text:p>7173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float" office:value="1178" calcext:value-type="float">
            <text:p>1178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5" table:formula="of:=([.I42]+[.W42])/[.E42]" office:value-type="percentage" office:value="0.322878185369067" calcext:value-type="percentage">
            <text:p>32.29%</text:p>
          </table:table-cell>
          <table:table-cell table:style-name="ce4" office:value-type="float" office:value="21602" calcext:value-type="float">
            <text:p>21602</text:p>
          </table:table-cell>
          <table:table-cell table:style-name="ce4" office:value-type="float" office:value="4769" calcext:value-type="float">
            <text:p>4769</text:p>
          </table:table-cell>
          <table:table-cell table:style-name="ce4" office:value-type="float" office:value="10293" calcext:value-type="float">
            <text:p>10293</text:p>
          </table:table-cell>
          <table:table-cell table:style-name="ce4" office:value-type="float" office:value="5299" calcext:value-type="float">
            <text:p>5299</text:p>
          </table:table-cell>
          <table:table-cell table:style-name="ce4" office:value-type="float" office:value="1022" calcext:value-type="float">
            <text:p>1022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1708" calcext:value-type="float">
            <text:p>21708</text:p>
          </table:table-cell>
          <table:table-cell table:style-name="ce4" office:value-type="float" office:value="11664" calcext:value-type="float">
            <text:p>11664</text:p>
          </table:table-cell>
          <table:table-cell table:style-name="ce4" office:value-type="float" office:value="8238" calcext:value-type="float">
            <text:p>8238</text:p>
          </table:table-cell>
          <table:table-cell table:style-name="ce4" office:value-type="float" office:value="1562" calcext:value-type="float">
            <text:p>1562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8" calcext:value-type="float">
            <text:p>128</text:p>
          </table:table-cell>
          <table:table-cell table:style-name="ce8" table:formula="of:=([.AR42]+[.AK42])/([.AQ42]+[.AJ42])" office:value-type="percentage" office:value="0.379427383975987" calcext:value-type="percentage">
            <text:p>37.94%</text:p>
          </table:table-cell>
          <table:table-cell table:number-columns-repeated="97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Brooklyn </text:p>
          </table:table-cell>
          <table:table-cell office:value-type="string" calcext:value-type="string">
            <text:p>Midwood</text:p>
          </table:table-cell>
          <table:table-cell table:style-name="ce3" office:value-type="string" calcext:value-type="string">
            <text:p>Assembly District 42, New York</text:p>
          </table:table-cell>
          <table:table-cell table:style-name="ce4" office:value-type="float" office:value="40202" calcext:value-type="float">
            <text:p>40202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7181" calcext:value-type="float">
            <text:p>7181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1845" calcext:value-type="float">
            <text:p>1845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3313" calcext:value-type="float">
            <text:p>3313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1636" calcext:value-type="float">
            <text:p>1636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3021" calcext:value-type="float">
            <text:p>33021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22228" calcext:value-type="float">
            <text:p>22228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9228" calcext:value-type="float">
            <text:p>9228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1252" calcext:value-type="float">
            <text:p>1252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70" calcext:value-type="float">
            <text:p>70</text:p>
          </table:table-cell>
          <table:table-cell table:style-name="ce5" table:formula="of:=([.I43]+[.W43])/[.E43]" office:value-type="percentage" office:value="0.598801054673897" calcext:value-type="percentage">
            <text:p>59.88%</text:p>
          </table:table-cell>
          <table:table-cell table:style-name="ce4" office:value-type="float" office:value="6464" calcext:value-type="float">
            <text:p>6464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office:value-type="float" office:value="2874" calcext:value-type="float">
            <text:p>2874</text:p>
          </table:table-cell>
          <table:table-cell table:style-name="ce4" office:value-type="float" office:value="1467" calcext:value-type="float">
            <text:p>1467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3941" calcext:value-type="float">
            <text:p>33941</text:p>
          </table:table-cell>
          <table:table-cell table:style-name="ce4" office:value-type="float" office:value="23369" calcext:value-type="float">
            <text:p>23369</text:p>
          </table:table-cell>
          <table:table-cell table:style-name="ce4" office:value-type="float" office:value="9061" calcext:value-type="float">
            <text:p>9061</text:p>
          </table:table-cell>
          <table:table-cell table:style-name="ce4" office:value-type="float" office:value="1133" calcext:value-type="float">
            <text:p>1133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17" calcext:value-type="float">
            <text:p>217</text:p>
          </table:table-cell>
          <table:table-cell table:style-name="ce8" table:formula="of:=([.AR43]+[.AK43])/([.AQ43]+[.AJ43])" office:value-type="percentage" office:value="0.622521965103329" calcext:value-type="percentage">
            <text:p>62.25%</text:p>
          </table:table-cell>
          <table:table-cell table:number-columns-repeated="97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rooklyn </text:p>
          </table:table-cell>
          <table:table-cell office:value-type="string" calcext:value-type="string">
            <text:p>Crown Heights, Prospect Lefferts Gardens</text:p>
          </table:table-cell>
          <table:table-cell table:style-name="ce3" office:value-type="string" calcext:value-type="string">
            <text:p>Assembly District 43, New York</text:p>
          </table:table-cell>
          <table:table-cell table:style-name="ce4" office:value-type="float" office:value="42064" calcext:value-type="float">
            <text:p>42064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9116" calcext:value-type="float">
            <text:p>9116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2985" calcext:value-type="float">
            <text:p>2985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4402" calcext:value-type="float">
            <text:p>4402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1481" calcext:value-type="float">
            <text:p>1481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948" calcext:value-type="float">
            <text:p>32948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22944" calcext:value-type="float">
            <text:p>22944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818" calcext:value-type="float">
            <text:p>8818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1054" calcext:value-type="float">
            <text:p>105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9" calcext:value-type="float">
            <text:p>29</text:p>
          </table:table-cell>
          <table:table-cell table:style-name="ce5" table:formula="of:=([.I44]+[.W44])/[.E44]" office:value-type="percentage" office:value="0.616417839482693" calcext:value-type="percentage">
            <text:p>61.64%</text:p>
          </table:table-cell>
          <table:table-cell table:style-name="ce4" office:value-type="float" office:value="7952" calcext:value-type="float">
            <text:p>7952</text:p>
          </table:table-cell>
          <table:table-cell table:style-name="ce4" office:value-type="float" office:value="2909" calcext:value-type="float">
            <text:p>2909</text:p>
          </table:table-cell>
          <table:table-cell table:style-name="ce4" office:value-type="float" office:value="3473" calcext:value-type="float">
            <text:p>3473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4705" calcext:value-type="float">
            <text:p>34705</text:p>
          </table:table-cell>
          <table:table-cell table:style-name="ce4" office:value-type="float" office:value="24639" calcext:value-type="float">
            <text:p>24639</text:p>
          </table:table-cell>
          <table:table-cell table:style-name="ce4" office:value-type="float" office:value="8603" calcext:value-type="float">
            <text:p>8603</text:p>
          </table:table-cell>
          <table:table-cell table:style-name="ce4" office:value-type="float" office:value="1138" calcext:value-type="float">
            <text:p>113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9" calcext:value-type="float">
            <text:p>209</text:p>
          </table:table-cell>
          <table:table-cell table:style-name="ce8" table:formula="of:=([.AR44]+[.AK44])/([.AQ44]+[.AJ44])" office:value-type="percentage" office:value="0.645802564643552" calcext:value-type="percentage">
            <text:p>64.58%</text:p>
          </table:table-cell>
          <table:table-cell table:number-columns-repeated="97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rooklyn </text:p>
          </table:table-cell>
          <table:table-cell office:value-type="string" calcext:value-type="string">
            <text:p>Kensington</text:p>
          </table:table-cell>
          <table:table-cell table:style-name="ce3" office:value-type="string" calcext:value-type="string">
            <text:p>Assembly District 44, New York</text:p>
          </table:table-cell>
          <table:table-cell table:style-name="ce4" office:value-type="float" office:value="45011" calcext:value-type="float">
            <text:p>45011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16028" calcext:value-type="float">
            <text:p>16028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4781" calcext:value-type="float">
            <text:p>4781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8211" calcext:value-type="float">
            <text:p>8211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2566" calcext:value-type="float">
            <text:p>2566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8983" calcext:value-type="float">
            <text:p>28983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17958" calcext:value-type="float">
            <text:p>17958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9460" calcext:value-type="float">
            <text:p>9460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1384" calcext:value-type="float">
            <text:p>1384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1" calcext:value-type="float">
            <text:p>51</text:p>
          </table:table-cell>
          <table:table-cell table:style-name="ce5" table:formula="of:=([.I45]+[.W45])/[.E45]" office:value-type="percentage" office:value="0.505187620803804" calcext:value-type="percentage">
            <text:p>50.52%</text:p>
          </table:table-cell>
          <table:table-cell table:style-name="ce4" office:value-type="float" office:value="12605" calcext:value-type="float">
            <text:p>12605</text:p>
          </table:table-cell>
          <table:table-cell table:style-name="ce4" office:value-type="float" office:value="3634" calcext:value-type="float">
            <text:p>3634</text:p>
          </table:table-cell>
          <table:table-cell table:style-name="ce4" office:value-type="float" office:value="6395" calcext:value-type="float">
            <text:p>6395</text:p>
          </table:table-cell>
          <table:table-cell table:style-name="ce4" office:value-type="float" office:value="2202" calcext:value-type="float">
            <text:p>2202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2431" calcext:value-type="float">
            <text:p>32431</text:p>
          </table:table-cell>
          <table:table-cell table:style-name="ce4" office:value-type="float" office:value="20450" calcext:value-type="float">
            <text:p>20450</text:p>
          </table:table-cell>
          <table:table-cell table:style-name="ce4" office:value-type="float" office:value="10333" calcext:value-type="float">
            <text:p>10333</text:p>
          </table:table-cell>
          <table:table-cell table:style-name="ce4" office:value-type="float" office:value="1379" calcext:value-type="float">
            <text:p>1379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2" calcext:value-type="float">
            <text:p>182</text:p>
          </table:table-cell>
          <table:table-cell table:style-name="ce8" table:formula="of:=([.AR45]+[.AK45])/([.AQ45]+[.AJ45])" office:value-type="percentage" office:value="0.534772182254197" calcext:value-type="percentage">
            <text:p>53.48%</text:p>
          </table:table-cell>
          <table:table-cell table:number-columns-repeated="97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Brooklyn </text:p>
          </table:table-cell>
          <table:table-cell office:value-type="string" calcext:value-type="string">
            <text:p>Brighton Beach, Sheepshead Bay</text:p>
          </table:table-cell>
          <table:table-cell table:style-name="ce3" office:value-type="string" calcext:value-type="string">
            <text:p>Assembly District 45, New York</text:p>
          </table:table-cell>
          <table:table-cell table:style-name="ce4" office:value-type="float" office:value="45006" calcext:value-type="float">
            <text:p>45006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16109" calcext:value-type="float">
            <text:p>16109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3274" calcext:value-type="float">
            <text:p>3274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8149" calcext:value-type="float">
            <text:p>8149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3848" calcext:value-type="float">
            <text:p>3848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8897" calcext:value-type="float">
            <text:p>28897</text:p>
          </table:table-cell>
          <table:table-cell table:style-name="ce4" office:value-type="float" office:value="831" calcext:value-type="float">
            <text:p>831</text:p>
          </table:table-cell>
          <table:table-cell table:style-name="ce4" office:value-type="float" office:value="17585" calcext:value-type="float">
            <text:p>17585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9794" calcext:value-type="float">
            <text:p>9794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1255" calcext:value-type="float">
            <text:p>1255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46" calcext:value-type="float">
            <text:p>46</text:p>
          </table:table-cell>
          <table:table-cell table:style-name="ce5" table:formula="of:=([.I46]+[.W46])/[.E46]" office:value-type="percentage" office:value="0.463471537128383" calcext:value-type="percentage">
            <text:p>46.35%</text:p>
          </table:table-cell>
          <table:table-cell table:style-name="ce4" office:value-type="float" office:value="14626" calcext:value-type="float">
            <text:p>14626</text:p>
          </table:table-cell>
          <table:table-cell table:style-name="ce4" office:value-type="float" office:value="3492" calcext:value-type="float">
            <text:p>3492</text:p>
          </table:table-cell>
          <table:table-cell table:style-name="ce4" office:value-type="float" office:value="7324" calcext:value-type="float">
            <text:p>7324</text:p>
          </table:table-cell>
          <table:table-cell table:style-name="ce4" office:value-type="float" office:value="3136" calcext:value-type="float">
            <text:p>3136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2378" calcext:value-type="float">
            <text:p>32378</text:p>
          </table:table-cell>
          <table:table-cell table:style-name="ce4" office:value-type="float" office:value="19073" calcext:value-type="float">
            <text:p>19073</text:p>
          </table:table-cell>
          <table:table-cell table:style-name="ce4" office:value-type="float" office:value="11178" calcext:value-type="float">
            <text:p>11178</text:p>
          </table:table-cell>
          <table:table-cell table:style-name="ce4" office:value-type="float" office:value="1761" calcext:value-type="float">
            <text:p>1761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7" calcext:value-type="float">
            <text:p>147</text:p>
          </table:table-cell>
          <table:table-cell table:style-name="ce8" table:formula="of:=([.AR46]+[.AK46])/([.AQ46]+[.AJ46])" office:value-type="percentage" office:value="0.480065526338184" calcext:value-type="percentage">
            <text:p>48.01%</text:p>
          </table:table-cell>
          <table:table-cell table:number-columns-repeated="97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rooklyn </text:p>
          </table:table-cell>
          <table:table-cell office:value-type="string" calcext:value-type="string">
            <text:p>Coney Island, Fort Hamilton</text:p>
          </table:table-cell>
          <table:table-cell table:style-name="ce3" office:value-type="string" calcext:value-type="string">
            <text:p>Assembly District 46, New York</text:p>
          </table:table-cell>
          <table:table-cell table:style-name="ce4" office:value-type="float" office:value="48102" calcext:value-type="float">
            <text:p>48102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13248" calcext:value-type="float">
            <text:p>13248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3246" calcext:value-type="float">
            <text:p>3246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6816" calcext:value-type="float">
            <text:p>6816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2484" calcext:value-type="float">
            <text:p>2484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4854" calcext:value-type="float">
            <text:p>34854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23533" calcext:value-type="float">
            <text:p>23533</text:p>
          </table:table-cell>
          <table:table-cell table:style-name="ce4" office:value-type="float" office:value="736" calcext:value-type="float">
            <text:p>736</text:p>
          </table:table-cell>
          <table:table-cell table:style-name="ce4" office:value-type="float" office:value="9532" calcext:value-type="float">
            <text:p>9532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1406" calcext:value-type="float">
            <text:p>1406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94" calcext:value-type="float">
            <text:p>94</text:p>
          </table:table-cell>
          <table:table-cell table:style-name="ce5" table:formula="of:=([.I47]+[.W47])/[.E47]" office:value-type="percentage" office:value="0.556712818593821" calcext:value-type="percentage">
            <text:p>55.67%</text:p>
          </table:table-cell>
          <table:table-cell table:style-name="ce4" office:value-type="float" office:value="11793" calcext:value-type="float">
            <text:p>11793</text:p>
          </table:table-cell>
          <table:table-cell table:style-name="ce4" office:value-type="float" office:value="3355" calcext:value-type="float">
            <text:p>3355</text:p>
          </table:table-cell>
          <table:table-cell table:style-name="ce4" office:value-type="float" office:value="5619" calcext:value-type="float">
            <text:p>5619</text:p>
          </table:table-cell>
          <table:table-cell table:style-name="ce4" office:value-type="float" office:value="2296" calcext:value-type="float">
            <text:p>2296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7483" calcext:value-type="float">
            <text:p>37483</text:p>
          </table:table-cell>
          <table:table-cell table:style-name="ce4" office:value-type="float" office:value="24029" calcext:value-type="float">
            <text:p>24029</text:p>
          </table:table-cell>
          <table:table-cell table:style-name="ce4" office:value-type="float" office:value="11391" calcext:value-type="float">
            <text:p>11391</text:p>
          </table:table-cell>
          <table:table-cell table:style-name="ce4" office:value-type="float" office:value="1773" calcext:value-type="float">
            <text:p>1773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63" calcext:value-type="float">
            <text:p>163</text:p>
          </table:table-cell>
          <table:table-cell table:style-name="ce8" table:formula="of:=([.AR47]+[.AK47])/([.AQ47]+[.AJ47])" office:value-type="percentage" office:value="0.555726925886841" calcext:value-type="percentage">
            <text:p>55.57%</text:p>
          </table:table-cell>
          <table:table-cell table:number-columns-repeated="97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rooklyn </text:p>
          </table:table-cell>
          <table:table-cell office:value-type="string" calcext:value-type="string">
            <text:p>Gravesend</text:p>
          </table:table-cell>
          <table:table-cell table:style-name="ce3" office:value-type="string" calcext:value-type="string">
            <text:p>Assembly District 47, New York</text:p>
          </table:table-cell>
          <table:table-cell table:style-name="ce4" office:value-type="float" office:value="44263" calcext:value-type="float">
            <text:p>44263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15566" calcext:value-type="float">
            <text:p>15566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3439" calcext:value-type="float">
            <text:p>3439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8214" calcext:value-type="float">
            <text:p>8214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3052" calcext:value-type="float">
            <text:p>3052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8697" calcext:value-type="float">
            <text:p>28697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8165" calcext:value-type="float">
            <text:p>18165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8668" calcext:value-type="float">
            <text:p>8668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1528" calcext:value-type="float">
            <text:p>152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3" calcext:value-type="float">
            <text:p>43</text:p>
          </table:table-cell>
          <table:table-cell table:style-name="ce5" table:formula="of:=([.I48]+[.W48])/[.E48]" office:value-type="percentage" office:value="0.488082597203082" calcext:value-type="percentage">
            <text:p>48.81%</text:p>
          </table:table-cell>
          <table:table-cell table:style-name="ce4" office:value-type="float" office:value="14000" calcext:value-type="float">
            <text:p>14000</text:p>
          </table:table-cell>
          <table:table-cell table:style-name="ce4" office:value-type="float" office:value="3555" calcext:value-type="float">
            <text:p>3555</text:p>
          </table:table-cell>
          <table:table-cell table:style-name="ce4" office:value-type="float" office:value="6621" calcext:value-type="float">
            <text:p>6621</text:p>
          </table:table-cell>
          <table:table-cell table:style-name="ce4" office:value-type="float" office:value="3096" calcext:value-type="float">
            <text:p>3096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1674" calcext:value-type="float">
            <text:p>31674</text:p>
          </table:table-cell>
          <table:table-cell table:style-name="ce4" office:value-type="float" office:value="17985" calcext:value-type="float">
            <text:p>17985</text:p>
          </table:table-cell>
          <table:table-cell table:style-name="ce4" office:value-type="float" office:value="11260" calcext:value-type="float">
            <text:p>11260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89" calcext:value-type="float">
            <text:p>189</text:p>
          </table:table-cell>
          <table:table-cell table:style-name="ce8" table:formula="of:=([.AR48]+[.AK48])/([.AQ48]+[.AJ48])" office:value-type="percentage" office:value="0.47160310023208" calcext:value-type="percentage">
            <text:p>47.16%</text:p>
          </table:table-cell>
          <table:table-cell table:number-columns-repeated="97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Brooklyn </text:p>
          </table:table-cell>
          <table:table-cell office:value-type="string" calcext:value-type="string">
            <text:p>Borough Park</text:p>
          </table:table-cell>
          <table:table-cell table:style-name="ce3" office:value-type="string" calcext:value-type="string">
            <text:p>Assembly District 48, New York</text:p>
          </table:table-cell>
          <table:table-cell table:style-name="ce4" office:value-type="float" office:value="35605" calcext:value-type="float">
            <text:p>35605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13169" calcext:value-type="float">
            <text:p>13169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3007" calcext:value-type="float">
            <text:p>3007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6586" calcext:value-type="float">
            <text:p>6586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2924" calcext:value-type="float">
            <text:p>2924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2436" calcext:value-type="float">
            <text:p>22436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13931" calcext:value-type="float">
            <text:p>13931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7326" calcext:value-type="float">
            <text:p>7326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5" table:formula="of:=([.I49]+[.W49])/[.E49]" office:value-type="percentage" office:value="0.475719702289004" calcext:value-type="percentage">
            <text:p>47.57%</text:p>
          </table:table-cell>
          <table:table-cell table:style-name="ce4" office:value-type="float" office:value="12293" calcext:value-type="float">
            <text:p>12293</text:p>
          </table:table-cell>
          <table:table-cell table:style-name="ce4" office:value-type="float" office:value="3581" calcext:value-type="float">
            <text:p>3581</text:p>
          </table:table-cell>
          <table:table-cell table:style-name="ce4" office:value-type="float" office:value="5862" calcext:value-type="float">
            <text:p>5862</text:p>
          </table:table-cell>
          <table:table-cell table:style-name="ce4" office:value-type="float" office:value="2486" calcext:value-type="float">
            <text:p>2486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5201" calcext:value-type="float">
            <text:p>25201</text:p>
          </table:table-cell>
          <table:table-cell table:style-name="ce4" office:value-type="float" office:value="15231" calcext:value-type="float">
            <text:p>15231</text:p>
          </table:table-cell>
          <table:table-cell table:style-name="ce4" office:value-type="float" office:value="8559" calcext:value-type="float">
            <text:p>8559</text:p>
          </table:table-cell>
          <table:table-cell table:style-name="ce4" office:value-type="float" office:value="1173" calcext:value-type="float">
            <text:p>117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42" calcext:value-type="float">
            <text:p>142</text:p>
          </table:table-cell>
          <table:table-cell table:style-name="ce8" table:formula="of:=([.AR49]+[.AK49])/([.AQ49]+[.AJ49])" office:value-type="percentage" office:value="0.501733610711047" calcext:value-type="percentage">
            <text:p>50.17%</text:p>
          </table:table-cell>
          <table:table-cell table:number-columns-repeated="97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Brooklyn </text:p>
          </table:table-cell>
          <table:table-cell office:value-type="string" calcext:value-type="string">
            <text:p>Bensonhurst</text:p>
          </table:table-cell>
          <table:table-cell table:style-name="ce3" office:value-type="string" calcext:value-type="string">
            <text:p>Assembly District 49, New York</text:p>
          </table:table-cell>
          <table:table-cell table:style-name="ce4" office:value-type="float" office:value="41540" calcext:value-type="float">
            <text:p>41540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16064" calcext:value-type="float">
            <text:p>16064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4007" calcext:value-type="float">
            <text:p>4007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8067" calcext:value-type="float">
            <text:p>8067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3253" calcext:value-type="float">
            <text:p>3253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5476" calcext:value-type="float">
            <text:p>25476</text:p>
          </table:table-cell>
          <table:table-cell table:style-name="ce4" office:value-type="float" office:value="881" calcext:value-type="float">
            <text:p>881</text:p>
          </table:table-cell>
          <table:table-cell table:style-name="ce4" office:value-type="float" office:value="15550" calcext:value-type="float">
            <text:p>15550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8196" calcext:value-type="float">
            <text:p>8196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1595" calcext:value-type="float">
            <text:p>1595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3" calcext:value-type="float">
            <text:p>33</text:p>
          </table:table-cell>
          <table:table-cell table:style-name="ce5" table:formula="of:=([.I50]+[.W50])/[.E50]" office:value-type="percentage" office:value="0.470799229658161" calcext:value-type="percentage">
            <text:p>47.08%</text:p>
          </table:table-cell>
          <table:table-cell table:style-name="ce4" office:value-type="float" office:value="14648" calcext:value-type="float">
            <text:p>14648</text:p>
          </table:table-cell>
          <table:table-cell table:style-name="ce4" office:value-type="float" office:value="4070" calcext:value-type="float">
            <text:p>4070</text:p>
          </table:table-cell>
          <table:table-cell table:style-name="ce4" office:value-type="float" office:value="7027" calcext:value-type="float">
            <text:p>7027</text:p>
          </table:table-cell>
          <table:table-cell table:style-name="ce4" office:value-type="float" office:value="2889" calcext:value-type="float">
            <text:p>2889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610" calcext:value-type="float">
            <text:p>28610</text:p>
          </table:table-cell>
          <table:table-cell table:style-name="ce4" office:value-type="float" office:value="15266" calcext:value-type="float">
            <text:p>15266</text:p>
          </table:table-cell>
          <table:table-cell table:style-name="ce4" office:value-type="float" office:value="11007" calcext:value-type="float">
            <text:p>11007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9" calcext:value-type="float">
            <text:p>109</text:p>
          </table:table-cell>
          <table:table-cell table:style-name="ce8" table:formula="of:=([.AR50]+[.AK50])/([.AQ50]+[.AJ50])" office:value-type="percentage" office:value="0.446992463821721" calcext:value-type="percentage">
            <text:p>44.70%</text:p>
          </table:table-cell>
          <table:table-cell table:number-columns-repeated="97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Brooklyn </text:p>
          </table:table-cell>
          <table:table-cell office:value-type="string" calcext:value-type="string">
            <text:p>Greenpoint, Williamsburg</text:p>
          </table:table-cell>
          <table:table-cell table:style-name="ce3" office:value-type="string" calcext:value-type="string">
            <text:p>Assembly District 50, New York</text:p>
          </table:table-cell>
          <table:table-cell table:style-name="ce4" office:value-type="float" office:value="44018" calcext:value-type="float">
            <text:p>44018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8840" calcext:value-type="float">
            <text:p>8840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3322" calcext:value-type="float">
            <text:p>3322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4167" calcext:value-type="float">
            <text:p>4167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5178" calcext:value-type="float">
            <text:p>35178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26019" calcext:value-type="float">
            <text:p>26019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7884" calcext:value-type="float">
            <text:p>7884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1081" calcext:value-type="float">
            <text:p>1081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2" calcext:value-type="float">
            <text:p>52</text:p>
          </table:table-cell>
          <table:table-cell table:style-name="ce5" table:formula="of:=([.I51]+[.W51])/[.E51]" office:value-type="percentage" office:value="0.666568222090963" calcext:value-type="percentage">
            <text:p>66.66%</text:p>
          </table:table-cell>
          <table:table-cell table:style-name="ce4" office:value-type="float" office:value="7120" calcext:value-type="float">
            <text:p>7120</text:p>
          </table:table-cell>
          <table:table-cell table:style-name="ce4" office:value-type="float" office:value="2987" calcext:value-type="float">
            <text:p>2987</text:p>
          </table:table-cell>
          <table:table-cell table:style-name="ce4" office:value-type="float" office:value="3213" calcext:value-type="float">
            <text:p>3213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160" calcext:value-type="float">
            <text:p>35160</text:p>
          </table:table-cell>
          <table:table-cell table:style-name="ce4" office:value-type="float" office:value="25186" calcext:value-type="float">
            <text:p>25186</text:p>
          </table:table-cell>
          <table:table-cell table:style-name="ce4" office:value-type="float" office:value="8729" calcext:value-type="float">
            <text:p>8729</text:p>
          </table:table-cell>
          <table:table-cell table:style-name="ce4" office:value-type="float" office:value="956" calcext:value-type="float">
            <text:p>95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35" calcext:value-type="float">
            <text:p>135</text:p>
          </table:table-cell>
          <table:table-cell table:style-name="ce8" table:formula="of:=([.AR51]+[.AK51])/([.AQ51]+[.AJ51])" office:value-type="percentage" office:value="0.666343424787133" calcext:value-type="percentage">
            <text:p>66.63%</text:p>
          </table:table-cell>
          <table:table-cell table:number-columns-repeated="97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rooklyn </text:p>
          </table:table-cell>
          <table:table-cell office:value-type="string" calcext:value-type="string">
            <text:p>Sunset Park</text:p>
          </table:table-cell>
          <table:table-cell table:style-name="ce3" office:value-type="string" calcext:value-type="string">
            <text:p>Assembly District 51, New York</text:p>
          </table:table-cell>
          <table:table-cell table:style-name="ce4" office:value-type="float" office:value="39255" calcext:value-type="float">
            <text:p>39255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8777" calcext:value-type="float">
            <text:p>8777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3516" calcext:value-type="float">
            <text:p>3516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815" calcext:value-type="float">
            <text:p>3815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1055" calcext:value-type="float">
            <text:p>105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0478" calcext:value-type="float">
            <text:p>30478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22316" calcext:value-type="float">
            <text:p>22316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7108" calcext:value-type="float">
            <text:p>7108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float" office:value="949" calcext:value-type="float">
            <text:p>94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5" table:formula="of:=([.I52]+[.W52])/[.E52]" office:value-type="percentage" office:value="0.658056298560693" calcext:value-type="percentage">
            <text:p>65.81%</text:p>
          </table:table-cell>
          <table:table-cell table:style-name="ce4" office:value-type="float" office:value="7661" calcext:value-type="float">
            <text:p>7661</text:p>
          </table:table-cell>
          <table:table-cell table:style-name="ce4" office:value-type="float" office:value="2900" calcext:value-type="float">
            <text:p>2900</text:p>
          </table:table-cell>
          <table:table-cell table:style-name="ce4" office:value-type="float" office:value="3531" calcext:value-type="float">
            <text:p>3531</text:p>
          </table:table-cell>
          <table:table-cell table:style-name="ce4" office:value-type="float" office:value="971" calcext:value-type="float">
            <text:p>971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0013" calcext:value-type="float">
            <text:p>30013</text:p>
          </table:table-cell>
          <table:table-cell table:style-name="ce4" office:value-type="float" office:value="21709" calcext:value-type="float">
            <text:p>21709</text:p>
          </table:table-cell>
          <table:table-cell table:style-name="ce4" office:value-type="float" office:value="7198" calcext:value-type="float">
            <text:p>7198</text:p>
          </table:table-cell>
          <table:table-cell table:style-name="ce4" office:value-type="float" office:value="847" calcext:value-type="float">
            <text:p>84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5" calcext:value-type="float">
            <text:p>195</text:p>
          </table:table-cell>
          <table:table-cell table:style-name="ce8" table:formula="of:=([.AR52]+[.AK52])/([.AQ52]+[.AJ52])" office:value-type="percentage" office:value="0.653209109730849" calcext:value-type="percentage">
            <text:p>65.32%</text:p>
          </table:table-cell>
          <table:table-cell table:number-columns-repeated="97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rooklyn </text:p>
          </table:table-cell>
          <table:table-cell office:value-type="string" calcext:value-type="string">
            <text:p>Brooklyn Heights, Park Slope</text:p>
          </table:table-cell>
          <table:table-cell table:style-name="ce3" office:value-type="string" calcext:value-type="string">
            <text:p>Assembly District 52, New York</text:p>
          </table:table-cell>
          <table:table-cell table:style-name="ce4" office:value-type="float" office:value="58115" calcext:value-type="float">
            <text:p>58115</text:p>
          </table:table-cell>
          <table:table-cell table:style-name="ce4" office:value-type="float" office:value="726" calcext:value-type="float">
            <text:p>726</text:p>
          </table:table-cell>
          <table:table-cell table:style-name="ce4" office:value-type="float" office:value="22739" calcext:value-type="float">
            <text:p>22739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9559" calcext:value-type="float">
            <text:p>9559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10832" calcext:value-type="float">
            <text:p>10832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1903" calcext:value-type="float">
            <text:p>1903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5376" calcext:value-type="float">
            <text:p>35376</text:p>
          </table:table-cell>
          <table:table-cell table:style-name="ce4" office:value-type="float" office:value="782" calcext:value-type="float">
            <text:p>782</text:p>
          </table:table-cell>
          <table:table-cell table:style-name="ce4" office:value-type="float" office:value="25818" calcext:value-type="float">
            <text:p>25818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8620" calcext:value-type="float">
            <text:p>8620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5" table:formula="of:=([.I53]+[.W53])/[.E53]" office:value-type="percentage" office:value="0.608741288823884" calcext:value-type="percentage">
            <text:p>60.87%</text:p>
          </table:table-cell>
          <table:table-cell table:style-name="ce4" office:value-type="float" office:value="18211" calcext:value-type="float">
            <text:p>18211</text:p>
          </table:table-cell>
          <table:table-cell table:style-name="ce4" office:value-type="float" office:value="7417" calcext:value-type="float">
            <text:p>7417</text:p>
          </table:table-cell>
          <table:table-cell table:style-name="ce4" office:value-type="float" office:value="9341" calcext:value-type="float">
            <text:p>9341</text:p>
          </table:table-cell>
          <table:table-cell table:style-name="ce4" office:value-type="float" office:value="1281" calcext:value-type="float">
            <text:p>1281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7643" calcext:value-type="float">
            <text:p>37643</text:p>
          </table:table-cell>
          <table:table-cell table:style-name="ce4" office:value-type="float" office:value="26951" calcext:value-type="float">
            <text:p>26951</text:p>
          </table:table-cell>
          <table:table-cell table:style-name="ce4" office:value-type="float" office:value="9918" calcext:value-type="float">
            <text:p>9918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3" calcext:value-type="float">
            <text:p>103</text:p>
          </table:table-cell>
          <table:table-cell table:style-name="ce8" table:formula="of:=([.AR53]+[.AK53])/([.AQ53]+[.AJ53])" office:value-type="percentage" office:value="0.615318508969814" calcext:value-type="percentage">
            <text:p>61.53%</text:p>
          </table:table-cell>
          <table:table-cell table:number-columns-repeated="97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rooklyn </text:p>
          </table:table-cell>
          <table:table-cell office:value-type="string" calcext:value-type="string">
            <text:p>East Williamsburg, Bushwick</text:p>
          </table:table-cell>
          <table:table-cell table:style-name="ce3" office:value-type="string" calcext:value-type="string">
            <text:p>Assembly District 53, New York</text:p>
          </table:table-cell>
          <table:table-cell table:style-name="ce4" office:value-type="float" office:value="43405" calcext:value-type="float">
            <text:p>43405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4787" calcext:value-type="float">
            <text:p>4787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1729" calcext:value-type="float">
            <text:p>1729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310" calcext:value-type="float">
            <text:p>2310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621" calcext:value-type="float">
            <text:p>621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8618" calcext:value-type="float">
            <text:p>38618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30047" calcext:value-type="float">
            <text:p>30047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7265" calcext:value-type="float">
            <text:p>7265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0" calcext:value-type="float">
            <text:p>40</text:p>
          </table:table-cell>
          <table:table-cell table:style-name="ce5" table:formula="of:=([.I54]+[.W54])/[.E54]" office:value-type="percentage" office:value="0.73208155742426" calcext:value-type="percentage">
            <text:p>73.21%</text:p>
          </table:table-cell>
          <table:table-cell table:style-name="ce4" office:value-type="float" office:value="3499" calcext:value-type="float">
            <text:p>3499</text:p>
          </table:table-cell>
          <table:table-cell table:style-name="ce4" office:value-type="float" office:value="1327" calcext:value-type="float">
            <text:p>1327</text:p>
          </table:table-cell>
          <table:table-cell table:style-name="ce4" office:value-type="float" office:value="1612" calcext:value-type="float">
            <text:p>1612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5403" calcext:value-type="float">
            <text:p>35403</text:p>
          </table:table-cell>
          <table:table-cell table:style-name="ce4" office:value-type="float" office:value="27881" calcext:value-type="float">
            <text:p>27881</text:p>
          </table:table-cell>
          <table:table-cell table:style-name="ce4" office:value-type="float" office:value="6651" calcext:value-type="float">
            <text:p>6651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2" calcext:value-type="float">
            <text:p>142</text:p>
          </table:table-cell>
          <table:table-cell table:style-name="ce8" table:formula="of:=([.AR54]+[.AK54])/([.AQ54]+[.AJ54])" office:value-type="percentage" office:value="0.750809727006324" calcext:value-type="percentage">
            <text:p>75.08%</text:p>
          </table:table-cell>
          <table:table-cell table:number-columns-repeated="97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rooklyn</text:p>
          </table:table-cell>
          <table:table-cell/>
          <table:table-cell table:style-name="ce3" office:value-type="string" calcext:value-type="string">
            <text:p>Assembly District 54, New York</text:p>
          </table:table-cell>
          <table:table-cell table:style-name="ce4" office:value-type="float" office:value="37519" calcext:value-type="float">
            <text:p>37519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9622" calcext:value-type="float">
            <text:p>9622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2744" calcext:value-type="float">
            <text:p>2744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4792" calcext:value-type="float">
            <text:p>4792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1474" calcext:value-type="float">
            <text:p>147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27897" calcext:value-type="float">
            <text:p>27897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20974" calcext:value-type="float">
            <text:p>20974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5853" calcext:value-type="float">
            <text:p>5853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990" calcext:value-type="float">
            <text:p>990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5" table:formula="of:=([.I55]+[.W55])/[.E55]" office:value-type="percentage" office:value="0.632159705749087" calcext:value-type="percentage">
            <text:p>63.22%</text:p>
          </table:table-cell>
          <table:table-cell table:style-name="ce4" office:value-type="float" office:value="8690" calcext:value-type="float">
            <text:p>8690</text:p>
          </table:table-cell>
          <table:table-cell table:style-name="ce4" office:value-type="float" office:value="3233" calcext:value-type="float">
            <text:p>3233</text:p>
          </table:table-cell>
          <table:table-cell table:style-name="ce4" office:value-type="float" office:value="3764" calcext:value-type="float">
            <text:p>3764</text:p>
          </table:table-cell>
          <table:table-cell table:style-name="ce4" office:value-type="float" office:value="1331" calcext:value-type="float">
            <text:p>1331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600" calcext:value-type="float">
            <text:p>26600</text:p>
          </table:table-cell>
          <table:table-cell table:style-name="ce4" office:value-type="float" office:value="19483" calcext:value-type="float">
            <text:p>19483</text:p>
          </table:table-cell>
          <table:table-cell table:style-name="ce4" office:value-type="float" office:value="6016" calcext:value-type="float">
            <text:p>6016</text:p>
          </table:table-cell>
          <table:table-cell table:style-name="ce4" office:value-type="float" office:value="912" calcext:value-type="float">
            <text:p>91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05" calcext:value-type="float">
            <text:p>105</text:p>
          </table:table-cell>
          <table:table-cell table:style-name="ce8" table:formula="of:=([.AR55]+[.AK55])/([.AQ55]+[.AJ55])" office:value-type="percentage" office:value="0.643695097761406" calcext:value-type="percentage">
            <text:p>64.37%</text:p>
          </table:table-cell>
          <table:table-cell table:number-columns-repeated="97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Brooklyn</text:p>
          </table:table-cell>
          <table:table-cell/>
          <table:table-cell table:style-name="ce3" office:value-type="string" calcext:value-type="string">
            <text:p>Assembly District 55, New York</text:p>
          </table:table-cell>
          <table:table-cell table:style-name="ce4" office:value-type="float" office:value="41227" calcext:value-type="float">
            <text:p>41227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6878" calcext:value-type="float">
            <text:p>6878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1910" calcext:value-type="float">
            <text:p>191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120" calcext:value-type="float">
            <text:p>3120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1413" calcext:value-type="float">
            <text:p>1413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4349" calcext:value-type="float">
            <text:p>34349</text:p>
          </table:table-cell>
          <table:table-cell table:style-name="ce4" office:value-type="float" office:value="898" calcext:value-type="float">
            <text:p>898</text:p>
          </table:table-cell>
          <table:table-cell table:style-name="ce4" office:value-type="float" office:value="26207" calcext:value-type="float">
            <text:p>26207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7012" calcext:value-type="float">
            <text:p>7012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982" calcext:value-type="float">
            <text:p>982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5" table:formula="of:=([.I56]+[.W56])/[.E56]" office:value-type="percentage" office:value="0.682004511606471" calcext:value-type="percentage">
            <text:p>68.20%</text:p>
          </table:table-cell>
          <table:table-cell table:style-name="ce4" office:value-type="float" office:value="6173" calcext:value-type="float">
            <text:p>6173</text:p>
          </table:table-cell>
          <table:table-cell table:style-name="ce4" office:value-type="float" office:value="2381" calcext:value-type="float">
            <text:p>2381</text:p>
          </table:table-cell>
          <table:table-cell table:style-name="ce4" office:value-type="float" office:value="2390" calcext:value-type="float">
            <text:p>2390</text:p>
          </table:table-cell>
          <table:table-cell table:style-name="ce4" office:value-type="float" office:value="1059" calcext:value-type="float">
            <text:p>1059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4175" calcext:value-type="float">
            <text:p>34175</text:p>
          </table:table-cell>
          <table:table-cell table:style-name="ce4" office:value-type="float" office:value="26878" calcext:value-type="float">
            <text:p>26878</text:p>
          </table:table-cell>
          <table:table-cell table:style-name="ce4" office:value-type="float" office:value="6230" calcext:value-type="float">
            <text:p>6230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1" calcext:value-type="float">
            <text:p>141</text:p>
          </table:table-cell>
          <table:table-cell table:style-name="ce8" table:formula="of:=([.AR56]+[.AK56])/([.AQ56]+[.AJ56])" office:value-type="percentage" office:value="0.725166055318727" calcext:value-type="percentage">
            <text:p>72.52%</text:p>
          </table:table-cell>
          <table:table-cell table:number-columns-repeated="97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rooklyn </text:p>
          </table:table-cell>
          <table:table-cell office:value-type="string" calcext:value-type="string">
            <text:p>Bedford-Stuyvesant</text:p>
          </table:table-cell>
          <table:table-cell table:style-name="ce3" office:value-type="string" calcext:value-type="string">
            <text:p>Assembly District 56, New York</text:p>
          </table:table-cell>
          <table:table-cell table:style-name="ce4" office:value-type="float" office:value="44119" calcext:value-type="float">
            <text:p>44119</text:p>
          </table:table-cell>
          <table:table-cell table:style-name="ce4" office:value-type="float" office:value="695" calcext:value-type="float">
            <text:p>695</text:p>
          </table:table-cell>
          <table:table-cell table:style-name="ce4" office:value-type="float" office:value="10131" calcext:value-type="float">
            <text:p>10131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3643" calcext:value-type="float">
            <text:p>3643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4139" calcext:value-type="float">
            <text:p>4139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1828" calcext:value-type="float">
            <text:p>1828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3988" calcext:value-type="float">
            <text:p>33988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26306" calcext:value-type="float">
            <text:p>26306</text:p>
          </table:table-cell>
          <table:table-cell table:style-name="ce4" office:value-type="float" office:value="852" calcext:value-type="float">
            <text:p>852</text:p>
          </table:table-cell>
          <table:table-cell table:style-name="ce4" office:value-type="float" office:value="6759" calcext:value-type="float">
            <text:p>6759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7" calcext:value-type="float">
            <text:p>17</text:p>
          </table:table-cell>
          <table:table-cell table:style-name="ce5" table:formula="of:=([.I57]+[.W57])/[.E57]" office:value-type="percentage" office:value="0.678823182755729" calcext:value-type="percentage">
            <text:p>67.88%</text:p>
          </table:table-cell>
          <table:table-cell table:style-name="ce4" office:value-type="float" office:value="8455" calcext:value-type="float">
            <text:p>8455</text:p>
          </table:table-cell>
          <table:table-cell table:style-name="ce4" office:value-type="float" office:value="3403" calcext:value-type="float">
            <text:p>3403</text:p>
          </table:table-cell>
          <table:table-cell table:style-name="ce4" office:value-type="float" office:value="3474" calcext:value-type="float">
            <text:p>3474</text:p>
          </table:table-cell>
          <table:table-cell table:style-name="ce4" office:value-type="float" office:value="1309" calcext:value-type="float">
            <text:p>1309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35779" calcext:value-type="float">
            <text:p>35779</text:p>
          </table:table-cell>
          <table:table-cell table:style-name="ce4" office:value-type="float" office:value="27994" calcext:value-type="float">
            <text:p>27994</text:p>
          </table:table-cell>
          <table:table-cell table:style-name="ce4" office:value-type="float" office:value="6830" calcext:value-type="float">
            <text:p>6830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style-name="ce8" table:formula="of:=([.AR57]+[.AK57])/([.AQ57]+[.AJ57])" office:value-type="percentage" office:value="0.709793371614595" calcext:value-type="percentage">
            <text:p>70.98%</text:p>
          </table:table-cell>
          <table:table-cell table:number-columns-repeated="97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Brooklyn </text:p>
          </table:table-cell>
          <table:table-cell office:value-type="string" calcext:value-type="string">
            <text:p>Clinton Hill, Fort Greene, Prospect Heights</text:p>
          </table:table-cell>
          <table:table-cell table:style-name="ce3" office:value-type="string" calcext:value-type="string">
            <text:p>Assembly District 57, New York</text:p>
          </table:table-cell>
          <table:table-cell table:style-name="ce4" office:value-type="float" office:value="50210" calcext:value-type="float">
            <text:p>50210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11021" calcext:value-type="float">
            <text:p>11021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4502" calcext:value-type="float">
            <text:p>4502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5028" calcext:value-type="float">
            <text:p>5028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1115" calcext:value-type="float">
            <text:p>1115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9189" calcext:value-type="float">
            <text:p>39189</text:p>
          </table:table-cell>
          <table:table-cell table:style-name="ce4" office:value-type="float" office:value="854" calcext:value-type="float">
            <text:p>854</text:p>
          </table:table-cell>
          <table:table-cell table:style-name="ce4" office:value-type="float" office:value="29235" calcext:value-type="float">
            <text:p>29235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float" office:value="8794" calcext:value-type="float">
            <text:p>8794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1059" calcext:value-type="float">
            <text:p>1059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5" calcext:value-type="float">
            <text:p>45</text:p>
          </table:table-cell>
          <table:table-cell table:style-name="ce5" table:formula="of:=([.I58]+[.W58])/[.E58]" office:value-type="percentage" office:value="0.671917944632543" calcext:value-type="percentage">
            <text:p>67.19%</text:p>
          </table:table-cell>
          <table:table-cell table:style-name="ce4" office:value-type="float" office:value="8407" calcext:value-type="float">
            <text:p>8407</text:p>
          </table:table-cell>
          <table:table-cell table:style-name="ce4" office:value-type="float" office:value="3635" calcext:value-type="float">
            <text:p>3635</text:p>
          </table:table-cell>
          <table:table-cell table:style-name="ce4" office:value-type="float" office:value="3788" calcext:value-type="float">
            <text:p>3788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979" calcext:value-type="float">
            <text:p>40979</text:p>
          </table:table-cell>
          <table:table-cell table:style-name="ce4" office:value-type="float" office:value="30501" calcext:value-type="float">
            <text:p>30501</text:p>
          </table:table-cell>
          <table:table-cell table:style-name="ce4" office:value-type="float" office:value="9281" calcext:value-type="float">
            <text:p>9281</text:p>
          </table:table-cell>
          <table:table-cell table:style-name="ce4" office:value-type="float" office:value="972" calcext:value-type="float">
            <text:p>97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20" calcext:value-type="float">
            <text:p>120</text:p>
          </table:table-cell>
          <table:table-cell table:style-name="ce8" table:formula="of:=([.AR58]+[.AK58])/([.AQ58]+[.AJ58])" office:value-type="percentage" office:value="0.691208034665695" calcext:value-type="percentage">
            <text:p>69.12%</text:p>
          </table:table-cell>
          <table:table-cell table:number-columns-repeated="97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Brooklyn </text:p>
          </table:table-cell>
          <table:table-cell office:value-type="string" calcext:value-type="string">
            <text:p>Canarsie, East Flatbush</text:p>
          </table:table-cell>
          <table:table-cell table:style-name="ce3" office:value-type="string" calcext:value-type="string">
            <text:p>Assembly District 58, New York</text:p>
          </table:table-cell>
          <table:table-cell table:style-name="ce4" office:value-type="float" office:value="39600" calcext:value-type="float">
            <text:p>396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15280" calcext:value-type="float">
            <text:p>15280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3239" calcext:value-type="float">
            <text:p>3239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7149" calcext:value-type="float">
            <text:p>7149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3727" calcext:value-type="float">
            <text:p>3727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4320" calcext:value-type="float">
            <text:p>24320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15069" calcext:value-type="float">
            <text:p>15069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8127" calcext:value-type="float">
            <text:p>8127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1008" calcext:value-type="float">
            <text:p>100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2" calcext:value-type="float">
            <text:p>42</text:p>
          </table:table-cell>
          <table:table-cell table:style-name="ce5" table:formula="of:=([.I59]+[.W59])/[.E59]" office:value-type="percentage" office:value="0.462323232323232" calcext:value-type="percentage">
            <text:p>46.23%</text:p>
          </table:table-cell>
          <table:table-cell table:style-name="ce4" office:value-type="float" office:value="14519" calcext:value-type="float">
            <text:p>14519</text:p>
          </table:table-cell>
          <table:table-cell table:style-name="ce4" office:value-type="float" office:value="3743" calcext:value-type="float">
            <text:p>3743</text:p>
          </table:table-cell>
          <table:table-cell table:style-name="ce4" office:value-type="float" office:value="6915" calcext:value-type="float">
            <text:p>6915</text:p>
          </table:table-cell>
          <table:table-cell table:style-name="ce4" office:value-type="float" office:value="3108" calcext:value-type="float">
            <text:p>3108</text:p>
          </table:table-cell>
          <table:table-cell table:style-name="ce4" office:value-type="float" office:value="616" calcext:value-type="float">
            <text:p>61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200" calcext:value-type="float">
            <text:p>26200</text:p>
          </table:table-cell>
          <table:table-cell table:style-name="ce4" office:value-type="float" office:value="16965" calcext:value-type="float">
            <text:p>16965</text:p>
          </table:table-cell>
          <table:table-cell table:style-name="ce4" office:value-type="float" office:value="7766" calcext:value-type="float">
            <text:p>7766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54" calcext:value-type="float">
            <text:p>154</text:p>
          </table:table-cell>
          <table:table-cell table:style-name="ce8" table:formula="of:=([.AR59]+[.AK59])/([.AQ59]+[.AJ59])" office:value-type="percentage" office:value="0.508558658120288" calcext:value-type="percentage">
            <text:p>50.86%</text:p>
          </table:table-cell>
          <table:table-cell table:number-columns-repeated="97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Brooklyn</text:p>
          </table:table-cell>
          <table:table-cell/>
          <table:table-cell table:style-name="ce3" office:value-type="string" calcext:value-type="string">
            <text:p>Assembly District 59, New York</text:p>
          </table:table-cell>
          <table:table-cell table:style-name="ce4" office:value-type="float" office:value="41990" calcext:value-type="float">
            <text:p>41990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26965" calcext:value-type="float">
            <text:p>26965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3440" calcext:value-type="float">
            <text:p>3440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12240" calcext:value-type="float">
            <text:p>12240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8762" calcext:value-type="float">
            <text:p>8762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5025" calcext:value-type="float">
            <text:p>15025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6327" calcext:value-type="float">
            <text:p>6327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7043" calcext:value-type="float">
            <text:p>7043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1507" calcext:value-type="float">
            <text:p>1507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5" table:formula="of:=([.I60]+[.W60])/[.E60]" office:value-type="percentage" office:value="0.232603000714456" calcext:value-type="percentage">
            <text:p>23.26%</text:p>
          </table:table-cell>
          <table:table-cell table:style-name="ce4" office:value-type="float" office:value="25782" calcext:value-type="float">
            <text:p>25782</text:p>
          </table:table-cell>
          <table:table-cell table:style-name="ce4" office:value-type="float" office:value="3962" calcext:value-type="float">
            <text:p>3962</text:p>
          </table:table-cell>
          <table:table-cell table:style-name="ce4" office:value-type="float" office:value="12107" calcext:value-type="float">
            <text:p>12107</text:p>
          </table:table-cell>
          <table:table-cell table:style-name="ce4" office:value-type="float" office:value="7901" calcext:value-type="float">
            <text:p>7901</text:p>
          </table:table-cell>
          <table:table-cell table:style-name="ce4" office:value-type="float" office:value="1591" calcext:value-type="float">
            <text:p>1591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6559" calcext:value-type="float">
            <text:p>16559</text:p>
          </table:table-cell>
          <table:table-cell table:style-name="ce4" office:value-type="float" office:value="6821" calcext:value-type="float">
            <text:p>6821</text:p>
          </table:table-cell>
          <table:table-cell table:style-name="ce4" office:value-type="float" office:value="7401" calcext:value-type="float">
            <text:p>7401</text:p>
          </table:table-cell>
          <table:table-cell table:style-name="ce4" office:value-type="float" office:value="2032" calcext:value-type="float">
            <text:p>2032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8" calcext:value-type="float">
            <text:p>48</text:p>
          </table:table-cell>
          <table:table-cell table:style-name="ce8" table:formula="of:=([.AR60]+[.AK60])/([.AQ60]+[.AJ60])" office:value-type="percentage" office:value="0.254670414019508" calcext:value-type="percentage">
            <text:p>25.47%</text:p>
          </table:table-cell>
          <table:table-cell table:number-columns-repeated="97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rooklyn</text:p>
          </table:table-cell>
          <table:table-cell/>
          <table:table-cell table:style-name="ce3" office:value-type="string" calcext:value-type="string">
            <text:p>Assembly District 60, New York</text:p>
          </table:table-cell>
          <table:table-cell table:style-name="ce4" office:value-type="float" office:value="49542" calcext:value-type="float">
            <text:p>49542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29016" calcext:value-type="float">
            <text:p>29016</text:p>
          </table:table-cell>
          <table:table-cell table:style-name="ce4" office:value-type="float" office:value="768" calcext:value-type="float">
            <text:p>768</text:p>
          </table:table-cell>
          <table:table-cell table:style-name="ce4" office:value-type="float" office:value="3399" calcext:value-type="float">
            <text:p>3399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11799" calcext:value-type="float">
            <text:p>11799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10259" calcext:value-type="float">
            <text:p>10259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2956" calcext:value-type="float">
            <text:p>2956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0526" calcext:value-type="float">
            <text:p>20526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9902" calcext:value-type="float">
            <text:p>9902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8081" calcext:value-type="float">
            <text:p>8081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2065" calcext:value-type="float">
            <text:p>2065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178" calcext:value-type="float">
            <text:p>178</text:p>
          </table:table-cell>
          <table:table-cell table:number-columns-repeated="2" table:style-name="ce4" office:value-type="float" office:value="48" calcext:value-type="float">
            <text:p>4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5" table:formula="of:=([.I61]+[.W61])/[.E61]" office:value-type="percentage" office:value="0.268479270114246" calcext:value-type="percentage">
            <text:p>26.85%</text:p>
          </table:table-cell>
          <table:table-cell table:style-name="ce4" office:value-type="float" office:value="24546" calcext:value-type="float">
            <text:p>24546</text:p>
          </table:table-cell>
          <table:table-cell table:style-name="ce4" office:value-type="float" office:value="3327" calcext:value-type="float">
            <text:p>3327</text:p>
          </table:table-cell>
          <table:table-cell table:style-name="ce4" office:value-type="float" office:value="9775" calcext:value-type="float">
            <text:p>9775</text:p>
          </table:table-cell>
          <table:table-cell table:style-name="ce4" office:value-type="float" office:value="8853" calcext:value-type="float">
            <text:p>8853</text:p>
          </table:table-cell>
          <table:table-cell table:style-name="ce4" office:value-type="float" office:value="1970" calcext:value-type="float">
            <text:p>1970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3199" calcext:value-type="float">
            <text:p>23199</text:p>
          </table:table-cell>
          <table:table-cell table:style-name="ce4" office:value-type="float" office:value="10519" calcext:value-type="float">
            <text:p>10519</text:p>
          </table:table-cell>
          <table:table-cell table:style-name="ce4" office:value-type="float" office:value="9523" calcext:value-type="float">
            <text:p>9523</text:p>
          </table:table-cell>
          <table:table-cell table:style-name="ce4" office:value-type="float" office:value="2710" calcext:value-type="float">
            <text:p>2710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16" calcext:value-type="float">
            <text:p>116</text:p>
          </table:table-cell>
          <table:table-cell table:style-name="ce8" table:formula="of:=([.AR61]+[.AK61])/([.AQ61]+[.AJ61])" office:value-type="percentage" office:value="0.289998952769924" calcext:value-type="percentage">
            <text:p>29.00%</text:p>
          </table:table-cell>
          <table:table-cell table:number-columns-repeated="97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Staten Island </text:p>
          </table:table-cell>
          <table:table-cell office:value-type="string" calcext:value-type="string">
            <text:p>West Brighton</text:p>
          </table:table-cell>
          <table:table-cell table:style-name="ce3" office:value-type="string" calcext:value-type="string">
            <text:p>Assembly District 61, New York</text:p>
          </table:table-cell>
          <table:table-cell table:style-name="ce4" office:value-type="float" office:value="44638" calcext:value-type="float">
            <text:p>44638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24588" calcext:value-type="float">
            <text:p>24588</text:p>
          </table:table-cell>
          <table:table-cell table:style-name="ce4" office:value-type="float" office:value="886" calcext:value-type="float">
            <text:p>886</text:p>
          </table:table-cell>
          <table:table-cell table:style-name="ce4" office:value-type="float" office:value="2318" calcext:value-type="float">
            <text:p>2318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9088" calcext:value-type="float">
            <text:p>9088</text:p>
          </table:table-cell>
          <table:table-cell table:style-name="ce4" office:value-type="float" office:value="621" calcext:value-type="float">
            <text:p>621</text:p>
          </table:table-cell>
          <table:table-cell table:style-name="ce4" office:value-type="float" office:value="9739" calcext:value-type="float">
            <text:p>9739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2769" calcext:value-type="float">
            <text:p>2769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0050" calcext:value-type="float">
            <text:p>20050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10752" calcext:value-type="float">
            <text:p>10752</text:p>
          </table:table-cell>
          <table:table-cell table:style-name="ce4" office:value-type="float" office:value="867" calcext:value-type="float">
            <text:p>867</text:p>
          </table:table-cell>
          <table:table-cell table:style-name="ce4" office:value-type="float" office:value="7360" calcext:value-type="float">
            <text:p>7360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1711" calcext:value-type="float">
            <text:p>1711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70" calcext:value-type="float">
            <text:p>70</text:p>
          </table:table-cell>
          <table:table-cell table:style-name="ce5" table:formula="of:=([.I62]+[.W62])/[.E62]" office:value-type="percentage" office:value="0.292799856624401" calcext:value-type="percentage">
            <text:p>29.28%</text:p>
          </table:table-cell>
          <table:table-cell table:style-name="ce4" office:value-type="float" office:value="20842" calcext:value-type="float">
            <text:p>20842</text:p>
          </table:table-cell>
          <table:table-cell table:style-name="ce4" office:value-type="float" office:value="2223" calcext:value-type="float">
            <text:p>2223</text:p>
          </table:table-cell>
          <table:table-cell table:style-name="ce4" office:value-type="float" office:value="8263" calcext:value-type="float">
            <text:p>8263</text:p>
          </table:table-cell>
          <table:table-cell table:style-name="ce4" office:value-type="float" office:value="7892" calcext:value-type="float">
            <text:p>7892</text:p>
          </table:table-cell>
          <table:table-cell table:style-name="ce4" office:value-type="float" office:value="1940" calcext:value-type="float">
            <text:p>1940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1585" calcext:value-type="float">
            <text:p>21585</text:p>
          </table:table-cell>
          <table:table-cell table:style-name="ce4" office:value-type="float" office:value="10951" calcext:value-type="float">
            <text:p>10951</text:p>
          </table:table-cell>
          <table:table-cell table:style-name="ce4" office:value-type="float" office:value="8010" calcext:value-type="float">
            <text:p>8010</text:p>
          </table:table-cell>
          <table:table-cell table:style-name="ce4" office:value-type="float" office:value="2255" calcext:value-type="float">
            <text:p>225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21" calcext:value-type="float">
            <text:p>121</text:p>
          </table:table-cell>
          <table:table-cell table:style-name="ce8" table:formula="of:=([.AR62]+[.AK62])/([.AQ62]+[.AJ62])" office:value-type="percentage" office:value="0.310509816861904" calcext:value-type="percentage">
            <text:p>31.05%</text:p>
          </table:table-cell>
          <table:table-cell table:number-columns-repeated="97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Staten Island </text:p>
          </table:table-cell>
          <table:table-cell office:value-type="string" calcext:value-type="string">
            <text:p>Annadale</text:p>
          </table:table-cell>
          <table:table-cell table:style-name="ce3" office:value-type="string" calcext:value-type="string">
            <text:p>Assembly District 62, New York</text:p>
          </table:table-cell>
          <table:table-cell table:style-name="ce4" office:value-type="float" office:value="45290" calcext:value-type="float">
            <text:p>45290</text:p>
          </table:table-cell>
          <table:table-cell table:style-name="ce4" office:value-type="float" office:value="610" calcext:value-type="float">
            <text:p>610</text:p>
          </table:table-cell>
          <table:table-cell table:style-name="ce4" office:value-type="float" office:value="38074" calcext:value-type="float">
            <text:p>38074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1464" calcext:value-type="float">
            <text:p>1464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10420" calcext:value-type="float">
            <text:p>10420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17325" calcext:value-type="float">
            <text:p>17325</text:p>
          </table:table-cell>
          <table:table-cell table:style-name="ce4" office:value-type="float" office:value="868" calcext:value-type="float">
            <text:p>868</text:p>
          </table:table-cell>
          <table:table-cell table:style-name="ce4" office:value-type="float" office:value="6116" calcext:value-type="float">
            <text:p>6116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2033" calcext:value-type="float">
            <text:p>2033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7216" calcext:value-type="float">
            <text:p>7216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1207" calcext:value-type="float">
            <text:p>1207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3582" calcext:value-type="float">
            <text:p>3582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1966" calcext:value-type="float">
            <text:p>1966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5" table:formula="of:=([.I63]+[.W63])/[.E63]" office:value-type="percentage" office:value="0.0589754912784279" calcext:value-type="percentage">
            <text:p>5.90%</text:p>
          </table:table-cell>
          <table:table-cell table:style-name="ce4" office:value-type="float" office:value="31939" calcext:value-type="float">
            <text:p>31939</text:p>
          </table:table-cell>
          <table:table-cell table:style-name="ce4" office:value-type="float" office:value="1527" calcext:value-type="float">
            <text:p>1527</text:p>
          </table:table-cell>
          <table:table-cell table:style-name="ce4" office:value-type="float" office:value="9406" calcext:value-type="float">
            <text:p>9406</text:p>
          </table:table-cell>
          <table:table-cell table:style-name="ce4" office:value-type="float" office:value="15495" calcext:value-type="float">
            <text:p>15495</text:p>
          </table:table-cell>
          <table:table-cell table:style-name="ce4" office:value-type="float" office:value="4197" calcext:value-type="float">
            <text:p>4197</text:p>
          </table:table-cell>
          <table:table-cell table:style-name="ce4" office:value-type="float" office:value="1006" calcext:value-type="float">
            <text:p>1006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10118" calcext:value-type="float">
            <text:p>10118</text:p>
          </table:table-cell>
          <table:table-cell table:style-name="ce4" office:value-type="float" office:value="2290" calcext:value-type="float">
            <text:p>2290</text:p>
          </table:table-cell>
          <table:table-cell table:style-name="ce4" office:value-type="float" office:value="5280" calcext:value-type="float">
            <text:p>5280</text:p>
          </table:table-cell>
          <table:table-cell table:style-name="ce4" office:value-type="float" office:value="2253" calcext:value-type="float">
            <text:p>2253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([.AR63]+[.AK63])/([.AQ63]+[.AJ63])" office:value-type="percentage" office:value="0.0907577811065934" calcext:value-type="percentage">
            <text:p>9.08%</text:p>
          </table:table-cell>
          <table:table-cell table:number-columns-repeated="97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Staten Island </text:p>
          </table:table-cell>
          <table:table-cell office:value-type="string" calcext:value-type="string">
            <text:p>Silver Lake</text:p>
          </table:table-cell>
          <table:table-cell table:style-name="ce3" office:value-type="string" calcext:value-type="string">
            <text:p>Assembly District 63, New York</text:p>
          </table:table-cell>
          <table:table-cell table:style-name="ce4" office:value-type="float" office:value="45184" calcext:value-type="float">
            <text:p>45184</text:p>
          </table:table-cell>
          <table:table-cell table:style-name="ce4" office:value-type="float" office:value="726" calcext:value-type="float">
            <text:p>726</text:p>
          </table:table-cell>
          <table:table-cell table:style-name="ce4" office:value-type="float" office:value="34209" calcext:value-type="float">
            <text:p>34209</text:p>
          </table:table-cell>
          <table:table-cell table:style-name="ce4" office:value-type="float" office:value="895" calcext:value-type="float">
            <text:p>895</text:p>
          </table:table-cell>
          <table:table-cell table:style-name="ce4" office:value-type="float" office:value="1769" calcext:value-type="float">
            <text:p>1769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11965" calcext:value-type="float">
            <text:p>11965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14684" calcext:value-type="float">
            <text:p>14684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4134" calcext:value-type="float">
            <text:p>4134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1215" calcext:value-type="float">
            <text:p>1215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0975" calcext:value-type="float">
            <text:p>10975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3927" calcext:value-type="float">
            <text:p>3927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4704" calcext:value-type="float">
            <text:p>4704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2071" calcext:value-type="float">
            <text:p>2071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5" table:formula="of:=([.I64]+[.W64])/[.E64]" office:value-type="percentage" office:value="0.126062322946176" calcext:value-type="percentage">
            <text:p>12.61%</text:p>
          </table:table-cell>
          <table:table-cell table:style-name="ce4" office:value-type="float" office:value="28213" calcext:value-type="float">
            <text:p>28213</text:p>
          </table:table-cell>
          <table:table-cell table:style-name="ce4" office:value-type="float" office:value="1744" calcext:value-type="float">
            <text:p>1744</text:p>
          </table:table-cell>
          <table:table-cell table:style-name="ce4" office:value-type="float" office:value="10142" calcext:value-type="float">
            <text:p>10142</text:p>
          </table:table-cell>
          <table:table-cell table:style-name="ce4" office:value-type="float" office:value="12361" calcext:value-type="float">
            <text:p>12361</text:p>
          </table:table-cell>
          <table:table-cell table:style-name="ce4" office:value-type="float" office:value="3074" calcext:value-type="float">
            <text:p>3074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3992" calcext:value-type="float">
            <text:p>13992</text:p>
          </table:table-cell>
          <table:table-cell table:style-name="ce4" office:value-type="float" office:value="4310" calcext:value-type="float">
            <text:p>4310</text:p>
          </table:table-cell>
          <table:table-cell table:style-name="ce4" office:value-type="float" office:value="6853" calcext:value-type="float">
            <text:p>6853</text:p>
          </table:table-cell>
          <table:table-cell table:style-name="ce4" office:value-type="float" office:value="2425" calcext:value-type="float">
            <text:p>2425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50" calcext:value-type="float">
            <text:p>50</text:p>
          </table:table-cell>
          <table:table-cell table:style-name="ce8" table:formula="of:=([.AR64]+[.AK64])/([.AQ64]+[.AJ64])" office:value-type="percentage" office:value="0.143442720056865" calcext:value-type="percentage">
            <text:p>14.34%</text:p>
          </table:table-cell>
          <table:table-cell table:number-columns-repeated="974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Staten Island </text:p>
          </table:table-cell>
          <table:table-cell office:value-type="string" calcext:value-type="string">
            <text:p>Rosebank, BayRidge Brooklyn</text:p>
          </table:table-cell>
          <table:table-cell table:style-name="ce3" office:value-type="string" calcext:value-type="string">
            <text:p>Assembly District 64, New York</text:p>
          </table:table-cell>
          <table:table-cell table:style-name="ce4" office:value-type="float" office:value="57695" calcext:value-type="float">
            <text:p>57695</text:p>
          </table:table-cell>
          <table:table-cell table:style-name="ce4" office:value-type="string" calcext:value-type="string">
            <text:p>1,039</text:p>
          </table:table-cell>
          <table:table-cell table:style-name="ce4" office:value-type="float" office:value="9400" calcext:value-type="float">
            <text:p>9400</text:p>
          </table:table-cell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5698" calcext:value-type="float">
            <text:p>5698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3306" calcext:value-type="float">
            <text:p>3306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48295" calcext:value-type="float">
            <text:p>48295</text:p>
          </table:table-cell>
          <table:table-cell table:style-name="ce4" office:value-type="string" calcext:value-type="string">
            <text:p>1,061</text:p>
          </table:table-cell>
          <table:table-cell table:style-name="ce4" office:value-type="float" office:value="39681" calcext:value-type="float">
            <text:p>39681</text:p>
          </table:table-cell>
          <table:table-cell table:style-name="ce4" office:value-type="string" calcext:value-type="string">
            <text:p>1,048</text:p>
          </table:table-cell>
          <table:table-cell table:style-name="ce4" office:value-type="float" office:value="7523" calcext:value-type="float">
            <text:p>7523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951" calcext:value-type="float">
            <text:p>951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8" calcext:value-type="float">
            <text:p>48</text:p>
          </table:table-cell>
          <table:table-cell table:style-name="ce5" table:formula="of:=([.I65]+[.W65])/[.E65]" office:value-type="percentage" office:value="0.786532628477338" calcext:value-type="percentage">
            <text:p>78.65%</text:p>
          </table:table-cell>
          <table:table-cell table:style-name="ce4" office:value-type="float" office:value="8015" calcext:value-type="float">
            <text:p>8015</text:p>
          </table:table-cell>
          <table:table-cell table:style-name="ce4" office:value-type="float" office:value="5040" calcext:value-type="float">
            <text:p>5040</text:p>
          </table:table-cell>
          <table:table-cell table:style-name="ce4" office:value-type="float" office:value="2676" calcext:value-type="float">
            <text:p>267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3975" calcext:value-type="float">
            <text:p>43975</text:p>
          </table:table-cell>
          <table:table-cell table:style-name="ce4" office:value-type="float" office:value="37592" calcext:value-type="float">
            <text:p>37592</text:p>
          </table:table-cell>
          <table:table-cell table:style-name="ce4" office:value-type="float" office:value="5742" calcext:value-type="float">
            <text:p>5742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14" calcext:value-type="float">
            <text:p>114</text:p>
          </table:table-cell>
          <table:table-cell table:style-name="ce8" table:formula="of:=([.AR65]+[.AK65])/([.AQ65]+[.AJ65])" office:value-type="percentage" office:value="0.820003846893633" calcext:value-type="percentage">
            <text:p>82.00%</text:p>
          </table:table-cell>
          <table:table-cell table:number-columns-repeated="974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anhattan </text:p>
          </table:table-cell>
          <table:table-cell office:value-type="string" calcext:value-type="string">
            <text:p>Lower East Side</text:p>
          </table:table-cell>
          <table:table-cell table:style-name="ce3" office:value-type="string" calcext:value-type="string">
            <text:p>Assembly District 65, New York</text:p>
          </table:table-cell>
          <table:table-cell table:style-name="ce4" office:value-type="float" office:value="75423" calcext:value-type="float">
            <text:p>75423</text:p>
          </table:table-cell>
          <table:table-cell table:style-name="ce4" office:value-type="string" calcext:value-type="string">
            <text:p>1,030</text:p>
          </table:table-cell>
          <table:table-cell table:style-name="ce4" office:value-type="float" office:value="22406" calcext:value-type="float">
            <text:p>22406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12932" calcext:value-type="float">
            <text:p>12932</text:p>
          </table:table-cell>
          <table:table-cell table:style-name="ce4" office:value-type="float" office:value="695" calcext:value-type="float">
            <text:p>695</text:p>
          </table:table-cell>
          <table:table-cell table:style-name="ce4" office:value-type="float" office:value="8502" calcext:value-type="float">
            <text:p>8502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876" calcext:value-type="float">
            <text:p>876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3017" calcext:value-type="float">
            <text:p>53017</text:p>
          </table:table-cell>
          <table:table-cell table:style-name="ce4" office:value-type="float" office:value="957" calcext:value-type="float">
            <text:p>957</text:p>
          </table:table-cell>
          <table:table-cell table:style-name="ce4" office:value-type="float" office:value="42898" calcext:value-type="float">
            <text:p>42898</text:p>
          </table:table-cell>
          <table:table-cell table:style-name="ce4" office:value-type="string" calcext:value-type="string">
            <text:p>1,059</text:p>
          </table:table-cell>
          <table:table-cell table:style-name="ce4" office:value-type="float" office:value="9184" calcext:value-type="float">
            <text:p>9184</text:p>
          </table:table-cell>
          <table:table-cell table:style-name="ce4" office:value-type="float" office:value="759" calcext:value-type="float">
            <text:p>759</text:p>
          </table:table-cell>
          <table:table-cell table:style-name="ce4" office:value-type="float" office:value="870" calcext:value-type="float">
            <text:p>870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7" calcext:value-type="float">
            <text:p>17</text:p>
          </table:table-cell>
          <table:table-cell table:style-name="ce5" table:formula="of:=([.I66]+[.W66])/[.E66]" office:value-type="percentage" office:value="0.740225130265304" calcext:value-type="percentage">
            <text:p>74.02%</text:p>
          </table:table-cell>
          <table:table-cell table:style-name="ce4" office:value-type="float" office:value="18020" calcext:value-type="float">
            <text:p>18020</text:p>
          </table:table-cell>
          <table:table-cell table:style-name="ce4" office:value-type="float" office:value="10159" calcext:value-type="float">
            <text:p>10159</text:p>
          </table:table-cell>
          <table:table-cell table:style-name="ce4" office:value-type="float" office:value="6994" calcext:value-type="float">
            <text:p>6994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8221" calcext:value-type="float">
            <text:p>58221</text:p>
          </table:table-cell>
          <table:table-cell table:style-name="ce4" office:value-type="float" office:value="45517" calcext:value-type="float">
            <text:p>45517</text:p>
          </table:table-cell>
          <table:table-cell table:style-name="ce4" office:value-type="float" office:value="11766" calcext:value-type="float">
            <text:p>11766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03" calcext:value-type="float">
            <text:p>203</text:p>
          </table:table-cell>
          <table:table-cell table:style-name="ce8" table:formula="of:=([.AR66]+[.AK66])/([.AQ66]+[.AJ66])" office:value-type="percentage" office:value="0.730263244186199" calcext:value-type="percentage">
            <text:p>73.03%</text:p>
          </table:table-cell>
          <table:table-cell table:number-columns-repeated="974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Manhattan </text:p>
          </table:table-cell>
          <table:table-cell office:value-type="string" calcext:value-type="string">
            <text:p>SoHo, Greenwich Village</text:p>
          </table:table-cell>
          <table:table-cell table:style-name="ce3" office:value-type="string" calcext:value-type="string">
            <text:p>Assembly District 66, New York</text:p>
          </table:table-cell>
          <table:table-cell table:style-name="ce4" office:value-type="float" office:value="72481" calcext:value-type="float">
            <text:p>72481</text:p>
          </table:table-cell>
          <table:table-cell table:style-name="ce4" office:value-type="string" calcext:value-type="string">
            <text:p>1,054</text:p>
          </table:table-cell>
          <table:table-cell table:style-name="ce4" office:value-type="float" office:value="21145" calcext:value-type="float">
            <text:p>21145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14192" calcext:value-type="float">
            <text:p>14192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6176" calcext:value-type="float">
            <text:p>6176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1336" calcext:value-type="float">
            <text:p>51336</text:p>
          </table:table-cell>
          <table:table-cell table:style-name="ce4" office:value-type="string" calcext:value-type="string">
            <text:p>1,152</text:p>
          </table:table-cell>
          <table:table-cell table:style-name="ce4" office:value-type="float" office:value="43265" calcext:value-type="float">
            <text:p>43265</text:p>
          </table:table-cell>
          <table:table-cell table:style-name="ce4" office:value-type="string" calcext:value-type="string">
            <text:p>1,014</text:p>
          </table:table-cell>
          <table:table-cell table:style-name="ce4" office:value-type="float" office:value="7135" calcext:value-type="float">
            <text:p>7135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7" calcext:value-type="float">
            <text:p>27</text:p>
          </table:table-cell>
          <table:table-cell table:style-name="ce5" table:formula="of:=([.I67]+[.W67])/[.E67]" office:value-type="percentage" office:value="0.792718091637808" calcext:value-type="percentage">
            <text:p>79.27%</text:p>
          </table:table-cell>
          <table:table-cell table:style-name="ce4" office:value-type="float" office:value="18727" calcext:value-type="float">
            <text:p>18727</text:p>
          </table:table-cell>
          <table:table-cell table:style-name="ce4" office:value-type="float" office:value="11812" calcext:value-type="float">
            <text:p>11812</text:p>
          </table:table-cell>
          <table:table-cell table:style-name="ce4" office:value-type="float" office:value="6217" calcext:value-type="float">
            <text:p>6217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3646" calcext:value-type="float">
            <text:p>53646</text:p>
          </table:table-cell>
          <table:table-cell table:style-name="ce4" office:value-type="float" office:value="44175" calcext:value-type="float">
            <text:p>44175</text:p>
          </table:table-cell>
          <table:table-cell table:style-name="ce4" office:value-type="float" office:value="8816" calcext:value-type="float">
            <text:p>8816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1" calcext:value-type="float">
            <text:p>81</text:p>
          </table:table-cell>
          <table:table-cell table:style-name="ce8" table:formula="of:=([.AR67]+[.AK67])/([.AQ67]+[.AJ67])" office:value-type="percentage" office:value="0.773589598330869" calcext:value-type="percentage">
            <text:p>77.36%</text:p>
          </table:table-cell>
          <table:table-cell table:number-columns-repeated="97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Manhattan </text:p>
          </table:table-cell>
          <table:table-cell office:value-type="string" calcext:value-type="string">
            <text:p>Upper West Side</text:p>
          </table:table-cell>
          <table:table-cell table:style-name="ce3" office:value-type="string" calcext:value-type="string">
            <text:p>Assembly District 67, New York</text:p>
          </table:table-cell>
          <table:table-cell table:style-name="ce4" office:value-type="float" office:value="77279" calcext:value-type="float">
            <text:p>77279</text:p>
          </table:table-cell>
          <table:table-cell table:style-name="ce4" office:value-type="string" calcext:value-type="string">
            <text:p>1,210</text:p>
          </table:table-cell>
          <table:table-cell table:style-name="ce4" office:value-type="float" office:value="25174" calcext:value-type="float">
            <text:p>25174</text:p>
          </table:table-cell>
          <table:table-cell table:style-name="ce4" office:value-type="float" office:value="788" calcext:value-type="float">
            <text:p>788</text:p>
          </table:table-cell>
          <table:table-cell table:style-name="ce4" office:value-type="float" office:value="17042" calcext:value-type="float">
            <text:p>17042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7378" calcext:value-type="float">
            <text:p>7378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671" calcext:value-type="float">
            <text:p>671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2105" calcext:value-type="float">
            <text:p>52105</text:p>
          </table:table-cell>
          <table:table-cell table:style-name="ce4" office:value-type="string" calcext:value-type="string">
            <text:p>1,274</text:p>
          </table:table-cell>
          <table:table-cell table:style-name="ce4" office:value-type="float" office:value="42175" calcext:value-type="float">
            <text:p>42175</text:p>
          </table:table-cell>
          <table:table-cell table:style-name="ce4" office:value-type="string" calcext:value-type="string">
            <text:p>1,321</text:p>
          </table:table-cell>
          <table:table-cell table:style-name="ce4" office:value-type="float" office:value="9114" calcext:value-type="float">
            <text:p>9114</text:p>
          </table:table-cell>
          <table:table-cell table:style-name="ce4" office:value-type="float" office:value="846" calcext:value-type="float">
            <text:p>846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5" table:formula="of:=([.I68]+[.W68])/[.E68]" office:value-type="percentage" office:value="0.76627544352282" calcext:value-type="percentage">
            <text:p>76.63%</text:p>
          </table:table-cell>
          <table:table-cell table:style-name="ce4" office:value-type="float" office:value="21899" calcext:value-type="float">
            <text:p>21899</text:p>
          </table:table-cell>
          <table:table-cell table:style-name="ce4" office:value-type="float" office:value="12992" calcext:value-type="float">
            <text:p>12992</text:p>
          </table:table-cell>
          <table:table-cell table:style-name="ce4" office:value-type="float" office:value="7922" calcext:value-type="float">
            <text:p>7922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1903" calcext:value-type="float">
            <text:p>51903</text:p>
          </table:table-cell>
          <table:table-cell table:style-name="ce4" office:value-type="float" office:value="42203" calcext:value-type="float">
            <text:p>42203</text:p>
          </table:table-cell>
          <table:table-cell table:style-name="ce4" office:value-type="float" office:value="9116" calcext:value-type="float">
            <text:p>9116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2" calcext:value-type="float">
            <text:p>102</text:p>
          </table:table-cell>
          <table:table-cell table:style-name="ce8" table:formula="of:=([.AR68]+[.AK68])/([.AQ68]+[.AJ68])" office:value-type="percentage" office:value="0.747879461261212" calcext:value-type="percentage">
            <text:p>74.79%</text:p>
          </table:table-cell>
          <table:table-cell table:number-columns-repeated="974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nhattan </text:p>
          </table:table-cell>
          <table:table-cell office:value-type="string" calcext:value-type="string">
            <text:p>East Harlem</text:p>
          </table:table-cell>
          <table:table-cell table:style-name="ce3" office:value-type="string" calcext:value-type="string">
            <text:p>Assembly District 68, New York</text:p>
          </table:table-cell>
          <table:table-cell table:style-name="ce4" office:value-type="float" office:value="46985" calcext:value-type="float">
            <text:p>46985</text:p>
          </table:table-cell>
          <table:table-cell table:style-name="ce4" office:value-type="float" office:value="839" calcext:value-type="float">
            <text:p>839</text:p>
          </table:table-cell>
          <table:table-cell table:style-name="ce4" office:value-type="float" office:value="4520" calcext:value-type="float">
            <text:p>4520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2549" calcext:value-type="float">
            <text:p>2549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1630" calcext:value-type="float">
            <text:p>1630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2465" calcext:value-type="float">
            <text:p>42465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34649" calcext:value-type="float">
            <text:p>34649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6690" calcext:value-type="float">
            <text:p>6690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998" calcext:value-type="float">
            <text:p>998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7" calcext:value-type="float">
            <text:p>37</text:p>
          </table:table-cell>
          <table:table-cell table:style-name="ce5" table:formula="of:=([.I69]+[.W69])/[.E69]" office:value-type="percentage" office:value="0.791699478556986" calcext:value-type="percentage">
            <text:p>79.17%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1965" calcext:value-type="float">
            <text:p>1965</text:p>
          </table:table-cell>
          <table:table-cell table:style-name="ce4" office:value-type="float" office:value="1333" calcext:value-type="float">
            <text:p>1333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2858" calcext:value-type="float">
            <text:p>42858</text:p>
          </table:table-cell>
          <table:table-cell table:style-name="ce4" office:value-type="float" office:value="36489" calcext:value-type="float">
            <text:p>36489</text:p>
          </table:table-cell>
          <table:table-cell table:style-name="ce4" office:value-type="float" office:value="5678" calcext:value-type="float">
            <text:p>5678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5" calcext:value-type="float">
            <text:p>85</text:p>
          </table:table-cell>
          <table:table-cell table:style-name="ce8" table:formula="of:=([.AR69]+[.AK69])/([.AQ69]+[.AJ69])" office:value-type="percentage" office:value="0.825955280623752" calcext:value-type="percentage">
            <text:p>82.60%</text:p>
          </table:table-cell>
          <table:table-cell table:number-columns-repeated="974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Manhattan </text:p>
          </table:table-cell>
          <table:table-cell office:value-type="string" calcext:value-type="string">
            <text:p>Morningside Heights, Upper West Side</text:p>
          </table:table-cell>
          <table:table-cell table:style-name="ce3" office:value-type="string" calcext:value-type="string">
            <text:p>Assembly District 69, New York</text:p>
          </table:table-cell>
          <table:table-cell table:style-name="ce4" office:value-type="float" office:value="56118" calcext:value-type="float">
            <text:p>56118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float" office:value="12503" calcext:value-type="float">
            <text:p>12503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6980" calcext:value-type="float">
            <text:p>6980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4862" calcext:value-type="float">
            <text:p>4862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3615" calcext:value-type="float">
            <text:p>43615</text:p>
          </table:table-cell>
          <table:table-cell table:style-name="ce4" office:value-type="float" office:value="846" calcext:value-type="float">
            <text:p>846</text:p>
          </table:table-cell>
          <table:table-cell table:style-name="ce4" office:value-type="float" office:value="35402" calcext:value-type="float">
            <text:p>35402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7489" calcext:value-type="float">
            <text:p>7489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9" calcext:value-type="float">
            <text:p>49</text:p>
          </table:table-cell>
          <table:table-cell table:style-name="ce5" table:formula="of:=([.I70]+[.W70])/[.E70]" office:value-type="percentage" office:value="0.75523005096404" calcext:value-type="percentage">
            <text:p>75.52%</text:p>
          </table:table-cell>
          <table:table-cell table:style-name="ce4" office:value-type="float" office:value="11329" calcext:value-type="float">
            <text:p>11329</text:p>
          </table:table-cell>
          <table:table-cell table:style-name="ce4" office:value-type="float" office:value="6393" calcext:value-type="float">
            <text:p>6393</text:p>
          </table:table-cell>
          <table:table-cell table:style-name="ce4" office:value-type="float" office:value="4530" calcext:value-type="float">
            <text:p>4530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58" calcext:value-type="float">
            <text:p>5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6396" calcext:value-type="float">
            <text:p>46396</text:p>
          </table:table-cell>
          <table:table-cell table:style-name="ce4" office:value-type="float" office:value="37652" calcext:value-type="float">
            <text:p>37652</text:p>
          </table:table-cell>
          <table:table-cell table:style-name="ce4" office:value-type="float" office:value="8005" calcext:value-type="float">
            <text:p>8005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3" calcext:value-type="float">
            <text:p>73</text:p>
          </table:table-cell>
          <table:table-cell table:style-name="ce8" table:formula="of:=([.AR70]+[.AK70])/([.AQ70]+[.AJ70])" office:value-type="percentage" office:value="0.763014291901256" calcext:value-type="percentage">
            <text:p>76.30%</text:p>
          </table:table-cell>
          <table:table-cell table:number-columns-repeated="97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Manhattan </text:p>
          </table:table-cell>
          <table:table-cell office:value-type="string" calcext:value-type="string">
            <text:p>Harlem</text:p>
          </table:table-cell>
          <table:table-cell table:style-name="ce3" office:value-type="string" calcext:value-type="string">
            <text:p>Assembly District 70, New York</text:p>
          </table:table-cell>
          <table:table-cell table:style-name="ce4" office:value-type="float" office:value="51116" calcext:value-type="float">
            <text:p>51116</text:p>
          </table:table-cell>
          <table:table-cell table:style-name="ce4" office:value-type="string" calcext:value-type="string">
            <text:p>1,068</text:p>
          </table:table-cell>
          <table:table-cell table:style-name="ce4" office:value-type="float" office:value="6124" calcext:value-type="float">
            <text:p>6124</text:p>
          </table:table-cell>
          <table:table-cell table:style-name="ce4" office:value-type="float" office:value="566" calcext:value-type="float">
            <text:p>566</text:p>
          </table:table-cell>
          <table:table-cell table:style-name="ce4" office:value-type="float" office:value="2954" calcext:value-type="float">
            <text:p>2954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2508" calcext:value-type="float">
            <text:p>2508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44992" calcext:value-type="float">
            <text:p>44992</text:p>
          </table:table-cell>
          <table:table-cell table:style-name="ce4" office:value-type="string" calcext:value-type="string">
            <text:p>1,026</text:p>
          </table:table-cell>
          <table:table-cell table:style-name="ce4" office:value-type="float" office:value="36664" calcext:value-type="float">
            <text:p>36664</text:p>
          </table:table-cell>
          <table:table-cell table:style-name="ce4" office:value-type="float" office:value="986" calcext:value-type="float">
            <text:p>986</text:p>
          </table:table-cell>
          <table:table-cell table:style-name="ce4" office:value-type="float" office:value="7512" calcext:value-type="float">
            <text:p>7512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5" table:formula="of:=([.I71]+[.W71])/[.E71]" office:value-type="percentage" office:value="0.775060646372956" calcext:value-type="percentage">
            <text:p>77.51%</text:p>
          </table:table-cell>
          <table:table-cell table:style-name="ce4" office:value-type="float" office:value="3358" calcext:value-type="float">
            <text:p>3358</text:p>
          </table:table-cell>
          <table:table-cell table:style-name="ce4" office:value-type="float" office:value="1731" calcext:value-type="float">
            <text:p>1731</text:p>
          </table:table-cell>
          <table:table-cell table:style-name="ce4" office:value-type="float" office:value="1349" calcext:value-type="float">
            <text:p>1349</text:p>
          </table:table-cell>
          <table:table-cell table:style-name="ce4" office:value-type="float" office:value="278" calcext:value-type="float">
            <text:p>2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48235" calcext:value-type="float">
            <text:p>48235</text:p>
          </table:table-cell>
          <table:table-cell table:style-name="ce4" office:value-type="float" office:value="40109" calcext:value-type="float">
            <text:p>40109</text:p>
          </table:table-cell>
          <table:table-cell table:style-name="ce4" office:value-type="float" office:value="7051" calcext:value-type="float">
            <text:p>7051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1" calcext:value-type="float">
            <text:p>231</text:p>
          </table:table-cell>
          <table:table-cell table:style-name="ce8" table:formula="of:=([.AR71]+[.AK71])/([.AQ71]+[.AJ71])" office:value-type="percentage" office:value="0.810962727501793" calcext:value-type="percentage">
            <text:p>81.10%</text:p>
          </table:table-cell>
          <table:table-cell table:number-columns-repeated="97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anhattan </text:p>
          </table:table-cell>
          <table:table-cell office:value-type="string" calcext:value-type="string">
            <text:p>Washington Heights</text:p>
          </table:table-cell>
          <table:table-cell table:style-name="ce3" office:value-type="string" calcext:value-type="string">
            <text:p>Assembly District 71, New York</text:p>
          </table:table-cell>
          <table:table-cell table:style-name="ce4" office:value-type="float" office:value="47880" calcext:value-type="float">
            <text:p>47880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6033" calcext:value-type="float">
            <text:p>6033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3088" calcext:value-type="float">
            <text:p>3088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2621" calcext:value-type="float">
            <text:p>2621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41847" calcext:value-type="float">
            <text:p>41847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32134" calcext:value-type="float">
            <text:p>32134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500" calcext:value-type="float">
            <text:p>8500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1188" calcext:value-type="float">
            <text:p>1188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([.I72]+[.W72])/[.E72]" office:value-type="percentage" office:value="0.73563074352548" calcext:value-type="percentage">
            <text:p>73.56%</text:p>
          </table:table-cell>
          <table:table-cell table:style-name="ce4" office:value-type="float" office:value="3802" calcext:value-type="float">
            <text:p>3802</text:p>
          </table:table-cell>
          <table:table-cell table:style-name="ce4" office:value-type="float" office:value="2144" calcext:value-type="float">
            <text:p>2144</text:p>
          </table:table-cell>
          <table:table-cell table:style-name="ce4" office:value-type="float" office:value="1342" calcext:value-type="float">
            <text:p>134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4926" calcext:value-type="float">
            <text:p>44926</text:p>
          </table:table-cell>
          <table:table-cell table:style-name="ce4" office:value-type="float" office:value="35996" calcext:value-type="float">
            <text:p>35996</text:p>
          </table:table-cell>
          <table:table-cell table:style-name="ce4" office:value-type="float" office:value="7870" calcext:value-type="float">
            <text:p>7870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45" calcext:value-type="float">
            <text:p>145</text:p>
          </table:table-cell>
          <table:table-cell table:style-name="ce8" table:formula="of:=([.AR72]+[.AK72])/([.AQ72]+[.AJ72])" office:value-type="percentage" office:value="0.782712198325398" calcext:value-type="percentage">
            <text:p>78.27%</text:p>
          </table:table-cell>
          <table:table-cell table:number-columns-repeated="97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Manhattan </text:p>
          </table:table-cell>
          <table:table-cell office:value-type="string" calcext:value-type="string">
            <text:p>Inwood, Washington Heights</text:p>
          </table:table-cell>
          <table:table-cell table:style-name="ce3" office:value-type="string" calcext:value-type="string">
            <text:p>Assembly District 72, New York</text:p>
          </table:table-cell>
          <table:table-cell table:style-name="ce4" office:value-type="float" office:value="38668" calcext:value-type="float">
            <text:p>38668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2204" calcext:value-type="float">
            <text:p>2204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130" calcext:value-type="float">
            <text:p>1130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928" calcext:value-type="float">
            <text:p>928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6464" calcext:value-type="float">
            <text:p>36464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29264" calcext:value-type="float">
            <text:p>29264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6268" calcext:value-type="float">
            <text:p>6268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7" calcext:value-type="float">
            <text:p>27</text:p>
          </table:table-cell>
          <table:table-cell table:style-name="ce5" table:formula="of:=([.I73]+[.W73])/[.E73]" office:value-type="percentage" office:value="0.786024619840695" calcext:value-type="percentage">
            <text:p>78.60%</text:p>
          </table:table-cell>
          <table:table-cell table:style-name="ce4" office:value-type="float" office:value="1776" calcext:value-type="float">
            <text:p>1776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8981" calcext:value-type="float">
            <text:p>38981</text:p>
          </table:table-cell>
          <table:table-cell table:style-name="ce4" office:value-type="float" office:value="31410" calcext:value-type="float">
            <text:p>31410</text:p>
          </table:table-cell>
          <table:table-cell table:style-name="ce4" office:value-type="float" office:value="6648" calcext:value-type="float">
            <text:p>6648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3" calcext:value-type="float">
            <text:p>83</text:p>
          </table:table-cell>
          <table:table-cell table:style-name="ce8" table:formula="of:=([.AR73]+[.AK73])/([.AQ73]+[.AJ73])" office:value-type="percentage" office:value="0.795691537649974" calcext:value-type="percentage">
            <text:p>79.57%</text:p>
          </table:table-cell>
          <table:table-cell table:number-columns-repeated="974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anhattan </text:p>
          </table:table-cell>
          <table:table-cell office:value-type="string" calcext:value-type="string">
            <text:p>Midtown East, Upper East Side</text:p>
          </table:table-cell>
          <table:table-cell table:style-name="ce3" office:value-type="string" calcext:value-type="string">
            <text:p>Assembly District 73, New York</text:p>
          </table:table-cell>
          <table:table-cell table:style-name="ce4" office:value-type="float" office:value="70694" calcext:value-type="float">
            <text:p>70694</text:p>
          </table:table-cell>
          <table:table-cell table:style-name="ce4" office:value-type="string" calcext:value-type="string">
            <text:p>1,287</text:p>
          </table:table-cell>
          <table:table-cell table:style-name="ce4" office:value-type="float" office:value="31369" calcext:value-type="float">
            <text:p>31369</text:p>
          </table:table-cell>
          <table:table-cell table:style-name="ce4" office:value-type="float" office:value="951" calcext:value-type="float">
            <text:p>951</text:p>
          </table:table-cell>
          <table:table-cell table:style-name="ce4" office:value-type="float" office:value="18250" calcext:value-type="float">
            <text:p>18250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11494" calcext:value-type="float">
            <text:p>11494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1411" calcext:value-type="float">
            <text:p>1411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39325" calcext:value-type="float">
            <text:p>39325</text:p>
          </table:table-cell>
          <table:table-cell table:style-name="ce4" office:value-type="string" calcext:value-type="string">
            <text:p>1,179</text:p>
          </table:table-cell>
          <table:table-cell table:style-name="ce4" office:value-type="float" office:value="31306" calcext:value-type="float">
            <text:p>31306</text:p>
          </table:table-cell>
          <table:table-cell table:style-name="ce4" office:value-type="string" calcext:value-type="string">
            <text:p>1,127</text:p>
          </table:table-cell>
          <table:table-cell table:style-name="ce4" office:value-type="float" office:value="7126" calcext:value-type="float">
            <text:p>7126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4" calcext:value-type="float">
            <text:p>34</text:p>
          </table:table-cell>
          <table:table-cell table:style-name="ce5" table:formula="of:=([.I74]+[.W74])/[.E74]" office:value-type="percentage" office:value="0.700993012136815" calcext:value-type="percentage">
            <text:p>70.10%</text:p>
          </table:table-cell>
          <table:table-cell table:style-name="ce4" office:value-type="float" office:value="29288" calcext:value-type="float">
            <text:p>29288</text:p>
          </table:table-cell>
          <table:table-cell table:style-name="ce4" office:value-type="float" office:value="16662" calcext:value-type="float">
            <text:p>16662</text:p>
          </table:table-cell>
          <table:table-cell table:style-name="ce4" office:value-type="float" office:value="10585" calcext:value-type="float">
            <text:p>10585</text:p>
          </table:table-cell>
          <table:table-cell table:style-name="ce4" office:value-type="float" office:value="1590" calcext:value-type="float">
            <text:p>159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44442" calcext:value-type="float">
            <text:p>44442</text:p>
          </table:table-cell>
          <table:table-cell table:style-name="ce4" office:value-type="float" office:value="34549" calcext:value-type="float">
            <text:p>34549</text:p>
          </table:table-cell>
          <table:table-cell table:style-name="ce4" office:value-type="float" office:value="8950" calcext:value-type="float">
            <text:p>8950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83" calcext:value-type="float">
            <text:p>183</text:p>
          </table:table-cell>
          <table:table-cell table:style-name="ce8" table:formula="of:=([.AR74]+[.AK74])/([.AQ74]+[.AJ74])" office:value-type="percentage" office:value="0.694574799945748" calcext:value-type="percentage">
            <text:p>69.46%</text:p>
          </table:table-cell>
          <table:table-cell table:number-columns-repeated="974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Manhattan </text:p>
          </table:table-cell>
          <table:table-cell office:value-type="string" calcext:value-type="string">
            <text:p>East Village, Murray Hill</text:p>
          </table:table-cell>
          <table:table-cell table:style-name="ce3" office:value-type="string" calcext:value-type="string">
            <text:p>Assembly District 74, New York</text:p>
          </table:table-cell>
          <table:table-cell table:style-name="ce4" office:value-type="float" office:value="66744" calcext:value-type="float">
            <text:p>66744</text:p>
          </table:table-cell>
          <table:table-cell table:style-name="ce4" office:value-type="string" calcext:value-type="string">
            <text:p>1,017</text:p>
          </table:table-cell>
          <table:table-cell table:style-name="ce4" office:value-type="float" office:value="14199" calcext:value-type="float">
            <text:p>14199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10053" calcext:value-type="float">
            <text:p>10053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3734" calcext:value-type="float">
            <text:p>3734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52545" calcext:value-type="float">
            <text:p>52545</text:p>
          </table:table-cell>
          <table:table-cell table:style-name="ce4" office:value-type="string" calcext:value-type="string">
            <text:p>1,155</text:p>
          </table:table-cell>
          <table:table-cell table:style-name="ce4" office:value-type="float" office:value="43092" calcext:value-type="float">
            <text:p>43092</text:p>
          </table:table-cell>
          <table:table-cell table:style-name="ce4" office:value-type="string" calcext:value-type="string">
            <text:p>1,062</text:p>
          </table:table-cell>
          <table:table-cell table:style-name="ce4" office:value-type="float" office:value="8538" calcext:value-type="float">
            <text:p>8538</text:p>
          </table:table-cell>
          <table:table-cell table:style-name="ce4" office:value-type="float" office:value="664" calcext:value-type="float">
            <text:p>664</text:p>
          </table:table-cell>
          <table:table-cell table:style-name="ce4" office:value-type="float" office:value="868" calcext:value-type="float">
            <text:p>868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1" calcext:value-type="float">
            <text:p>31</text:p>
          </table:table-cell>
          <table:table-cell table:style-name="ce5" table:formula="of:=([.I75]+[.W75])/[.E75]" office:value-type="percentage" office:value="0.796251348435814" calcext:value-type="percentage">
            <text:p>79.63%</text:p>
          </table:table-cell>
          <table:table-cell table:style-name="ce4" office:value-type="float" office:value="11329" calcext:value-type="float">
            <text:p>11329</text:p>
          </table:table-cell>
          <table:table-cell table:style-name="ce4" office:value-type="float" office:value="7665" calcext:value-type="float">
            <text:p>7665</text:p>
          </table:table-cell>
          <table:table-cell table:style-name="ce4" office:value-type="float" office:value="3300" calcext:value-type="float">
            <text:p>3300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7844" calcext:value-type="float">
            <text:p>57844</text:p>
          </table:table-cell>
          <table:table-cell table:style-name="ce4" office:value-type="float" office:value="47160" calcext:value-type="float">
            <text:p>47160</text:p>
          </table:table-cell>
          <table:table-cell table:style-name="ce4" office:value-type="float" office:value="9843" calcext:value-type="float">
            <text:p>9843</text:p>
          </table:table-cell>
          <table:table-cell table:style-name="ce4" office:value-type="float" office:value="689" calcext:value-type="float">
            <text:p>68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1" calcext:value-type="float">
            <text:p>131</text:p>
          </table:table-cell>
          <table:table-cell table:style-name="ce8" table:formula="of:=([.AR75]+[.AK75])/([.AQ75]+[.AJ75])" office:value-type="percentage" office:value="0.792578028999754" calcext:value-type="percentage">
            <text:p>79.26%</text:p>
          </table:table-cell>
          <table:table-cell table:number-columns-repeated="974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Manhattan </text:p>
          </table:table-cell>
          <table:table-cell office:value-type="string" calcext:value-type="string">
            <text:p>Chelsea, Hell's Kitchen</text:p>
          </table:table-cell>
          <table:table-cell table:style-name="ce3" office:value-type="string" calcext:value-type="string">
            <text:p>Assembly District 75, New York</text:p>
          </table:table-cell>
          <table:table-cell table:style-name="ce4" office:value-type="float" office:value="81403" calcext:value-type="float">
            <text:p>81403</text:p>
          </table:table-cell>
          <table:table-cell table:style-name="ce4" office:value-type="string" calcext:value-type="string">
            <text:p>1,168</text:p>
          </table:table-cell>
          <table:table-cell table:style-name="ce4" office:value-type="float" office:value="21995" calcext:value-type="float">
            <text:p>21995</text:p>
          </table:table-cell>
          <table:table-cell table:style-name="ce4" office:value-type="float" office:value="945" calcext:value-type="float">
            <text:p>945</text:p>
          </table:table-cell>
          <table:table-cell table:style-name="ce4" office:value-type="float" office:value="15640" calcext:value-type="float">
            <text:p>15640</text:p>
          </table:table-cell>
          <table:table-cell table:style-name="ce4" office:value-type="float" office:value="811" calcext:value-type="float">
            <text:p>811</text:p>
          </table:table-cell>
          <table:table-cell table:style-name="ce4" office:value-type="float" office:value="5829" calcext:value-type="float">
            <text:p>5829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479" calcext:value-type="float">
            <text:p>47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59408" calcext:value-type="float">
            <text:p>59408</text:p>
          </table:table-cell>
          <table:table-cell table:style-name="ce4" office:value-type="string" calcext:value-type="string">
            <text:p>1,360</text:p>
          </table:table-cell>
          <table:table-cell table:style-name="ce4" office:value-type="float" office:value="50615" calcext:value-type="float">
            <text:p>50615</text:p>
          </table:table-cell>
          <table:table-cell table:style-name="ce4" office:value-type="string" calcext:value-type="string">
            <text:p>1,351</text:p>
          </table:table-cell>
          <table:table-cell table:style-name="ce4" office:value-type="float" office:value="8185" calcext:value-type="float">
            <text:p>8185</text:p>
          </table:table-cell>
          <table:table-cell table:style-name="ce4" office:value-type="float" office:value="736" calcext:value-type="float">
            <text:p>736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2" calcext:value-type="float">
            <text:p>32</text:p>
          </table:table-cell>
          <table:table-cell table:style-name="ce5" table:formula="of:=([.I76]+[.W76])/[.E76]" office:value-type="percentage" office:value="0.81391349213174" calcext:value-type="percentage">
            <text:p>81.39%</text:p>
          </table:table-cell>
          <table:table-cell table:style-name="ce4" office:value-type="float" office:value="17453" calcext:value-type="float">
            <text:p>17453</text:p>
          </table:table-cell>
          <table:table-cell table:style-name="ce4" office:value-type="float" office:value="12105" calcext:value-type="float">
            <text:p>12105</text:p>
          </table:table-cell>
          <table:table-cell table:style-name="ce4" office:value-type="float" office:value="4868" calcext:value-type="float">
            <text:p>4868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8522" calcext:value-type="float">
            <text:p>58522</text:p>
          </table:table-cell>
          <table:table-cell table:style-name="ce4" office:value-type="float" office:value="49554" calcext:value-type="float">
            <text:p>49554</text:p>
          </table:table-cell>
          <table:table-cell table:style-name="ce4" office:value-type="float" office:value="8269" calcext:value-type="float">
            <text:p>8269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94" calcext:value-type="float">
            <text:p>94</text:p>
          </table:table-cell>
          <table:table-cell table:style-name="ce8" table:formula="of:=([.AR76]+[.AK76])/([.AQ76]+[.AJ76])" office:value-type="percentage" office:value="0.811569595261599" calcext:value-type="percentage">
            <text:p>81.16%</text:p>
          </table:table-cell>
          <table:table-cell table:number-columns-repeated="974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Manhattan </text:p>
          </table:table-cell>
          <table:table-cell office:value-type="string" calcext:value-type="string">
            <text:p>Roosevelt Island, Upper East Side</text:p>
          </table:table-cell>
          <table:table-cell table:style-name="ce3" office:value-type="string" calcext:value-type="string">
            <text:p>Assembly District 76, New York</text:p>
          </table:table-cell>
          <table:table-cell table:style-name="ce4" office:value-type="float" office:value="43933" calcext:value-type="float">
            <text:p>43933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10151" calcext:value-type="float">
            <text:p>10151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3088" calcext:value-type="float">
            <text:p>3088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4165" calcext:value-type="float">
            <text:p>4165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2239" calcext:value-type="float">
            <text:p>2239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3782" calcext:value-type="float">
            <text:p>33782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22934" calcext:value-type="float">
            <text:p>22934</text:p>
          </table:table-cell>
          <table:table-cell table:style-name="ce4" office:value-type="float" office:value="854" calcext:value-type="float">
            <text:p>854</text:p>
          </table:table-cell>
          <table:table-cell table:style-name="ce4" office:value-type="float" office:value="9250" calcext:value-type="float">
            <text:p>9250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1372" calcext:value-type="float">
            <text:p>137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5" table:formula="of:=([.I77]+[.W77])/[.E77]" office:value-type="percentage" office:value="0.592311019051738" calcext:value-type="percentage">
            <text:p>59.23%</text:p>
          </table:table-cell>
          <table:table-cell table:style-name="ce4" office:value-type="float" office:value="9097" calcext:value-type="float">
            <text:p>9097</text:p>
          </table:table-cell>
          <table:table-cell table:style-name="ce4" office:value-type="float" office:value="3167" calcext:value-type="float">
            <text:p>3167</text:p>
          </table:table-cell>
          <table:table-cell table:style-name="ce4" office:value-type="float" office:value="3755" calcext:value-type="float">
            <text:p>3755</text:p>
          </table:table-cell>
          <table:table-cell table:style-name="ce4" office:value-type="float" office:value="1716" calcext:value-type="float">
            <text:p>1716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730" calcext:value-type="float">
            <text:p>33730</text:p>
          </table:table-cell>
          <table:table-cell table:style-name="ce4" office:value-type="float" office:value="23200" calcext:value-type="float">
            <text:p>23200</text:p>
          </table:table-cell>
          <table:table-cell table:style-name="ce4" office:value-type="float" office:value="8522" calcext:value-type="float">
            <text:p>8522</text:p>
          </table:table-cell>
          <table:table-cell table:style-name="ce4" office:value-type="float" office:value="1691" calcext:value-type="float">
            <text:p>1691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0" calcext:value-type="float">
            <text:p>130</text:p>
          </table:table-cell>
          <table:table-cell table:style-name="ce8" table:formula="of:=([.AR77]+[.AK77])/([.AQ77]+[.AJ77])" office:value-type="percentage" office:value="0.615663016321479" calcext:value-type="percentage">
            <text:p>61.57%</text:p>
          </table:table-cell>
          <table:table-cell table:number-columns-repeated="974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The Bronx</text:p>
          </table:table-cell>
          <table:table-cell/>
          <table:table-cell table:style-name="ce3" office:value-type="string" calcext:value-type="string">
            <text:p>Assembly District 77, New York</text:p>
          </table:table-cell>
          <table:table-cell table:style-name="ce4" office:value-type="float" office:value="40551" calcext:value-type="float">
            <text:p>40551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2125" calcext:value-type="float">
            <text:p>212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8426" calcext:value-type="float">
            <text:p>38426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float" office:value="28409" calcext:value-type="float">
            <text:p>28409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8791" calcext:value-type="float">
            <text:p>8791</text:p>
          </table:table-cell>
          <table:table-cell table:style-name="ce4" office:value-type="float" office:value="658" calcext:value-type="float">
            <text:p>658</text:p>
          </table:table-cell>
          <table:table-cell table:style-name="ce4" office:value-type="float" office:value="1079" calcext:value-type="float">
            <text:p>1079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5" calcext:value-type="float">
            <text:p>35</text:p>
          </table:table-cell>
          <table:table-cell table:style-name="ce5" table:formula="of:=([.I78]+[.W78])/[.E78]" office:value-type="percentage" office:value="0.722053710142783" calcext:value-type="percentage">
            <text:p>72.21%</text:p>
          </table:table-cell>
          <table:table-cell table:style-name="ce4" office:value-type="float" office:value="2078" calcext:value-type="float">
            <text:p>2078</text:p>
          </table:table-cell>
          <table:table-cell table:style-name="ce4" office:value-type="float" office:value="1008" calcext:value-type="float">
            <text:p>1008</text:p>
          </table:table-cell>
          <table:table-cell table:style-name="ce4" office:value-type="float" office:value="722" calcext:value-type="float">
            <text:p>722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548" calcext:value-type="float">
            <text:p>37548</text:p>
          </table:table-cell>
          <table:table-cell table:style-name="ce4" office:value-type="float" office:value="29765" calcext:value-type="float">
            <text:p>29765</text:p>
          </table:table-cell>
          <table:table-cell table:style-name="ce4" office:value-type="float" office:value="6766" calcext:value-type="float">
            <text:p>6766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24" calcext:value-type="float">
            <text:p>224</text:p>
          </table:table-cell>
          <table:table-cell table:style-name="ce8" table:formula="of:=([.AR78]+[.AK78])/([.AQ78]+[.AJ78])" office:value-type="percentage" office:value="0.776586079846565" calcext:value-type="percentage">
            <text:p>77.66%</text:p>
          </table:table-cell>
          <table:table-cell table:number-columns-repeated="974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The Bronx </text:p>
          </table:table-cell>
          <table:table-cell office:value-type="string" calcext:value-type="string">
            <text:p>Bedford Park, Fordham</text:p>
          </table:table-cell>
          <table:table-cell table:style-name="ce3" office:value-type="string" calcext:value-type="string">
            <text:p>Assembly District 78, New York</text:p>
          </table:table-cell>
          <table:table-cell table:style-name="ce4" office:value-type="float" office:value="40852" calcext:value-type="float">
            <text:p>40852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4193" calcext:value-type="float">
            <text:p>4193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1713" calcext:value-type="float">
            <text:p>1713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1824" calcext:value-type="float">
            <text:p>1824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6659" calcext:value-type="float">
            <text:p>36659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26505" calcext:value-type="float">
            <text:p>26505</text:p>
          </table:table-cell>
          <table:table-cell table:style-name="ce4" office:value-type="float" office:value="785" calcext:value-type="float">
            <text:p>785</text:p>
          </table:table-cell>
          <table:table-cell table:style-name="ce4" office:value-type="float" office:value="8716" calcext:value-type="float">
            <text:p>8716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7" calcext:value-type="float">
            <text:p>37</text:p>
          </table:table-cell>
          <table:table-cell table:style-name="ce5" table:formula="of:=([.I79]+[.W79])/[.E79]" office:value-type="percentage" office:value="0.690737295603642" calcext:value-type="percentage">
            <text:p>69.07%</text:p>
          </table:table-cell>
          <table:table-cell table:style-name="ce4" office:value-type="float" office:value="3368" calcext:value-type="float">
            <text:p>3368</text:p>
          </table:table-cell>
          <table:table-cell table:style-name="ce4" office:value-type="float" office:value="1254" calcext:value-type="float">
            <text:p>1254</text:p>
          </table:table-cell>
          <table:table-cell table:style-name="ce4" office:value-type="float" office:value="1406" calcext:value-type="float">
            <text:p>1406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617" calcext:value-type="float">
            <text:p>36617</text:p>
          </table:table-cell>
          <table:table-cell table:style-name="ce4" office:value-type="float" office:value="27223" calcext:value-type="float">
            <text:p>27223</text:p>
          </table:table-cell>
          <table:table-cell table:style-name="ce4" office:value-type="float" office:value="8037" calcext:value-type="float">
            <text:p>8037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8" table:formula="of:=([.AR79]+[.AK79])/([.AQ79]+[.AJ79])" office:value-type="percentage" office:value="0.71219207202701" calcext:value-type="percentage">
            <text:p>71.22%</text:p>
          </table:table-cell>
          <table:table-cell table:number-columns-repeated="974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The Bronx</text:p>
          </table:table-cell>
          <table:table-cell/>
          <table:table-cell table:style-name="ce3" office:value-type="string" calcext:value-type="string">
            <text:p>Assembly District 79, New York</text:p>
          </table:table-cell>
          <table:table-cell table:style-name="ce4" office:value-type="float" office:value="44038" calcext:value-type="float">
            <text:p>4403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4601" calcext:value-type="float">
            <text:p>4601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1544" calcext:value-type="float">
            <text:p>1544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181" calcext:value-type="float">
            <text:p>2181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634" calcext:value-type="float">
            <text:p>634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9437" calcext:value-type="float">
            <text:p>39437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30670" calcext:value-type="float">
            <text:p>30670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7512" calcext:value-type="float">
            <text:p>7512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101" calcext:value-type="float">
            <text:p>1101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69" calcext:value-type="float">
            <text:p>69</text:p>
          </table:table-cell>
          <table:table-cell table:style-name="ce5" table:formula="of:=([.I80]+[.W80])/[.E80]" office:value-type="percentage" office:value="0.731504609655298" calcext:value-type="percentage">
            <text:p>73.15%</text:p>
          </table:table-cell>
          <table:table-cell table:style-name="ce4" office:value-type="float" office:value="4407" calcext:value-type="float">
            <text:p>4407</text:p>
          </table:table-cell>
          <table:table-cell table:style-name="ce4" office:value-type="float" office:value="1816" calcext:value-type="float">
            <text:p>1816</text:p>
          </table:table-cell>
          <table:table-cell table:style-name="ce4" office:value-type="float" office:value="1912" calcext:value-type="float">
            <text:p>1912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577" calcext:value-type="float">
            <text:p>36577</text:p>
          </table:table-cell>
          <table:table-cell table:style-name="ce4" office:value-type="float" office:value="29241" calcext:value-type="float">
            <text:p>29241</text:p>
          </table:table-cell>
          <table:table-cell table:style-name="ce4" office:value-type="float" office:value="6325" calcext:value-type="float">
            <text:p>6325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5" calcext:value-type="float">
            <text:p>225</text:p>
          </table:table-cell>
          <table:table-cell table:style-name="ce8" table:formula="of:=([.AR80]+[.AK80])/([.AQ80]+[.AJ80])" office:value-type="percentage" office:value="0.757783525278157" calcext:value-type="percentage">
            <text:p>75.78%</text:p>
          </table:table-cell>
          <table:table-cell table:number-columns-repeated="974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The Bronx </text:p>
          </table:table-cell>
          <table:table-cell office:value-type="string" calcext:value-type="string">
            <text:p>Olinville, Pelham Parkway</text:p>
          </table:table-cell>
          <table:table-cell table:style-name="ce3" office:value-type="string" calcext:value-type="string">
            <text:p>Assembly District 80, New York</text:p>
          </table:table-cell>
          <table:table-cell table:style-name="ce4" office:value-type="float" office:value="47208" calcext:value-type="float">
            <text:p>47208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13050" calcext:value-type="float">
            <text:p>13050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2281" calcext:value-type="float">
            <text:p>2281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5922" calcext:value-type="float">
            <text:p>5922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3698" calcext:value-type="float">
            <text:p>3698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854" calcext:value-type="float">
            <text:p>854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4158" calcext:value-type="float">
            <text:p>34158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18650" calcext:value-type="float">
            <text:p>18650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12503" calcext:value-type="float">
            <text:p>12503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2638" calcext:value-type="float">
            <text:p>2638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style-name="ce5" table:formula="of:=([.I81]+[.W81])/[.E81]" office:value-type="percentage" office:value="0.443378240976106" calcext:value-type="percentage">
            <text:p>44.34%</text:p>
          </table:table-cell>
          <table:table-cell table:style-name="ce4" office:value-type="float" office:value="10961" calcext:value-type="float">
            <text:p>10961</text:p>
          </table:table-cell>
          <table:table-cell table:style-name="ce4" office:value-type="float" office:value="2505" calcext:value-type="float">
            <text:p>2505</text:p>
          </table:table-cell>
          <table:table-cell table:style-name="ce4" office:value-type="float" office:value="4880" calcext:value-type="float">
            <text:p>4880</text:p>
          </table:table-cell>
          <table:table-cell table:style-name="ce4" office:value-type="float" office:value="2752" calcext:value-type="float">
            <text:p>2752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752" calcext:value-type="float">
            <text:p>35752</text:p>
          </table:table-cell>
          <table:table-cell table:style-name="ce4" office:value-type="float" office:value="20233" calcext:value-type="float">
            <text:p>20233</text:p>
          </table:table-cell>
          <table:table-cell table:style-name="ce4" office:value-type="float" office:value="12651" calcext:value-type="float">
            <text:p>12651</text:p>
          </table:table-cell>
          <table:table-cell table:style-name="ce4" office:value-type="float" office:value="2504" calcext:value-type="float">
            <text:p>250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92" calcext:value-type="float">
            <text:p>92</text:p>
          </table:table-cell>
          <table:table-cell table:style-name="ce8" table:formula="of:=([.AR81]+[.AK81])/([.AQ81]+[.AJ81])" office:value-type="percentage" office:value="0.486759574422538" calcext:value-type="percentage">
            <text:p>48.68%</text:p>
          </table:table-cell>
          <table:table-cell table:number-columns-repeated="974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The Bronx </text:p>
          </table:table-cell>
          <table:table-cell office:value-type="string" calcext:value-type="string">
            <text:p>Riverdale, Woodlawn</text:p>
          </table:table-cell>
          <table:table-cell table:style-name="ce3" office:value-type="string" calcext:value-type="string">
            <text:p>Assembly District 81, New York</text:p>
          </table:table-cell>
          <table:table-cell table:style-name="ce4" office:value-type="float" office:value="47898" calcext:value-type="float">
            <text:p>47898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14938" calcext:value-type="float">
            <text:p>14938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3412" calcext:value-type="float">
            <text:p>3412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7714" calcext:value-type="float">
            <text:p>7714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2980" calcext:value-type="float">
            <text:p>2980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960" calcext:value-type="float">
            <text:p>32960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17512" calcext:value-type="float">
            <text:p>17512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12356" calcext:value-type="float">
            <text:p>12356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2812" calcext:value-type="float">
            <text:p>2812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5" table:formula="of:=([.I82]+[.W82])/[.E82]" office:value-type="percentage" office:value="0.436844962211366" calcext:value-type="percentage">
            <text:p>43.68%</text:p>
          </table:table-cell>
          <table:table-cell table:style-name="ce4" office:value-type="float" office:value="13480" calcext:value-type="float">
            <text:p>13480</text:p>
          </table:table-cell>
          <table:table-cell table:style-name="ce4" office:value-type="float" office:value="3294" calcext:value-type="float">
            <text:p>3294</text:p>
          </table:table-cell>
          <table:table-cell table:style-name="ce4" office:value-type="float" office:value="6920" calcext:value-type="float">
            <text:p>6920</text:p>
          </table:table-cell>
          <table:table-cell table:style-name="ce4" office:value-type="float" office:value="2734" calcext:value-type="float">
            <text:p>2734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6160" calcext:value-type="float">
            <text:p>36160</text:p>
          </table:table-cell>
          <table:table-cell table:style-name="ce4" office:value-type="float" office:value="20010" calcext:value-type="float">
            <text:p>20010</text:p>
          </table:table-cell>
          <table:table-cell table:style-name="ce4" office:value-type="float" office:value="13282" calcext:value-type="float">
            <text:p>13282</text:p>
          </table:table-cell>
          <table:table-cell table:style-name="ce4" office:value-type="float" office:value="2448" calcext:value-type="float">
            <text:p>2448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16" calcext:value-type="float">
            <text:p>116</text:p>
          </table:table-cell>
          <table:table-cell table:style-name="ce8" table:formula="of:=([.AR82]+[.AK82])/([.AQ82]+[.AJ82])" office:value-type="percentage" office:value="0.469460112812248" calcext:value-type="percentage">
            <text:p>46.95%</text:p>
          </table:table-cell>
          <table:table-cell table:number-columns-repeated="974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The Bronx </text:p>
          </table:table-cell>
          <table:table-cell office:value-type="string" calcext:value-type="string">
            <text:p>Baychester, City Island</text:p>
          </table:table-cell>
          <table:table-cell table:style-name="ce3" office:value-type="string" calcext:value-type="string">
            <text:p>Assembly District 82, New York</text:p>
          </table:table-cell>
          <table:table-cell table:style-name="ce4" office:value-type="float" office:value="48990" calcext:value-type="float">
            <text:p>48990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26371" calcext:value-type="float">
            <text:p>26371</text:p>
          </table:table-cell>
          <table:table-cell table:style-name="ce4" office:value-type="float" office:value="939" calcext:value-type="float">
            <text:p>939</text:p>
          </table:table-cell>
          <table:table-cell table:style-name="ce4" office:value-type="float" office:value="5938" calcext:value-type="float">
            <text:p>5938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11338" calcext:value-type="float">
            <text:p>11338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6698" calcext:value-type="float">
            <text:p>6698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1720" calcext:value-type="float">
            <text:p>1720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22619" calcext:value-type="float">
            <text:p>22619</text:p>
          </table:table-cell>
          <table:table-cell table:style-name="ce4" office:value-type="float" office:value="935" calcext:value-type="float">
            <text:p>935</text:p>
          </table:table-cell>
          <table:table-cell table:style-name="ce4" office:value-type="float" office:value="10342" calcext:value-type="float">
            <text:p>10342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9374" calcext:value-type="float">
            <text:p>9374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2554" calcext:value-type="float">
            <text:p>2554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" calcext:value-type="float">
            <text:p>64</text:p>
          </table:table-cell>
          <table:table-cell table:style-name="ce5" table:formula="of:=([.I83]+[.W83])/[.E83]" office:value-type="percentage" office:value="0.332312716880996" calcext:value-type="percentage">
            <text:p>33.23%</text:p>
          </table:table-cell>
          <table:table-cell table:style-name="ce4" office:value-type="float" office:value="22839" calcext:value-type="float">
            <text:p>22839</text:p>
          </table:table-cell>
          <table:table-cell table:style-name="ce4" office:value-type="float" office:value="5168" calcext:value-type="float">
            <text:p>5168</text:p>
          </table:table-cell>
          <table:table-cell table:style-name="ce4" office:value-type="float" office:value="10051" calcext:value-type="float">
            <text:p>10051</text:p>
          </table:table-cell>
          <table:table-cell table:style-name="ce4" office:value-type="float" office:value="5953" calcext:value-type="float">
            <text:p>5953</text:p>
          </table:table-cell>
          <table:table-cell table:style-name="ce4" office:value-type="float" office:value="1268" calcext:value-type="float">
            <text:p>1268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26369" calcext:value-type="float">
            <text:p>26369</text:p>
          </table:table-cell>
          <table:table-cell table:style-name="ce4" office:value-type="float" office:value="12266" calcext:value-type="float">
            <text:p>12266</text:p>
          </table:table-cell>
          <table:table-cell table:style-name="ce4" office:value-type="float" office:value="10710" calcext:value-type="float">
            <text:p>10710</text:p>
          </table:table-cell>
          <table:table-cell table:style-name="ce4" office:value-type="float" office:value="2919" calcext:value-type="float">
            <text:p>2919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06" calcext:value-type="float">
            <text:p>106</text:p>
          </table:table-cell>
          <table:table-cell table:style-name="ce8" table:formula="of:=([.AR83]+[.AK83])/([.AQ83]+[.AJ83])" office:value-type="percentage" office:value="0.354291985043082" calcext:value-type="percentage">
            <text:p>35.43%</text:p>
          </table:table-cell>
          <table:table-cell table:number-columns-repeated="974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The Bronx </text:p>
          </table:table-cell>
          <table:table-cell office:value-type="string" calcext:value-type="string">
            <text:p>Wakefield, Williamsbridge</text:p>
          </table:table-cell>
          <table:table-cell table:style-name="ce3" office:value-type="string" calcext:value-type="string">
            <text:p>Assembly District 83, New York</text:p>
          </table:table-cell>
          <table:table-cell table:style-name="ce4" office:value-type="float" office:value="41903" calcext:value-type="float">
            <text:p>41903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17840" calcext:value-type="float">
            <text:p>17840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3562" calcext:value-type="float">
            <text:p>3562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7485" calcext:value-type="float">
            <text:p>7485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5081" calcext:value-type="float">
            <text:p>5081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1317" calcext:value-type="float">
            <text:p>1317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4063" calcext:value-type="float">
            <text:p>24063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14049" calcext:value-type="float">
            <text:p>14049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8127" calcext:value-type="float">
            <text:p>8127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1644" calcext:value-type="float">
            <text:p>1644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" calcext:value-type="float">
            <text:p>19</text:p>
          </table:table-cell>
          <table:table-cell table:style-name="ce5" table:formula="of:=([.I84]+[.W84])/[.E84]" office:value-type="percentage" office:value="0.420280170870821" calcext:value-type="percentage">
            <text:p>42.03%</text:p>
          </table:table-cell>
          <table:table-cell table:style-name="ce4" office:value-type="float" office:value="15871" calcext:value-type="float">
            <text:p>15871</text:p>
          </table:table-cell>
          <table:table-cell table:style-name="ce4" office:value-type="float" office:value="3343" calcext:value-type="float">
            <text:p>3343</text:p>
          </table:table-cell>
          <table:table-cell table:style-name="ce4" office:value-type="float" office:value="7178" calcext:value-type="float">
            <text:p>7178</text:p>
          </table:table-cell>
          <table:table-cell table:style-name="ce4" office:value-type="float" office:value="4177" calcext:value-type="float">
            <text:p>4177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5759" calcext:value-type="float">
            <text:p>25759</text:p>
          </table:table-cell>
          <table:table-cell table:style-name="ce4" office:value-type="float" office:value="14871" calcext:value-type="float">
            <text:p>14871</text:p>
          </table:table-cell>
          <table:table-cell table:style-name="ce4" office:value-type="float" office:value="9147" calcext:value-type="float">
            <text:p>9147</text:p>
          </table:table-cell>
          <table:table-cell table:style-name="ce4" office:value-type="float" office:value="1347" calcext:value-type="float">
            <text:p>1347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72" calcext:value-type="float">
            <text:p>172</text:p>
          </table:table-cell>
          <table:table-cell table:style-name="ce8" table:formula="of:=([.AR84]+[.AK84])/([.AQ84]+[.AJ84])" office:value-type="percentage" office:value="0.437521018496277" calcext:value-type="percentage">
            <text:p>43.75%</text:p>
          </table:table-cell>
          <table:table-cell table:number-columns-repeated="974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The Bronx </text:p>
          </table:table-cell>
          <table:table-cell office:value-type="string" calcext:value-type="string">
            <text:p>Hunts Point, Mott Haven</text:p>
          </table:table-cell>
          <table:table-cell table:style-name="ce3" office:value-type="string" calcext:value-type="string">
            <text:p>Assembly District 84, New York</text:p>
          </table:table-cell>
          <table:table-cell table:style-name="ce4" office:value-type="float" office:value="41208" calcext:value-type="float">
            <text:p>41208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9205" calcext:value-type="float">
            <text:p>39205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30857" calcext:value-type="float">
            <text:p>30857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6993" calcext:value-type="float">
            <text:p>6993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6" calcext:value-type="float">
            <text:p>26</text:p>
          </table:table-cell>
          <table:table-cell table:style-name="ce5" table:formula="of:=([.I85]+[.W85])/[.E85]" office:value-type="percentage" office:value="0.764293341098816" calcext:value-type="percentage">
            <text:p>76.43%</text:p>
          </table:table-cell>
          <table:table-cell table:style-name="ce4" office:value-type="float" office:value="1854" calcext:value-type="float">
            <text:p>1854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793" calcext:value-type="float">
            <text:p>793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7250" calcext:value-type="float">
            <text:p>37250</text:p>
          </table:table-cell>
          <table:table-cell table:style-name="ce4" office:value-type="float" office:value="31057" calcext:value-type="float">
            <text:p>31057</text:p>
          </table:table-cell>
          <table:table-cell table:style-name="ce4" office:value-type="float" office:value="5391" calcext:value-type="float">
            <text:p>5391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4" calcext:value-type="float">
            <text:p>94</text:p>
          </table:table-cell>
          <table:table-cell table:style-name="ce8" table:formula="of:=([.AR85]+[.AK85])/([.AQ85]+[.AJ85])" office:value-type="percentage" office:value="0.814699263502455" calcext:value-type="percentage">
            <text:p>81.47%</text:p>
          </table:table-cell>
          <table:table-cell table:number-columns-repeated="974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The Bronx </text:p>
          </table:table-cell>
          <table:table-cell office:value-type="string" calcext:value-type="string">
            <text:p>Morrisania, Soundview</text:p>
          </table:table-cell>
          <table:table-cell table:style-name="ce3" office:value-type="string" calcext:value-type="string">
            <text:p>Assembly District 85, New York</text:p>
          </table:table-cell>
          <table:table-cell table:style-name="ce4" office:value-type="float" office:value="37810" calcext:value-type="float">
            <text:p>37810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5063" calcext:value-type="float">
            <text:p>5063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1037" calcext:value-type="float">
            <text:p>1037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312" calcext:value-type="float">
            <text:p>231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1245" calcext:value-type="float">
            <text:p>124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2747" calcext:value-type="float">
            <text:p>32747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23222" calcext:value-type="float">
            <text:p>23222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8159" calcext:value-type="float">
            <text:p>8159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1216" calcext:value-type="float">
            <text:p>1216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table:style-name="ce5" table:formula="of:=([.I86]+[.W86])/[.E86]" office:value-type="percentage" office:value="0.641602750595081" calcext:value-type="percentage">
            <text:p>64.16%</text:p>
          </table:table-cell>
          <table:table-cell table:style-name="ce4" office:value-type="float" office:value="4950" calcext:value-type="float">
            <text:p>4950</text:p>
          </table:table-cell>
          <table:table-cell table:style-name="ce4" office:value-type="float" office:value="1529" calcext:value-type="float">
            <text:p>1529</text:p>
          </table:table-cell>
          <table:table-cell table:style-name="ce4" office:value-type="float" office:value="2121" calcext:value-type="float">
            <text:p>2121</text:p>
          </table:table-cell>
          <table:table-cell table:style-name="ce4" office:value-type="float" office:value="1060" calcext:value-type="float">
            <text:p>1060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915" calcext:value-type="float">
            <text:p>30915</text:p>
          </table:table-cell>
          <table:table-cell table:style-name="ce4" office:value-type="float" office:value="23890" calcext:value-type="float">
            <text:p>23890</text:p>
          </table:table-cell>
          <table:table-cell table:style-name="ce4" office:value-type="float" office:value="5907" calcext:value-type="float">
            <text:p>5907</text:p>
          </table:table-cell>
          <table:table-cell table:style-name="ce4" office:value-type="float" office:value="951" calcext:value-type="float">
            <text:p>951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0" calcext:value-type="float">
            <text:p>70</text:p>
          </table:table-cell>
          <table:table-cell table:style-name="ce8" table:formula="of:=([.AR86]+[.AK86])/([.AQ86]+[.AJ86])" office:value-type="percentage" office:value="0.708741112505228" calcext:value-type="percentage">
            <text:p>70.87%</text:p>
          </table:table-cell>
          <table:table-cell table:number-columns-repeated="974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The Bronx </text:p>
          </table:table-cell>
          <table:table-cell office:value-type="string" calcext:value-type="string">
            <text:p>Morris Heights, University Heights</text:p>
          </table:table-cell>
          <table:table-cell table:style-name="ce3" office:value-type="string" calcext:value-type="string">
            <text:p>Assembly District 86, New York</text:p>
          </table:table-cell>
          <table:table-cell table:style-name="ce4" office:value-type="float" office:value="38522" calcext:value-type="float">
            <text:p>38522</text:p>
          </table:table-cell>
          <table:table-cell table:style-name="ce4" office:value-type="float" office:value="609" calcext:value-type="float">
            <text:p>609</text:p>
          </table:table-cell>
          <table:table-cell table:style-name="ce4" office:value-type="float" office:value="1636" calcext:value-type="float">
            <text:p>1636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6886" calcext:value-type="float">
            <text:p>36886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27479" calcext:value-type="float">
            <text:p>27479</text:p>
          </table:table-cell>
          <table:table-cell table:style-name="ce4" office:value-type="float" office:value="778" calcext:value-type="float">
            <text:p>778</text:p>
          </table:table-cell>
          <table:table-cell table:style-name="ce4" office:value-type="float" office:value="8143" calcext:value-type="float">
            <text:p>8143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126" calcext:value-type="float">
            <text:p>1126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5" table:formula="of:=([.I87]+[.W87])/[.E87]" office:value-type="percentage" office:value="0.72615648201028" calcext:value-type="percentage">
            <text:p>72.62%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6013" calcext:value-type="float">
            <text:p>36013</text:p>
          </table:table-cell>
          <table:table-cell table:style-name="ce4" office:value-type="float" office:value="28953" calcext:value-type="float">
            <text:p>28953</text:p>
          </table:table-cell>
          <table:table-cell table:style-name="ce4" office:value-type="float" office:value="6231" calcext:value-type="float">
            <text:p>6231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4" calcext:value-type="float">
            <text:p>84</text:p>
          </table:table-cell>
          <table:table-cell table:style-name="ce8" table:formula="of:=([.AR87]+[.AK87])/([.AQ87]+[.AJ87])" office:value-type="percentage" office:value="0.788413499867127" calcext:value-type="percentage">
            <text:p>78.84%</text:p>
          </table:table-cell>
          <table:table-cell table:number-columns-repeated="974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The Bronx </text:p>
          </table:table-cell>
          <table:table-cell office:value-type="string" calcext:value-type="string">
            <text:p>Parkchester, West Farms</text:p>
          </table:table-cell>
          <table:table-cell table:style-name="ce3" office:value-type="string" calcext:value-type="string">
            <text:p>Assembly District 87, New York</text:p>
          </table:table-cell>
          <table:table-cell table:style-name="ce4" office:value-type="float" office:value="46977" calcext:value-type="float">
            <text:p>46977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14204" calcext:value-type="float">
            <text:p>14204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1627" calcext:value-type="float">
            <text:p>1627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4713" calcext:value-type="float">
            <text:p>4713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1338" calcext:value-type="float">
            <text:p>1338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32773" calcext:value-type="float">
            <text:p>32773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14802" calcext:value-type="float">
            <text:p>14802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13456" calcext:value-type="float">
            <text:p>13456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3763" calcext:value-type="float">
            <text:p>3763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44" calcext:value-type="float">
            <text:p>44</text:p>
          </table:table-cell>
          <table:table-cell table:style-name="ce5" table:formula="of:=([.I88]+[.W88])/[.E88]" office:value-type="percentage" office:value="0.349724333184324" calcext:value-type="percentage">
            <text:p>34.97%</text:p>
          </table:table-cell>
          <table:table-cell table:style-name="ce4" office:value-type="float" office:value="13369" calcext:value-type="float">
            <text:p>13369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4974" calcext:value-type="float">
            <text:p>4974</text:p>
          </table:table-cell>
          <table:table-cell table:style-name="ce4" office:value-type="float" office:value="4639" calcext:value-type="float">
            <text:p>4639</text:p>
          </table:table-cell>
          <table:table-cell table:style-name="ce4" office:value-type="float" office:value="1440" calcext:value-type="float">
            <text:p>1440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3840" calcext:value-type="float">
            <text:p>33840</text:p>
          </table:table-cell>
          <table:table-cell table:style-name="ce4" office:value-type="float" office:value="15740" calcext:value-type="float">
            <text:p>15740</text:p>
          </table:table-cell>
          <table:table-cell table:style-name="ce4" office:value-type="float" office:value="13358" calcext:value-type="float">
            <text:p>13358</text:p>
          </table:table-cell>
          <table:table-cell table:style-name="ce4" office:value-type="float" office:value="3862" calcext:value-type="float">
            <text:p>3862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40" calcext:value-type="float">
            <text:p>140</text:p>
          </table:table-cell>
          <table:table-cell table:style-name="ce8" table:formula="of:=([.AR88]+[.AK88])/([.AQ88]+[.AJ88])" office:value-type="percentage" office:value="0.369908280200809" calcext:value-type="percentage">
            <text:p>36.99%</text:p>
          </table:table-cell>
          <table:table-cell table:number-columns-repeated="974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Scarsdale</text:p>
          </table:table-cell>
          <table:table-cell/>
          <table:table-cell table:style-name="ce3" office:value-type="string" calcext:value-type="string">
            <text:p>Assembly District 88, New York</text:p>
          </table:table-cell>
          <table:table-cell table:style-name="ce4" office:value-type="float" office:value="45568" calcext:value-type="float">
            <text:p>45568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29525" calcext:value-type="float">
            <text:p>29525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1413" calcext:value-type="float">
            <text:p>1413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9208" calcext:value-type="float">
            <text:p>9208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13182" calcext:value-type="float">
            <text:p>13182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4258" calcext:value-type="float">
            <text:p>4258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1226" calcext:value-type="float">
            <text:p>1226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6043" calcext:value-type="float">
            <text:p>16043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4808" calcext:value-type="float">
            <text:p>4808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8327" calcext:value-type="float">
            <text:p>8327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2564" calcext:value-type="float">
            <text:p>2564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0" calcext:value-type="float">
            <text:p>50</text:p>
          </table:table-cell>
          <table:table-cell table:style-name="ce5" table:formula="of:=([.I89]+[.W89])/[.E89]" office:value-type="percentage" office:value="0.136521242977528" calcext:value-type="percentage">
            <text:p>13.65%</text:p>
          </table:table-cell>
          <table:table-cell table:style-name="ce4" office:value-type="float" office:value="28635" calcext:value-type="float">
            <text:p>28635</text:p>
          </table:table-cell>
          <table:table-cell table:style-name="ce4" office:value-type="float" office:value="1596" calcext:value-type="float">
            <text:p>1596</text:p>
          </table:table-cell>
          <table:table-cell table:style-name="ce4" office:value-type="float" office:value="8499" calcext:value-type="float">
            <text:p>8499</text:p>
          </table:table-cell>
          <table:table-cell table:style-name="ce4" office:value-type="float" office:value="13616" calcext:value-type="float">
            <text:p>13616</text:p>
          </table:table-cell>
          <table:table-cell table:style-name="ce4" office:value-type="float" office:value="3746" calcext:value-type="float">
            <text:p>3746</text:p>
          </table:table-cell>
          <table:table-cell table:style-name="ce4" office:value-type="float" office:value="930" calcext:value-type="float">
            <text:p>930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6091" calcext:value-type="float">
            <text:p>16091</text:p>
          </table:table-cell>
          <table:table-cell table:style-name="ce4" office:value-type="float" office:value="4673" calcext:value-type="float">
            <text:p>4673</text:p>
          </table:table-cell>
          <table:table-cell table:style-name="ce4" office:value-type="float" office:value="7700" calcext:value-type="float">
            <text:p>7700</text:p>
          </table:table-cell>
          <table:table-cell table:style-name="ce4" office:value-type="float" office:value="2985" calcext:value-type="float">
            <text:p>2985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94" calcext:value-type="float">
            <text:p>94</text:p>
          </table:table-cell>
          <table:table-cell table:style-name="ce8" table:formula="of:=([.AR89]+[.AK89])/([.AQ89]+[.AJ89])" office:value-type="percentage" office:value="0.14016455752806" calcext:value-type="percentage">
            <text:p>14.02%</text:p>
          </table:table-cell>
          <table:table-cell table:number-columns-repeated="974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Mount Vernon</text:p>
          </table:table-cell>
          <table:table-cell/>
          <table:table-cell table:style-name="ce3" office:value-type="string" calcext:value-type="string">
            <text:p>Assembly District 89, New York</text:p>
          </table:table-cell>
          <table:table-cell table:style-name="ce4" office:value-type="float" office:value="45221" calcext:value-type="float">
            <text:p>45221</text:p>
          </table:table-cell>
          <table:table-cell table:style-name="ce4" office:value-type="float" office:value="859" calcext:value-type="float">
            <text:p>859</text:p>
          </table:table-cell>
          <table:table-cell table:style-name="ce4" office:value-type="float" office:value="35050" calcext:value-type="float">
            <text:p>35050</text:p>
          </table:table-cell>
          <table:table-cell table:style-name="ce4" office:value-type="float" office:value="858" calcext:value-type="float">
            <text:p>858</text:p>
          </table:table-cell>
          <table:table-cell table:style-name="ce4" office:value-type="float" office:value="936" calcext:value-type="float">
            <text:p>936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7675" calcext:value-type="float">
            <text:p>7675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17429" calcext:value-type="float">
            <text:p>17429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6644" calcext:value-type="float">
            <text:p>6644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1915" calcext:value-type="float">
            <text:p>1915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451" calcext:value-type="float">
            <text:p>45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0171" calcext:value-type="float">
            <text:p>10171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1842" calcext:value-type="float">
            <text:p>1842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4636" calcext:value-type="float">
            <text:p>4636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3205" calcext:value-type="float">
            <text:p>3205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61" calcext:value-type="float">
            <text:p>61</text:p>
          </table:table-cell>
          <table:table-cell table:style-name="ce5" table:formula="of:=([.I90]+[.W90])/[.E90]" office:value-type="percentage" office:value="0.061431635744455" calcext:value-type="percentage">
            <text:p>6.14%</text:p>
          </table:table-cell>
          <table:table-cell table:style-name="ce4" office:value-type="float" office:value="33076" calcext:value-type="float">
            <text:p>33076</text:p>
          </table:table-cell>
          <table:table-cell table:style-name="ce4" office:value-type="float" office:value="886" calcext:value-type="float">
            <text:p>886</text:p>
          </table:table-cell>
          <table:table-cell table:style-name="ce4" office:value-type="float" office:value="7705" calcext:value-type="float">
            <text:p>7705</text:p>
          </table:table-cell>
          <table:table-cell table:style-name="ce4" office:value-type="float" office:value="16577" calcext:value-type="float">
            <text:p>16577</text:p>
          </table:table-cell>
          <table:table-cell table:style-name="ce4" office:value-type="float" office:value="5911" calcext:value-type="float">
            <text:p>5911</text:p>
          </table:table-cell>
          <table:table-cell table:style-name="ce4" office:value-type="float" office:value="1513" calcext:value-type="float">
            <text:p>1513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11087" calcext:value-type="float">
            <text:p>11087</text:p>
          </table:table-cell>
          <table:table-cell table:style-name="ce4" office:value-type="float" office:value="1866" calcext:value-type="float">
            <text:p>1866</text:p>
          </table:table-cell>
          <table:table-cell table:style-name="ce4" office:value-type="float" office:value="5411" calcext:value-type="float">
            <text:p>5411</text:p>
          </table:table-cell>
          <table:table-cell table:style-name="ce4" office:value-type="float" office:value="3161" calcext:value-type="float">
            <text:p>3161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66" calcext:value-type="float">
            <text:p>66</text:p>
          </table:table-cell>
          <table:table-cell table:style-name="ce8" table:formula="of:=([.AR90]+[.AK90])/([.AQ90]+[.AJ90])" office:value-type="percentage" office:value="0.0623146072504132" calcext:value-type="percentage">
            <text:p>6.23%</text:p>
          </table:table-cell>
          <table:table-cell table:number-columns-repeated="974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Yonkers</text:p>
          </table:table-cell>
          <table:table-cell/>
          <table:table-cell table:style-name="ce3" office:value-type="string" calcext:value-type="string">
            <text:p>Assembly District 90, New York</text:p>
          </table:table-cell>
          <table:table-cell table:style-name="ce4" office:value-type="float" office:value="47674" calcext:value-type="float">
            <text:p>47674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34699" calcext:value-type="float">
            <text:p>34699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671" calcext:value-type="float">
            <text:p>671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8767" calcext:value-type="float">
            <text:p>8767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16094" calcext:value-type="float">
            <text:p>16094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6498" calcext:value-type="float">
            <text:p>6498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2037" calcext:value-type="float">
            <text:p>2037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2975" calcext:value-type="float">
            <text:p>12975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2773" calcext:value-type="float">
            <text:p>2773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6295" calcext:value-type="float">
            <text:p>6295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3114" calcext:value-type="float">
            <text:p>3114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6" calcext:value-type="float">
            <text:p>66</text:p>
          </table:table-cell>
          <table:table-cell table:style-name="ce5" table:formula="of:=([.I91]+[.W91])/[.E91]" office:value-type="percentage" office:value="0.0722406343080086" calcext:value-type="percentage">
            <text:p>7.22%</text:p>
          </table:table-cell>
          <table:table-cell table:style-name="ce4" office:value-type="float" office:value="32502" calcext:value-type="float">
            <text:p>32502</text:p>
          </table:table-cell>
          <table:table-cell table:style-name="ce4" office:value-type="float" office:value="938" calcext:value-type="float">
            <text:p>938</text:p>
          </table:table-cell>
          <table:table-cell table:style-name="ce4" office:value-type="float" office:value="8186" calcext:value-type="float">
            <text:p>8186</text:p>
          </table:table-cell>
          <table:table-cell table:style-name="ce4" office:value-type="float" office:value="15687" calcext:value-type="float">
            <text:p>15687</text:p>
          </table:table-cell>
          <table:table-cell table:style-name="ce4" office:value-type="float" office:value="5550" calcext:value-type="float">
            <text:p>5550</text:p>
          </table:table-cell>
          <table:table-cell table:style-name="ce4" office:value-type="float" office:value="1524" calcext:value-type="float">
            <text:p>1524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14209" calcext:value-type="float">
            <text:p>14209</text:p>
          </table:table-cell>
          <table:table-cell table:style-name="ce4" office:value-type="float" office:value="3194" calcext:value-type="float">
            <text:p>3194</text:p>
          </table:table-cell>
          <table:table-cell table:style-name="ce4" office:value-type="float" office:value="6683" calcext:value-type="float">
            <text:p>6683</text:p>
          </table:table-cell>
          <table:table-cell table:style-name="ce4" office:value-type="float" office:value="3477" calcext:value-type="float">
            <text:p>3477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00" calcext:value-type="float">
            <text:p>100</text:p>
          </table:table-cell>
          <table:table-cell table:style-name="ce8" table:formula="of:=([.AR91]+[.AK91])/([.AQ91]+[.AJ91])" office:value-type="percentage" office:value="0.0884588212626576" calcext:value-type="percentage">
            <text:p>8.85%</text:p>
          </table:table-cell>
          <table:table-cell table:number-columns-repeated="974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Rye</text:p>
          </table:table-cell>
          <table:table-cell/>
          <table:table-cell table:style-name="ce3" office:value-type="string" calcext:value-type="string">
            <text:p>Assembly District 91, New York</text:p>
          </table:table-cell>
          <table:table-cell table:style-name="ce4" office:value-type="float" office:value="44804" calcext:value-type="float">
            <text:p>44804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float" office:value="26413" calcext:value-type="float">
            <text:p>26413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1026" calcext:value-type="float">
            <text:p>1026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8437" calcext:value-type="float">
            <text:p>8437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11856" calcext:value-type="float">
            <text:p>11856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3764" calcext:value-type="float">
            <text:p>3764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983" calcext:value-type="float">
            <text:p>983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8391" calcext:value-type="float">
            <text:p>18391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4494" calcext:value-type="float">
            <text:p>4494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9679" calcext:value-type="float">
            <text:p>9679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3475" calcext:value-type="float">
            <text:p>3475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1" calcext:value-type="float">
            <text:p>41</text:p>
          </table:table-cell>
          <table:table-cell table:style-name="ce5" table:formula="of:=([.I92]+[.W92])/[.E92]" office:value-type="percentage" office:value="0.123203285420945" calcext:value-type="percentage">
            <text:p>12.32%</text:p>
          </table:table-cell>
          <table:table-cell table:style-name="ce4" office:value-type="float" office:value="25429" calcext:value-type="float">
            <text:p>25429</text:p>
          </table:table-cell>
          <table:table-cell table:style-name="ce4" office:value-type="float" office:value="1497" calcext:value-type="float">
            <text:p>1497</text:p>
          </table:table-cell>
          <table:table-cell table:style-name="ce4" office:value-type="float" office:value="7642" calcext:value-type="float">
            <text:p>7642</text:p>
          </table:table-cell>
          <table:table-cell table:style-name="ce4" office:value-type="float" office:value="11867" calcext:value-type="float">
            <text:p>11867</text:p>
          </table:table-cell>
          <table:table-cell table:style-name="ce4" office:value-type="float" office:value="3559" calcext:value-type="float">
            <text:p>3559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0274" calcext:value-type="float">
            <text:p>20274</text:p>
          </table:table-cell>
          <table:table-cell table:style-name="ce4" office:value-type="float" office:value="4812" calcext:value-type="float">
            <text:p>4812</text:p>
          </table:table-cell>
          <table:table-cell table:style-name="ce4" office:value-type="float" office:value="9886" calcext:value-type="float">
            <text:p>9886</text:p>
          </table:table-cell>
          <table:table-cell table:style-name="ce4" office:value-type="float" office:value="4553" calcext:value-type="float">
            <text:p>4553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168" calcext:value-type="float">
            <text:p>168</text:p>
          </table:table-cell>
          <table:table-cell table:style-name="ce8" table:formula="of:=([.AR92]+[.AK92])/([.AQ92]+[.AJ92])" office:value-type="percentage" office:value="0.138043454477824" calcext:value-type="percentage">
            <text:p>13.80%</text:p>
          </table:table-cell>
          <table:table-cell table:number-columns-repeated="974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Greenburgh</text:p>
          </table:table-cell>
          <table:table-cell/>
          <table:table-cell table:style-name="ce3" office:value-type="string" calcext:value-type="string">
            <text:p>Assembly District 92, New York</text:p>
          </table:table-cell>
          <table:table-cell table:style-name="ce4" office:value-type="float" office:value="47194" calcext:value-type="float">
            <text:p>47194</text:p>
          </table:table-cell>
          <table:table-cell table:style-name="ce4" office:value-type="string" calcext:value-type="string">
            <text:p>1,136</text:p>
          </table:table-cell>
          <table:table-cell table:style-name="ce4" office:value-type="float" office:value="34655" calcext:value-type="float">
            <text:p>34655</text:p>
          </table:table-cell>
          <table:table-cell table:style-name="ce4" office:value-type="float" office:value="967" calcext:value-type="float">
            <text:p>967</text:p>
          </table:table-cell>
          <table:table-cell table:style-name="ce4" office:value-type="float" office:value="1220" calcext:value-type="float">
            <text:p>1220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9084" calcext:value-type="float">
            <text:p>9084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16658" calcext:value-type="float">
            <text:p>16658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5635" calcext:value-type="float">
            <text:p>5635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1603" calcext:value-type="float">
            <text:p>1603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2539" calcext:value-type="float">
            <text:p>12539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2379" calcext:value-type="float">
            <text:p>2379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6105" calcext:value-type="float">
            <text:p>6105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3186" calcext:value-type="float">
            <text:p>3186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1" calcext:value-type="float">
            <text:p>41</text:p>
          </table:table-cell>
          <table:table-cell table:style-name="ce5" table:formula="of:=([.I93]+[.W93])/[.E93]" office:value-type="percentage" office:value="0.076259694028902" calcext:value-type="percentage">
            <text:p>7.63%</text:p>
          </table:table-cell>
          <table:table-cell table:style-name="ce4" office:value-type="float" office:value="33321" calcext:value-type="float">
            <text:p>33321</text:p>
          </table:table-cell>
          <table:table-cell table:style-name="ce4" office:value-type="float" office:value="1221" calcext:value-type="float">
            <text:p>1221</text:p>
          </table:table-cell>
          <table:table-cell table:style-name="ce4" office:value-type="float" office:value="9574" calcext:value-type="float">
            <text:p>9574</text:p>
          </table:table-cell>
          <table:table-cell table:style-name="ce4" office:value-type="float" office:value="15985" calcext:value-type="float">
            <text:p>15985</text:p>
          </table:table-cell>
          <table:table-cell table:style-name="ce4" office:value-type="float" office:value="4866" calcext:value-type="float">
            <text:p>4866</text:p>
          </table:table-cell>
          <table:table-cell table:style-name="ce4" office:value-type="float" office:value="1283" calcext:value-type="float">
            <text:p>1283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13895" calcext:value-type="float">
            <text:p>13895</text:p>
          </table:table-cell>
          <table:table-cell table:style-name="ce4" office:value-type="float" office:value="2347" calcext:value-type="float">
            <text:p>2347</text:p>
          </table:table-cell>
          <table:table-cell table:style-name="ce4" office:value-type="float" office:value="6933" calcext:value-type="float">
            <text:p>6933</text:p>
          </table:table-cell>
          <table:table-cell table:style-name="ce4" office:value-type="float" office:value="3853" calcext:value-type="float">
            <text:p>3853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1" calcext:value-type="float">
            <text:p>41</text:p>
          </table:table-cell>
          <table:table-cell table:style-name="ce8" table:formula="of:=([.AR93]+[.AK93])/([.AQ93]+[.AJ93])" office:value-type="percentage" office:value="0.0755676042019654" calcext:value-type="percentage">
            <text:p>7.56%</text:p>
          </table:table-cell>
          <table:table-cell table:number-columns-repeated="974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White Plains</text:p>
          </table:table-cell>
          <table:table-cell/>
          <table:table-cell table:style-name="ce3" office:value-type="string" calcext:value-type="string">
            <text:p>Assembly District 93, New York</text:p>
          </table:table-cell>
          <table:table-cell table:style-name="ce4" office:value-type="float" office:value="51562" calcext:value-type="float">
            <text:p>51562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float" office:value="30129" calcext:value-type="float">
            <text:p>30129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2314" calcext:value-type="float">
            <text:p>2314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11986" calcext:value-type="float">
            <text:p>11986</text:p>
          </table:table-cell>
          <table:table-cell table:style-name="ce4" office:value-type="float" office:value="689" calcext:value-type="float">
            <text:p>689</text:p>
          </table:table-cell>
          <table:table-cell table:style-name="ce4" office:value-type="float" office:value="10479" calcext:value-type="float">
            <text:p>10479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4064" calcext:value-type="float">
            <text:p>4064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21433" calcext:value-type="float">
            <text:p>21433</text:p>
          </table:table-cell>
          <table:table-cell table:style-name="ce4" office:value-type="float" office:value="891" calcext:value-type="float">
            <text:p>891</text:p>
          </table:table-cell>
          <table:table-cell table:style-name="ce4" office:value-type="float" office:value="5880" calcext:value-type="float">
            <text:p>5880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10546" calcext:value-type="float">
            <text:p>10546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4021" calcext:value-type="float">
            <text:p>4021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689" calcext:value-type="float">
            <text:p>689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43" calcext:value-type="float">
            <text:p>43</text:p>
          </table:table-cell>
          <table:table-cell table:style-name="ce5" table:formula="of:=([.I94]+[.W94])/[.E94]" office:value-type="percentage" office:value="0.158915480392537" calcext:value-type="percentage">
            <text:p>15.89%</text:p>
          </table:table-cell>
          <table:table-cell table:style-name="ce4" office:value-type="float" office:value="27792" calcext:value-type="float">
            <text:p>27792</text:p>
          </table:table-cell>
          <table:table-cell table:style-name="ce4" office:value-type="float" office:value="2461" calcext:value-type="float">
            <text:p>2461</text:p>
          </table:table-cell>
          <table:table-cell table:style-name="ce4" office:value-type="float" office:value="10668" calcext:value-type="float">
            <text:p>10668</text:p>
          </table:table-cell>
          <table:table-cell table:style-name="ce4" office:value-type="float" office:value="10430" calcext:value-type="float">
            <text:p>10430</text:p>
          </table:table-cell>
          <table:table-cell table:style-name="ce4" office:value-type="float" office:value="2950" calcext:value-type="float">
            <text:p>2950</text:p>
          </table:table-cell>
          <table:table-cell table:style-name="ce4" office:value-type="float" office:value="1012" calcext:value-type="float">
            <text:p>1012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4643" calcext:value-type="float">
            <text:p>24643</text:p>
          </table:table-cell>
          <table:table-cell table:style-name="ce4" office:value-type="float" office:value="7821" calcext:value-type="float">
            <text:p>7821</text:p>
          </table:table-cell>
          <table:table-cell table:style-name="ce4" office:value-type="float" office:value="10995" calcext:value-type="float">
            <text:p>10995</text:p>
          </table:table-cell>
          <table:table-cell table:style-name="ce4" office:value-type="float" office:value="4907" calcext:value-type="float">
            <text:p>4907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79" calcext:value-type="float">
            <text:p>79</text:p>
          </table:table-cell>
          <table:table-cell table:style-name="ce8" table:formula="of:=([.AR94]+[.AK94])/([.AQ94]+[.AJ94])" office:value-type="percentage" office:value="0.196090397635167" calcext:value-type="percentage">
            <text:p>19.61%</text:p>
          </table:table-cell>
          <table:table-cell table:number-columns-repeated="974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Mohegan Lake</text:p>
          </table:table-cell>
          <table:table-cell/>
          <table:table-cell table:style-name="ce3" office:value-type="string" calcext:value-type="string">
            <text:p>Assembly District 94, New York</text:p>
          </table:table-cell>
          <table:table-cell table:style-name="ce4" office:value-type="float" office:value="44417" calcext:value-type="float">
            <text:p>44417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35381" calcext:value-type="float">
            <text:p>35381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855" calcext:value-type="float">
            <text:p>855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7744" calcext:value-type="float">
            <text:p>7744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16806" calcext:value-type="float">
            <text:p>16806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7257" calcext:value-type="float">
            <text:p>7257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1951" calcext:value-type="float">
            <text:p>1951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768" calcext:value-type="float">
            <text:p>768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9036" calcext:value-type="float">
            <text:p>9036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float" office:value="1595" calcext:value-type="float">
            <text:p>1595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4306" calcext:value-type="float">
            <text:p>4306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2390" calcext:value-type="float">
            <text:p>2390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2" calcext:value-type="float">
            <text:p>52</text:p>
          </table:table-cell>
          <table:table-cell table:style-name="ce5" table:formula="of:=([.I95]+[.W95])/[.E95]" office:value-type="percentage" office:value="0.0551590607199946" calcext:value-type="percentage">
            <text:p>5.52%</text:p>
          </table:table-cell>
          <table:table-cell table:style-name="ce4" office:value-type="float" office:value="33376" calcext:value-type="float">
            <text:p>33376</text:p>
          </table:table-cell>
          <table:table-cell table:style-name="ce4" office:value-type="float" office:value="845" calcext:value-type="float">
            <text:p>845</text:p>
          </table:table-cell>
          <table:table-cell table:style-name="ce4" office:value-type="float" office:value="6996" calcext:value-type="float">
            <text:p>6996</text:p>
          </table:table-cell>
          <table:table-cell table:style-name="ce4" office:value-type="float" office:value="16947" calcext:value-type="float">
            <text:p>16947</text:p>
          </table:table-cell>
          <table:table-cell table:style-name="ce4" office:value-type="float" office:value="6169" calcext:value-type="float">
            <text:p>6169</text:p>
          </table:table-cell>
          <table:table-cell table:style-name="ce4" office:value-type="float" office:value="1908" calcext:value-type="float">
            <text:p>1908</text:p>
          </table:table-cell>
          <table:table-cell table:style-name="ce4" office:value-type="float" office:value="511" calcext:value-type="float">
            <text:p>511</text:p>
          </table:table-cell>
          <table:table-cell table:style-name="ce4" office:value-type="float" office:value="9259" calcext:value-type="float">
            <text:p>9259</text:p>
          </table:table-cell>
          <table:table-cell table:style-name="ce4" office:value-type="float" office:value="1772" calcext:value-type="float">
            <text:p>1772</text:p>
          </table:table-cell>
          <table:table-cell table:style-name="ce4" office:value-type="float" office:value="4147" calcext:value-type="float">
            <text:p>4147</text:p>
          </table:table-cell>
          <table:table-cell table:style-name="ce4" office:value-type="float" office:value="2726" calcext:value-type="float">
            <text:p>2726</text:p>
          </table:table-cell>
          <table:table-cell table:style-name="ce4" office:value-type="float" office:value="451" calcext:value-type="float">
            <text:p>45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6" calcext:value-type="float">
            <text:p>86</text:p>
          </table:table-cell>
          <table:table-cell table:style-name="ce8" table:formula="of:=([.AR95]+[.AK95])/([.AQ95]+[.AJ95])" office:value-type="percentage" office:value="0.0613814940776357" calcext:value-type="percentage">
            <text:p>6.14%</text:p>
          </table:table-cell>
          <table:table-cell table:number-columns-repeated="974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Ossining</text:p>
          </table:table-cell>
          <table:table-cell/>
          <table:table-cell table:style-name="ce3" office:value-type="string" calcext:value-type="string">
            <text:p>Assembly District 95, New York</text:p>
          </table:table-cell>
          <table:table-cell table:style-name="ce4" office:value-type="float" office:value="38812" calcext:value-type="float">
            <text:p>38812</text:p>
          </table:table-cell>
          <table:table-cell table:style-name="ce4" office:value-type="string" calcext:value-type="string">
            <text:p>1,366</text:p>
          </table:table-cell>
          <table:table-cell table:style-name="ce4" office:value-type="float" office:value="24917" calcext:value-type="float">
            <text:p>24917</text:p>
          </table:table-cell>
          <table:table-cell table:style-name="ce4" office:value-type="float" office:value="907" calcext:value-type="float">
            <text:p>907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6389" calcext:value-type="float">
            <text:p>6389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11957" calcext:value-type="float">
            <text:p>11957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4276" calcext:value-type="float">
            <text:p>4276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1228" calcext:value-type="float">
            <text:p>1228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3895" calcext:value-type="float">
            <text:p>13895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4737" calcext:value-type="float">
            <text:p>4737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5958" calcext:value-type="float">
            <text:p>5958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2542" calcext:value-type="float">
            <text:p>2542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1" calcext:value-type="float">
            <text:p>41</text:p>
          </table:table-cell>
          <table:table-cell table:style-name="ce5" table:formula="of:=([.I96]+[.W96])/[.E96]" office:value-type="percentage" office:value="0.141348036689684" calcext:value-type="percentage">
            <text:p>14.13%</text:p>
          </table:table-cell>
          <table:table-cell table:style-name="ce4" office:value-type="float" office:value="25596" calcext:value-type="float">
            <text:p>25596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6838" calcext:value-type="float">
            <text:p>6838</text:p>
          </table:table-cell>
          <table:table-cell table:style-name="ce4" office:value-type="float" office:value="12230" calcext:value-type="float">
            <text:p>12230</text:p>
          </table:table-cell>
          <table:table-cell table:style-name="ce4" office:value-type="float" office:value="4272" calcext:value-type="float">
            <text:p>4272</text:p>
          </table:table-cell>
          <table:table-cell table:style-name="ce4" office:value-type="float" office:value="1149" calcext:value-type="float">
            <text:p>1149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14384" calcext:value-type="float">
            <text:p>14384</text:p>
          </table:table-cell>
          <table:table-cell table:style-name="ce4" office:value-type="float" office:value="4001" calcext:value-type="float">
            <text:p>4001</text:p>
          </table:table-cell>
          <table:table-cell table:style-name="ce4" office:value-type="float" office:value="6676" calcext:value-type="float">
            <text:p>6676</text:p>
          </table:table-cell>
          <table:table-cell table:style-name="ce4" office:value-type="float" office:value="3109" calcext:value-type="float">
            <text:p>3109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9" calcext:value-type="float">
            <text:p>99</text:p>
          </table:table-cell>
          <table:table-cell table:style-name="ce8" table:formula="of:=([.AR96]+[.AK96])/([.AQ96]+[.AJ96])" office:value-type="percentage" office:value="0.120410205102551" calcext:value-type="percentage">
            <text:p>12.04%</text:p>
          </table:table-cell>
          <table:table-cell table:number-columns-repeated="974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New City</text:p>
          </table:table-cell>
          <table:table-cell/>
          <table:table-cell table:style-name="ce3" office:value-type="string" calcext:value-type="string">
            <text:p>Assembly District 96, New York</text:p>
          </table:table-cell>
          <table:table-cell table:style-name="ce4" office:value-type="float" office:value="47296" calcext:value-type="float">
            <text:p>47296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37141" calcext:value-type="float">
            <text:p>37141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7553" calcext:value-type="float">
            <text:p>7553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16964" calcext:value-type="float">
            <text:p>16964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8186" calcext:value-type="float">
            <text:p>8186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2601" calcext:value-type="float">
            <text:p>2601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0155" calcext:value-type="float">
            <text:p>10155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1385" calcext:value-type="float">
            <text:p>1385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4639" calcext:value-type="float">
            <text:p>4639</text:p>
          </table:table-cell>
          <table:table-cell table:style-name="ce4" office:value-type="float" office:value="511" calcext:value-type="float">
            <text:p>511</text:p>
          </table:table-cell>
          <table:table-cell table:style-name="ce4" office:value-type="float" office:value="3490" calcext:value-type="float">
            <text:p>3490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3" calcext:value-type="float">
            <text:p>63</text:p>
          </table:table-cell>
          <table:table-cell table:style-name="ce5" table:formula="of:=([.I97]+[.W97])/[.E97]" office:value-type="percentage" office:value="0.0513151217861976" calcext:value-type="percentage">
            <text:p>5.13%</text:p>
          </table:table-cell>
          <table:table-cell table:style-name="ce4" office:value-type="float" office:value="32215" calcext:value-type="float">
            <text:p>32215</text:p>
          </table:table-cell>
          <table:table-cell table:style-name="ce4" office:value-type="float" office:value="1021" calcext:value-type="float">
            <text:p>1021</text:p>
          </table:table-cell>
          <table:table-cell table:style-name="ce4" office:value-type="float" office:value="6786" calcext:value-type="float">
            <text:p>6786</text:p>
          </table:table-cell>
          <table:table-cell table:style-name="ce4" office:value-type="float" office:value="16290" calcext:value-type="float">
            <text:p>16290</text:p>
          </table:table-cell>
          <table:table-cell table:style-name="ce4" office:value-type="float" office:value="5798" calcext:value-type="float">
            <text:p>5798</text:p>
          </table:table-cell>
          <table:table-cell table:style-name="ce4" office:value-type="float" office:value="1763" calcext:value-type="float">
            <text:p>1763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11630" calcext:value-type="float">
            <text:p>11630</text:p>
          </table:table-cell>
          <table:table-cell table:style-name="ce4" office:value-type="float" office:value="1463" calcext:value-type="float">
            <text:p>1463</text:p>
          </table:table-cell>
          <table:table-cell table:style-name="ce4" office:value-type="float" office:value="5346" calcext:value-type="float">
            <text:p>5346</text:p>
          </table:table-cell>
          <table:table-cell table:style-name="ce4" office:value-type="float" office:value="4011" calcext:value-type="float">
            <text:p>4011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50" calcext:value-type="float">
            <text:p>50</text:p>
          </table:table-cell>
          <table:table-cell table:style-name="ce8" table:formula="of:=([.AR97]+[.AK97])/([.AQ97]+[.AJ97])" office:value-type="percentage" office:value="0.0566541224769073" calcext:value-type="percentage">
            <text:p>5.67%</text:p>
          </table:table-cell>
          <table:table-cell table:number-columns-repeated="974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Suffern</text:p>
          </table:table-cell>
          <table:table-cell/>
          <table:table-cell table:style-name="ce3" office:value-type="string" calcext:value-type="string">
            <text:p>Assembly District 97, New York</text:p>
          </table:table-cell>
          <table:table-cell table:style-name="ce4" office:value-type="float" office:value="47055" calcext:value-type="float">
            <text:p>47055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33277" calcext:value-type="float">
            <text:p>33277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1131" calcext:value-type="float">
            <text:p>1131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7125" calcext:value-type="float">
            <text:p>7125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15062" calcext:value-type="float">
            <text:p>15062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6649" calcext:value-type="float">
            <text:p>6649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2244" calcext:value-type="float">
            <text:p>2244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3778" calcext:value-type="float">
            <text:p>13778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3435" calcext:value-type="float">
            <text:p>3435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6282" calcext:value-type="float">
            <text:p>6282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3343" calcext:value-type="float">
            <text:p>3343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5" calcext:value-type="float">
            <text:p>65</text:p>
          </table:table-cell>
          <table:table-cell table:style-name="ce5" table:formula="of:=([.I98]+[.W98])/[.E98]" office:value-type="percentage" office:value="0.0970353841249602" calcext:value-type="percentage">
            <text:p>9.70%</text:p>
          </table:table-cell>
          <table:table-cell table:style-name="ce4" office:value-type="float" office:value="29234" calcext:value-type="float">
            <text:p>29234</text:p>
          </table:table-cell>
          <table:table-cell table:style-name="ce4" office:value-type="float" office:value="1146" calcext:value-type="float">
            <text:p>1146</text:p>
          </table:table-cell>
          <table:table-cell table:style-name="ce4" office:value-type="float" office:value="6403" calcext:value-type="float">
            <text:p>6403</text:p>
          </table:table-cell>
          <table:table-cell table:style-name="ce4" office:value-type="float" office:value="13881" calcext:value-type="float">
            <text:p>13881</text:p>
          </table:table-cell>
          <table:table-cell table:style-name="ce4" office:value-type="float" office:value="5807" calcext:value-type="float">
            <text:p>5807</text:p>
          </table:table-cell>
          <table:table-cell table:style-name="ce4" office:value-type="float" office:value="1477" calcext:value-type="float">
            <text:p>1477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12436" calcext:value-type="float">
            <text:p>12436</text:p>
          </table:table-cell>
          <table:table-cell table:style-name="ce4" office:value-type="float" office:value="2947" calcext:value-type="float">
            <text:p>2947</text:p>
          </table:table-cell>
          <table:table-cell table:style-name="ce4" office:value-type="float" office:value="5581" calcext:value-type="float">
            <text:p>5581</text:p>
          </table:table-cell>
          <table:table-cell table:style-name="ce4" office:value-type="float" office:value="3170" calcext:value-type="float">
            <text:p>3170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99" calcext:value-type="float">
            <text:p>99</text:p>
          </table:table-cell>
          <table:table-cell table:style-name="ce8" table:formula="of:=([.AR98]+[.AK98])/([.AQ98]+[.AJ98])" office:value-type="percentage" office:value="0.0982241420686345" calcext:value-type="percentage">
            <text:p>9.82%</text:p>
          </table:table-cell>
          <table:table-cell table:number-columns-repeated="974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Warwick</text:p>
          </table:table-cell>
          <table:table-cell/>
          <table:table-cell table:style-name="ce3" office:value-type="string" calcext:value-type="string">
            <text:p>Assembly District 98, New York</text:p>
          </table:table-cell>
          <table:table-cell table:style-name="ce4" office:value-type="float" office:value="49986" calcext:value-type="float">
            <text:p>49986</text:p>
          </table:table-cell>
          <table:table-cell table:style-name="ce4" office:value-type="string" calcext:value-type="string">
            <text:p>1,399</text:p>
          </table:table-cell>
          <table:table-cell table:style-name="ce4" office:value-type="float" office:value="33972" calcext:value-type="float">
            <text:p>33972</text:p>
          </table:table-cell>
          <table:table-cell table:style-name="ce4" office:value-type="string" calcext:value-type="string">
            <text:p>1,035</text:p>
          </table:table-cell>
          <table:table-cell table:style-name="ce4" office:value-type="float" office:value="1108" calcext:value-type="float">
            <text:p>1108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9474" calcext:value-type="float">
            <text:p>9474</text:p>
          </table:table-cell>
          <table:table-cell table:style-name="ce4" office:value-type="float" office:value="621" calcext:value-type="float">
            <text:p>621</text:p>
          </table:table-cell>
          <table:table-cell table:style-name="ce4" office:value-type="float" office:value="14646" calcext:value-type="float">
            <text:p>14646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6384" calcext:value-type="float">
            <text:p>6384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1586" calcext:value-type="float">
            <text:p>158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6014" calcext:value-type="float">
            <text:p>16014</text:p>
          </table:table-cell>
          <table:table-cell table:style-name="ce4" office:value-type="float" office:value="908" calcext:value-type="float">
            <text:p>908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451" calcext:value-type="float">
            <text:p>451</text:p>
          </table:table-cell>
          <table:table-cell table:style-name="ce4" office:value-type="float" office:value="7309" calcext:value-type="float">
            <text:p>7309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3890" calcext:value-type="float">
            <text:p>3890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77" calcext:value-type="float">
            <text:p>77</text:p>
          </table:table-cell>
          <table:table-cell table:style-name="ce5" table:formula="of:=([.I99]+[.W99])/[.E99]" office:value-type="percentage" office:value="0.0961669267394871" calcext:value-type="percentage">
            <text:p>9.62%</text:p>
          </table:table-cell>
          <table:table-cell table:style-name="ce4" office:value-type="float" office:value="30989" calcext:value-type="float">
            <text:p>30989</text:p>
          </table:table-cell>
          <table:table-cell table:style-name="ce4" office:value-type="float" office:value="1539" calcext:value-type="float">
            <text:p>1539</text:p>
          </table:table-cell>
          <table:table-cell table:style-name="ce4" office:value-type="float" office:value="9462" calcext:value-type="float">
            <text:p>9462</text:p>
          </table:table-cell>
          <table:table-cell table:style-name="ce4" office:value-type="float" office:value="13881" calcext:value-type="float">
            <text:p>13881</text:p>
          </table:table-cell>
          <table:table-cell table:style-name="ce4" office:value-type="float" office:value="4502" calcext:value-type="float">
            <text:p>4502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17097" calcext:value-type="float">
            <text:p>17097</text:p>
          </table:table-cell>
          <table:table-cell table:style-name="ce4" office:value-type="float" office:value="4244" calcext:value-type="float">
            <text:p>4244</text:p>
          </table:table-cell>
          <table:table-cell table:style-name="ce4" office:value-type="float" office:value="7968" calcext:value-type="float">
            <text:p>7968</text:p>
          </table:table-cell>
          <table:table-cell table:style-name="ce4" office:value-type="float" office:value="4005" calcext:value-type="float">
            <text:p>4005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32" calcext:value-type="float">
            <text:p>32</text:p>
          </table:table-cell>
          <table:table-cell table:style-name="ce8" table:formula="of:=([.AR99]+[.AK99])/([.AQ99]+[.AJ99])" office:value-type="percentage" office:value="0.120263694214532" calcext:value-type="percentage">
            <text:p>12.03%</text:p>
          </table:table-cell>
          <table:table-cell table:number-columns-repeated="97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Woodbury</text:p>
          </table:table-cell>
          <table:table-cell/>
          <table:table-cell table:style-name="ce3" office:value-type="string" calcext:value-type="string">
            <text:p>Assembly District 99, New York</text:p>
          </table:table-cell>
          <table:table-cell table:style-name="ce4" office:value-type="float" office:value="46503" calcext:value-type="float">
            <text:p>46503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39985" calcext:value-type="float">
            <text:p>39985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910" calcext:value-type="float">
            <text:p>910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8220" calcext:value-type="float">
            <text:p>8220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18312" calcext:value-type="float">
            <text:p>18312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8523" calcext:value-type="float">
            <text:p>8523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3101" calcext:value-type="float">
            <text:p>3101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6518" calcext:value-type="float">
            <text:p>6518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696" calcext:value-type="float">
            <text:p>2696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2272" calcext:value-type="float">
            <text:p>2272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5" table:formula="of:=([.I100]+[.W100])/[.E100]" office:value-type="percentage" office:value="0.0404920112680902" calcext:value-type="percentage">
            <text:p>4.05%</text:p>
          </table:table-cell>
          <table:table-cell table:style-name="ce4" office:value-type="float" office:value="37629" calcext:value-type="float">
            <text:p>37629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7835" calcext:value-type="float">
            <text:p>7835</text:p>
          </table:table-cell>
          <table:table-cell table:style-name="ce4" office:value-type="float" office:value="18376" calcext:value-type="float">
            <text:p>18376</text:p>
          </table:table-cell>
          <table:table-cell table:style-name="ce4" office:value-type="float" office:value="7326" calcext:value-type="float">
            <text:p>7326</text:p>
          </table:table-cell>
          <table:table-cell table:style-name="ce4" office:value-type="float" office:value="2280" calcext:value-type="float">
            <text:p>2280</text:p>
          </table:table-cell>
          <table:table-cell table:style-name="ce4" office:value-type="float" office:value="857" calcext:value-type="float">
            <text:p>857</text:p>
          </table:table-cell>
          <table:table-cell table:style-name="ce4" office:value-type="float" office:value="6876" calcext:value-type="float">
            <text:p>6876</text:p>
          </table:table-cell>
          <table:table-cell table:style-name="ce4" office:value-type="float" office:value="1048" calcext:value-type="float">
            <text:p>1048</text:p>
          </table:table-cell>
          <table:table-cell table:style-name="ce4" office:value-type="float" office:value="2894" calcext:value-type="float">
            <text:p>2894</text:p>
          </table:table-cell>
          <table:table-cell table:style-name="ce4" office:value-type="float" office:value="2384" calcext:value-type="float">
            <text:p>2384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28" calcext:value-type="float">
            <text:p>28</text:p>
          </table:table-cell>
          <table:table-cell table:style-name="ce8" table:formula="of:=([.AR100]+[.AK100])/([.AQ100]+[.AJ100])" office:value-type="percentage" office:value="0.0450061790810021" calcext:value-type="percentage">
            <text:p>4.50%</text:p>
          </table:table-cell>
          <table:table-cell table:number-columns-repeated="97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Forestburgh</text:p>
          </table:table-cell>
          <table:table-cell/>
          <table:table-cell table:style-name="ce3" office:value-type="string" calcext:value-type="string">
            <text:p>Assembly District 100, New York</text:p>
          </table:table-cell>
          <table:table-cell table:style-name="ce4" office:value-type="float" office:value="46740" calcext:value-type="float">
            <text:p>46740</text:p>
          </table:table-cell>
          <table:table-cell table:style-name="ce4" office:value-type="float" office:value="847" calcext:value-type="float">
            <text:p>847</text:p>
          </table:table-cell>
          <table:table-cell table:style-name="ce4" office:value-type="float" office:value="27454" calcext:value-type="float">
            <text:p>27454</text:p>
          </table:table-cell>
          <table:table-cell table:style-name="ce4" office:value-type="float" office:value="823" calcext:value-type="float">
            <text:p>823</text:p>
          </table:table-cell>
          <table:table-cell table:style-name="ce4" office:value-type="float" office:value="878" calcext:value-type="float">
            <text:p>878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7247" calcext:value-type="float">
            <text:p>7247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12324" calcext:value-type="float">
            <text:p>12324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4826" calcext:value-type="float">
            <text:p>4826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9286" calcext:value-type="float">
            <text:p>19286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6016" calcext:value-type="float">
            <text:p>6016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8412" calcext:value-type="float">
            <text:p>8412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3652" calcext:value-type="float">
            <text:p>3652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981" calcext:value-type="float">
            <text:p>981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" calcext:value-type="float">
            <text:p>56</text:p>
          </table:table-cell>
          <table:table-cell table:style-name="ce5" table:formula="of:=([.I101]+[.W101])/[.E101]" office:value-type="percentage" office:value="0.147496790757381" calcext:value-type="percentage">
            <text:p>14.75%</text:p>
          </table:table-cell>
          <table:table-cell table:style-name="ce4" office:value-type="float" office:value="25267" calcext:value-type="float">
            <text:p>25267</text:p>
          </table:table-cell>
          <table:table-cell table:style-name="ce4" office:value-type="float" office:value="1133" calcext:value-type="float">
            <text:p>1133</text:p>
          </table:table-cell>
          <table:table-cell table:style-name="ce4" office:value-type="float" office:value="6764" calcext:value-type="float">
            <text:p>6764</text:p>
          </table:table-cell>
          <table:table-cell table:style-name="ce4" office:value-type="float" office:value="11576" calcext:value-type="float">
            <text:p>11576</text:p>
          </table:table-cell>
          <table:table-cell table:style-name="ce4" office:value-type="float" office:value="4207" calcext:value-type="float">
            <text:p>4207</text:p>
          </table:table-cell>
          <table:table-cell table:style-name="ce4" office:value-type="float" office:value="1126" calcext:value-type="float">
            <text:p>1126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20851" calcext:value-type="float">
            <text:p>20851</text:p>
          </table:table-cell>
          <table:table-cell table:style-name="ce4" office:value-type="float" office:value="6434" calcext:value-type="float">
            <text:p>6434</text:p>
          </table:table-cell>
          <table:table-cell table:style-name="ce4" office:value-type="float" office:value="8892" calcext:value-type="float">
            <text:p>8892</text:p>
          </table:table-cell>
          <table:table-cell table:style-name="ce4" office:value-type="float" office:value="4451" calcext:value-type="float">
            <text:p>4451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95" calcext:value-type="float">
            <text:p>95</text:p>
          </table:table-cell>
          <table:table-cell table:style-name="ce8" table:formula="of:=([.AR101]+[.AK101])/([.AQ101]+[.AJ101])" office:value-type="percentage" office:value="0.164079101435448" calcext:value-type="percentage">
            <text:p>16.41%</text:p>
          </table:table-cell>
          <table:table-cell table:number-columns-repeated="974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New Hartford</text:p>
          </table:table-cell>
          <table:table-cell/>
          <table:table-cell table:style-name="ce3" office:value-type="string" calcext:value-type="string">
            <text:p>Assembly District 101, New York</text:p>
          </table:table-cell>
          <table:table-cell table:style-name="ce4" office:value-type="float" office:value="51454" calcext:value-type="float">
            <text:p>51454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34654" calcext:value-type="float">
            <text:p>34654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9360" calcext:value-type="float">
            <text:p>9360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15272" calcext:value-type="float">
            <text:p>15272</text:p>
          </table:table-cell>
          <table:table-cell table:style-name="ce4" office:value-type="float" office:value="616" calcext:value-type="float">
            <text:p>616</text:p>
          </table:table-cell>
          <table:table-cell table:style-name="ce4" office:value-type="float" office:value="6180" calcext:value-type="float">
            <text:p>6180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1697" calcext:value-type="float">
            <text:p>1697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6800" calcext:value-type="float">
            <text:p>16800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3149" calcext:value-type="float">
            <text:p>3149</text:p>
          </table:table-cell>
          <table:table-cell table:style-name="ce4" office:value-type="float" office:value="438" calcext:value-type="float">
            <text:p>438</text:p>
          </table:table-cell>
          <table:table-cell table:style-name="ce4" office:value-type="float" office:value="7743" calcext:value-type="float">
            <text:p>7743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float" office:value="4770" calcext:value-type="float">
            <text:p>4770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45" calcext:value-type="float">
            <text:p>145</text:p>
          </table:table-cell>
          <table:table-cell table:style-name="ce5" table:formula="of:=([.I102]+[.W102])/[.E102]" office:value-type="percentage" office:value="0.0830644847825242" calcext:value-type="percentage">
            <text:p>8.31%</text:p>
          </table:table-cell>
          <table:table-cell table:style-name="ce4" office:value-type="float" office:value="33155" calcext:value-type="float">
            <text:p>33155</text:p>
          </table:table-cell>
          <table:table-cell table:style-name="ce4" office:value-type="float" office:value="1444" calcext:value-type="float">
            <text:p>1444</text:p>
          </table:table-cell>
          <table:table-cell table:style-name="ce4" office:value-type="float" office:value="10079" calcext:value-type="float">
            <text:p>10079</text:p>
          </table:table-cell>
          <table:table-cell table:style-name="ce4" office:value-type="float" office:value="14952" calcext:value-type="float">
            <text:p>14952</text:p>
          </table:table-cell>
          <table:table-cell table:style-name="ce4" office:value-type="float" office:value="5037" calcext:value-type="float">
            <text:p>5037</text:p>
          </table:table-cell>
          <table:table-cell table:style-name="ce4" office:value-type="float" office:value="1281" calcext:value-type="float">
            <text:p>1281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16785" calcext:value-type="float">
            <text:p>16785</text:p>
          </table:table-cell>
          <table:table-cell table:style-name="ce4" office:value-type="float" office:value="3329" calcext:value-type="float">
            <text:p>3329</text:p>
          </table:table-cell>
          <table:table-cell table:style-name="ce4" office:value-type="float" office:value="8132" calcext:value-type="float">
            <text:p>8132</text:p>
          </table:table-cell>
          <table:table-cell table:style-name="ce4" office:value-type="float" office:value="4195" calcext:value-type="float">
            <text:p>4195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66" calcext:value-type="float">
            <text:p>166</text:p>
          </table:table-cell>
          <table:table-cell table:style-name="ce8" table:formula="of:=([.AR102]+[.AK102])/([.AQ102]+[.AJ102])" office:value-type="percentage" office:value="0.0955746896275531" calcext:value-type="percentage">
            <text:p>9.56%</text:p>
          </table:table-cell>
          <table:table-cell table:number-columns-repeated="974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Schoharie</text:p>
          </table:table-cell>
          <table:table-cell/>
          <table:table-cell table:style-name="ce3" office:value-type="string" calcext:value-type="string">
            <text:p>Assembly District 102, New York</text:p>
          </table:table-cell>
          <table:table-cell table:style-name="ce4" office:value-type="float" office:value="45812" calcext:value-type="float">
            <text:p>45812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33872" calcext:value-type="float">
            <text:p>33872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8366" calcext:value-type="float">
            <text:p>8366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15335" calcext:value-type="float">
            <text:p>15335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6840" calcext:value-type="float">
            <text:p>6840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1940" calcext:value-type="float">
            <text:p>11940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1442" calcext:value-type="float">
            <text:p>1442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5886" calcext:value-type="float">
            <text:p>5886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3921" calcext:value-type="float">
            <text:p>3921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451" calcext:value-type="float">
            <text:p>45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0" calcext:value-type="float">
            <text:p>70</text:p>
          </table:table-cell>
          <table:table-cell table:style-name="ce5" table:formula="of:=([.I103]+[.W103])/[.E103]" office:value-type="percentage" office:value="0.0467781367327338" calcext:value-type="percentage">
            <text:p>4.68%</text:p>
          </table:table-cell>
          <table:table-cell table:style-name="ce4" office:value-type="float" office:value="32474" calcext:value-type="float">
            <text:p>32474</text:p>
          </table:table-cell>
          <table:table-cell table:style-name="ce4" office:value-type="float" office:value="923" calcext:value-type="float">
            <text:p>923</text:p>
          </table:table-cell>
          <table:table-cell table:style-name="ce4" office:value-type="float" office:value="7316" calcext:value-type="float">
            <text:p>7316</text:p>
          </table:table-cell>
          <table:table-cell table:style-name="ce4" office:value-type="float" office:value="16561" calcext:value-type="float">
            <text:p>16561</text:p>
          </table:table-cell>
          <table:table-cell table:style-name="ce4" office:value-type="float" office:value="5659" calcext:value-type="float">
            <text:p>5659</text:p>
          </table:table-cell>
          <table:table-cell table:style-name="ce4" office:value-type="float" office:value="1396" calcext:value-type="float">
            <text:p>1396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12751" calcext:value-type="float">
            <text:p>12751</text:p>
          </table:table-cell>
          <table:table-cell table:style-name="ce4" office:value-type="float" office:value="1399" calcext:value-type="float">
            <text:p>1399</text:p>
          </table:table-cell>
          <table:table-cell table:style-name="ce4" office:value-type="float" office:value="6740" calcext:value-type="float">
            <text:p>6740</text:p>
          </table:table-cell>
          <table:table-cell table:style-name="ce4" office:value-type="float" office:value="3890" calcext:value-type="float">
            <text:p>3890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8" table:formula="of:=([.AR103]+[.AK103])/([.AQ103]+[.AJ103])" office:value-type="percentage" office:value="0.0513432835820896" calcext:value-type="percentage">
            <text:p>5.13%</text:p>
          </table:table-cell>
          <table:table-cell table:number-columns-repeated="97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Kingston</text:p>
          </table:table-cell>
          <table:table-cell/>
          <table:table-cell table:style-name="ce3" office:value-type="string" calcext:value-type="string">
            <text:p>Assembly District 103, New York</text:p>
          </table:table-cell>
          <table:table-cell table:style-name="ce4" office:value-type="float" office:value="48254" calcext:value-type="float">
            <text:p>48254</text:p>
          </table:table-cell>
          <table:table-cell table:style-name="ce4" office:value-type="float" office:value="763" calcext:value-type="float">
            <text:p>763</text:p>
          </table:table-cell>
          <table:table-cell table:style-name="ce4" office:value-type="float" office:value="37336" calcext:value-type="float">
            <text:p>37336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8343" calcext:value-type="float">
            <text:p>8343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16333" calcext:value-type="float">
            <text:p>16333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8155" calcext:value-type="float">
            <text:p>8155</text:p>
          </table:table-cell>
          <table:table-cell table:style-name="ce4" office:value-type="float" office:value="479" calcext:value-type="float">
            <text:p>479</text:p>
          </table:table-cell>
          <table:table-cell table:style-name="ce4" office:value-type="float" office:value="2663" calcext:value-type="float">
            <text:p>2663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0918" calcext:value-type="float">
            <text:p>10918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1433" calcext:value-type="float">
            <text:p>1433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5489" calcext:value-type="float">
            <text:p>5489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3026" calcext:value-type="float">
            <text:p>3026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66" calcext:value-type="float">
            <text:p>66</text:p>
          </table:table-cell>
          <table:table-cell table:style-name="ce5" table:formula="of:=([.I104]+[.W104])/[.E104]" office:value-type="percentage" office:value="0.046545364114892" calcext:value-type="percentage">
            <text:p>4.65%</text:p>
          </table:table-cell>
          <table:table-cell table:style-name="ce4" office:value-type="float" office:value="34094" calcext:value-type="float">
            <text:p>34094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7748" calcext:value-type="float">
            <text:p>7748</text:p>
          </table:table-cell>
          <table:table-cell table:style-name="ce4" office:value-type="float" office:value="15992" calcext:value-type="float">
            <text:p>15992</text:p>
          </table:table-cell>
          <table:table-cell table:style-name="ce4" office:value-type="float" office:value="6632" calcext:value-type="float">
            <text:p>6632</text:p>
          </table:table-cell>
          <table:table-cell table:style-name="ce4" office:value-type="float" office:value="1949" calcext:value-type="float">
            <text:p>1949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11486" calcext:value-type="float">
            <text:p>11486</text:p>
          </table:table-cell>
          <table:table-cell table:style-name="ce4" office:value-type="float" office:value="1683" calcext:value-type="float">
            <text:p>1683</text:p>
          </table:table-cell>
          <table:table-cell table:style-name="ce4" office:value-type="float" office:value="5383" calcext:value-type="float">
            <text:p>5383</text:p>
          </table:table-cell>
          <table:table-cell table:style-name="ce4" office:value-type="float" office:value="3439" calcext:value-type="float">
            <text:p>3439</text:p>
          </table:table-cell>
          <table:table-cell table:style-name="ce4" office:value-type="float" office:value="777" calcext:value-type="float">
            <text:p>777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80" calcext:value-type="float">
            <text:p>80</text:p>
          </table:table-cell>
          <table:table-cell table:style-name="ce8" table:formula="of:=([.AR104]+[.AK104])/([.AQ104]+[.AJ104])" office:value-type="percentage" office:value="0.0606186924089513" calcext:value-type="percentage">
            <text:p>6.06%</text:p>
          </table:table-cell>
          <table:table-cell table:number-columns-repeated="974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Milton</text:p>
          </table:table-cell>
          <table:table-cell/>
          <table:table-cell table:style-name="ce3" office:value-type="string" calcext:value-type="string">
            <text:p>Assembly District 104, New York</text:p>
          </table:table-cell>
          <table:table-cell table:style-name="ce4" office:value-type="float" office:value="54019" calcext:value-type="float">
            <text:p>54019</text:p>
          </table:table-cell>
          <table:table-cell table:style-name="ce4" office:value-type="float" office:value="923" calcext:value-type="float">
            <text:p>923</text:p>
          </table:table-cell>
          <table:table-cell table:style-name="ce4" office:value-type="float" office:value="30261" calcext:value-type="float">
            <text:p>30261</text:p>
          </table:table-cell>
          <table:table-cell table:style-name="ce4" office:value-type="float" office:value="768" calcext:value-type="float">
            <text:p>768</text:p>
          </table:table-cell>
          <table:table-cell table:style-name="ce4" office:value-type="float" office:value="1186" calcext:value-type="float">
            <text:p>1186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9558" calcext:value-type="float">
            <text:p>9558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13285" calcext:value-type="float">
            <text:p>13285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4730" calcext:value-type="float">
            <text:p>4730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23758" calcext:value-type="float">
            <text:p>23758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6158" calcext:value-type="float">
            <text:p>6158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1438" calcext:value-type="float">
            <text:p>11438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4577" calcext:value-type="float">
            <text:p>4577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1141" calcext:value-type="float">
            <text:p>1141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05" calcext:value-type="float">
            <text:p>105</text:p>
          </table:table-cell>
          <table:table-cell table:style-name="ce5" table:formula="of:=([.I105]+[.W105])/[.E105]" office:value-type="percentage" office:value="0.135952164978989" calcext:value-type="percentage">
            <text:p>13.60%</text:p>
          </table:table-cell>
          <table:table-cell table:style-name="ce4" office:value-type="float" office:value="28228" calcext:value-type="float">
            <text:p>28228</text:p>
          </table:table-cell>
          <table:table-cell table:style-name="ce4" office:value-type="float" office:value="1495" calcext:value-type="float">
            <text:p>1495</text:p>
          </table:table-cell>
          <table:table-cell table:style-name="ce4" office:value-type="float" office:value="9383" calcext:value-type="float">
            <text:p>9383</text:p>
          </table:table-cell>
          <table:table-cell table:style-name="ce4" office:value-type="float" office:value="12989" calcext:value-type="float">
            <text:p>12989</text:p>
          </table:table-cell>
          <table:table-cell table:style-name="ce4" office:value-type="float" office:value="3443" calcext:value-type="float">
            <text:p>3443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5372" calcext:value-type="float">
            <text:p>25372</text:p>
          </table:table-cell>
          <table:table-cell table:style-name="ce4" office:value-type="float" office:value="7170" calcext:value-type="float">
            <text:p>7170</text:p>
          </table:table-cell>
          <table:table-cell table:style-name="ce4" office:value-type="float" office:value="11898" calcext:value-type="float">
            <text:p>11898</text:p>
          </table:table-cell>
          <table:table-cell table:style-name="ce4" office:value-type="float" office:value="5155" calcext:value-type="float">
            <text:p>5155</text:p>
          </table:table-cell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88" calcext:value-type="float">
            <text:p>88</text:p>
          </table:table-cell>
          <table:table-cell table:style-name="ce8" table:formula="of:=([.AR105]+[.AK105])/([.AQ105]+[.AJ105])" office:value-type="percentage" office:value="0.161660447761194" calcext:value-type="percentage">
            <text:p>16.17%</text:p>
          </table:table-cell>
          <table:table-cell table:number-columns-repeated="97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Fishkill</text:p>
          </table:table-cell>
          <table:table-cell/>
          <table:table-cell table:style-name="ce3" office:value-type="string" calcext:value-type="string">
            <text:p>Assembly District 105, New York</text:p>
          </table:table-cell>
          <table:table-cell table:style-name="ce4" office:value-type="float" office:value="51672" calcext:value-type="float">
            <text:p>51672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35302" calcext:value-type="float">
            <text:p>35302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1620" calcext:value-type="float">
            <text:p>1620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1242" calcext:value-type="float">
            <text:p>11242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15702" calcext:value-type="float">
            <text:p>15702</text:p>
          </table:table-cell>
          <table:table-cell table:style-name="ce4" office:value-type="float" office:value="566" calcext:value-type="float">
            <text:p>566</text:p>
          </table:table-cell>
          <table:table-cell table:style-name="ce4" office:value-type="float" office:value="4928" calcext:value-type="float">
            <text:p>4928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1415" calcext:value-type="float">
            <text:p>1415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6370" calcext:value-type="float">
            <text:p>16370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4390" calcext:value-type="float">
            <text:p>4390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8501" calcext:value-type="float">
            <text:p>8501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2891" calcext:value-type="float">
            <text:p>2891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438" calcext:value-type="float">
            <text:p>438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4" calcext:value-type="float">
            <text:p>34</text:p>
          </table:table-cell>
          <table:table-cell table:style-name="ce5" table:formula="of:=([.I106]+[.W106])/[.E106]" office:value-type="percentage" office:value="0.116310574392321" calcext:value-type="percentage">
            <text:p>11.63%</text:p>
          </table:table-cell>
          <table:table-cell table:style-name="ce4" office:value-type="float" office:value="33920" calcext:value-type="float">
            <text:p>33920</text:p>
          </table:table-cell>
          <table:table-cell table:style-name="ce4" office:value-type="float" office:value="1950" calcext:value-type="float">
            <text:p>1950</text:p>
          </table:table-cell>
          <table:table-cell table:style-name="ce4" office:value-type="float" office:value="11800" calcext:value-type="float">
            <text:p>11800</text:p>
          </table:table-cell>
          <table:table-cell table:style-name="ce4" office:value-type="float" office:value="14474" calcext:value-type="float">
            <text:p>14474</text:p>
          </table:table-cell>
          <table:table-cell table:style-name="ce4" office:value-type="float" office:value="4430" calcext:value-type="float">
            <text:p>4430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19257" calcext:value-type="float">
            <text:p>19257</text:p>
          </table:table-cell>
          <table:table-cell table:style-name="ce4" office:value-type="float" office:value="5473" calcext:value-type="float">
            <text:p>5473</text:p>
          </table:table-cell>
          <table:table-cell table:style-name="ce4" office:value-type="float" office:value="9204" calcext:value-type="float">
            <text:p>9204</text:p>
          </table:table-cell>
          <table:table-cell table:style-name="ce4" office:value-type="float" office:value="3905" calcext:value-type="float">
            <text:p>3905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8" calcext:value-type="float">
            <text:p>38</text:p>
          </table:table-cell>
          <table:table-cell table:style-name="ce8" table:formula="of:=([.AR106]+[.AK106])/([.AQ106]+[.AJ106])" office:value-type="percentage" office:value="0.139590424431615" calcext:value-type="percentage">
            <text:p>13.96%</text:p>
          </table:table-cell>
          <table:table-cell table:number-columns-repeated="974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Hudson</text:p>
          </table:table-cell>
          <table:table-cell/>
          <table:table-cell table:style-name="ce3" office:value-type="string" calcext:value-type="string">
            <text:p>Assembly District 106, New York</text:p>
          </table:table-cell>
          <table:table-cell table:style-name="ce4" office:value-type="float" office:value="52979" calcext:value-type="float">
            <text:p>52979</text:p>
          </table:table-cell>
          <table:table-cell table:style-name="ce4" office:value-type="float" office:value="777" calcext:value-type="float">
            <text:p>777</text:p>
          </table:table-cell>
          <table:table-cell table:style-name="ce4" office:value-type="float" office:value="25969" calcext:value-type="float">
            <text:p>25969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1336" calcext:value-type="float">
            <text:p>1336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8851" calcext:value-type="float">
            <text:p>8851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float" office:value="11056" calcext:value-type="float">
            <text:p>11056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3528" calcext:value-type="float">
            <text:p>3528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933" calcext:value-type="float">
            <text:p>933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7010" calcext:value-type="float">
            <text:p>27010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8043" calcext:value-type="float">
            <text:p>8043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12859" calcext:value-type="float">
            <text:p>12859</text:p>
          </table:table-cell>
          <table:table-cell table:style-name="ce4" office:value-type="float" office:value="629" calcext:value-type="float">
            <text:p>629</text:p>
          </table:table-cell>
          <table:table-cell table:style-name="ce4" office:value-type="float" office:value="4994" calcext:value-type="float">
            <text:p>4994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927" calcext:value-type="float">
            <text:p>927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7" calcext:value-type="float">
            <text:p>37</text:p>
          </table:table-cell>
          <table:table-cell table:style-name="ce5" table:formula="of:=([.I107]+[.W107])/[.E107]" office:value-type="percentage" office:value="0.177032409067744" calcext:value-type="percentage">
            <text:p>17.70%</text:p>
          </table:table-cell>
          <table:table-cell table:style-name="ce4" office:value-type="float" office:value="25026" calcext:value-type="float">
            <text:p>25026</text:p>
          </table:table-cell>
          <table:table-cell table:style-name="ce4" office:value-type="float" office:value="1837" calcext:value-type="float">
            <text:p>1837</text:p>
          </table:table-cell>
          <table:table-cell table:style-name="ce4" office:value-type="float" office:value="9205" calcext:value-type="float">
            <text:p>9205</text:p>
          </table:table-cell>
          <table:table-cell table:style-name="ce4" office:value-type="float" office:value="10279" calcext:value-type="float">
            <text:p>10279</text:p>
          </table:table-cell>
          <table:table-cell table:style-name="ce4" office:value-type="float" office:value="2728" calcext:value-type="float">
            <text:p>2728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8202" calcext:value-type="float">
            <text:p>28202</text:p>
          </table:table-cell>
          <table:table-cell table:style-name="ce4" office:value-type="float" office:value="8891" calcext:value-type="float">
            <text:p>8891</text:p>
          </table:table-cell>
          <table:table-cell table:style-name="ce4" office:value-type="float" office:value="13313" calcext:value-type="float">
            <text:p>13313</text:p>
          </table:table-cell>
          <table:table-cell table:style-name="ce4" office:value-type="float" office:value="5019" calcext:value-type="float">
            <text:p>5019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05" calcext:value-type="float">
            <text:p>105</text:p>
          </table:table-cell>
          <table:table-cell table:style-name="ce8" table:formula="of:=([.AR107]+[.AK107])/([.AQ107]+[.AJ107])" office:value-type="percentage" office:value="0.201548057413391" calcext:value-type="percentage">
            <text:p>20.15%</text:p>
          </table:table-cell>
          <table:table-cell table:number-columns-repeated="974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Melrose</text:p>
          </table:table-cell>
          <table:table-cell/>
          <table:table-cell table:style-name="ce3" office:value-type="string" calcext:value-type="string">
            <text:p>Assembly District 107, New York</text:p>
          </table:table-cell>
          <table:table-cell table:style-name="ce4" office:value-type="float" office:value="49740" calcext:value-type="float">
            <text:p>49740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39298" calcext:value-type="float">
            <text:p>39298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10786" calcext:value-type="float">
            <text:p>10786</text:p>
          </table:table-cell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17506" calcext:value-type="float">
            <text:p>17506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7367" calcext:value-type="float">
            <text:p>7367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1897" calcext:value-type="float">
            <text:p>1897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0442" calcext:value-type="float">
            <text:p>10442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1738" calcext:value-type="float">
            <text:p>1738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5335" calcext:value-type="float">
            <text:p>5335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2604" calcext:value-type="float">
            <text:p>2604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5" calcext:value-type="float">
            <text:p>55</text:p>
          </table:table-cell>
          <table:table-cell table:style-name="ce5" table:formula="of:=([.I108]+[.W108])/[.E108]" office:value-type="percentage" office:value="0.0572778447929232" calcext:value-type="percentage">
            <text:p>5.73%</text:p>
          </table:table-cell>
          <table:table-cell table:style-name="ce4" office:value-type="float" office:value="38542" calcext:value-type="float">
            <text:p>38542</text:p>
          </table:table-cell>
          <table:table-cell table:style-name="ce4" office:value-type="float" office:value="1533" calcext:value-type="float">
            <text:p>1533</text:p>
          </table:table-cell>
          <table:table-cell table:style-name="ce4" office:value-type="float" office:value="11534" calcext:value-type="float">
            <text:p>11534</text:p>
          </table:table-cell>
          <table:table-cell table:style-name="ce4" office:value-type="float" office:value="17810" calcext:value-type="float">
            <text:p>17810</text:p>
          </table:table-cell>
          <table:table-cell table:style-name="ce4" office:value-type="float" office:value="5974" calcext:value-type="float">
            <text:p>5974</text:p>
          </table:table-cell>
          <table:table-cell table:style-name="ce4" office:value-type="float" office:value="1280" calcext:value-type="float">
            <text:p>1280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10957" calcext:value-type="float">
            <text:p>10957</text:p>
          </table:table-cell>
          <table:table-cell table:style-name="ce4" office:value-type="float" office:value="1793" calcext:value-type="float">
            <text:p>1793</text:p>
          </table:table-cell>
          <table:table-cell table:style-name="ce4" office:value-type="float" office:value="5736" calcext:value-type="float">
            <text:p>5736</text:p>
          </table:table-cell>
          <table:table-cell table:style-name="ce4" office:value-type="float" office:value="2833" calcext:value-type="float">
            <text:p>2833</text:p>
          </table:table-cell>
          <table:table-cell table:style-name="ce4" office:value-type="float" office:value="438" calcext:value-type="float">
            <text:p>438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41" calcext:value-type="float">
            <text:p>41</text:p>
          </table:table-cell>
          <table:table-cell table:style-name="ce8" table:formula="of:=([.AR108]+[.AK108])/([.AQ108]+[.AJ108])" office:value-type="percentage" office:value="0.0671932766318511" calcext:value-type="percentage">
            <text:p>6.72%</text:p>
          </table:table-cell>
          <table:table-cell table:number-columns-repeated="97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Cohoes</text:p>
          </table:table-cell>
          <table:table-cell/>
          <table:table-cell table:style-name="ce3" office:value-type="string" calcext:value-type="string">
            <text:p>Assembly District 108, New York</text:p>
          </table:table-cell>
          <table:table-cell table:style-name="ce4" office:value-type="float" office:value="50841" calcext:value-type="float">
            <text:p>50841</text:p>
          </table:table-cell>
          <table:table-cell table:style-name="ce4" office:value-type="float" office:value="834" calcext:value-type="float">
            <text:p>834</text:p>
          </table:table-cell>
          <table:table-cell table:style-name="ce4" office:value-type="float" office:value="38558" calcext:value-type="float">
            <text:p>38558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895" calcext:value-type="float">
            <text:p>895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8897" calcext:value-type="float">
            <text:p>8897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19033" calcext:value-type="float">
            <text:p>19033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282" calcext:value-type="float">
            <text:p>7282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953" calcext:value-type="float">
            <text:p>1953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83" calcext:value-type="float">
            <text:p>12283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1594" calcext:value-type="float">
            <text:p>1594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6556" calcext:value-type="float">
            <text:p>6556</text:p>
          </table:table-cell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3207" calcext:value-type="float">
            <text:p>3207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0" calcext:value-type="float">
            <text:p>70</text:p>
          </table:table-cell>
          <table:table-cell table:style-name="ce5" table:formula="of:=([.I109]+[.W109])/[.E109]" office:value-type="percentage" office:value="0.0489565508152869" calcext:value-type="percentage">
            <text:p>4.90%</text:p>
          </table:table-cell>
          <table:table-cell table:style-name="ce4" office:value-type="float" office:value="36621" calcext:value-type="float">
            <text:p>36621</text:p>
          </table:table-cell>
          <table:table-cell table:style-name="ce4" office:value-type="float" office:value="1320" calcext:value-type="float">
            <text:p>1320</text:p>
          </table:table-cell>
          <table:table-cell table:style-name="ce4" office:value-type="float" office:value="9441" calcext:value-type="float">
            <text:p>9441</text:p>
          </table:table-cell>
          <table:table-cell table:style-name="ce4" office:value-type="float" office:value="18276" calcext:value-type="float">
            <text:p>18276</text:p>
          </table:table-cell>
          <table:table-cell table:style-name="ce4" office:value-type="float" office:value="5819" calcext:value-type="float">
            <text:p>5819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12126" calcext:value-type="float">
            <text:p>12126</text:p>
          </table:table-cell>
          <table:table-cell table:style-name="ce4" office:value-type="float" office:value="1798" calcext:value-type="float">
            <text:p>1798</text:p>
          </table:table-cell>
          <table:table-cell table:style-name="ce4" office:value-type="float" office:value="6235" calcext:value-type="float">
            <text:p>6235</text:p>
          </table:table-cell>
          <table:table-cell table:style-name="ce4" office:value-type="float" office:value="3305" calcext:value-type="float">
            <text:p>3305</text:p>
          </table:table-cell>
          <table:table-cell table:style-name="ce4" office:value-type="float" office:value="629" calcext:value-type="float">
            <text:p>62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9" calcext:value-type="float">
            <text:p>79</text:p>
          </table:table-cell>
          <table:table-cell table:style-name="ce8" table:formula="of:=([.AR109]+[.AK109])/([.AQ109]+[.AJ109])" office:value-type="percentage" office:value="0.0639629105380844" calcext:value-type="percentage">
            <text:p>6.40%</text:p>
          </table:table-cell>
          <table:table-cell table:number-columns-repeated="974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Albany</text:p>
          </table:table-cell>
          <table:table-cell/>
          <table:table-cell table:style-name="ce3" office:value-type="string" calcext:value-type="string">
            <text:p>Assembly District 109, New York</text:p>
          </table:table-cell>
          <table:table-cell table:style-name="ce4" office:value-type="float" office:value="53715" calcext:value-type="float">
            <text:p>53715</text:p>
          </table:table-cell>
          <table:table-cell table:style-name="ce4" office:value-type="string" calcext:value-type="string">
            <text:p>1,042</text:p>
          </table:table-cell>
          <table:table-cell table:style-name="ce4" office:value-type="float" office:value="39549" calcext:value-type="float">
            <text:p>39549</text:p>
          </table:table-cell>
          <table:table-cell table:style-name="ce4" office:value-type="float" office:value="867" calcext:value-type="float">
            <text:p>867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0104" calcext:value-type="float">
            <text:p>10104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20268" calcext:value-type="float">
            <text:p>20268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6242" calcext:value-type="float">
            <text:p>6242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1817" calcext:value-type="float">
            <text:p>1817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4166" calcext:value-type="float">
            <text:p>14166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1546" calcext:value-type="float">
            <text:p>154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7830" calcext:value-type="float">
            <text:p>7830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4174" calcext:value-type="float">
            <text:p>4174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3" calcext:value-type="float">
            <text:p>123</text:p>
          </table:table-cell>
          <table:table-cell table:style-name="ce5" table:formula="of:=([.I110]+[.W110])/[.E110]" office:value-type="percentage" office:value="0.0424276272921903" calcext:value-type="percentage">
            <text:p>4.24%</text:p>
          </table:table-cell>
          <table:table-cell table:style-name="ce4" office:value-type="float" office:value="37033" calcext:value-type="float">
            <text:p>37033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9997" calcext:value-type="float">
            <text:p>9997</text:p>
          </table:table-cell>
          <table:table-cell table:style-name="ce4" office:value-type="float" office:value="18714" calcext:value-type="float">
            <text:p>18714</text:p>
          </table:table-cell>
          <table:table-cell table:style-name="ce4" office:value-type="float" office:value="5415" calcext:value-type="float">
            <text:p>5415</text:p>
          </table:table-cell>
          <table:table-cell table:style-name="ce4" office:value-type="float" office:value="1493" calcext:value-type="float">
            <text:p>1493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14306" calcext:value-type="float">
            <text:p>14306</text:p>
          </table:table-cell>
          <table:table-cell table:style-name="ce4" office:value-type="float" office:value="1551" calcext:value-type="float">
            <text:p>1551</text:p>
          </table:table-cell>
          <table:table-cell table:style-name="ce4" office:value-type="float" office:value="7651" calcext:value-type="float">
            <text:p>7651</text:p>
          </table:table-cell>
          <table:table-cell table:style-name="ce4" office:value-type="float" office:value="4357" calcext:value-type="float">
            <text:p>4357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35" calcext:value-type="float">
            <text:p>35</text:p>
          </table:table-cell>
          <table:table-cell table:style-name="ce8" table:formula="of:=([.AR110]+[.AK110])/([.AQ110]+[.AJ110])" office:value-type="percentage" office:value="0.0511501977054481" calcext:value-type="percentage">
            <text:p>5.12%</text:p>
          </table:table-cell>
          <table:table-cell table:number-columns-repeated="97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Loudonville</text:p>
          </table:table-cell>
          <table:table-cell/>
          <table:table-cell table:style-name="ce3" office:value-type="string" calcext:value-type="string">
            <text:p>Assembly District 110, New York</text:p>
          </table:table-cell>
          <table:table-cell table:style-name="ce4" office:value-type="float" office:value="54388" calcext:value-type="float">
            <text:p>54388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39887" calcext:value-type="float">
            <text:p>39887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956" calcext:value-type="float">
            <text:p>956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0308" calcext:value-type="float">
            <text:p>10308</text:p>
          </table:table-cell>
          <table:table-cell table:style-name="ce4" office:value-type="float" office:value="658" calcext:value-type="float">
            <text:p>658</text:p>
          </table:table-cell>
          <table:table-cell table:style-name="ce4" office:value-type="float" office:value="20213" calcext:value-type="float">
            <text:p>20213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6118" calcext:value-type="float">
            <text:p>6118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1806" calcext:value-type="float">
            <text:p>1806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4501" calcext:value-type="float">
            <text:p>14501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3089" calcext:value-type="float">
            <text:p>3089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7468" calcext:value-type="float">
            <text:p>7468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3240" calcext:value-type="float">
            <text:p>3240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70" calcext:value-type="float">
            <text:p>70</text:p>
          </table:table-cell>
          <table:table-cell table:style-name="ce5" table:formula="of:=([.I111]+[.W111])/[.E111]" office:value-type="percentage" office:value="0.0743730234610576" calcext:value-type="percentage">
            <text:p>7.44%</text:p>
          </table:table-cell>
          <table:table-cell table:style-name="ce4" office:value-type="float" office:value="36693" calcext:value-type="float">
            <text:p>36693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9929" calcext:value-type="float">
            <text:p>9929</text:p>
          </table:table-cell>
          <table:table-cell table:style-name="ce4" office:value-type="float" office:value="18760" calcext:value-type="float">
            <text:p>18760</text:p>
          </table:table-cell>
          <table:table-cell table:style-name="ce4" office:value-type="float" office:value="5409" calcext:value-type="float">
            <text:p>5409</text:p>
          </table:table-cell>
          <table:table-cell table:style-name="ce4" office:value-type="float" office:value="1116" calcext:value-type="float">
            <text:p>1116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15857" calcext:value-type="float">
            <text:p>15857</text:p>
          </table:table-cell>
          <table:table-cell table:style-name="ce4" office:value-type="float" office:value="3323" calcext:value-type="float">
            <text:p>3323</text:p>
          </table:table-cell>
          <table:table-cell table:style-name="ce4" office:value-type="float" office:value="8065" calcext:value-type="float">
            <text:p>8065</text:p>
          </table:table-cell>
          <table:table-cell table:style-name="ce4" office:value-type="float" office:value="3762" calcext:value-type="float">
            <text:p>3762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36" calcext:value-type="float">
            <text:p>36</text:p>
          </table:table-cell>
          <table:table-cell table:style-name="ce8" table:formula="of:=([.AR111]+[.AK111])/([.AQ111]+[.AJ111])" office:value-type="percentage" office:value="0.0845480494766889" calcext:value-type="percentage">
            <text:p>8.45%</text:p>
          </table:table-cell>
          <table:table-cell table:number-columns-repeated="974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otterdam</text:p>
          </table:table-cell>
          <table:table-cell/>
          <table:table-cell table:style-name="ce3" office:value-type="string" calcext:value-type="string">
            <text:p>Assembly District 111, New York</text:p>
          </table:table-cell>
          <table:table-cell table:style-name="ce4" office:value-type="float" office:value="49823" calcext:value-type="float">
            <text:p>49823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36585" calcext:value-type="float">
            <text:p>36585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1321" calcext:value-type="float">
            <text:p>1321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9686" calcext:value-type="float">
            <text:p>9686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16704" calcext:value-type="float">
            <text:p>16704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6469" calcext:value-type="float">
            <text:p>6469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3238" calcext:value-type="float">
            <text:p>13238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1987" calcext:value-type="float">
            <text:p>1987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6588" calcext:value-type="float">
            <text:p>6588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3650" calcext:value-type="float">
            <text:p>3650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92" calcext:value-type="float">
            <text:p>92</text:p>
          </table:table-cell>
          <table:table-cell table:style-name="ce5" table:formula="of:=([.I112]+[.W112])/[.E112]" office:value-type="percentage" office:value="0.0663950384360637" calcext:value-type="percentage">
            <text:p>6.64%</text:p>
          </table:table-cell>
          <table:table-cell table:style-name="ce4" office:value-type="float" office:value="34510" calcext:value-type="float">
            <text:p>34510</text:p>
          </table:table-cell>
          <table:table-cell table:style-name="ce4" office:value-type="float" office:value="1228" calcext:value-type="float">
            <text:p>1228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16609" calcext:value-type="float">
            <text:p>16609</text:p>
          </table:table-cell>
          <table:table-cell table:style-name="ce4" office:value-type="float" office:value="5138" calcext:value-type="float">
            <text:p>5138</text:p>
          </table:table-cell>
          <table:table-cell table:style-name="ce4" office:value-type="float" office:value="1136" calcext:value-type="float">
            <text:p>1136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12681" calcext:value-type="float">
            <text:p>12681</text:p>
          </table:table-cell>
          <table:table-cell table:style-name="ce4" office:value-type="float" office:value="2319" calcext:value-type="float">
            <text:p>2319</text:p>
          </table:table-cell>
          <table:table-cell table:style-name="ce4" office:value-type="float" office:value="6489" calcext:value-type="float">
            <text:p>6489</text:p>
          </table:table-cell>
          <table:table-cell table:style-name="ce4" office:value-type="float" office:value="3147" calcext:value-type="float">
            <text:p>3147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34" calcext:value-type="float">
            <text:p>34</text:p>
          </table:table-cell>
          <table:table-cell table:style-name="ce8" table:formula="of:=([.AR112]+[.AK112])/([.AQ112]+[.AJ112])" office:value-type="percentage" office:value="0.075162636943485" calcext:value-type="percentage">
            <text:p>7.52%</text:p>
          </table:table-cell>
          <table:table-cell table:number-columns-repeated="974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Glenville</text:p>
          </table:table-cell>
          <table:table-cell/>
          <table:table-cell table:style-name="ce3" office:value-type="string" calcext:value-type="string">
            <text:p>Assembly District 112, New York</text:p>
          </table:table-cell>
          <table:table-cell table:style-name="ce4" office:value-type="float" office:value="53286" calcext:value-type="float">
            <text:p>53286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40294" calcext:value-type="float">
            <text:p>40294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1168" calcext:value-type="float">
            <text:p>1168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9980" calcext:value-type="float">
            <text:p>9980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19498" calcext:value-type="float">
            <text:p>19498</text:p>
          </table:table-cell>
          <table:table-cell table:style-name="ce4" office:value-type="float" office:value="563" calcext:value-type="float">
            <text:p>563</text:p>
          </table:table-cell>
          <table:table-cell table:style-name="ce4" office:value-type="float" office:value="7081" calcext:value-type="float">
            <text:p>7081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810" calcext:value-type="float">
            <text:p>1810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2992" calcext:value-type="float">
            <text:p>12992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1877" calcext:value-type="float">
            <text:p>1877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6358" calcext:value-type="float">
            <text:p>6358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3713" calcext:value-type="float">
            <text:p>3713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847" calcext:value-type="float">
            <text:p>847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2" calcext:value-type="float">
            <text:p>22</text:p>
          </table:table-cell>
          <table:table-cell table:style-name="ce5" table:formula="of:=([.I113]+[.W113])/[.E113]" office:value-type="percentage" office:value="0.0571444657133206" calcext:value-type="percentage">
            <text:p>5.71%</text:p>
          </table:table-cell>
          <table:table-cell table:style-name="ce4" office:value-type="float" office:value="36541" calcext:value-type="float">
            <text:p>36541</text:p>
          </table:table-cell>
          <table:table-cell table:style-name="ce4" office:value-type="float" office:value="1254" calcext:value-type="float">
            <text:p>1254</text:p>
          </table:table-cell>
          <table:table-cell table:style-name="ce4" office:value-type="float" office:value="10200" calcext:value-type="float">
            <text:p>10200</text:p>
          </table:table-cell>
          <table:table-cell table:style-name="ce4" office:value-type="float" office:value="17947" calcext:value-type="float">
            <text:p>17947</text:p>
          </table:table-cell>
          <table:table-cell table:style-name="ce4" office:value-type="float" office:value="5422" calcext:value-type="float">
            <text:p>5422</text:p>
          </table:table-cell>
          <table:table-cell table:style-name="ce4" office:value-type="float" office:value="1291" calcext:value-type="float">
            <text:p>1291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12187" calcext:value-type="float">
            <text:p>12187</text:p>
          </table:table-cell>
          <table:table-cell table:style-name="ce4" office:value-type="float" office:value="1685" calcext:value-type="float">
            <text:p>1685</text:p>
          </table:table-cell>
          <table:table-cell table:style-name="ce4" office:value-type="float" office:value="6105" calcext:value-type="float">
            <text:p>6105</text:p>
          </table:table-cell>
          <table:table-cell table:style-name="ce4" office:value-type="float" office:value="3686" calcext:value-type="float">
            <text:p>3686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9" calcext:value-type="float">
            <text:p>39</text:p>
          </table:table-cell>
          <table:table-cell table:style-name="ce8" table:formula="of:=([.AR113]+[.AK113])/([.AQ113]+[.AJ113])" office:value-type="percentage" office:value="0.0603143982925628" calcext:value-type="percentage">
            <text:p>6.03%</text:p>
          </table:table-cell>
          <table:table-cell table:number-columns-repeated="974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Sarasota Springs</text:p>
          </table:table-cell>
          <table:table-cell/>
          <table:table-cell table:style-name="ce3" office:value-type="string" calcext:value-type="string">
            <text:p>Assembly District 113, New York</text:p>
          </table:table-cell>
          <table:table-cell table:style-name="ce4" office:value-type="float" office:value="55229" calcext:value-type="float">
            <text:p>55229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39984" calcext:value-type="float">
            <text:p>39984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11822" calcext:value-type="float">
            <text:p>11822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float" office:value="18501" calcext:value-type="float">
            <text:p>18501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6230" calcext:value-type="float">
            <text:p>6230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1739" calcext:value-type="float">
            <text:p>1739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245" calcext:value-type="float">
            <text:p>15245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2089" calcext:value-type="float">
            <text:p>2089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8564" calcext:value-type="float">
            <text:p>8564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3747" calcext:value-type="float">
            <text:p>3747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123" calcext:value-type="float">
            <text:p>123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5" table:formula="of:=([.I114]+[.W114])/[.E114]" office:value-type="percentage" office:value="0.0575603396766192" calcext:value-type="percentage">
            <text:p>5.76%</text:p>
          </table:table-cell>
          <table:table-cell table:style-name="ce4" office:value-type="float" office:value="38321" calcext:value-type="float">
            <text:p>38321</text:p>
          </table:table-cell>
          <table:table-cell table:style-name="ce4" office:value-type="float" office:value="1478" calcext:value-type="float">
            <text:p>1478</text:p>
          </table:table-cell>
          <table:table-cell table:style-name="ce4" office:value-type="float" office:value="11625" calcext:value-type="float">
            <text:p>11625</text:p>
          </table:table-cell>
          <table:table-cell table:style-name="ce4" office:value-type="float" office:value="18711" calcext:value-type="float">
            <text:p>18711</text:p>
          </table:table-cell>
          <table:table-cell table:style-name="ce4" office:value-type="float" office:value="5041" calcext:value-type="float">
            <text:p>5041</text:p>
          </table:table-cell>
          <table:table-cell table:style-name="ce4" office:value-type="float" office:value="1044" calcext:value-type="float">
            <text:p>1044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14087" calcext:value-type="float">
            <text:p>14087</text:p>
          </table:table-cell>
          <table:table-cell table:style-name="ce4" office:value-type="float" office:value="2581" calcext:value-type="float">
            <text:p>2581</text:p>
          </table:table-cell>
          <table:table-cell table:style-name="ce4" office:value-type="float" office:value="7095" calcext:value-type="float">
            <text:p>7095</text:p>
          </table:table-cell>
          <table:table-cell table:style-name="ce4" office:value-type="float" office:value="3652" calcext:value-type="float">
            <text:p>3652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53" calcext:value-type="float">
            <text:p>53</text:p>
          </table:table-cell>
          <table:table-cell table:style-name="ce8" table:formula="of:=([.AR114]+[.AK114])/([.AQ114]+[.AJ114])" office:value-type="percentage" office:value="0.0774500076324225" calcext:value-type="percentage">
            <text:p>7.75%</text:p>
          </table:table-cell>
          <table:table-cell table:number-columns-repeated="97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Queensbury</text:p>
          </table:table-cell>
          <table:table-cell/>
          <table:table-cell table:style-name="ce3" office:value-type="string" calcext:value-type="string">
            <text:p>Assembly District 114, New York</text:p>
          </table:table-cell>
          <table:table-cell table:style-name="ce4" office:value-type="float" office:value="49781" calcext:value-type="float">
            <text:p>49781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35780" calcext:value-type="float">
            <text:p>35780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1423" calcext:value-type="float">
            <text:p>1423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9609" calcext:value-type="float">
            <text:p>9609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16811" calcext:value-type="float">
            <text:p>16811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5852" calcext:value-type="float">
            <text:p>5852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1498" calcext:value-type="float">
            <text:p>1498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4001" calcext:value-type="float">
            <text:p>14001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3521" calcext:value-type="float">
            <text:p>3521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6417" calcext:value-type="float">
            <text:p>6417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3046" calcext:value-type="float">
            <text:p>3046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847" calcext:value-type="float">
            <text:p>847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45" calcext:value-type="float">
            <text:p>45</text:p>
          </table:table-cell>
          <table:table-cell table:style-name="ce5" table:formula="of:=([.I115]+[.W115])/[.E115]" office:value-type="percentage" office:value="0.0993149996986802" calcext:value-type="percentage">
            <text:p>9.93%</text:p>
          </table:table-cell>
          <table:table-cell table:style-name="ce4" office:value-type="float" office:value="33175" calcext:value-type="float">
            <text:p>33175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office:value-type="float" office:value="9683" calcext:value-type="float">
            <text:p>9683</text:p>
          </table:table-cell>
          <table:table-cell table:style-name="ce4" office:value-type="float" office:value="15941" calcext:value-type="float">
            <text:p>15941</text:p>
          </table:table-cell>
          <table:table-cell table:style-name="ce4" office:value-type="float" office:value="4841" calcext:value-type="float">
            <text:p>4841</text:p>
          </table:table-cell>
          <table:table-cell table:style-name="ce4" office:value-type="float" office:value="1046" calcext:value-type="float">
            <text:p>1046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14722" calcext:value-type="float">
            <text:p>14722</text:p>
          </table:table-cell>
          <table:table-cell table:style-name="ce4" office:value-type="float" office:value="3164" calcext:value-type="float">
            <text:p>3164</text:p>
          </table:table-cell>
          <table:table-cell table:style-name="ce4" office:value-type="float" office:value="7526" calcext:value-type="float">
            <text:p>7526</text:p>
          </table:table-cell>
          <table:table-cell table:style-name="ce4" office:value-type="float" office:value="3296" calcext:value-type="float">
            <text:p>3296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25" calcext:value-type="float">
            <text:p>125</text:p>
          </table:table-cell>
          <table:table-cell table:style-name="ce8" table:formula="of:=([.AR115]+[.AK115])/([.AQ115]+[.AJ115])" office:value-type="percentage" office:value="0.0932417479174061" calcext:value-type="percentage">
            <text:p>9.32%</text:p>
          </table:table-cell>
          <table:table-cell table:number-columns-repeated="974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Peru</text:p>
          </table:table-cell>
          <table:table-cell/>
          <table:table-cell table:style-name="ce3" office:value-type="string" calcext:value-type="string">
            <text:p>Assembly District 115, New York</text:p>
          </table:table-cell>
          <table:table-cell table:style-name="ce4" office:value-type="float" office:value="50563" calcext:value-type="float">
            <text:p>50563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41301" calcext:value-type="float">
            <text:p>41301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1305" calcext:value-type="float">
            <text:p>11305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18990" calcext:value-type="float">
            <text:p>18990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7193" calcext:value-type="float">
            <text:p>7193</text:p>
          </table:table-cell>
          <table:table-cell table:style-name="ce4" office:value-type="float" office:value="451" calcext:value-type="float">
            <text:p>451</text:p>
          </table:table-cell>
          <table:table-cell table:style-name="ce4" office:value-type="float" office:value="2027" calcext:value-type="float">
            <text:p>2027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9262" calcext:value-type="float">
            <text:p>9262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4969" calcext:value-type="float">
            <text:p>4969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2286" calcext:value-type="float">
            <text:p>2286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83" calcext:value-type="float">
            <text:p>83</text:p>
          </table:table-cell>
          <table:table-cell table:style-name="ce5" table:formula="of:=([.I116]+[.W116])/[.E116]" office:value-type="percentage" office:value="0.0446176057591519" calcext:value-type="percentage">
            <text:p>4.46%</text:p>
          </table:table-cell>
          <table:table-cell table:style-name="ce4" office:value-type="float" office:value="38464" calcext:value-type="float">
            <text:p>38464</text:p>
          </table:table-cell>
          <table:table-cell table:style-name="ce4" office:value-type="float" office:value="1107" calcext:value-type="float">
            <text:p>1107</text:p>
          </table:table-cell>
          <table:table-cell table:style-name="ce4" office:value-type="float" office:value="10812" calcext:value-type="float">
            <text:p>10812</text:p>
          </table:table-cell>
          <table:table-cell table:style-name="ce4" office:value-type="float" office:value="19116" calcext:value-type="float">
            <text:p>19116</text:p>
          </table:table-cell>
          <table:table-cell table:style-name="ce4" office:value-type="float" office:value="5691" calcext:value-type="float">
            <text:p>5691</text:p>
          </table:table-cell>
          <table:table-cell table:style-name="ce4" office:value-type="float" office:value="1292" calcext:value-type="float">
            <text:p>1292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9401" calcext:value-type="float">
            <text:p>9401</text:p>
          </table:table-cell>
          <table:table-cell table:style-name="ce4" office:value-type="float" office:value="1351" calcext:value-type="float">
            <text:p>1351</text:p>
          </table:table-cell>
          <table:table-cell table:style-name="ce4" office:value-type="float" office:value="4623" calcext:value-type="float">
            <text:p>4623</text:p>
          </table:table-cell>
          <table:table-cell table:style-name="ce4" office:value-type="float" office:value="2939" calcext:value-type="float">
            <text:p>2939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4" calcext:value-type="float">
            <text:p>34</text:p>
          </table:table-cell>
          <table:table-cell table:style-name="ce8" table:formula="of:=([.AR116]+[.AK116])/([.AQ116]+[.AJ116])" office:value-type="percentage" office:value="0.0513527629792124" calcext:value-type="percentage">
            <text:p>5.14%</text:p>
          </table:table-cell>
          <table:table-cell table:number-columns-repeated="974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Theresa</text:p>
          </table:table-cell>
          <table:table-cell/>
          <table:table-cell table:style-name="ce3" office:value-type="string" calcext:value-type="string">
            <text:p>Assembly District 116, New York</text:p>
          </table:table-cell>
          <table:table-cell table:style-name="ce4" office:value-type="float" office:value="49446" calcext:value-type="float">
            <text:p>49446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28431" calcext:value-type="float">
            <text:p>28431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float" office:value="1356" calcext:value-type="float">
            <text:p>1356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9666" calcext:value-type="float">
            <text:p>9666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12606" calcext:value-type="float">
            <text:p>12606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3611" calcext:value-type="float">
            <text:p>3611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1015" calcext:value-type="float">
            <text:p>21015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6654" calcext:value-type="float">
            <text:p>6654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9971" calcext:value-type="float">
            <text:p>9971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3598" calcext:value-type="float">
            <text:p>3598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3" calcext:value-type="float">
            <text:p>33</text:p>
          </table:table-cell>
          <table:table-cell table:style-name="ce5" table:formula="of:=([.I117]+[.W117])/[.E117]" office:value-type="percentage" office:value="0.161994903531125" calcext:value-type="percentage">
            <text:p>16.20%</text:p>
          </table:table-cell>
          <table:table-cell table:style-name="ce4" office:value-type="float" office:value="28443" calcext:value-type="float">
            <text:p>28443</text:p>
          </table:table-cell>
          <table:table-cell table:style-name="ce4" office:value-type="float" office:value="2043" calcext:value-type="float">
            <text:p>2043</text:p>
          </table:table-cell>
          <table:table-cell table:style-name="ce4" office:value-type="float" office:value="10313" calcext:value-type="float">
            <text:p>10313</text:p>
          </table:table-cell>
          <table:table-cell table:style-name="ce4" office:value-type="float" office:value="12209" calcext:value-type="float">
            <text:p>12209</text:p>
          </table:table-cell>
          <table:table-cell table:style-name="ce4" office:value-type="float" office:value="2909" calcext:value-type="float">
            <text:p>2909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1244" calcext:value-type="float">
            <text:p>21244</text:p>
          </table:table-cell>
          <table:table-cell table:style-name="ce4" office:value-type="float" office:value="6936" calcext:value-type="float">
            <text:p>6936</text:p>
          </table:table-cell>
          <table:table-cell table:style-name="ce4" office:value-type="float" office:value="10314" calcext:value-type="float">
            <text:p>10314</text:p>
          </table:table-cell>
          <table:table-cell table:style-name="ce4" office:value-type="float" office:value="3362" calcext:value-type="float">
            <text:p>3362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25" calcext:value-type="float">
            <text:p>125</text:p>
          </table:table-cell>
          <table:table-cell table:style-name="ce8" table:formula="of:=([.AR117]+[.AK117])/([.AQ117]+[.AJ117])" office:value-type="percentage" office:value="0.180711252440276" calcext:value-type="percentage">
            <text:p>18.07%</text:p>
          </table:table-cell>
          <table:table-cell table:number-columns-repeated="974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Black River</text:p>
          </table:table-cell>
          <table:table-cell/>
          <table:table-cell table:style-name="ce3" office:value-type="string" calcext:value-type="string">
            <text:p>Assembly District 117, New York</text:p>
          </table:table-cell>
          <table:table-cell table:style-name="ce4" office:value-type="float" office:value="51694" calcext:value-type="float">
            <text:p>51694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37361" calcext:value-type="float">
            <text:p>37361</text:p>
          </table:table-cell>
          <table:table-cell table:style-name="ce4" office:value-type="float" office:value="958" calcext:value-type="float">
            <text:p>958</text:p>
          </table:table-cell>
          <table:table-cell table:style-name="ce4" office:value-type="float" office:value="1388" calcext:value-type="float">
            <text:p>1388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11014" calcext:value-type="float">
            <text:p>11014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17014" calcext:value-type="float">
            <text:p>17014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5687" calcext:value-type="float">
            <text:p>5687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1727" calcext:value-type="float">
            <text:p>1727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4333" calcext:value-type="float">
            <text:p>14333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2852" calcext:value-type="float">
            <text:p>2852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7162" calcext:value-type="float">
            <text:p>7162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3663" calcext:value-type="float">
            <text:p>3663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45" calcext:value-type="float">
            <text:p>45</text:p>
          </table:table-cell>
          <table:table-cell table:style-name="ce5" table:formula="of:=([.I118]+[.W118])/[.E118]" office:value-type="percentage" office:value="0.0820211243084304" calcext:value-type="percentage">
            <text:p>8.20%</text:p>
          </table:table-cell>
          <table:table-cell table:style-name="ce4" office:value-type="float" office:value="36868" calcext:value-type="float">
            <text:p>36868</text:p>
          </table:table-cell>
          <table:table-cell table:style-name="ce4" office:value-type="float" office:value="1494" calcext:value-type="float">
            <text:p>1494</text:p>
          </table:table-cell>
          <table:table-cell table:style-name="ce4" office:value-type="float" office:value="12214" calcext:value-type="float">
            <text:p>12214</text:p>
          </table:table-cell>
          <table:table-cell table:style-name="ce4" office:value-type="float" office:value="16791" calcext:value-type="float">
            <text:p>16791</text:p>
          </table:table-cell>
          <table:table-cell table:style-name="ce4" office:value-type="float" office:value="4839" calcext:value-type="float">
            <text:p>4839</text:p>
          </table:table-cell>
          <table:table-cell table:style-name="ce4" office:value-type="float" office:value="1131" calcext:value-type="float">
            <text:p>1131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14168" calcext:value-type="float">
            <text:p>14168</text:p>
          </table:table-cell>
          <table:table-cell table:style-name="ce4" office:value-type="float" office:value="3282" calcext:value-type="float">
            <text:p>3282</text:p>
          </table:table-cell>
          <table:table-cell table:style-name="ce4" office:value-type="float" office:value="7146" calcext:value-type="float">
            <text:p>7146</text:p>
          </table:table-cell>
          <table:table-cell table:style-name="ce4" office:value-type="float" office:value="3248" calcext:value-type="float">
            <text:p>3248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8" calcext:value-type="float">
            <text:p>38</text:p>
          </table:table-cell>
          <table:table-cell table:style-name="ce8" table:formula="of:=([.AR118]+[.AK118])/([.AQ118]+[.AJ118])" office:value-type="percentage" office:value="0.093581001645897" calcext:value-type="percentage">
            <text:p>9.36%</text:p>
          </table:table-cell>
          <table:table-cell table:number-columns-repeated="974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Newport</text:p>
          </table:table-cell>
          <table:table-cell/>
          <table:table-cell table:style-name="ce3" office:value-type="string" calcext:value-type="string">
            <text:p>Assembly District 118, New York</text:p>
          </table:table-cell>
          <table:table-cell table:style-name="ce4" office:value-type="float" office:value="47968" calcext:value-type="float">
            <text:p>47968</text:p>
          </table:table-cell>
          <table:table-cell table:style-name="ce4" office:value-type="float" office:value="867" calcext:value-type="float">
            <text:p>867</text:p>
          </table:table-cell>
          <table:table-cell table:style-name="ce4" office:value-type="float" office:value="30930" calcext:value-type="float">
            <text:p>30930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9277" calcext:value-type="float">
            <text:p>9277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14736" calcext:value-type="float">
            <text:p>14736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4708" calcext:value-type="float">
            <text:p>4708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1071" calcext:value-type="float">
            <text:p>1071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7038" calcext:value-type="float">
            <text:p>17038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3720" calcext:value-type="float">
            <text:p>3720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8700" calcext:value-type="float">
            <text:p>8700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3711" calcext:value-type="float">
            <text:p>3711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05" calcext:value-type="float">
            <text:p>105</text:p>
          </table:table-cell>
          <table:table-cell table:style-name="ce5" table:formula="of:=([.I119]+[.W119])/[.E119]" office:value-type="percentage" office:value="0.094542194796531" calcext:value-type="percentage">
            <text:p>9.45%</text:p>
          </table:table-cell>
          <table:table-cell table:style-name="ce4" office:value-type="float" office:value="29879" calcext:value-type="float">
            <text:p>29879</text:p>
          </table:table-cell>
          <table:table-cell table:style-name="ce4" office:value-type="float" office:value="1194" calcext:value-type="float">
            <text:p>1194</text:p>
          </table:table-cell>
          <table:table-cell table:style-name="ce4" office:value-type="float" office:value="9930" calcext:value-type="float">
            <text:p>9930</text:p>
          </table:table-cell>
          <table:table-cell table:style-name="ce4" office:value-type="float" office:value="14250" calcext:value-type="float">
            <text:p>14250</text:p>
          </table:table-cell>
          <table:table-cell table:style-name="ce4" office:value-type="float" office:value="3455" calcext:value-type="float">
            <text:p>3455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17526" calcext:value-type="float">
            <text:p>17526</text:p>
          </table:table-cell>
          <table:table-cell table:style-name="ce4" office:value-type="float" office:value="4250" calcext:value-type="float">
            <text:p>4250</text:p>
          </table:table-cell>
          <table:table-cell table:style-name="ce4" office:value-type="float" office:value="9157" calcext:value-type="float">
            <text:p>9157</text:p>
          </table:table-cell>
          <table:table-cell table:style-name="ce4" office:value-type="float" office:value="3586" calcext:value-type="float">
            <text:p>3586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56" calcext:value-type="float">
            <text:p>56</text:p>
          </table:table-cell>
          <table:table-cell table:style-name="ce8" table:formula="of:=([.AR119]+[.AK119])/([.AQ119]+[.AJ119])" office:value-type="percentage" office:value="0.114840206729248" calcext:value-type="percentage">
            <text:p>11.48%</text:p>
          </table:table-cell>
          <table:table-cell table:number-columns-repeated="974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Utica</text:p>
          </table:table-cell>
          <table:table-cell/>
          <table:table-cell table:style-name="ce3" office:value-type="string" calcext:value-type="string">
            <text:p>Assembly District 119, New York</text:p>
          </table:table-cell>
          <table:table-cell table:style-name="ce4" office:value-type="float" office:value="48767" calcext:value-type="float">
            <text:p>48767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30876" calcext:value-type="float">
            <text:p>30876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1490" calcext:value-type="float">
            <text:p>1490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0716" calcext:value-type="float">
            <text:p>1071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4017" calcext:value-type="float">
            <text:p>14017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3607" calcext:value-type="float">
            <text:p>3607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7891" calcext:value-type="float">
            <text:p>17891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6305" calcext:value-type="float">
            <text:p>6305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8762" calcext:value-type="float">
            <text:p>8762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2418" calcext:value-type="float">
            <text:p>2418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49" calcext:value-type="float">
            <text:p>49</text:p>
          </table:table-cell>
          <table:table-cell table:style-name="ce5" table:formula="of:=([.I120]+[.W120])/[.E120]" office:value-type="percentage" office:value="0.159841696229007" calcext:value-type="percentage">
            <text:p>15.98%</text:p>
          </table:table-cell>
          <table:table-cell table:style-name="ce4" office:value-type="float" office:value="30508" calcext:value-type="float">
            <text:p>30508</text:p>
          </table:table-cell>
          <table:table-cell table:style-name="ce4" office:value-type="float" office:value="1814" calcext:value-type="float">
            <text:p>1814</text:p>
          </table:table-cell>
          <table:table-cell table:style-name="ce4" office:value-type="float" office:value="10161" calcext:value-type="float">
            <text:p>10161</text:p>
          </table:table-cell>
          <table:table-cell table:style-name="ce4" office:value-type="float" office:value="14289" calcext:value-type="float">
            <text:p>14289</text:p>
          </table:table-cell>
          <table:table-cell table:style-name="ce4" office:value-type="float" office:value="3361" calcext:value-type="float">
            <text:p>3361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9736" calcext:value-type="float">
            <text:p>19736</text:p>
          </table:table-cell>
          <table:table-cell table:style-name="ce4" office:value-type="float" office:value="6764" calcext:value-type="float">
            <text:p>6764</text:p>
          </table:table-cell>
          <table:table-cell table:style-name="ce4" office:value-type="float" office:value="9361" calcext:value-type="float">
            <text:p>9361</text:p>
          </table:table-cell>
          <table:table-cell table:style-name="ce4" office:value-type="float" office:value="3146" calcext:value-type="float">
            <text:p>3146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5" calcext:value-type="float">
            <text:p>65</text:p>
          </table:table-cell>
          <table:table-cell table:style-name="ce8" table:formula="of:=([.AR120]+[.AK120])/([.AQ120]+[.AJ120])" office:value-type="percentage" office:value="0.170726852957567" calcext:value-type="percentage">
            <text:p>17.07%</text:p>
          </table:table-cell>
          <table:table-cell table:number-columns-repeated="97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Pulaski</text:p>
          </table:table-cell>
          <table:table-cell/>
          <table:table-cell table:style-name="ce3" office:value-type="string" calcext:value-type="string">
            <text:p>Assembly District 120, New York</text:p>
          </table:table-cell>
          <table:table-cell table:style-name="ce4" office:value-type="float" office:value="52690" calcext:value-type="float">
            <text:p>52690</text:p>
          </table:table-cell>
          <table:table-cell table:style-name="ce4" office:value-type="float" office:value="837" calcext:value-type="float">
            <text:p>837</text:p>
          </table:table-cell>
          <table:table-cell table:style-name="ce4" office:value-type="float" office:value="25739" calcext:value-type="float">
            <text:p>25739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1694" calcext:value-type="float">
            <text:p>1694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9985" calcext:value-type="float">
            <text:p>9985</text:p>
          </table:table-cell>
          <table:table-cell table:style-name="ce4" office:value-type="float" office:value="629" calcext:value-type="float">
            <text:p>629</text:p>
          </table:table-cell>
          <table:table-cell table:style-name="ce4" office:value-type="float" office:value="10438" calcext:value-type="float">
            <text:p>10438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2940" calcext:value-type="float">
            <text:p>294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6951" calcext:value-type="float">
            <text:p>26951</text:p>
          </table:table-cell>
          <table:table-cell table:style-name="ce4" office:value-type="float" office:value="847" calcext:value-type="float">
            <text:p>847</text:p>
          </table:table-cell>
          <table:table-cell table:style-name="ce4" office:value-type="float" office:value="8697" calcext:value-type="float">
            <text:p>8697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13098" calcext:value-type="float">
            <text:p>13098</text:p>
          </table:table-cell>
          <table:table-cell table:style-name="ce4" office:value-type="float" office:value="689" calcext:value-type="float">
            <text:p>689</text:p>
          </table:table-cell>
          <table:table-cell table:style-name="ce4" office:value-type="float" office:value="4311" calcext:value-type="float">
            <text:p>4311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00" calcext:value-type="float">
            <text:p>100</text:p>
          </table:table-cell>
          <table:table-cell table:style-name="ce5" table:formula="of:=([.I121]+[.W121])/[.E121]" office:value-type="percentage" office:value="0.19721009679256" calcext:value-type="percentage">
            <text:p>19.72%</text:p>
          </table:table-cell>
          <table:table-cell table:style-name="ce4" office:value-type="float" office:value="26065" calcext:value-type="float">
            <text:p>26065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10565" calcext:value-type="float">
            <text:p>10565</text:p>
          </table:table-cell>
          <table:table-cell table:style-name="ce4" office:value-type="float" office:value="10613" calcext:value-type="float">
            <text:p>10613</text:p>
          </table:table-cell>
          <table:table-cell table:style-name="ce4" office:value-type="float" office:value="2395" calcext:value-type="float">
            <text:p>2395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28164" calcext:value-type="float">
            <text:p>28164</text:p>
          </table:table-cell>
          <table:table-cell table:style-name="ce4" office:value-type="float" office:value="9067" calcext:value-type="float">
            <text:p>9067</text:p>
          </table:table-cell>
          <table:table-cell table:style-name="ce4" office:value-type="float" office:value="13542" calcext:value-type="float">
            <text:p>13542</text:p>
          </table:table-cell>
          <table:table-cell table:style-name="ce4" office:value-type="float" office:value="4582" calcext:value-type="float">
            <text:p>4582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44" calcext:value-type="float">
            <text:p>44</text:p>
          </table:table-cell>
          <table:table-cell table:style-name="ce8" table:formula="of:=([.AR121]+[.AK121])/([.AQ121]+[.AJ121])" office:value-type="percentage" office:value="0.203304504969666" calcext:value-type="percentage">
            <text:p>20.33%</text:p>
          </table:table-cell>
          <table:table-cell table:number-columns-repeated="974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Nelson</text:p>
          </table:table-cell>
          <table:table-cell/>
          <table:table-cell table:style-name="ce3" office:value-type="string" calcext:value-type="string">
            <text:p>Assembly District 121, New York</text:p>
          </table:table-cell>
          <table:table-cell table:style-name="ce4" office:value-type="float" office:value="52661" calcext:value-type="float">
            <text:p>52661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40894" calcext:value-type="float">
            <text:p>40894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0403" calcext:value-type="float">
            <text:p>10403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20646" calcext:value-type="float">
            <text:p>20646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float" office:value="7084" calcext:value-type="float">
            <text:p>7084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652" calcext:value-type="float">
            <text:p>1652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767" calcext:value-type="float">
            <text:p>11767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1503" calcext:value-type="float">
            <text:p>1503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6543" calcext:value-type="float">
            <text:p>6543</text:p>
          </table:table-cell>
          <table:table-cell table:style-name="ce4" office:value-type="float" office:value="479" calcext:value-type="float">
            <text:p>479</text:p>
          </table:table-cell>
          <table:table-cell table:style-name="ce4" office:value-type="float" office:value="3174" calcext:value-type="float">
            <text:p>3174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6" calcext:value-type="float">
            <text:p>36</text:p>
          </table:table-cell>
          <table:table-cell table:style-name="ce5" table:formula="of:=([.I122]+[.W122])/[.E122]" office:value-type="percentage" office:value="0.0428590417956362" calcext:value-type="percentage">
            <text:p>4.29%</text:p>
          </table:table-cell>
          <table:table-cell table:style-name="ce4" office:value-type="float" office:value="38190" calcext:value-type="float">
            <text:p>38190</text:p>
          </table:table-cell>
          <table:table-cell table:style-name="ce4" office:value-type="float" office:value="915" calcext:value-type="float">
            <text:p>915</text:p>
          </table:table-cell>
          <table:table-cell table:style-name="ce4" office:value-type="float" office:value="9456" calcext:value-type="float">
            <text:p>9456</text:p>
          </table:table-cell>
          <table:table-cell table:style-name="ce4" office:value-type="float" office:value="20590" calcext:value-type="float">
            <text:p>20590</text:p>
          </table:table-cell>
          <table:table-cell table:style-name="ce4" office:value-type="float" office:value="5827" calcext:value-type="float">
            <text:p>5827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11175" calcext:value-type="float">
            <text:p>11175</text:p>
          </table:table-cell>
          <table:table-cell table:style-name="ce4" office:value-type="float" office:value="1244" calcext:value-type="float">
            <text:p>1244</text:p>
          </table:table-cell>
          <table:table-cell table:style-name="ce4" office:value-type="float" office:value="6282" calcext:value-type="float">
            <text:p>6282</text:p>
          </table:table-cell>
          <table:table-cell table:style-name="ce4" office:value-type="float" office:value="3175" calcext:value-type="float">
            <text:p>3175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4" calcext:value-type="float">
            <text:p>44</text:p>
          </table:table-cell>
          <table:table-cell table:style-name="ce8" table:formula="of:=([.AR122]+[.AK122])/([.AQ122]+[.AJ122])" office:value-type="percentage" office:value="0.043735440089132" calcext:value-type="percentage">
            <text:p>4.37%</text:p>
          </table:table-cell>
          <table:table-cell table:number-columns-repeated="974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Guilford</text:p>
          </table:table-cell>
          <table:table-cell/>
          <table:table-cell table:style-name="ce3" office:value-type="string" calcext:value-type="string">
            <text:p>Assembly District 122, New York</text:p>
          </table:table-cell>
          <table:table-cell table:style-name="ce4" office:value-type="float" office:value="50141" calcext:value-type="float">
            <text:p>50141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35157" calcext:value-type="float">
            <text:p>35157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939" calcext:value-type="float">
            <text:p>939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9136" calcext:value-type="float">
            <text:p>9136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17028" calcext:value-type="float">
            <text:p>17028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5761" calcext:value-type="float">
            <text:p>5761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1735" calcext:value-type="float">
            <text:p>173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4984" calcext:value-type="float">
            <text:p>14984</text:p>
          </table:table-cell>
          <table:table-cell table:style-name="ce4" office:value-type="float" office:value="667" calcext:value-type="float">
            <text:p>667</text:p>
          </table:table-cell>
          <table:table-cell table:style-name="ce4" office:value-type="float" office:value="2148" calcext:value-type="float">
            <text:p>214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7296" calcext:value-type="float">
            <text:p>7296</text:p>
          </table:table-cell>
          <table:table-cell table:style-name="ce4" office:value-type="float" office:value="610" calcext:value-type="float">
            <text:p>610</text:p>
          </table:table-cell>
          <table:table-cell table:style-name="ce4" office:value-type="float" office:value="4846" calcext:value-type="float">
            <text:p>4846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4" calcext:value-type="float">
            <text:p>24</text:p>
          </table:table-cell>
          <table:table-cell table:style-name="ce5" table:formula="of:=([.I123]+[.W123])/[.E123]" office:value-type="percentage" office:value="0.0615663828005026" calcext:value-type="percentage">
            <text:p>6.16%</text:p>
          </table:table-cell>
          <table:table-cell table:style-name="ce4" office:value-type="float" office:value="32110" calcext:value-type="float">
            <text:p>32110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8740" calcext:value-type="float">
            <text:p>8740</text:p>
          </table:table-cell>
          <table:table-cell table:style-name="ce4" office:value-type="float" office:value="16658" calcext:value-type="float">
            <text:p>16658</text:p>
          </table:table-cell>
          <table:table-cell table:style-name="ce4" office:value-type="float" office:value="4352" calcext:value-type="float">
            <text:p>4352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13264" calcext:value-type="float">
            <text:p>13264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6344" calcext:value-type="float">
            <text:p>6344</text:p>
          </table:table-cell>
          <table:table-cell table:style-name="ce4" office:value-type="float" office:value="4557" calcext:value-type="float">
            <text:p>4557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8" calcext:value-type="float">
            <text:p>18</text:p>
          </table:table-cell>
          <table:table-cell table:style-name="ce8" table:formula="of:=([.AR123]+[.AK123])/([.AQ123]+[.AJ123])" office:value-type="percentage" office:value="0.0622603252964253" calcext:value-type="percentage">
            <text:p>6.23%</text:p>
          </table:table-cell>
          <table:table-cell table:number-columns-repeated="974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Endwell</text:p>
          </table:table-cell>
          <table:table-cell/>
          <table:table-cell table:style-name="ce3" office:value-type="string" calcext:value-type="string">
            <text:p>Assembly District 123, New York</text:p>
          </table:table-cell>
          <table:table-cell table:style-name="ce4" office:value-type="float" office:value="48283" calcext:value-type="float">
            <text:p>48283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35703" calcext:value-type="float">
            <text:p>35703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9240" calcext:value-type="float">
            <text:p>9240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16887" calcext:value-type="float">
            <text:p>16887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6141" calcext:value-type="float">
            <text:p>6141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1885" calcext:value-type="float">
            <text:p>1885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734" calcext:value-type="float">
            <text:p>734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2580" calcext:value-type="float">
            <text:p>12580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2773" calcext:value-type="float">
            <text:p>2773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5952" calcext:value-type="float">
            <text:p>5952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2999" calcext:value-type="float">
            <text:p>2999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1" calcext:value-type="float">
            <text:p>71</text:p>
          </table:table-cell>
          <table:table-cell table:style-name="ce5" table:formula="of:=([.I124]+[.W124])/[.E124]" office:value-type="percentage" office:value="0.0743325808255494" calcext:value-type="percentage">
            <text:p>7.43%</text:p>
          </table:table-cell>
          <table:table-cell table:style-name="ce4" office:value-type="float" office:value="35276" calcext:value-type="float">
            <text:p>35276</text:p>
          </table:table-cell>
          <table:table-cell table:style-name="ce4" office:value-type="float" office:value="1418" calcext:value-type="float">
            <text:p>1418</text:p>
          </table:table-cell>
          <table:table-cell table:style-name="ce4" office:value-type="float" office:value="9765" calcext:value-type="float">
            <text:p>9765</text:p>
          </table:table-cell>
          <table:table-cell table:style-name="ce4" office:value-type="float" office:value="17041" calcext:value-type="float">
            <text:p>17041</text:p>
          </table:table-cell>
          <table:table-cell table:style-name="ce4" office:value-type="float" office:value="5464" calcext:value-type="float">
            <text:p>5464</text:p>
          </table:table-cell>
          <table:table-cell table:style-name="ce4" office:value-type="float" office:value="1243" calcext:value-type="float">
            <text:p>1243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12388" calcext:value-type="float">
            <text:p>12388</text:p>
          </table:table-cell>
          <table:table-cell table:style-name="ce4" office:value-type="float" office:value="2617" calcext:value-type="float">
            <text:p>2617</text:p>
          </table:table-cell>
          <table:table-cell table:style-name="ce4" office:value-type="float" office:value="6190" calcext:value-type="float">
            <text:p>6190</text:p>
          </table:table-cell>
          <table:table-cell table:style-name="ce4" office:value-type="float" office:value="2998" calcext:value-type="float">
            <text:p>2998</text:p>
          </table:table-cell>
          <table:table-cell table:style-name="ce4" office:value-type="float" office:value="507" calcext:value-type="float">
            <text:p>50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5" calcext:value-type="float">
            <text:p>35</text:p>
          </table:table-cell>
          <table:table-cell table:style-name="ce8" table:formula="of:=([.AR124]+[.AK124])/([.AQ124]+[.AJ124])" office:value-type="percentage" office:value="0.0846550855991944" calcext:value-type="percentage">
            <text:p>8.47%</text:p>
          </table:table-cell>
          <table:table-cell table:number-columns-repeated="974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Big Flats</text:p>
          </table:table-cell>
          <table:table-cell/>
          <table:table-cell table:style-name="ce3" office:value-type="string" calcext:value-type="string">
            <text:p>Assembly District 124, New York</text:p>
          </table:table-cell>
          <table:table-cell table:style-name="ce4" office:value-type="float" office:value="51334" calcext:value-type="float">
            <text:p>51334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38494" calcext:value-type="float">
            <text:p>38494</text:p>
          </table:table-cell>
          <table:table-cell table:style-name="ce4" office:value-type="float" office:value="722" calcext:value-type="float">
            <text:p>722</text:p>
          </table:table-cell>
          <table:table-cell table:style-name="ce4" office:value-type="float" office:value="985" calcext:value-type="float">
            <text:p>985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0959" calcext:value-type="float">
            <text:p>10959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18381" calcext:value-type="float">
            <text:p>18381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5955" calcext:value-type="float">
            <text:p>5955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2840" calcext:value-type="float">
            <text:p>12840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2642" calcext:value-type="float">
            <text:p>264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6965" calcext:value-type="float">
            <text:p>6965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2533" calcext:value-type="float">
            <text:p>2533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0" calcext:value-type="float">
            <text:p>40</text:p>
          </table:table-cell>
          <table:table-cell table:style-name="ce5" table:formula="of:=([.I125]+[.W125])/[.E125]" office:value-type="percentage" office:value="0.0706549265593953" calcext:value-type="percentage">
            <text:p>7.07%</text:p>
          </table:table-cell>
          <table:table-cell table:style-name="ce4" office:value-type="float" office:value="36359" calcext:value-type="float">
            <text:p>36359</text:p>
          </table:table-cell>
          <table:table-cell table:style-name="ce4" office:value-type="float" office:value="1358" calcext:value-type="float">
            <text:p>1358</text:p>
          </table:table-cell>
          <table:table-cell table:style-name="ce4" office:value-type="float" office:value="10125" calcext:value-type="float">
            <text:p>10125</text:p>
          </table:table-cell>
          <table:table-cell table:style-name="ce4" office:value-type="float" office:value="18548" calcext:value-type="float">
            <text:p>18548</text:p>
          </table:table-cell>
          <table:table-cell table:style-name="ce4" office:value-type="float" office:value="4932" calcext:value-type="float">
            <text:p>4932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3415" calcext:value-type="float">
            <text:p>13415</text:p>
          </table:table-cell>
          <table:table-cell table:style-name="ce4" office:value-type="float" office:value="2745" calcext:value-type="float">
            <text:p>2745</text:p>
          </table:table-cell>
          <table:table-cell table:style-name="ce4" office:value-type="float" office:value="6812" calcext:value-type="float">
            <text:p>6812</text:p>
          </table:table-cell>
          <table:table-cell table:style-name="ce4" office:value-type="float" office:value="3128" calcext:value-type="float">
            <text:p>3128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95" calcext:value-type="float">
            <text:p>95</text:p>
          </table:table-cell>
          <table:table-cell table:style-name="ce8" table:formula="of:=([.AR125]+[.AK125])/([.AQ125]+[.AJ125])" office:value-type="percentage" office:value="0.0824325953308956" calcext:value-type="percentage">
            <text:p>8.24%</text:p>
          </table:table-cell>
          <table:table-cell table:number-columns-repeated="974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Ithaca</text:p>
          </table:table-cell>
          <table:table-cell/>
          <table:table-cell table:style-name="ce3" office:value-type="string" calcext:value-type="string">
            <text:p>Assembly District 125, New York</text:p>
          </table:table-cell>
          <table:table-cell table:style-name="ce4" office:value-type="float" office:value="48707" calcext:value-type="float">
            <text:p>48707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26770" calcext:value-type="float">
            <text:p>26770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7790" calcext:value-type="float">
            <text:p>7790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12707" calcext:value-type="float">
            <text:p>12707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4299" calcext:value-type="float">
            <text:p>4299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1937" calcext:value-type="float">
            <text:p>21937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5336" calcext:value-type="float">
            <text:p>5336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10157" calcext:value-type="float">
            <text:p>10157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4381" calcext:value-type="float">
            <text:p>4381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1166" calcext:value-type="float">
            <text:p>1166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207" calcext:value-type="float">
            <text:p>207</text:p>
          </table:table-cell>
          <table:table-cell table:style-name="ce5" table:formula="of:=([.I126]+[.W126])/[.E126]" office:value-type="percentage" office:value="0.126039378323444" calcext:value-type="percentage">
            <text:p>12.60%</text:p>
          </table:table-cell>
          <table:table-cell table:style-name="ce4" office:value-type="float" office:value="25528" calcext:value-type="float">
            <text:p>25528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float" office:value="7945" calcext:value-type="float">
            <text:p>7945</text:p>
          </table:table-cell>
          <table:table-cell table:style-name="ce4" office:value-type="float" office:value="12505" calcext:value-type="float">
            <text:p>12505</text:p>
          </table:table-cell>
          <table:table-cell table:style-name="ce4" office:value-type="float" office:value="3155" calcext:value-type="float">
            <text:p>3155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1813" calcext:value-type="float">
            <text:p>21813</text:p>
          </table:table-cell>
          <table:table-cell table:style-name="ce4" office:value-type="float" office:value="4832" calcext:value-type="float">
            <text:p>4832</text:p>
          </table:table-cell>
          <table:table-cell table:style-name="ce4" office:value-type="float" office:value="11105" calcext:value-type="float">
            <text:p>11105</text:p>
          </table:table-cell>
          <table:table-cell table:style-name="ce4" office:value-type="float" office:value="4386" calcext:value-type="float">
            <text:p>4386</text:p>
          </table:table-cell>
          <table:table-cell table:style-name="ce4" office:value-type="float" office:value="932" calcext:value-type="float">
            <text:p>93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54" calcext:value-type="float">
            <text:p>254</text:p>
          </table:table-cell>
          <table:table-cell table:style-name="ce8" table:formula="of:=([.AR126]+[.AK126])/([.AQ126]+[.AJ126])" office:value-type="percentage" office:value="0.121269090217782" calcext:value-type="percentage">
            <text:p>12.13%</text:p>
          </table:table-cell>
          <table:table-cell table:number-columns-repeated="974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Springport</text:p>
          </table:table-cell>
          <table:table-cell/>
          <table:table-cell table:style-name="ce3" office:value-type="string" calcext:value-type="string">
            <text:p>Assembly District 126, New York</text:p>
          </table:table-cell>
          <table:table-cell table:style-name="ce4" office:value-type="float" office:value="53906" calcext:value-type="float">
            <text:p>53906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31803" calcext:value-type="float">
            <text:p>31803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1274" calcext:value-type="float">
            <text:p>127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0865" calcext:value-type="float">
            <text:p>10865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14097" calcext:value-type="float">
            <text:p>14097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4249" calcext:value-type="float">
            <text:p>4249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1131" calcext:value-type="float">
            <text:p>1131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2103" calcext:value-type="float">
            <text:p>22103</text:p>
          </table:table-cell>
          <table:table-cell table:style-name="ce4" office:value-type="float" office:value="722" calcext:value-type="float">
            <text:p>722</text:p>
          </table:table-cell>
          <table:table-cell table:style-name="ce4" office:value-type="float" office:value="6330" calcext:value-type="float">
            <text:p>633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1117" calcext:value-type="float">
            <text:p>11117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3913" calcext:value-type="float">
            <text:p>3913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7" calcext:value-type="float">
            <text:p>17</text:p>
          </table:table-cell>
          <table:table-cell table:style-name="ce5" table:formula="of:=([.I127]+[.W127])/[.E127]" office:value-type="percentage" office:value="0.141060364337922" calcext:value-type="percentage">
            <text:p>14.11%</text:p>
          </table:table-cell>
          <table:table-cell table:style-name="ce4" office:value-type="float" office:value="30520" calcext:value-type="float">
            <text:p>30520</text:p>
          </table:table-cell>
          <table:table-cell table:style-name="ce4" office:value-type="float" office:value="1791" calcext:value-type="float">
            <text:p>1791</text:p>
          </table:table-cell>
          <table:table-cell table:style-name="ce4" office:value-type="float" office:value="10686" calcext:value-type="float">
            <text:p>10686</text:p>
          </table:table-cell>
          <table:table-cell table:style-name="ce4" office:value-type="float" office:value="13496" calcext:value-type="float">
            <text:p>13496</text:p>
          </table:table-cell>
          <table:table-cell table:style-name="ce4" office:value-type="float" office:value="3612" calcext:value-type="float">
            <text:p>3612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3632" calcext:value-type="float">
            <text:p>23632</text:p>
          </table:table-cell>
          <table:table-cell table:style-name="ce4" office:value-type="float" office:value="6897" calcext:value-type="float">
            <text:p>6897</text:p>
          </table:table-cell>
          <table:table-cell table:style-name="ce4" office:value-type="float" office:value="11589" calcext:value-type="float">
            <text:p>11589</text:p>
          </table:table-cell>
          <table:table-cell table:style-name="ce4" office:value-type="float" office:value="4258" calcext:value-type="float">
            <text:p>4258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4" calcext:value-type="float">
            <text:p>84</text:p>
          </table:table-cell>
          <table:table-cell table:style-name="ce8" table:formula="of:=([.AR127]+[.AK127])/([.AQ127]+[.AJ127])" office:value-type="percentage" office:value="0.160437287634806" calcext:value-type="percentage">
            <text:p>16.04%</text:p>
          </table:table-cell>
          <table:table-cell table:number-columns-repeated="974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North Syracuse</text:p>
          </table:table-cell>
          <table:table-cell/>
          <table:table-cell table:style-name="ce3" office:value-type="string" calcext:value-type="string">
            <text:p>Assembly District 127, New York</text:p>
          </table:table-cell>
          <table:table-cell table:style-name="ce4" office:value-type="float" office:value="50519" calcext:value-type="float">
            <text:p>50519</text:p>
          </table:table-cell>
          <table:table-cell table:style-name="ce4" office:value-type="float" office:value="947" calcext:value-type="float">
            <text:p>947</text:p>
          </table:table-cell>
          <table:table-cell table:style-name="ce4" office:value-type="float" office:value="37848" calcext:value-type="float">
            <text:p>37848</text:p>
          </table:table-cell>
          <table:table-cell table:style-name="ce4" office:value-type="float" office:value="897" calcext:value-type="float">
            <text:p>897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0710" calcext:value-type="float">
            <text:p>10710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16805" calcext:value-type="float">
            <text:p>16805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6297" calcext:value-type="float">
            <text:p>6297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2305" calcext:value-type="float">
            <text:p>2305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2671" calcext:value-type="float">
            <text:p>12671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1960" calcext:value-type="float">
            <text:p>1960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6353" calcext:value-type="float">
            <text:p>6353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3491" calcext:value-type="float">
            <text:p>3491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9" calcext:value-type="float">
            <text:p>49</text:p>
          </table:table-cell>
          <table:table-cell table:style-name="ce5" table:formula="of:=([.I128]+[.W128])/[.E128]" office:value-type="percentage" office:value="0.056711336328906" calcext:value-type="percentage">
            <text:p>5.67%</text:p>
          </table:table-cell>
          <table:table-cell table:style-name="ce4" office:value-type="float" office:value="37317" calcext:value-type="float">
            <text:p>37317</text:p>
          </table:table-cell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10969" calcext:value-type="float">
            <text:p>10969</text:p>
          </table:table-cell>
          <table:table-cell table:style-name="ce4" office:value-type="float" office:value="16936" calcext:value-type="float">
            <text:p>16936</text:p>
          </table:table-cell>
          <table:table-cell table:style-name="ce4" office:value-type="float" office:value="5834" calcext:value-type="float">
            <text:p>5834</text:p>
          </table:table-cell>
          <table:table-cell table:style-name="ce4" office:value-type="float" office:value="1606" calcext:value-type="float">
            <text:p>1606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12872" calcext:value-type="float">
            <text:p>12872</text:p>
          </table:table-cell>
          <table:table-cell table:style-name="ce4" office:value-type="float" office:value="2145" calcext:value-type="float">
            <text:p>2145</text:p>
          </table:table-cell>
          <table:table-cell table:style-name="ce4" office:value-type="float" office:value="6523" calcext:value-type="float">
            <text:p>6523</text:p>
          </table:table-cell>
          <table:table-cell table:style-name="ce4" office:value-type="float" office:value="3489" calcext:value-type="float">
            <text:p>3489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63" calcext:value-type="float">
            <text:p>63</text:p>
          </table:table-cell>
          <table:table-cell table:style-name="ce8" table:formula="of:=([.AR128]+[.AK128])/([.AQ128]+[.AJ128])" office:value-type="percentage" office:value="0.0733826137201379" calcext:value-type="percentage">
            <text:p>7.34%</text:p>
          </table:table-cell>
          <table:table-cell table:number-columns-repeated="97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Syracuse</text:p>
          </table:table-cell>
          <table:table-cell/>
          <table:table-cell table:style-name="ce3" office:value-type="string" calcext:value-type="string">
            <text:p>Assembly District 128, New York</text:p>
          </table:table-cell>
          <table:table-cell table:style-name="ce4" office:value-type="float" office:value="47858" calcext:value-type="float">
            <text:p>47858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37495" calcext:value-type="float">
            <text:p>37495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8594" calcext:value-type="float">
            <text:p>8594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17336" calcext:value-type="float">
            <text:p>17336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7658" calcext:value-type="float">
            <text:p>7658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2278" calcext:value-type="float">
            <text:p>2278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0363" calcext:value-type="float">
            <text:p>10363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1817" calcext:value-type="float">
            <text:p>1817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5059" calcext:value-type="float">
            <text:p>5059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3012" calcext:value-type="float">
            <text:p>3012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6" calcext:value-type="float">
            <text:p>26</text:p>
          </table:table-cell>
          <table:table-cell table:style-name="ce5" table:formula="of:=([.I129]+[.W129])/[.E129]" office:value-type="percentage" office:value="0.0600526557733294" calcext:value-type="percentage">
            <text:p>6.01%</text:p>
          </table:table-cell>
          <table:table-cell table:style-name="ce4" office:value-type="float" office:value="36475" calcext:value-type="float">
            <text:p>36475</text:p>
          </table:table-cell>
          <table:table-cell table:style-name="ce4" office:value-type="float" office:value="1012" calcext:value-type="float">
            <text:p>1012</text:p>
          </table:table-cell>
          <table:table-cell table:style-name="ce4" office:value-type="float" office:value="9452" calcext:value-type="float">
            <text:p>9452</text:p>
          </table:table-cell>
          <table:table-cell table:style-name="ce4" office:value-type="float" office:value="17555" calcext:value-type="float">
            <text:p>17555</text:p>
          </table:table-cell>
          <table:table-cell table:style-name="ce4" office:value-type="float" office:value="6553" calcext:value-type="float">
            <text:p>6553</text:p>
          </table:table-cell>
          <table:table-cell table:style-name="ce4" office:value-type="float" office:value="1451" calcext:value-type="float">
            <text:p>1451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9722" calcext:value-type="float">
            <text:p>9722</text:p>
          </table:table-cell>
          <table:table-cell table:style-name="ce4" office:value-type="float" office:value="1817" calcext:value-type="float">
            <text:p>1817</text:p>
          </table:table-cell>
          <table:table-cell table:style-name="ce4" office:value-type="float" office:value="4908" calcext:value-type="float">
            <text:p>4908</text:p>
          </table:table-cell>
          <table:table-cell table:style-name="ce4" office:value-type="float" office:value="2492" calcext:value-type="float">
            <text:p>2492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0" calcext:value-type="float">
            <text:p>30</text:p>
          </table:table-cell>
          <table:table-cell table:style-name="ce8" table:formula="of:=([.AR129]+[.AK129])/([.AQ129]+[.AJ129])" office:value-type="percentage" office:value="0.0612377427105656" calcext:value-type="percentage">
            <text:p>6.12%</text:p>
          </table:table-cell>
          <table:table-cell table:number-columns-repeated="974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Syracuse</text:p>
          </table:table-cell>
          <table:table-cell/>
          <table:table-cell table:style-name="ce3" office:value-type="string" calcext:value-type="string">
            <text:p>Assembly District 129, New York</text:p>
          </table:table-cell>
          <table:table-cell table:style-name="ce4" office:value-type="float" office:value="49009" calcext:value-type="float">
            <text:p>49009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float" office:value="36879" calcext:value-type="float">
            <text:p>36879</text:p>
          </table:table-cell>
          <table:table-cell table:style-name="ce4" office:value-type="float" office:value="841" calcext:value-type="float">
            <text:p>841</text:p>
          </table:table-cell>
          <table:table-cell table:style-name="ce4" office:value-type="float" office:value="1011" calcext:value-type="float">
            <text:p>1011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9566" calcext:value-type="float">
            <text:p>9566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17380" calcext:value-type="float">
            <text:p>17380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6439" calcext:value-type="float">
            <text:p>6439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1780" calcext:value-type="float">
            <text:p>1780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2130" calcext:value-type="float">
            <text:p>12130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float" office:value="2272" calcext:value-type="float">
            <text:p>227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6172" calcext:value-type="float">
            <text:p>6172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3048" calcext:value-type="float">
            <text:p>304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41" calcext:value-type="float">
            <text:p>41</text:p>
          </table:table-cell>
          <table:table-cell table:style-name="ce5" table:formula="of:=([.I130]+[.W130])/[.E130]" office:value-type="percentage" office:value="0.0669876961374441" calcext:value-type="percentage">
            <text:p>6.70%</text:p>
          </table:table-cell>
          <table:table-cell table:style-name="ce4" office:value-type="float" office:value="35028" calcext:value-type="float">
            <text:p>35028</text:p>
          </table:table-cell>
          <table:table-cell table:style-name="ce4" office:value-type="float" office:value="1402" calcext:value-type="float">
            <text:p>1402</text:p>
          </table:table-cell>
          <table:table-cell table:style-name="ce4" office:value-type="float" office:value="9677" calcext:value-type="float">
            <text:p>9677</text:p>
          </table:table-cell>
          <table:table-cell table:style-name="ce4" office:value-type="float" office:value="17119" calcext:value-type="float">
            <text:p>17119</text:p>
          </table:table-cell>
          <table:table-cell table:style-name="ce4" office:value-type="float" office:value="5065" calcext:value-type="float">
            <text:p>5065</text:p>
          </table:table-cell>
          <table:table-cell table:style-name="ce4" office:value-type="float" office:value="1311" calcext:value-type="float">
            <text:p>1311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12629" calcext:value-type="float">
            <text:p>12629</text:p>
          </table:table-cell>
          <table:table-cell table:style-name="ce4" office:value-type="float" office:value="2314" calcext:value-type="float">
            <text:p>2314</text:p>
          </table:table-cell>
          <table:table-cell table:style-name="ce4" office:value-type="float" office:value="6273" calcext:value-type="float">
            <text:p>6273</text:p>
          </table:table-cell>
          <table:table-cell table:style-name="ce4" office:value-type="float" office:value="3387" calcext:value-type="float">
            <text:p>3387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9" calcext:value-type="float">
            <text:p>59</text:p>
          </table:table-cell>
          <table:table-cell table:style-name="ce8" table:formula="of:=([.AR130]+[.AK130])/([.AQ130]+[.AJ130])" office:value-type="percentage" office:value="0.0779738548376944" calcext:value-type="percentage">
            <text:p>7.80%</text:p>
          </table:table-cell>
          <table:table-cell table:number-columns-repeated="97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Macedon</text:p>
          </table:table-cell>
          <table:table-cell/>
          <table:table-cell table:style-name="ce3" office:value-type="string" calcext:value-type="string">
            <text:p>Assembly District 130, New York</text:p>
          </table:table-cell>
          <table:table-cell table:style-name="ce4" office:value-type="float" office:value="49236" calcext:value-type="float">
            <text:p>49236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40474" calcext:value-type="float">
            <text:p>40474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8806" calcext:value-type="float">
            <text:p>8806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20225" calcext:value-type="float">
            <text:p>20225</text:p>
          </table:table-cell>
          <table:table-cell table:style-name="ce4" office:value-type="float" office:value="768" calcext:value-type="float">
            <text:p>768</text:p>
          </table:table-cell>
          <table:table-cell table:style-name="ce4" office:value-type="float" office:value="7939" calcext:value-type="float">
            <text:p>7939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2137" calcext:value-type="float">
            <text:p>2137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07" calcext:value-type="float">
            <text:p>507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8762" calcext:value-type="float">
            <text:p>8762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979" calcext:value-type="float">
            <text:p>979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4352" calcext:value-type="float">
            <text:p>4352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2686" calcext:value-type="float">
            <text:p>2686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5" table:formula="of:=([.I131]+[.W131])/[.E131]" office:value-type="percentage" office:value="0.0373507189861077" calcext:value-type="percentage">
            <text:p>3.74%</text:p>
          </table:table-cell>
          <table:table-cell table:style-name="ce4" office:value-type="float" office:value="36166" calcext:value-type="float">
            <text:p>36166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8138" calcext:value-type="float">
            <text:p>8138</text:p>
          </table:table-cell>
          <table:table-cell table:style-name="ce4" office:value-type="float" office:value="19070" calcext:value-type="float">
            <text:p>19070</text:p>
          </table:table-cell>
          <table:table-cell table:style-name="ce4" office:value-type="float" office:value="6099" calcext:value-type="float">
            <text:p>6099</text:p>
          </table:table-cell>
          <table:table-cell table:style-name="ce4" office:value-type="float" office:value="1669" calcext:value-type="float">
            <text:p>1669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8629" calcext:value-type="float">
            <text:p>8629</text:p>
          </table:table-cell>
          <table:table-cell table:style-name="ce4" office:value-type="float" office:value="902" calcext:value-type="float">
            <text:p>902</text:p>
          </table:table-cell>
          <table:table-cell table:style-name="ce4" office:value-type="float" office:value="4283" calcext:value-type="float">
            <text:p>4283</text:p>
          </table:table-cell>
          <table:table-cell table:style-name="ce4" office:value-type="float" office:value="2741" calcext:value-type="float">
            <text:p>2741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8" calcext:value-type="float">
            <text:p>48</text:p>
          </table:table-cell>
          <table:table-cell table:style-name="ce8" table:formula="of:=([.AR131]+[.AK131])/([.AQ131]+[.AJ131])" office:value-type="percentage" office:value="0.0362986940506753" calcext:value-type="percentage">
            <text:p>3.63%</text:p>
          </table:table-cell>
          <table:table-cell table:number-columns-repeated="974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Canandaigua</text:p>
          </table:table-cell>
          <table:table-cell/>
          <table:table-cell table:style-name="ce3" office:value-type="string" calcext:value-type="string">
            <text:p>Assembly District 131, New York</text:p>
          </table:table-cell>
          <table:table-cell table:style-name="ce4" office:value-type="float" office:value="51639" calcext:value-type="float">
            <text:p>51639</text:p>
          </table:table-cell>
          <table:table-cell table:style-name="ce4" office:value-type="float" office:value="923" calcext:value-type="float">
            <text:p>923</text:p>
          </table:table-cell>
          <table:table-cell table:style-name="ce4" office:value-type="float" office:value="26596" calcext:value-type="float">
            <text:p>26596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920" calcext:value-type="float">
            <text:p>92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8317" calcext:value-type="float">
            <text:p>8317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12440" calcext:value-type="float">
            <text:p>12440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3726" calcext:value-type="float">
            <text:p>3726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981" calcext:value-type="float">
            <text:p>981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5043" calcext:value-type="float">
            <text:p>25043</text:p>
          </table:table-cell>
          <table:table-cell table:style-name="ce4" office:value-type="float" office:value="962" calcext:value-type="float">
            <text:p>962</text:p>
          </table:table-cell>
          <table:table-cell table:style-name="ce4" office:value-type="float" office:value="7951" calcext:value-type="float">
            <text:p>7951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2116" calcext:value-type="float">
            <text:p>12116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4048" calcext:value-type="float">
            <text:p>4048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56" calcext:value-type="float">
            <text:p>56</text:p>
          </table:table-cell>
          <table:table-cell table:style-name="ce5" table:formula="of:=([.I132]+[.W132])/[.E132]" office:value-type="percentage" office:value="0.171788764306048" calcext:value-type="percentage">
            <text:p>17.18%</text:p>
          </table:table-cell>
          <table:table-cell table:style-name="ce4" office:value-type="float" office:value="25397" calcext:value-type="float">
            <text:p>25397</text:p>
          </table:table-cell>
          <table:table-cell table:style-name="ce4" office:value-type="float" office:value="1108" calcext:value-type="float">
            <text:p>1108</text:p>
          </table:table-cell>
          <table:table-cell table:style-name="ce4" office:value-type="float" office:value="8877" calcext:value-type="float">
            <text:p>8877</text:p>
          </table:table-cell>
          <table:table-cell table:style-name="ce4" office:value-type="float" office:value="11303" calcext:value-type="float">
            <text:p>11303</text:p>
          </table:table-cell>
          <table:table-cell table:style-name="ce4" office:value-type="float" office:value="3183" calcext:value-type="float">
            <text:p>3183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7114" calcext:value-type="float">
            <text:p>27114</text:p>
          </table:table-cell>
          <table:table-cell table:style-name="ce4" office:value-type="float" office:value="7706" calcext:value-type="float">
            <text:p>7706</text:p>
          </table:table-cell>
          <table:table-cell table:style-name="ce4" office:value-type="float" office:value="13579" calcext:value-type="float">
            <text:p>13579</text:p>
          </table:table-cell>
          <table:table-cell table:style-name="ce4" office:value-type="float" office:value="4924" calcext:value-type="float">
            <text:p>4924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72" calcext:value-type="float">
            <text:p>72</text:p>
          </table:table-cell>
          <table:table-cell table:style-name="ce8" table:formula="of:=([.AR132]+[.AK132])/([.AQ132]+[.AJ132])" office:value-type="percentage" office:value="0.16785054559997" calcext:value-type="percentage">
            <text:p>16.79%</text:p>
          </table:table-cell>
          <table:table-cell table:number-columns-repeated="974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Corning</text:p>
          </table:table-cell>
          <table:table-cell/>
          <table:table-cell table:style-name="ce3" office:value-type="string" calcext:value-type="string">
            <text:p>Assembly District 132, New York</text:p>
          </table:table-cell>
          <table:table-cell table:style-name="ce4" office:value-type="float" office:value="53763" calcext:value-type="float">
            <text:p>53763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36917" calcext:value-type="float">
            <text:p>36917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13044" calcext:value-type="float">
            <text:p>13044</text:p>
          </table:table-cell>
          <table:table-cell table:style-name="ce4" office:value-type="float" office:value="678" calcext:value-type="float">
            <text:p>678</text:p>
          </table:table-cell>
          <table:table-cell table:style-name="ce4" office:value-type="float" office:value="17106" calcext:value-type="float">
            <text:p>17106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4375" calcext:value-type="float">
            <text:p>4375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982" calcext:value-type="float">
            <text:p>982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6846" calcext:value-type="float">
            <text:p>16846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3638" calcext:value-type="float">
            <text:p>3638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9446" calcext:value-type="float">
            <text:p>9446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3081" calcext:value-type="float">
            <text:p>3081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2" calcext:value-type="float">
            <text:p>42</text:p>
          </table:table-cell>
          <table:table-cell table:style-name="ce5" table:formula="of:=([.I133]+[.W133])/[.E133]" office:value-type="percentage" office:value="0.088592526458717" calcext:value-type="percentage">
            <text:p>8.86%</text:p>
          </table:table-cell>
          <table:table-cell table:style-name="ce4" office:value-type="float" office:value="36149" calcext:value-type="float">
            <text:p>36149</text:p>
          </table:table-cell>
          <table:table-cell table:style-name="ce4" office:value-type="float" office:value="1475" calcext:value-type="float">
            <text:p>1475</text:p>
          </table:table-cell>
          <table:table-cell table:style-name="ce4" office:value-type="float" office:value="12312" calcext:value-type="float">
            <text:p>12312</text:p>
          </table:table-cell>
          <table:table-cell table:style-name="ce4" office:value-type="float" office:value="17665" calcext:value-type="float">
            <text:p>17665</text:p>
          </table:table-cell>
          <table:table-cell table:style-name="ce4" office:value-type="float" office:value="3632" calcext:value-type="float">
            <text:p>3632</text:p>
          </table:table-cell>
          <table:table-cell table:style-name="ce4" office:value-type="float" office:value="888" calcext:value-type="float">
            <text:p>888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18889" calcext:value-type="float">
            <text:p>18889</text:p>
          </table:table-cell>
          <table:table-cell table:style-name="ce4" office:value-type="float" office:value="4088" calcext:value-type="float">
            <text:p>4088</text:p>
          </table:table-cell>
          <table:table-cell table:style-name="ce4" office:value-type="float" office:value="10125" calcext:value-type="float">
            <text:p>10125</text:p>
          </table:table-cell>
          <table:table-cell table:style-name="ce4" office:value-type="float" office:value="3897" calcext:value-type="float">
            <text:p>3897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2" calcext:value-type="float">
            <text:p>92</text:p>
          </table:table-cell>
          <table:table-cell table:style-name="ce8" table:formula="of:=([.AR133]+[.AK133])/([.AQ133]+[.AJ133])" office:value-type="percentage" office:value="0.101075620480395" calcext:value-type="percentage">
            <text:p>10.11%</text:p>
          </table:table-cell>
          <table:table-cell table:number-columns-repeated="974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Pittsford</text:p>
          </table:table-cell>
          <table:table-cell/>
          <table:table-cell table:style-name="ce3" office:value-type="string" calcext:value-type="string">
            <text:p>Assembly District 133, New York</text:p>
          </table:table-cell>
          <table:table-cell table:style-name="ce4" office:value-type="float" office:value="42730" calcext:value-type="float">
            <text:p>4273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0744" calcext:value-type="float">
            <text:p>20744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float" office:value="1343" calcext:value-type="float">
            <text:p>1343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7627" calcext:value-type="float">
            <text:p>7627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8627" calcext:value-type="float">
            <text:p>8627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2426" calcext:value-type="float">
            <text:p>2426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1986" calcext:value-type="float">
            <text:p>21986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9584" calcext:value-type="float">
            <text:p>9584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8995" calcext:value-type="float">
            <text:p>8995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46" calcext:value-type="float">
            <text:p>46</text:p>
          </table:table-cell>
          <table:table-cell table:style-name="ce5" table:formula="of:=([.I134]+[.W134])/[.E134]" office:value-type="percentage" office:value="0.255721975193073" calcext:value-type="percentage">
            <text:p>25.57%</text:p>
          </table:table-cell>
          <table:table-cell table:style-name="ce4" office:value-type="float" office:value="22415" calcext:value-type="float">
            <text:p>22415</text:p>
          </table:table-cell>
          <table:table-cell table:style-name="ce4" office:value-type="float" office:value="1740" calcext:value-type="float">
            <text:p>1740</text:p>
          </table:table-cell>
          <table:table-cell table:style-name="ce4" office:value-type="float" office:value="8404" calcext:value-type="float">
            <text:p>8404</text:p>
          </table:table-cell>
          <table:table-cell table:style-name="ce4" office:value-type="float" office:value="9054" calcext:value-type="float">
            <text:p>9054</text:p>
          </table:table-cell>
          <table:table-cell table:style-name="ce4" office:value-type="float" office:value="2478" calcext:value-type="float">
            <text:p>2478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24273" calcext:value-type="float">
            <text:p>24273</text:p>
          </table:table-cell>
          <table:table-cell table:style-name="ce4" office:value-type="float" office:value="10964" calcext:value-type="float">
            <text:p>10964</text:p>
          </table:table-cell>
          <table:table-cell table:style-name="ce4" office:value-type="float" office:value="10030" calcext:value-type="float">
            <text:p>10030</text:p>
          </table:table-cell>
          <table:table-cell table:style-name="ce4" office:value-type="float" office:value="2629" calcext:value-type="float">
            <text:p>2629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4" calcext:value-type="float">
            <text:p>104</text:p>
          </table:table-cell>
          <table:table-cell table:style-name="ce8" table:formula="of:=([.AR134]+[.AK134])/([.AQ134]+[.AJ134])" office:value-type="percentage" office:value="0.272104180945853" calcext:value-type="percentage">
            <text:p>27.21%</text:p>
          </table:table-cell>
          <table:table-cell table:number-columns-repeated="974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Greece</text:p>
          </table:table-cell>
          <table:table-cell/>
          <table:table-cell table:style-name="ce3" office:value-type="string" calcext:value-type="string">
            <text:p>Assembly District 134, New York</text:p>
          </table:table-cell>
          <table:table-cell table:style-name="ce4" office:value-type="float" office:value="48762" calcext:value-type="float">
            <text:p>48762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float" office:value="36340" calcext:value-type="float">
            <text:p>36340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9523" calcext:value-type="float">
            <text:p>9523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17725" calcext:value-type="float">
            <text:p>17725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5796" calcext:value-type="float">
            <text:p>5796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1887" calcext:value-type="float">
            <text:p>1887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2422" calcext:value-type="float">
            <text:p>12422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1517" calcext:value-type="float">
            <text:p>1517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7130" calcext:value-type="float">
            <text:p>7130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3324" calcext:value-type="float">
            <text:p>3324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9" calcext:value-type="float">
            <text:p>29</text:p>
          </table:table-cell>
          <table:table-cell table:style-name="ce5" table:formula="of:=([.I135]+[.W135])/[.E135]" office:value-type="percentage" office:value="0.0485418973791067" calcext:value-type="percentage">
            <text:p>4.85%</text:p>
          </table:table-cell>
          <table:table-cell table:style-name="ce4" office:value-type="float" office:value="35458" calcext:value-type="float">
            <text:p>35458</text:p>
          </table:table-cell>
          <table:table-cell table:style-name="ce4" office:value-type="float" office:value="933" calcext:value-type="float">
            <text:p>933</text:p>
          </table:table-cell>
          <table:table-cell table:style-name="ce4" office:value-type="float" office:value="9167" calcext:value-type="float">
            <text:p>9167</text:p>
          </table:table-cell>
          <table:table-cell table:style-name="ce4" office:value-type="float" office:value="18019" calcext:value-type="float">
            <text:p>18019</text:p>
          </table:table-cell>
          <table:table-cell table:style-name="ce4" office:value-type="float" office:value="5418" calcext:value-type="float">
            <text:p>5418</text:p>
          </table:table-cell>
          <table:table-cell table:style-name="ce4" office:value-type="float" office:value="1505" calcext:value-type="float">
            <text:p>1505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12649" calcext:value-type="float">
            <text:p>12649</text:p>
          </table:table-cell>
          <table:table-cell table:style-name="ce4" office:value-type="float" office:value="1719" calcext:value-type="float">
            <text:p>1719</text:p>
          </table:table-cell>
          <table:table-cell table:style-name="ce4" office:value-type="float" office:value="6976" calcext:value-type="float">
            <text:p>6976</text:p>
          </table:table-cell>
          <table:table-cell table:style-name="ce4" office:value-type="float" office:value="3224" calcext:value-type="float">
            <text:p>3224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92" calcext:value-type="float">
            <text:p>92</text:p>
          </table:table-cell>
          <table:table-cell table:style-name="ce8" table:formula="of:=([.AR135]+[.AK135])/([.AQ135]+[.AJ135])" office:value-type="percentage" office:value="0.0551271124784335" calcext:value-type="percentage">
            <text:p>5.51%</text:p>
          </table:table-cell>
          <table:table-cell table:number-columns-repeated="97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Webster</text:p>
          </table:table-cell>
          <table:table-cell/>
          <table:table-cell table:style-name="ce3" office:value-type="string" calcext:value-type="string">
            <text:p>Assembly District 135, New York</text:p>
          </table:table-cell>
          <table:table-cell table:style-name="ce4" office:value-type="float" office:value="50764" calcext:value-type="float">
            <text:p>50764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40662" calcext:value-type="float">
            <text:p>40662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0065" calcext:value-type="float">
            <text:p>10065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21119" calcext:value-type="float">
            <text:p>21119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6580" calcext:value-type="float">
            <text:p>6580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1680" calcext:value-type="float">
            <text:p>1680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0102" calcext:value-type="float">
            <text:p>10102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1621" calcext:value-type="float">
            <text:p>1621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5626" calcext:value-type="float">
            <text:p>5626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2310" calcext:value-type="float">
            <text:p>2310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5" calcext:value-type="float">
            <text:p>45</text:p>
          </table:table-cell>
          <table:table-cell table:style-name="ce5" table:formula="of:=([.I136]+[.W136])/[.E136]" office:value-type="percentage" office:value="0.0473169962965881" calcext:value-type="percentage">
            <text:p>4.73%</text:p>
          </table:table-cell>
          <table:table-cell table:style-name="ce4" office:value-type="float" office:value="38246" calcext:value-type="float">
            <text:p>38246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8922" calcext:value-type="float">
            <text:p>8922</text:p>
          </table:table-cell>
          <table:table-cell table:style-name="ce4" office:value-type="float" office:value="21069" calcext:value-type="float">
            <text:p>21069</text:p>
          </table:table-cell>
          <table:table-cell table:style-name="ce4" office:value-type="float" office:value="5598" calcext:value-type="float">
            <text:p>5598</text:p>
          </table:table-cell>
          <table:table-cell table:style-name="ce4" office:value-type="float" office:value="1443" calcext:value-type="float">
            <text:p>1443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10016" calcext:value-type="float">
            <text:p>10016</text:p>
          </table:table-cell>
          <table:table-cell table:style-name="ce4" office:value-type="float" office:value="1006" calcext:value-type="float">
            <text:p>1006</text:p>
          </table:table-cell>
          <table:table-cell table:style-name="ce4" office:value-type="float" office:value="5584" calcext:value-type="float">
            <text:p>5584</text:p>
          </table:table-cell>
          <table:table-cell table:style-name="ce4" office:value-type="float" office:value="2947" calcext:value-type="float">
            <text:p>2947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5" calcext:value-type="float">
            <text:p>25</text:p>
          </table:table-cell>
          <table:table-cell table:style-name="ce8" table:formula="of:=([.AR136]+[.AK136])/([.AQ136]+[.AJ136])" office:value-type="percentage" office:value="0.0376693879242468" calcext:value-type="percentage">
            <text:p>3.77%</text:p>
          </table:table-cell>
          <table:table-cell table:number-columns-repeated="974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Irondequoit</text:p>
          </table:table-cell>
          <table:table-cell/>
          <table:table-cell table:style-name="ce3" office:value-type="string" calcext:value-type="string">
            <text:p>Assembly District 136, New York</text:p>
          </table:table-cell>
          <table:table-cell table:style-name="ce4" office:value-type="float" office:value="48509" calcext:value-type="float">
            <text:p>48509</text:p>
          </table:table-cell>
          <table:table-cell table:style-name="ce4" office:value-type="float" office:value="629" calcext:value-type="float">
            <text:p>629</text:p>
          </table:table-cell>
          <table:table-cell table:style-name="ce4" office:value-type="float" office:value="35789" calcext:value-type="float">
            <text:p>35789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1386" calcext:value-type="float">
            <text:p>138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9743" calcext:value-type="float">
            <text:p>9743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16440" calcext:value-type="float">
            <text:p>16440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6115" calcext:value-type="float">
            <text:p>6115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1534" calcext:value-type="float">
            <text:p>1534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2720" calcext:value-type="float">
            <text:p>12720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2650" calcext:value-type="float">
            <text:p>2650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6712" calcext:value-type="float">
            <text:p>6712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2847" calcext:value-type="float">
            <text:p>2847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5" calcext:value-type="float">
            <text:p>35</text:p>
          </table:table-cell>
          <table:table-cell table:style-name="ce5" table:formula="of:=([.I137]+[.W137])/[.E137]" office:value-type="percentage" office:value="0.0832010554742419" calcext:value-type="percentage">
            <text:p>8.32%</text:p>
          </table:table-cell>
          <table:table-cell table:style-name="ce4" office:value-type="float" office:value="35538" calcext:value-type="float">
            <text:p>35538</text:p>
          </table:table-cell>
          <table:table-cell table:style-name="ce4" office:value-type="float" office:value="1844" calcext:value-type="float">
            <text:p>1844</text:p>
          </table:table-cell>
          <table:table-cell table:style-name="ce4" office:value-type="float" office:value="10698" calcext:value-type="float">
            <text:p>10698</text:p>
          </table:table-cell>
          <table:table-cell table:style-name="ce4" office:value-type="float" office:value="16500" calcext:value-type="float">
            <text:p>16500</text:p>
          </table:table-cell>
          <table:table-cell table:style-name="ce4" office:value-type="float" office:value="4971" calcext:value-type="float">
            <text:p>4971</text:p>
          </table:table-cell>
          <table:table-cell table:style-name="ce4" office:value-type="float" office:value="1152" calcext:value-type="float">
            <text:p>1152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12562" calcext:value-type="float">
            <text:p>12562</text:p>
          </table:table-cell>
          <table:table-cell table:style-name="ce4" office:value-type="float" office:value="2736" calcext:value-type="float">
            <text:p>2736</text:p>
          </table:table-cell>
          <table:table-cell table:style-name="ce4" office:value-type="float" office:value="6216" calcext:value-type="float">
            <text:p>6216</text:p>
          </table:table-cell>
          <table:table-cell table:style-name="ce4" office:value-type="float" office:value="2961" calcext:value-type="float">
            <text:p>2961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55" calcext:value-type="float">
            <text:p>55</text:p>
          </table:table-cell>
          <table:table-cell table:style-name="ce8" table:formula="of:=([.AR137]+[.AK137])/([.AQ137]+[.AJ137])" office:value-type="percentage" office:value="0.0952182952182952" calcext:value-type="percentage">
            <text:p>9.52%</text:p>
          </table:table-cell>
          <table:table-cell table:number-columns-repeated="974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Rochester</text:p>
          </table:table-cell>
          <table:table-cell/>
          <table:table-cell table:style-name="ce3" office:value-type="string" calcext:value-type="string">
            <text:p>Assembly District 137, New York</text:p>
          </table:table-cell>
          <table:table-cell table:style-name="ce4" office:value-type="float" office:value="49371" calcext:value-type="float">
            <text:p>49371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34826" calcext:value-type="float">
            <text:p>34826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1441" calcext:value-type="float">
            <text:p>1441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9742" calcext:value-type="float">
            <text:p>9742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15985" calcext:value-type="float">
            <text:p>15985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5504" calcext:value-type="float">
            <text:p>5504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1657" calcext:value-type="float">
            <text:p>1657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4545" calcext:value-type="float">
            <text:p>14545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3097" calcext:value-type="float">
            <text:p>3097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7495" calcext:value-type="float">
            <text:p>7495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3194" calcext:value-type="float">
            <text:p>3194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5" table:formula="of:=([.I138]+[.W138])/[.E138]" office:value-type="percentage" office:value="0.0919163071438699" calcext:value-type="percentage">
            <text:p>9.19%</text:p>
          </table:table-cell>
          <table:table-cell table:style-name="ce4" office:value-type="float" office:value="34572" calcext:value-type="float">
            <text:p>34572</text:p>
          </table:table-cell>
          <table:table-cell table:style-name="ce4" office:value-type="float" office:value="1512" calcext:value-type="float">
            <text:p>1512</text:p>
          </table:table-cell>
          <table:table-cell table:style-name="ce4" office:value-type="float" office:value="10758" calcext:value-type="float">
            <text:p>10758</text:p>
          </table:table-cell>
          <table:table-cell table:style-name="ce4" office:value-type="float" office:value="15883" calcext:value-type="float">
            <text:p>15883</text:p>
          </table:table-cell>
          <table:table-cell table:style-name="ce4" office:value-type="float" office:value="4914" calcext:value-type="float">
            <text:p>4914</text:p>
          </table:table-cell>
          <table:table-cell table:style-name="ce4" office:value-type="float" office:value="1127" calcext:value-type="float">
            <text:p>1127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14234" calcext:value-type="float">
            <text:p>14234</text:p>
          </table:table-cell>
          <table:table-cell table:style-name="ce4" office:value-type="float" office:value="3367" calcext:value-type="float">
            <text:p>3367</text:p>
          </table:table-cell>
          <table:table-cell table:style-name="ce4" office:value-type="float" office:value="7142" calcext:value-type="float">
            <text:p>7142</text:p>
          </table:table-cell>
          <table:table-cell table:style-name="ce4" office:value-type="float" office:value="3077" calcext:value-type="float">
            <text:p>3077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6" calcext:value-type="float">
            <text:p>56</text:p>
          </table:table-cell>
          <table:table-cell table:style-name="ce8" table:formula="of:=([.AR138]+[.AK138])/([.AQ138]+[.AJ138])" office:value-type="percentage" office:value="0.099967217145433" calcext:value-type="percentage">
            <text:p>10.00%</text:p>
          </table:table-cell>
          <table:table-cell table:number-columns-repeated="974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Rochester</text:p>
          </table:table-cell>
          <table:table-cell/>
          <table:table-cell table:style-name="ce3" office:value-type="string" calcext:value-type="string">
            <text:p>Assembly District 138, New York</text:p>
          </table:table-cell>
          <table:table-cell table:style-name="ce4" office:value-type="float" office:value="51514" calcext:value-type="float">
            <text:p>51514</text:p>
          </table:table-cell>
          <table:table-cell table:style-name="ce4" office:value-type="float" office:value="722" calcext:value-type="float">
            <text:p>722</text:p>
          </table:table-cell>
          <table:table-cell table:style-name="ce4" office:value-type="float" office:value="37162" calcext:value-type="float">
            <text:p>37162</text:p>
          </table:table-cell>
          <table:table-cell table:style-name="ce4" office:value-type="float" office:value="667" calcext:value-type="float">
            <text:p>667</text:p>
          </table:table-cell>
          <table:table-cell table:style-name="ce4" office:value-type="float" office:value="1554" calcext:value-type="float">
            <text:p>155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11614" calcext:value-type="float">
            <text:p>1161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16682" calcext:value-type="float">
            <text:p>16682</text:p>
          </table:table-cell>
          <table:table-cell table:style-name="ce4" office:value-type="float" office:value="677" calcext:value-type="float">
            <text:p>677</text:p>
          </table:table-cell>
          <table:table-cell table:style-name="ce4" office:value-type="float" office:value="5513" calcext:value-type="float">
            <text:p>5513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1324" calcext:value-type="float">
            <text:p>132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4352" calcext:value-type="float">
            <text:p>14352</text:p>
          </table:table-cell>
          <table:table-cell table:style-name="ce4" office:value-type="float" office:value="664" calcext:value-type="float">
            <text:p>664</text:p>
          </table:table-cell>
          <table:table-cell table:style-name="ce4" office:value-type="float" office:value="4022" calcext:value-type="float">
            <text:p>4022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7545" calcext:value-type="float">
            <text:p>7545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2411" calcext:value-type="float">
            <text:p>2411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110" calcext:value-type="float">
            <text:p>110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3" calcext:value-type="float">
            <text:p>33</text:p>
          </table:table-cell>
          <table:table-cell table:style-name="ce5" table:formula="of:=([.I139]+[.W139])/[.E139]" office:value-type="percentage" office:value="0.108242419536437" calcext:value-type="percentage">
            <text:p>10.82%</text:p>
          </table:table-cell>
          <table:table-cell table:style-name="ce4" office:value-type="float" office:value="35747" calcext:value-type="float">
            <text:p>35747</text:p>
          </table:table-cell>
          <table:table-cell table:style-name="ce4" office:value-type="float" office:value="1857" calcext:value-type="float">
            <text:p>1857</text:p>
          </table:table-cell>
          <table:table-cell table:style-name="ce4" office:value-type="float" office:value="11491" calcext:value-type="float">
            <text:p>11491</text:p>
          </table:table-cell>
          <table:table-cell table:style-name="ce4" office:value-type="float" office:value="16178" calcext:value-type="float">
            <text:p>16178</text:p>
          </table:table-cell>
          <table:table-cell table:style-name="ce4" office:value-type="float" office:value="4597" calcext:value-type="float">
            <text:p>4597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15504" calcext:value-type="float">
            <text:p>15504</text:p>
          </table:table-cell>
          <table:table-cell table:style-name="ce4" office:value-type="float" office:value="4683" calcext:value-type="float">
            <text:p>4683</text:p>
          </table:table-cell>
          <table:table-cell table:style-name="ce4" office:value-type="float" office:value="7429" calcext:value-type="float">
            <text:p>7429</text:p>
          </table:table-cell>
          <table:table-cell table:style-name="ce4" office:value-type="float" office:value="2914" calcext:value-type="float">
            <text:p>2914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3" calcext:value-type="float">
            <text:p>23</text:p>
          </table:table-cell>
          <table:table-cell table:style-name="ce8" table:formula="of:=([.AR139]+[.AK139])/([.AQ139]+[.AJ139])" office:value-type="percentage" office:value="0.127607266199684" calcext:value-type="percentage">
            <text:p>12.76%</text:p>
          </table:table-cell>
          <table:table-cell table:number-columns-repeated="974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Batavia</text:p>
          </table:table-cell>
          <table:table-cell/>
          <table:table-cell table:style-name="ce3" office:value-type="string" calcext:value-type="string">
            <text:p>Assembly District 139, New York</text:p>
          </table:table-cell>
          <table:table-cell table:style-name="ce4" office:value-type="float" office:value="47123" calcext:value-type="float">
            <text:p>47123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36039" calcext:value-type="float">
            <text:p>36039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9234" calcext:value-type="float">
            <text:p>9234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16575" calcext:value-type="float">
            <text:p>16575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6424" calcext:value-type="float">
            <text:p>6424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2042" calcext:value-type="float">
            <text:p>2042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859" calcext:value-type="float">
            <text:p>859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1084" calcext:value-type="float">
            <text:p>11084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1959" calcext:value-type="float">
            <text:p>1959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5927" calcext:value-type="float">
            <text:p>5927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2726" calcext:value-type="float">
            <text:p>2726</text:p>
          </table:table-cell>
          <table:table-cell table:number-columns-repeated="2" table:style-name="ce4" office:value-type="float" office:value="321" calcext:value-type="float">
            <text:p>32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45" calcext:value-type="float">
            <text:p>45</text:p>
          </table:table-cell>
          <table:table-cell table:style-name="ce5" table:formula="of:=([.I140]+[.W140])/[.E140]" office:value-type="percentage" office:value="0.0607771152091335" calcext:value-type="percentage">
            <text:p>6.08%</text:p>
          </table:table-cell>
          <table:table-cell table:style-name="ce4" office:value-type="float" office:value="34910" calcext:value-type="float">
            <text:p>34910</text:p>
          </table:table-cell>
          <table:table-cell table:style-name="ce4" office:value-type="float" office:value="1081" calcext:value-type="float">
            <text:p>1081</text:p>
          </table:table-cell>
          <table:table-cell table:style-name="ce4" office:value-type="float" office:value="9362" calcext:value-type="float">
            <text:p>9362</text:p>
          </table:table-cell>
          <table:table-cell table:style-name="ce4" office:value-type="float" office:value="16702" calcext:value-type="float">
            <text:p>16702</text:p>
          </table:table-cell>
          <table:table-cell table:style-name="ce4" office:value-type="float" office:value="5649" calcext:value-type="float">
            <text:p>5649</text:p>
          </table:table-cell>
          <table:table-cell table:style-name="ce4" office:value-type="float" office:value="1516" calcext:value-type="float">
            <text:p>1516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11345" calcext:value-type="float">
            <text:p>11345</text:p>
          </table:table-cell>
          <table:table-cell table:style-name="ce4" office:value-type="float" office:value="1910" calcext:value-type="float">
            <text:p>1910</text:p>
          </table:table-cell>
          <table:table-cell table:style-name="ce4" office:value-type="float" office:value="5806" calcext:value-type="float">
            <text:p>5806</text:p>
          </table:table-cell>
          <table:table-cell table:style-name="ce4" office:value-type="float" office:value="3049" calcext:value-type="float">
            <text:p>3049</text:p>
          </table:table-cell>
          <table:table-cell table:style-name="ce4" office:value-type="float" office:value="458" calcext:value-type="float">
            <text:p>45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48" calcext:value-type="float">
            <text:p>48</text:p>
          </table:table-cell>
          <table:table-cell table:style-name="ce8" table:formula="of:=([.AR140]+[.AK140])/([.AQ140]+[.AJ140])" office:value-type="percentage" office:value="0.0646632796454437" calcext:value-type="percentage">
            <text:p>6.47%</text:p>
          </table:table-cell>
          <table:table-cell table:number-columns-repeated="97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Kenmore</text:p>
          </table:table-cell>
          <table:table-cell/>
          <table:table-cell table:style-name="ce3" office:value-type="string" calcext:value-type="string">
            <text:p>Assembly District 140, New York</text:p>
          </table:table-cell>
          <table:table-cell table:style-name="ce4" office:value-type="float" office:value="50870" calcext:value-type="float">
            <text:p>50870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36332" calcext:value-type="float">
            <text:p>36332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1563" calcext:value-type="float">
            <text:p>1563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2211" calcext:value-type="float">
            <text:p>12211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16572" calcext:value-type="float">
            <text:p>16572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4479" calcext:value-type="float">
            <text:p>4479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254" calcext:value-type="float">
            <text:p>125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4538" calcext:value-type="float">
            <text:p>14538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3045" calcext:value-type="float">
            <text:p>3045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7752" calcext:value-type="float">
            <text:p>7752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3100" calcext:value-type="float">
            <text:p>3100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5" table:formula="of:=([.I141]+[.W141])/[.E141]" office:value-type="percentage" office:value="0.0905838411637507" calcext:value-type="percentage">
            <text:p>9.06%</text:p>
          </table:table-cell>
          <table:table-cell table:style-name="ce4" office:value-type="float" office:value="37836" calcext:value-type="float">
            <text:p>37836</text:p>
          </table:table-cell>
          <table:table-cell table:style-name="ce4" office:value-type="float" office:value="1905" calcext:value-type="float">
            <text:p>1905</text:p>
          </table:table-cell>
          <table:table-cell table:style-name="ce4" office:value-type="float" office:value="13897" calcext:value-type="float">
            <text:p>13897</text:p>
          </table:table-cell>
          <table:table-cell table:style-name="ce4" office:value-type="float" office:value="16690" calcext:value-type="float">
            <text:p>16690</text:p>
          </table:table-cell>
          <table:table-cell table:style-name="ce4" office:value-type="float" office:value="4185" calcext:value-type="float">
            <text:p>4185</text:p>
          </table:table-cell>
          <table:table-cell table:style-name="ce4" office:value-type="float" office:value="934" calcext:value-type="float">
            <text:p>93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14861" calcext:value-type="float">
            <text:p>14861</text:p>
          </table:table-cell>
          <table:table-cell table:style-name="ce4" office:value-type="float" office:value="3119" calcext:value-type="float">
            <text:p>3119</text:p>
          </table:table-cell>
          <table:table-cell table:style-name="ce4" office:value-type="float" office:value="8262" calcext:value-type="float">
            <text:p>8262</text:p>
          </table:table-cell>
          <table:table-cell table:style-name="ce4" office:value-type="float" office:value="3125" calcext:value-type="float">
            <text:p>312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([.AR141]+[.AK141])/([.AQ141]+[.AJ141])" office:value-type="percentage" office:value="0.0953374954931021" calcext:value-type="percentage">
            <text:p>9.53%</text:p>
          </table:table-cell>
          <table:table-cell table:number-columns-repeated="974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Buffalo</text:p>
          </table:table-cell>
          <table:table-cell/>
          <table:table-cell table:style-name="ce3" office:value-type="string" calcext:value-type="string">
            <text:p>Assembly District 141, New York</text:p>
          </table:table-cell>
          <table:table-cell table:style-name="ce4" office:value-type="float" office:value="48491" calcext:value-type="float">
            <text:p>48491</text:p>
          </table:table-cell>
          <table:table-cell table:style-name="ce4" office:value-type="string" calcext:value-type="string">
            <text:p>1,018</text:p>
          </table:table-cell>
          <table:table-cell table:style-name="ce4" office:value-type="float" office:value="20129" calcext:value-type="float">
            <text:p>20129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2738" calcext:value-type="float">
            <text:p>2738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9074" calcext:value-type="float">
            <text:p>9074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6310" calcext:value-type="float">
            <text:p>6310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1620" calcext:value-type="float">
            <text:p>1620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8362" calcext:value-type="float">
            <text:p>28362</text:p>
          </table:table-cell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14924" calcext:value-type="float">
            <text:p>14924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10805" calcext:value-type="float">
            <text:p>10805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2186" calcext:value-type="float">
            <text:p>2186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73" calcext:value-type="float">
            <text:p>73</text:p>
          </table:table-cell>
          <table:table-cell table:style-name="ce5" table:formula="of:=([.I142]+[.W142])/[.E142]" office:value-type="percentage" office:value="0.364232537996742" calcext:value-type="percentage">
            <text:p>36.42%</text:p>
          </table:table-cell>
          <table:table-cell table:style-name="ce4" office:value-type="float" office:value="23674" calcext:value-type="float">
            <text:p>23674</text:p>
          </table:table-cell>
          <table:table-cell table:style-name="ce4" office:value-type="float" office:value="4252" calcext:value-type="float">
            <text:p>4252</text:p>
          </table:table-cell>
          <table:table-cell table:style-name="ce4" office:value-type="float" office:value="10987" calcext:value-type="float">
            <text:p>10987</text:p>
          </table:table-cell>
          <table:table-cell table:style-name="ce4" office:value-type="float" office:value="6599" calcext:value-type="float">
            <text:p>6599</text:p>
          </table:table-cell>
          <table:table-cell table:style-name="ce4" office:value-type="float" office:value="1395" calcext:value-type="float">
            <text:p>1395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30660" calcext:value-type="float">
            <text:p>30660</text:p>
          </table:table-cell>
          <table:table-cell table:style-name="ce4" office:value-type="float" office:value="16425" calcext:value-type="float">
            <text:p>16425</text:p>
          </table:table-cell>
          <table:table-cell table:style-name="ce4" office:value-type="float" office:value="11223" calcext:value-type="float">
            <text:p>11223</text:p>
          </table:table-cell>
          <table:table-cell table:style-name="ce4" office:value-type="float" office:value="2455" calcext:value-type="float">
            <text:p>2455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70" calcext:value-type="float">
            <text:p>170</text:p>
          </table:table-cell>
          <table:table-cell table:style-name="ce8" table:formula="of:=([.AR142]+[.AK142])/([.AQ142]+[.AJ142])" office:value-type="percentage" office:value="0.380553612839106" calcext:value-type="percentage">
            <text:p>38.06%</text:p>
          </table:table-cell>
          <table:table-cell table:number-columns-repeated="974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Buffalo</text:p>
          </table:table-cell>
          <table:table-cell/>
          <table:table-cell table:style-name="ce3" office:value-type="string" calcext:value-type="string">
            <text:p>Assembly District 142, New York</text:p>
          </table:table-cell>
          <table:table-cell table:style-name="ce4" office:value-type="float" office:value="49470" calcext:value-type="float">
            <text:p>49470</text:p>
          </table:table-cell>
          <table:table-cell table:style-name="ce4" office:value-type="float" office:value="671" calcext:value-type="float">
            <text:p>671</text:p>
          </table:table-cell>
          <table:table-cell table:style-name="ce4" office:value-type="float" office:value="39207" calcext:value-type="float">
            <text:p>39207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1151" calcext:value-type="float">
            <text:p>1151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9680" calcext:value-type="float">
            <text:p>9680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19103" calcext:value-type="float">
            <text:p>19103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6935" calcext:value-type="float">
            <text:p>6935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1584" calcext:value-type="float">
            <text:p>158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0263" calcext:value-type="float">
            <text:p>10263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1832" calcext:value-type="float">
            <text:p>183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5242" calcext:value-type="float">
            <text:p>5242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2588" calcext:value-type="float">
            <text:p>2588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0" calcext:value-type="float">
            <text:p>40</text:p>
          </table:table-cell>
          <table:table-cell table:style-name="ce5" table:formula="of:=([.I143]+[.W143])/[.E143]" office:value-type="percentage" office:value="0.0602991712148777" calcext:value-type="percentage">
            <text:p>6.03%</text:p>
          </table:table-cell>
          <table:table-cell table:style-name="ce4" office:value-type="float" office:value="37727" calcext:value-type="float">
            <text:p>37727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9713" calcext:value-type="float">
            <text:p>9713</text:p>
          </table:table-cell>
          <table:table-cell table:style-name="ce4" office:value-type="float" office:value="19359" calcext:value-type="float">
            <text:p>19359</text:p>
          </table:table-cell>
          <table:table-cell table:style-name="ce4" office:value-type="float" office:value="5635" calcext:value-type="float">
            <text:p>5635</text:p>
          </table:table-cell>
          <table:table-cell table:style-name="ce4" office:value-type="float" office:value="1442" calcext:value-type="float">
            <text:p>1442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10633" calcext:value-type="float">
            <text:p>10633</text:p>
          </table:table-cell>
          <table:table-cell table:style-name="ce4" office:value-type="float" office:value="1894" calcext:value-type="float">
            <text:p>1894</text:p>
          </table:table-cell>
          <table:table-cell table:style-name="ce4" office:value-type="float" office:value="5640" calcext:value-type="float">
            <text:p>5640</text:p>
          </table:table-cell>
          <table:table-cell table:style-name="ce4" office:value-type="float" office:value="2609" calcext:value-type="float">
            <text:p>2609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3" calcext:value-type="float">
            <text:p>23</text:p>
          </table:table-cell>
          <table:table-cell table:style-name="ce8" table:formula="of:=([.AR143]+[.AK143])/([.AQ143]+[.AJ143])" office:value-type="percentage" office:value="0.0634408602150538" calcext:value-type="percentage">
            <text:p>6.34%</text:p>
          </table:table-cell>
          <table:table-cell table:number-columns-repeated="974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Cheektowga</text:p>
          </table:table-cell>
          <table:table-cell/>
          <table:table-cell table:style-name="ce3" office:value-type="string" calcext:value-type="string">
            <text:p>Assembly District 143, New York</text:p>
          </table:table-cell>
          <table:table-cell table:style-name="ce4" office:value-type="float" office:value="54936" calcext:value-type="float">
            <text:p>54936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40912" calcext:value-type="float">
            <text:p>40912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1657" calcext:value-type="float">
            <text:p>1657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14534" calcext:value-type="float">
            <text:p>14534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17627" calcext:value-type="float">
            <text:p>17627</text:p>
          </table:table-cell>
          <table:table-cell table:style-name="ce4" office:value-type="float" office:value="788" calcext:value-type="float">
            <text:p>788</text:p>
          </table:table-cell>
          <table:table-cell table:style-name="ce4" office:value-type="float" office:value="5418" calcext:value-type="float">
            <text:p>5418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1371" calcext:value-type="float">
            <text:p>137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4024" calcext:value-type="float">
            <text:p>14024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2522" calcext:value-type="float">
            <text:p>2522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7616" calcext:value-type="float">
            <text:p>7616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3217" calcext:value-type="float">
            <text:p>3217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9" calcext:value-type="float">
            <text:p>59</text:p>
          </table:table-cell>
          <table:table-cell table:style-name="ce5" table:formula="of:=([.I144]+[.W144])/[.E144]" office:value-type="percentage" office:value="0.0760703363914373" calcext:value-type="percentage">
            <text:p>7.61%</text:p>
          </table:table-cell>
          <table:table-cell table:style-name="ce4" office:value-type="float" office:value="40346" calcext:value-type="float">
            <text:p>40346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4202" calcext:value-type="float">
            <text:p>14202</text:p>
          </table:table-cell>
          <table:table-cell table:style-name="ce4" office:value-type="float" office:value="17757" calcext:value-type="float">
            <text:p>17757</text:p>
          </table:table-cell>
          <table:table-cell table:style-name="ce4" office:value-type="float" office:value="4675" calcext:value-type="float">
            <text:p>4675</text:p>
          </table:table-cell>
          <table:table-cell table:style-name="ce4" office:value-type="float" office:value="1383" calcext:value-type="float">
            <text:p>1383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14752" calcext:value-type="float">
            <text:p>14752</text:p>
          </table:table-cell>
          <table:table-cell table:style-name="ce4" office:value-type="float" office:value="2565" calcext:value-type="float">
            <text:p>2565</text:p>
          </table:table-cell>
          <table:table-cell table:style-name="ce4" office:value-type="float" office:value="7626" calcext:value-type="float">
            <text:p>7626</text:p>
          </table:table-cell>
          <table:table-cell table:style-name="ce4" office:value-type="float" office:value="3999" calcext:value-type="float">
            <text:p>3999</text:p>
          </table:table-cell>
          <table:table-cell table:style-name="ce4" office:value-type="float" office:value="447" calcext:value-type="float">
            <text:p>447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3" calcext:value-type="float">
            <text:p>23</text:p>
          </table:table-cell>
          <table:table-cell table:style-name="ce8" table:formula="of:=([.AR144]+[.AK144])/([.AQ144]+[.AJ144])" office:value-type="percentage" office:value="0.0831427638026789" calcext:value-type="percentage">
            <text:p>8.31%</text:p>
          </table:table-cell>
          <table:table-cell table:number-columns-repeated="974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Clarence</text:p>
          </table:table-cell>
          <table:table-cell/>
          <table:table-cell table:style-name="ce3" office:value-type="string" calcext:value-type="string">
            <text:p>Assembly District 144, New York</text:p>
          </table:table-cell>
          <table:table-cell table:style-name="ce4" office:value-type="float" office:value="56668" calcext:value-type="float">
            <text:p>56668</text:p>
          </table:table-cell>
          <table:table-cell table:style-name="ce4" office:value-type="string" calcext:value-type="string">
            <text:p>1,090</text:p>
          </table:table-cell>
          <table:table-cell table:style-name="ce4" office:value-type="float" office:value="26105" calcext:value-type="float">
            <text:p>26105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1969" calcext:value-type="float">
            <text:p>1969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10422" calcext:value-type="float">
            <text:p>10422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9946" calcext:value-type="float">
            <text:p>9946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2661" calcext:value-type="float">
            <text:p>2661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771" calcext:value-type="float">
            <text:p>771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0563" calcext:value-type="float">
            <text:p>30563</text:p>
          </table:table-cell>
          <table:table-cell table:style-name="ce4" office:value-type="string" calcext:value-type="string">
            <text:p>1,147</text:p>
          </table:table-cell>
          <table:table-cell table:style-name="ce4" office:value-type="float" office:value="11857" calcext:value-type="float">
            <text:p>11857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13701" calcext:value-type="float">
            <text:p>13701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4015" calcext:value-type="float">
            <text:p>4015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75" calcext:value-type="float">
            <text:p>75</text:p>
          </table:table-cell>
          <table:table-cell table:style-name="ce5" table:formula="of:=([.I145]+[.W145])/[.E145]" office:value-type="percentage" office:value="0.24398249452954" calcext:value-type="percentage">
            <text:p>24.40%</text:p>
          </table:table-cell>
          <table:table-cell table:style-name="ce4" office:value-type="float" office:value="23930" calcext:value-type="float">
            <text:p>23930</text:p>
          </table:table-cell>
          <table:table-cell table:style-name="ce4" office:value-type="float" office:value="1942" calcext:value-type="float">
            <text:p>1942</text:p>
          </table:table-cell>
          <table:table-cell table:style-name="ce4" office:value-type="float" office:value="9558" calcext:value-type="float">
            <text:p>9558</text:p>
          </table:table-cell>
          <table:table-cell table:style-name="ce4" office:value-type="float" office:value="9562" calcext:value-type="float">
            <text:p>9562</text:p>
          </table:table-cell>
          <table:table-cell table:style-name="ce4" office:value-type="float" office:value="2150" calcext:value-type="float">
            <text:p>2150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32075" calcext:value-type="float">
            <text:p>32075</text:p>
          </table:table-cell>
          <table:table-cell table:style-name="ce4" office:value-type="float" office:value="12375" calcext:value-type="float">
            <text:p>12375</text:p>
          </table:table-cell>
          <table:table-cell table:style-name="ce4" office:value-type="float" office:value="14315" calcext:value-type="float">
            <text:p>14315</text:p>
          </table:table-cell>
          <table:table-cell table:style-name="ce4" office:value-type="float" office:value="4503" calcext:value-type="float">
            <text:p>4503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07" calcext:value-type="float">
            <text:p>107</text:p>
          </table:table-cell>
          <table:table-cell table:style-name="ce8" table:formula="of:=([.AR145]+[.AK145])/([.AQ145]+[.AJ145])" office:value-type="percentage" office:value="0.255637889474154" calcext:value-type="percentage">
            <text:p>25.56%</text:p>
          </table:table-cell>
          <table:table-cell table:number-columns-repeated="974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Lewiston</text:p>
          </table:table-cell>
          <table:table-cell/>
          <table:table-cell table:style-name="ce3" office:value-type="string" calcext:value-type="string">
            <text:p>Assembly District 145, New York</text:p>
          </table:table-cell>
          <table:table-cell table:style-name="ce4" office:value-type="float" office:value="54303" calcext:value-type="float">
            <text:p>54303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38223" calcext:value-type="float">
            <text:p>38223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1884" calcext:value-type="float">
            <text:p>1884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12806" calcext:value-type="float">
            <text:p>12806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16864" calcext:value-type="float">
            <text:p>16864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4726" calcext:value-type="float">
            <text:p>4726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1599" calcext:value-type="float">
            <text:p>1599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6080" calcext:value-type="float">
            <text:p>16080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3451" calcext:value-type="float">
            <text:p>3451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8804" calcext:value-type="float">
            <text:p>8804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float" office:value="3285" calcext:value-type="float">
            <text:p>3285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0" calcext:value-type="float">
            <text:p>40</text:p>
          </table:table-cell>
          <table:table-cell table:style-name="ce5" table:formula="of:=([.I146]+[.W146])/[.E146]" office:value-type="percentage" office:value="0.0982450325028083" calcext:value-type="percentage">
            <text:p>9.82%</text:p>
          </table:table-cell>
          <table:table-cell table:style-name="ce4" office:value-type="float" office:value="36762" calcext:value-type="float">
            <text:p>36762</text:p>
          </table:table-cell>
          <table:table-cell table:style-name="ce4" office:value-type="float" office:value="2384" calcext:value-type="float">
            <text:p>2384</text:p>
          </table:table-cell>
          <table:table-cell table:style-name="ce4" office:value-type="float" office:value="12742" calcext:value-type="float">
            <text:p>12742</text:p>
          </table:table-cell>
          <table:table-cell table:style-name="ce4" office:value-type="float" office:value="15824" calcext:value-type="float">
            <text:p>15824</text:p>
          </table:table-cell>
          <table:table-cell table:style-name="ce4" office:value-type="float" office:value="4441" calcext:value-type="float">
            <text:p>4441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15781" calcext:value-type="float">
            <text:p>15781</text:p>
          </table:table-cell>
          <table:table-cell table:style-name="ce4" office:value-type="float" office:value="3813" calcext:value-type="float">
            <text:p>3813</text:p>
          </table:table-cell>
          <table:table-cell table:style-name="ce4" office:value-type="float" office:value="7976" calcext:value-type="float">
            <text:p>7976</text:p>
          </table:table-cell>
          <table:table-cell table:style-name="ce4" office:value-type="float" office:value="3334" calcext:value-type="float">
            <text:p>3334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4" calcext:value-type="float">
            <text:p>24</text:p>
          </table:table-cell>
          <table:table-cell table:style-name="ce8" table:formula="of:=([.AR146]+[.AK146])/([.AQ146]+[.AJ146])" office:value-type="percentage" office:value="0.117941495536989" calcext:value-type="percentage">
            <text:p>11.79%</text:p>
          </table:table-cell>
          <table:table-cell table:number-columns-repeated="974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East Amherst</text:p>
          </table:table-cell>
          <table:table-cell/>
          <table:table-cell table:style-name="ce3" office:value-type="string" calcext:value-type="string">
            <text:p>Assembly District 146, New York</text:p>
          </table:table-cell>
          <table:table-cell table:style-name="ce4" office:value-type="float" office:value="51314" calcext:value-type="float">
            <text:p>51314</text:p>
          </table:table-cell>
          <table:table-cell table:style-name="ce4" office:value-type="float" office:value="616" calcext:value-type="float">
            <text:p>616</text:p>
          </table:table-cell>
          <table:table-cell table:style-name="ce4" office:value-type="float" office:value="39723" calcext:value-type="float">
            <text:p>39723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042" calcext:value-type="float">
            <text:p>11042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19476" calcext:value-type="float">
            <text:p>19476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5921" calcext:value-type="float">
            <text:p>5921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888" calcext:value-type="float">
            <text:p>1888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591" calcext:value-type="float">
            <text:p>11591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2404" calcext:value-type="float">
            <text:p>2404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6533" calcext:value-type="float">
            <text:p>6533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2165" calcext:value-type="float">
            <text:p>2165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7" calcext:value-type="float">
            <text:p>27</text:p>
          </table:table-cell>
          <table:table-cell table:style-name="ce5" table:formula="of:=([.I147]+[.W147])/[.E147]" office:value-type="percentage" office:value="0.0663561601122501" calcext:value-type="percentage">
            <text:p>6.64%</text:p>
          </table:table-cell>
          <table:table-cell table:style-name="ce4" office:value-type="float" office:value="37299" calcext:value-type="float">
            <text:p>37299</text:p>
          </table:table-cell>
          <table:table-cell table:style-name="ce4" office:value-type="float" office:value="1470" calcext:value-type="float">
            <text:p>1470</text:p>
          </table:table-cell>
          <table:table-cell table:style-name="ce4" office:value-type="float" office:value="10787" calcext:value-type="float">
            <text:p>10787</text:p>
          </table:table-cell>
          <table:table-cell table:style-name="ce4" office:value-type="float" office:value="18277" calcext:value-type="float">
            <text:p>18277</text:p>
          </table:table-cell>
          <table:table-cell table:style-name="ce4" office:value-type="float" office:value="5149" calcext:value-type="float">
            <text:p>5149</text:p>
          </table:table-cell>
          <table:table-cell table:style-name="ce4" office:value-type="float" office:value="1280" calcext:value-type="float">
            <text:p>1280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11942" calcext:value-type="float">
            <text:p>11942</text:p>
          </table:table-cell>
          <table:table-cell table:style-name="ce4" office:value-type="float" office:value="2379" calcext:value-type="float">
            <text:p>2379</text:p>
          </table:table-cell>
          <table:table-cell table:style-name="ce4" office:value-type="float" office:value="6098" calcext:value-type="float">
            <text:p>6098</text:p>
          </table:table-cell>
          <table:table-cell table:style-name="ce4" office:value-type="float" office:value="2920" calcext:value-type="float">
            <text:p>2920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8" calcext:value-type="float">
            <text:p>18</text:p>
          </table:table-cell>
          <table:table-cell table:style-name="ce8" table:formula="of:=([.AR147]+[.AK147])/([.AQ147]+[.AJ147])" office:value-type="percentage" office:value="0.0781665685099815" calcext:value-type="percentage">
            <text:p>7.82%</text:p>
          </table:table-cell>
          <table:table-cell table:number-columns-repeated="974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East Aurora</text:p>
          </table:table-cell>
          <table:table-cell/>
          <table:table-cell table:style-name="ce3" office:value-type="string" calcext:value-type="string">
            <text:p>Assembly District 147, New York</text:p>
          </table:table-cell>
          <table:table-cell table:style-name="ce4" office:value-type="float" office:value="43107" calcext:value-type="float">
            <text:p>43107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32775" calcext:value-type="float">
            <text:p>32775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7961" calcext:value-type="float">
            <text:p>7961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15517" calcext:value-type="float">
            <text:p>15517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float" office:value="5936" calcext:value-type="float">
            <text:p>5936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1833" calcext:value-type="float">
            <text:p>1833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0332" calcext:value-type="float">
            <text:p>10332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1352" calcext:value-type="float">
            <text:p>1352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4988" calcext:value-type="float">
            <text:p>4988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2912" calcext:value-type="float">
            <text:p>2912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7" calcext:value-type="float">
            <text:p>27</text:p>
          </table:table-cell>
          <table:table-cell table:style-name="ce5" table:formula="of:=([.I148]+[.W148])/[.E148]" office:value-type="percentage" office:value="0.0516621430394136" calcext:value-type="percentage">
            <text:p>5.17%</text:p>
          </table:table-cell>
          <table:table-cell table:style-name="ce4" office:value-type="float" office:value="31712" calcext:value-type="float">
            <text:p>31712</text:p>
          </table:table-cell>
          <table:table-cell table:style-name="ce4" office:value-type="float" office:value="1031" calcext:value-type="float">
            <text:p>1031</text:p>
          </table:table-cell>
          <table:table-cell table:style-name="ce4" office:value-type="float" office:value="8289" calcext:value-type="float">
            <text:p>8289</text:p>
          </table:table-cell>
          <table:table-cell table:style-name="ce4" office:value-type="float" office:value="15656" calcext:value-type="float">
            <text:p>15656</text:p>
          </table:table-cell>
          <table:table-cell table:style-name="ce4" office:value-type="float" office:value="5001" calcext:value-type="float">
            <text:p>5001</text:p>
          </table:table-cell>
          <table:table-cell table:style-name="ce4" office:value-type="float" office:value="1319" calcext:value-type="float">
            <text:p>1319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10672" calcext:value-type="float">
            <text:p>10672</text:p>
          </table:table-cell>
          <table:table-cell table:style-name="ce4" office:value-type="float" office:value="1602" calcext:value-type="float">
            <text:p>1602</text:p>
          </table:table-cell>
          <table:table-cell table:style-name="ce4" office:value-type="float" office:value="5202" calcext:value-type="float">
            <text:p>5202</text:p>
          </table:table-cell>
          <table:table-cell table:style-name="ce4" office:value-type="float" office:value="3004" calcext:value-type="float">
            <text:p>3004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80" calcext:value-type="float">
            <text:p>80</text:p>
          </table:table-cell>
          <table:table-cell table:style-name="ce8" table:formula="of:=([.AR148]+[.AK148])/([.AQ148]+[.AJ148])" office:value-type="percentage" office:value="0.0621224990562476" calcext:value-type="percentage">
            <text:p>6.21%</text:p>
          </table:table-cell>
          <table:table-cell table:number-columns-repeated="974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Gowanda</text:p>
          </table:table-cell>
          <table:table-cell/>
          <table:table-cell table:style-name="ce3" office:value-type="string" calcext:value-type="string">
            <text:p>Assembly District 148, New York</text:p>
          </table:table-cell>
          <table:table-cell table:style-name="ce4" office:value-type="float" office:value="49867" calcext:value-type="float">
            <text:p>49867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37167" calcext:value-type="float">
            <text:p>37167</text:p>
          </table:table-cell>
          <table:table-cell table:style-name="ce4" office:value-type="float" office:value="759" calcext:value-type="float">
            <text:p>759</text:p>
          </table:table-cell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0483" calcext:value-type="float">
            <text:p>10483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19449" calcext:value-type="float">
            <text:p>19449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4858" calcext:value-type="float">
            <text:p>4858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1108" calcext:value-type="float">
            <text:p>110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2700" calcext:value-type="float">
            <text:p>12700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float" office:value="2072" calcext:value-type="float">
            <text:p>2072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6736" calcext:value-type="float">
            <text:p>6736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2897" calcext:value-type="float">
            <text:p>2897</text:p>
          </table:table-cell>
          <table:table-cell table:style-name="ce4" office:value-type="float" office:value="460" calcext:value-type="float">
            <text:p>460</text:p>
          </table:table-cell>
          <table:table-cell table:style-name="ce4" office:value-type="float" office:value="736" calcext:value-type="float">
            <text:p>736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7" calcext:value-type="float">
            <text:p>47</text:p>
          </table:table-cell>
          <table:table-cell table:style-name="ce5" table:formula="of:=([.I149]+[.W149])/[.E149]" office:value-type="percentage" office:value="0.0615236529167586" calcext:value-type="percentage">
            <text:p>6.15%</text:p>
          </table:table-cell>
          <table:table-cell table:style-name="ce4" office:value-type="float" office:value="36049" calcext:value-type="float">
            <text:p>36049</text:p>
          </table:table-cell>
          <table:table-cell table:style-name="ce4" office:value-type="float" office:value="980" calcext:value-type="float">
            <text:p>980</text:p>
          </table:table-cell>
          <table:table-cell table:style-name="ce4" office:value-type="float" office:value="10749" calcext:value-type="float">
            <text:p>10749</text:p>
          </table:table-cell>
          <table:table-cell table:style-name="ce4" office:value-type="float" office:value="18352" calcext:value-type="float">
            <text:p>18352</text:p>
          </table:table-cell>
          <table:table-cell table:style-name="ce4" office:value-type="float" office:value="4622" calcext:value-type="float">
            <text:p>4622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12141" calcext:value-type="float">
            <text:p>12141</text:p>
          </table:table-cell>
          <table:table-cell table:style-name="ce4" office:value-type="float" office:value="1943" calcext:value-type="float">
            <text:p>1943</text:p>
          </table:table-cell>
          <table:table-cell table:style-name="ce4" office:value-type="float" office:value="6395" calcext:value-type="float">
            <text:p>6395</text:p>
          </table:table-cell>
          <table:table-cell table:style-name="ce4" office:value-type="float" office:value="3314" calcext:value-type="float">
            <text:p>3314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0" calcext:value-type="float">
            <text:p>30</text:p>
          </table:table-cell>
          <table:table-cell table:style-name="ce8" table:formula="of:=([.AR149]+[.AK149])/([.AQ149]+[.AJ149])" office:value-type="percentage" office:value="0.060655737704918" calcext:value-type="percentage">
            <text:p>6.07%</text:p>
          </table:table-cell>
          <table:table-cell table:number-columns-repeated="974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Buffalo</text:p>
          </table:table-cell>
          <table:table-cell/>
          <table:table-cell table:style-name="ce3" office:value-type="string" calcext:value-type="string">
            <text:p>Assembly District 149, New York</text:p>
          </table:table-cell>
          <table:table-cell table:style-name="ce4" office:value-type="float" office:value="49221" calcext:value-type="float">
            <text:p>49221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36705" calcext:value-type="float">
            <text:p>36705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1339" calcext:value-type="float">
            <text:p>1339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1034" calcext:value-type="float">
            <text:p>11034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17140" calcext:value-type="float">
            <text:p>17140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5540" calcext:value-type="float">
            <text:p>5540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1231" calcext:value-type="float">
            <text:p>1231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2516" calcext:value-type="float">
            <text:p>12516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float" office:value="2410" calcext:value-type="float">
            <text:p>2410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6659" calcext:value-type="float">
            <text:p>6659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2798" calcext:value-type="float">
            <text:p>2798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5" calcext:value-type="float">
            <text:p>25</text:p>
          </table:table-cell>
          <table:table-cell table:style-name="ce5" table:formula="of:=([.I150]+[.W150])/[.E150]" office:value-type="percentage" office:value="0.0761666768249324" calcext:value-type="percentage">
            <text:p>7.62%</text:p>
          </table:table-cell>
          <table:table-cell table:style-name="ce4" office:value-type="float" office:value="36131" calcext:value-type="float">
            <text:p>36131</text:p>
          </table:table-cell>
          <table:table-cell table:style-name="ce4" office:value-type="float" office:value="1682" calcext:value-type="float">
            <text:p>1682</text:p>
          </table:table-cell>
          <table:table-cell table:style-name="ce4" office:value-type="float" office:value="11706" calcext:value-type="float">
            <text:p>11706</text:p>
          </table:table-cell>
          <table:table-cell table:style-name="ce4" office:value-type="float" office:value="16522" calcext:value-type="float">
            <text:p>16522</text:p>
          </table:table-cell>
          <table:table-cell table:style-name="ce4" office:value-type="float" office:value="4844" calcext:value-type="float">
            <text:p>4844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11949" calcext:value-type="float">
            <text:p>11949</text:p>
          </table:table-cell>
          <table:table-cell table:style-name="ce4" office:value-type="float" office:value="2647" calcext:value-type="float">
            <text:p>2647</text:p>
          </table:table-cell>
          <table:table-cell table:style-name="ce4" office:value-type="float" office:value="5985" calcext:value-type="float">
            <text:p>5985</text:p>
          </table:table-cell>
          <table:table-cell table:style-name="ce4" office:value-type="float" office:value="2752" calcext:value-type="float">
            <text:p>2752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50" calcext:value-type="float">
            <text:p>50</text:p>
          </table:table-cell>
          <table:table-cell table:style-name="ce8" table:formula="of:=([.AR150]+[.AK150])/([.AQ150]+[.AJ150])" office:value-type="percentage" office:value="0.0900374376039933" calcext:value-type="percentage">
            <text:p>9.00%</text:p>
          </table:table-cell>
          <table:table-cell table:number-columns-repeated="97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Jamestown</text:p>
          </table:table-cell>
          <table:table-cell/>
          <table:table-cell table:style-name="ce3" office:value-type="string" calcext:value-type="string">
            <text:p>Assembly District 150, New York</text:p>
          </table:table-cell>
          <table:table-cell table:style-name="ce4" office:value-type="float" office:value="49230" calcext:value-type="float">
            <text:p>49230</text:p>
          </table:table-cell>
          <table:table-cell table:style-name="ce4" office:value-type="float" office:value="808" calcext:value-type="float">
            <text:p>808</text:p>
          </table:table-cell>
          <table:table-cell table:style-name="ce4" office:value-type="float" office:value="33742" calcext:value-type="float">
            <text:p>33742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1396" calcext:value-type="float">
            <text:p>1396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0678" calcext:value-type="float">
            <text:p>10678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5006" calcext:value-type="float">
            <text:p>15006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5223" calcext:value-type="float">
            <text:p>5223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017" calcext:value-type="float">
            <text:p>1017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5488" calcext:value-type="float">
            <text:p>1548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4146" calcext:value-type="float">
            <text:p>4146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7489" calcext:value-type="float">
            <text:p>7489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3331" calcext:value-type="float">
            <text:p>3331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61" calcext:value-type="float">
            <text:p>61</text:p>
          </table:table-cell>
          <table:table-cell table:style-name="ce5" table:formula="of:=([.I151]+[.W151])/[.E151]" office:value-type="percentage" office:value="0.112573633963031" calcext:value-type="percentage">
            <text:p>11.26%</text:p>
          </table:table-cell>
          <table:table-cell table:style-name="ce4" office:value-type="float" office:value="33629" calcext:value-type="float">
            <text:p>33629</text:p>
          </table:table-cell>
          <table:table-cell table:style-name="ce4" office:value-type="float" office:value="1783" calcext:value-type="float">
            <text:p>1783</text:p>
          </table:table-cell>
          <table:table-cell table:style-name="ce4" office:value-type="float" office:value="10966" calcext:value-type="float">
            <text:p>10966</text:p>
          </table:table-cell>
          <table:table-cell table:style-name="ce4" office:value-type="float" office:value="15431" calcext:value-type="float">
            <text:p>15431</text:p>
          </table:table-cell>
          <table:table-cell table:style-name="ce4" office:value-type="float" office:value="4146" calcext:value-type="float">
            <text:p>4146</text:p>
          </table:table-cell>
          <table:table-cell table:style-name="ce4" office:value-type="float" office:value="949" calcext:value-type="float">
            <text:p>949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15922" calcext:value-type="float">
            <text:p>15922</text:p>
          </table:table-cell>
          <table:table-cell table:style-name="ce4" office:value-type="float" office:value="4074" calcext:value-type="float">
            <text:p>4074</text:p>
          </table:table-cell>
          <table:table-cell table:style-name="ce4" office:value-type="float" office:value="8102" calcext:value-type="float">
            <text:p>8102</text:p>
          </table:table-cell>
          <table:table-cell table:style-name="ce4" office:value-type="float" office:value="3100" calcext:value-type="float">
            <text:p>3100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2" calcext:value-type="float">
            <text:p>32</text:p>
          </table:table-cell>
          <table:table-cell table:style-name="ce8" table:formula="of:=([.AR151]+[.AK151])/([.AQ151]+[.AJ151])" office:value-type="percentage" office:value="0.118201449012129" calcext:value-type="percentage">
            <text:p>11.82%</text:p>
          </table:table-cell>
          <table:table-cell table:number-columns-repeated="974"/>
        </table:table-row>
        <table:table-row table:style-name="ro2">
          <table:table-cell table:number-columns-repeated="1024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lect Cols" table:style-name="ta1"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0" table:default-cell-style-name="ce12"/>
        <table:table-column table:style-name="co10" table:number-columns-repeated="978" table:default-cell-style-name="Default"/>
        <table:table-row table:style-name="ro4">
          <table:table-cell table:style-name="ce9" office:value-type="string" calcext:value-type="string">
            <text:p>Assembly District</text:p>
          </table:table-cell>
          <table:table-cell table:style-name="ce9" office:value-type="string" calcext:value-type="string">
            <text:p>Town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Total Occupied Housing Units, 2000</text:p>
          </table:table-cell>
          <table:table-cell table:style-name="ce9" office:value-type="string" calcext:value-type="string">
            <text:p>Owner Occupied, No vehicle, 2005-09</text:p>
          </table:table-cell>
          <table:table-cell table:style-name="ce9" office:value-type="string" calcext:value-type="string">
            <text:p>Renter Occupied, No vehicle, 2005-09</text:p>
          </table:table-cell>
          <table:table-cell table:style-name="ce9" office:value-type="string" calcext:value-type="string">
            <text:p>Occupied Housing Units w/No Vehicle 2005-09 as a % of Total</text:p>
          </table:table-cell>
          <table:table-cell table:style-name="ce11" office:value-type="string" calcext:value-type="string">
            <text:p>Total Occupied Housing Units, 2000</text:p>
          </table:table-cell>
          <table:table-cell table:style-name="ce9" office:value-type="string" calcext:value-type="string">
            <text:p>Owner Occupied, No vehicle, 2000</text:p>
          </table:table-cell>
          <table:table-cell table:style-name="ce9" office:value-type="string" calcext:value-type="string">
            <text:p>Renter Occupied, No vehicle, 2000</text:p>
          </table:table-cell>
          <table:table-cell table:style-name="ce9" office:value-type="string" calcext:value-type="string">
            <text:p>Occupied Housing Units w/No Vehicle 2000 as a % of Total</text:p>
          </table:table-cell>
          <table:table-cell table:style-name="ce9" table:number-columns-repeated="975"/>
        </table:table-row>
        <table:table-row table:style-name="ro3">
          <table:table-cell table:formula="of:=['All Data'.A2]" office:value-type="float" office:value="1" calcext:value-type="float">
            <text:p>1</text:p>
          </table:table-cell>
          <table:table-cell table:formula="of:=['All Data'.B2]" office:value-type="string" office:string-value="Southampton, East Hampton" calcext:value-type="string">
            <text:p>Southampton, East Hampton</text:p>
          </table:table-cell>
          <table:table-cell/>
          <table:table-cell table:formula="of:=['All Data'.E2]" office:value-type="float" office:value="54044" calcext:value-type="float">
            <text:p>54044</text:p>
          </table:table-cell>
          <table:table-cell table:formula="of:=['All Data'.I2]" office:value-type="float" office:value="1381" calcext:value-type="float">
            <text:p>1381</text:p>
          </table:table-cell>
          <table:table-cell table:formula="of:=['All Data'.W2]" office:value-type="float" office:value="815" calcext:value-type="float">
            <text:p>815</text:p>
          </table:table-cell>
          <table:table-cell table:style-name="ce10" table:formula="of:=['All Data'.AI2]" office:value-type="percentage" office:value="0.0406335578417586" calcext:value-type="percentage">
            <text:p>4.06%</text:p>
          </table:table-cell>
          <table:table-cell table:formula="of:=SUM(['All Data'.AJ2];['All Data'.AQ2])" office:value-type="float" office:value="48117" calcext:value-type="float">
            <text:p>48117</text:p>
          </table:table-cell>
          <table:table-cell table:formula="of:=['All Data'.AK2]" office:value-type="float" office:value="1650" calcext:value-type="float">
            <text:p>1650</text:p>
          </table:table-cell>
          <table:table-cell table:formula="of:=['All Data'.AR2]" office:value-type="float" office:value="1261" calcext:value-type="float">
            <text:p>1261</text:p>
          </table:table-cell>
          <table:table-cell table:style-name="ce10" table:formula="of:=['All Data'.AX2]" office:value-type="percentage" office:value="0.0604983685599684" calcext:value-type="percentage">
            <text:p>6.05%</text:p>
          </table:table-cell>
          <table:table-cell table:number-columns-repeated="975"/>
        </table:table-row>
        <table:table-row table:style-name="ro3">
          <table:table-cell table:formula="of:=['All Data'.A3]" office:value-type="float" office:value="2" calcext:value-type="float">
            <text:p>2</text:p>
          </table:table-cell>
          <table:table-cell table:formula="of:=['All Data'.B3]" office:value-type="string" office:string-value="New Suffolk" calcext:value-type="string">
            <text:p>New Suffolk</text:p>
          </table:table-cell>
          <table:table-cell/>
          <table:table-cell table:formula="of:=['All Data'.E3]" office:value-type="float" office:value="51874" calcext:value-type="float">
            <text:p>51874</text:p>
          </table:table-cell>
          <table:table-cell table:formula="of:=['All Data'.I3]" office:value-type="float" office:value="1328" calcext:value-type="float">
            <text:p>1328</text:p>
          </table:table-cell>
          <table:table-cell table:formula="of:=['All Data'.W3]" office:value-type="float" office:value="973" calcext:value-type="float">
            <text:p>973</text:p>
          </table:table-cell>
          <table:table-cell table:style-name="ce10" table:formula="of:=['All Data'.AI3]" office:value-type="percentage" office:value="0.0443574815900066" calcext:value-type="percentage">
            <text:p>4.44%</text:p>
          </table:table-cell>
          <table:table-cell table:formula="of:=SUM(['All Data'.AJ3];['All Data'.AQ3])" office:value-type="float" office:value="48006" calcext:value-type="float">
            <text:p>48006</text:p>
          </table:table-cell>
          <table:table-cell table:formula="of:=['All Data'.AK3]" office:value-type="float" office:value="1282" calcext:value-type="float">
            <text:p>1282</text:p>
          </table:table-cell>
          <table:table-cell table:formula="of:=['All Data'.AR3]" office:value-type="float" office:value="1206" calcext:value-type="float">
            <text:p>1206</text:p>
          </table:table-cell>
          <table:table-cell table:style-name="ce10" table:formula="of:=['All Data'.AX3]" office:value-type="percentage" office:value="0.0518268549764613" calcext:value-type="percentage">
            <text:p>5.18%</text:p>
          </table:table-cell>
          <table:table-cell table:number-columns-repeated="975"/>
        </table:table-row>
        <table:table-row table:style-name="ro3">
          <table:table-cell table:formula="of:=['All Data'.A4]" office:value-type="float" office:value="3" calcext:value-type="float">
            <text:p>3</text:p>
          </table:table-cell>
          <table:table-cell table:formula="of:=['All Data'.B4]" office:value-type="string" office:string-value="Medford" calcext:value-type="string">
            <text:p>Medford</text:p>
          </table:table-cell>
          <table:table-cell/>
          <table:table-cell table:formula="of:=['All Data'.E4]" office:value-type="float" office:value="46771" calcext:value-type="float">
            <text:p>46771</text:p>
          </table:table-cell>
          <table:table-cell table:formula="of:=['All Data'.I4]" office:value-type="float" office:value="985" calcext:value-type="float">
            <text:p>985</text:p>
          </table:table-cell>
          <table:table-cell table:formula="of:=['All Data'.W4]" office:value-type="float" office:value="1623" calcext:value-type="float">
            <text:p>1623</text:p>
          </table:table-cell>
          <table:table-cell table:style-name="ce10" table:formula="of:=['All Data'.AI4]" office:value-type="percentage" office:value="0.0557610485129674" calcext:value-type="percentage">
            <text:p>5.58%</text:p>
          </table:table-cell>
          <table:table-cell table:formula="of:=SUM(['All Data'.AJ4];['All Data'.AQ4])" office:value-type="float" office:value="44011" calcext:value-type="float">
            <text:p>44011</text:p>
          </table:table-cell>
          <table:table-cell table:formula="of:=['All Data'.AK4]" office:value-type="float" office:value="1043" calcext:value-type="float">
            <text:p>1043</text:p>
          </table:table-cell>
          <table:table-cell table:formula="of:=['All Data'.AR4]" office:value-type="float" office:value="2097" calcext:value-type="float">
            <text:p>2097</text:p>
          </table:table-cell>
          <table:table-cell table:style-name="ce10" table:formula="of:=['All Data'.AX4]" office:value-type="percentage" office:value="0.0713457999136579" calcext:value-type="percentage">
            <text:p>7.13%</text:p>
          </table:table-cell>
          <table:table-cell table:number-columns-repeated="975"/>
        </table:table-row>
        <table:table-row table:style-name="ro3">
          <table:table-cell table:formula="of:=['All Data'.A5]" office:value-type="float" office:value="4" calcext:value-type="float">
            <text:p>4</text:p>
          </table:table-cell>
          <table:table-cell table:formula="of:=['All Data'.B5]" office:value-type="string" office:string-value="Setauket" calcext:value-type="string">
            <text:p>Setauket</text:p>
          </table:table-cell>
          <table:table-cell/>
          <table:table-cell table:formula="of:=['All Data'.E5]" office:value-type="float" office:value="42227" calcext:value-type="float">
            <text:p>42227</text:p>
          </table:table-cell>
          <table:table-cell table:formula="of:=['All Data'.I5]" office:value-type="float" office:value="838" calcext:value-type="float">
            <text:p>838</text:p>
          </table:table-cell>
          <table:table-cell table:formula="of:=['All Data'.W5]" office:value-type="float" office:value="729" calcext:value-type="float">
            <text:p>729</text:p>
          </table:table-cell>
          <table:table-cell table:style-name="ce10" table:formula="of:=['All Data'.AI5]" office:value-type="percentage" office:value="0.0371089587230919" calcext:value-type="percentage">
            <text:p>3.71%</text:p>
          </table:table-cell>
          <table:table-cell table:formula="of:=SUM(['All Data'.AJ5];['All Data'.AQ5])" office:value-type="float" office:value="40949" calcext:value-type="float">
            <text:p>40949</text:p>
          </table:table-cell>
          <table:table-cell table:formula="of:=['All Data'.AK5]" office:value-type="float" office:value="805" calcext:value-type="float">
            <text:p>805</text:p>
          </table:table-cell>
          <table:table-cell table:formula="of:=['All Data'.AR5]" office:value-type="float" office:value="760" calcext:value-type="float">
            <text:p>760</text:p>
          </table:table-cell>
          <table:table-cell table:style-name="ce10" table:formula="of:=['All Data'.AX5]" office:value-type="percentage" office:value="0.0382182715084617" calcext:value-type="percentage">
            <text:p>3.82%</text:p>
          </table:table-cell>
          <table:table-cell table:number-columns-repeated="975"/>
        </table:table-row>
        <table:table-row table:style-name="ro3">
          <table:table-cell table:formula="of:=['All Data'.A6]" office:value-type="float" office:value="5" calcext:value-type="float">
            <text:p>5</text:p>
          </table:table-cell>
          <table:table-cell table:formula="of:=['All Data'.B6]" office:value-type="string" office:string-value="Holbrook" calcext:value-type="string">
            <text:p>Holbrook</text:p>
          </table:table-cell>
          <table:table-cell/>
          <table:table-cell table:formula="of:=['All Data'.E6]" office:value-type="float" office:value="44259" calcext:value-type="float">
            <text:p>44259</text:p>
          </table:table-cell>
          <table:table-cell table:formula="of:=['All Data'.I6]" office:value-type="float" office:value="733" calcext:value-type="float">
            <text:p>733</text:p>
          </table:table-cell>
          <table:table-cell table:formula="of:=['All Data'.W6]" office:value-type="float" office:value="970" calcext:value-type="float">
            <text:p>970</text:p>
          </table:table-cell>
          <table:table-cell table:style-name="ce10" table:formula="of:=['All Data'.AI6]" office:value-type="percentage" office:value="0.0384780496622156" calcext:value-type="percentage">
            <text:p>3.85%</text:p>
          </table:table-cell>
          <table:table-cell table:formula="of:=SUM(['All Data'.AJ6];['All Data'.AQ6])" office:value-type="float" office:value="43764" calcext:value-type="float">
            <text:p>43764</text:p>
          </table:table-cell>
          <table:table-cell table:formula="of:=['All Data'.AK6]" office:value-type="float" office:value="877" calcext:value-type="float">
            <text:p>877</text:p>
          </table:table-cell>
          <table:table-cell table:formula="of:=['All Data'.AR6]" office:value-type="float" office:value="1111" calcext:value-type="float">
            <text:p>1111</text:p>
          </table:table-cell>
          <table:table-cell table:style-name="ce10" table:formula="of:=['All Data'.AX6]" office:value-type="percentage" office:value="0.0454254638515675" calcext:value-type="percentage">
            <text:p>4.54%</text:p>
          </table:table-cell>
          <table:table-cell table:number-columns-repeated="975"/>
        </table:table-row>
        <table:table-row table:style-name="ro3">
          <table:table-cell table:formula="of:=['All Data'.A7]" office:value-type="float" office:value="6" calcext:value-type="float">
            <text:p>6</text:p>
          </table:table-cell>
          <table:table-cell table:formula="of:=['All Data'.B7]" office:value-type="string" office:string-value="Central Islip" calcext:value-type="string">
            <text:p>Central Islip</text:p>
          </table:table-cell>
          <table:table-cell/>
          <table:table-cell table:formula="of:=['All Data'.E7]" office:value-type="float" office:value="35357" calcext:value-type="float">
            <text:p>35357</text:p>
          </table:table-cell>
          <table:table-cell table:formula="of:=['All Data'.I7]" office:value-type="float" office:value="771" calcext:value-type="float">
            <text:p>771</text:p>
          </table:table-cell>
          <table:table-cell table:formula="of:=['All Data'.W7]" office:value-type="float" office:value="2066" calcext:value-type="float">
            <text:p>2066</text:p>
          </table:table-cell>
          <table:table-cell table:style-name="ce10" table:formula="of:=['All Data'.AI7]" office:value-type="percentage" office:value="0.080238708035184" calcext:value-type="percentage">
            <text:p>8.02%</text:p>
          </table:table-cell>
          <table:table-cell table:formula="of:=SUM(['All Data'.AJ7];['All Data'.AQ7])" office:value-type="float" office:value="35374" calcext:value-type="float">
            <text:p>35374</text:p>
          </table:table-cell>
          <table:table-cell table:formula="of:=['All Data'.AK7]" office:value-type="float" office:value="984" calcext:value-type="float">
            <text:p>984</text:p>
          </table:table-cell>
          <table:table-cell table:formula="of:=['All Data'.AR7]" office:value-type="float" office:value="2103" calcext:value-type="float">
            <text:p>2103</text:p>
          </table:table-cell>
          <table:table-cell table:style-name="ce10" table:formula="of:=['All Data'.AX7]" office:value-type="percentage" office:value="0.087267484593204" calcext:value-type="percentage">
            <text:p>8.73%</text:p>
          </table:table-cell>
          <table:table-cell table:number-columns-repeated="975"/>
        </table:table-row>
        <table:table-row table:style-name="ro3">
          <table:table-cell table:formula="of:=['All Data'.A8]" office:value-type="float" office:value="7" calcext:value-type="float">
            <text:p>7</text:p>
          </table:table-cell>
          <table:table-cell table:formula="of:=['All Data'.B8]" office:value-type="string" office:string-value="Sayville" calcext:value-type="string">
            <text:p>Sayville</text:p>
          </table:table-cell>
          <table:table-cell/>
          <table:table-cell table:formula="of:=['All Data'.E8]" office:value-type="float" office:value="43120" calcext:value-type="float">
            <text:p>43120</text:p>
          </table:table-cell>
          <table:table-cell table:formula="of:=['All Data'.I8]" office:value-type="float" office:value="893" calcext:value-type="float">
            <text:p>893</text:p>
          </table:table-cell>
          <table:table-cell table:formula="of:=['All Data'.W8]" office:value-type="float" office:value="907" calcext:value-type="float">
            <text:p>907</text:p>
          </table:table-cell>
          <table:table-cell table:style-name="ce10" table:formula="of:=['All Data'.AI8]" office:value-type="percentage" office:value="0.0417439703153989" calcext:value-type="percentage">
            <text:p>4.17%</text:p>
          </table:table-cell>
          <table:table-cell table:formula="of:=SUM(['All Data'.AJ8];['All Data'.AQ8])" office:value-type="float" office:value="43554" calcext:value-type="float">
            <text:p>43554</text:p>
          </table:table-cell>
          <table:table-cell table:formula="of:=['All Data'.AK8]" office:value-type="float" office:value="965" calcext:value-type="float">
            <text:p>965</text:p>
          </table:table-cell>
          <table:table-cell table:formula="of:=['All Data'.AR8]" office:value-type="float" office:value="905" calcext:value-type="float">
            <text:p>905</text:p>
          </table:table-cell>
          <table:table-cell table:style-name="ce10" table:formula="of:=['All Data'.AX8]" office:value-type="percentage" office:value="0.0429352068696331" calcext:value-type="percentage">
            <text:p>4.29%</text:p>
          </table:table-cell>
          <table:table-cell table:number-columns-repeated="975"/>
        </table:table-row>
        <table:table-row table:style-name="ro3">
          <table:table-cell table:formula="of:=['All Data'.A9]" office:value-type="float" office:value="8" calcext:value-type="float">
            <text:p>8</text:p>
          </table:table-cell>
          <table:table-cell table:formula="of:=['All Data'.B9]" office:value-type="string" office:string-value="Smithtown" calcext:value-type="string">
            <text:p>Smithtown</text:p>
          </table:table-cell>
          <table:table-cell/>
          <table:table-cell table:formula="of:=['All Data'.E9]" office:value-type="float" office:value="42359" calcext:value-type="float">
            <text:p>42359</text:p>
          </table:table-cell>
          <table:table-cell table:formula="of:=['All Data'.I9]" office:value-type="float" office:value="890" calcext:value-type="float">
            <text:p>890</text:p>
          </table:table-cell>
          <table:table-cell table:formula="of:=['All Data'.W9]" office:value-type="float" office:value="907" calcext:value-type="float">
            <text:p>907</text:p>
          </table:table-cell>
          <table:table-cell table:style-name="ce10" table:formula="of:=['All Data'.AI9]" office:value-type="percentage" office:value="0.0424230978068415" calcext:value-type="percentage">
            <text:p>4.24%</text:p>
          </table:table-cell>
          <table:table-cell table:formula="of:=SUM(['All Data'.AJ9];['All Data'.AQ9])" office:value-type="float" office:value="43849" calcext:value-type="float">
            <text:p>43849</text:p>
          </table:table-cell>
          <table:table-cell table:formula="of:=['All Data'.AK9]" office:value-type="float" office:value="1186" calcext:value-type="float">
            <text:p>1186</text:p>
          </table:table-cell>
          <table:table-cell table:formula="of:=['All Data'.AR9]" office:value-type="float" office:value="973" calcext:value-type="float">
            <text:p>973</text:p>
          </table:table-cell>
          <table:table-cell table:style-name="ce10" table:formula="of:=['All Data'.AX9]" office:value-type="percentage" office:value="0.0492371547811809" calcext:value-type="percentage">
            <text:p>4.92%</text:p>
          </table:table-cell>
          <table:table-cell table:number-columns-repeated="975"/>
        </table:table-row>
        <table:table-row table:style-name="ro3">
          <table:table-cell table:formula="of:=['All Data'.A10]" office:value-type="float" office:value="9" calcext:value-type="float">
            <text:p>9</text:p>
          </table:table-cell>
          <table:table-cell table:formula="of:=['All Data'.B10]" office:value-type="string" office:string-value="Massapequa" calcext:value-type="string">
            <text:p>Massapequa</text:p>
          </table:table-cell>
          <table:table-cell/>
          <table:table-cell table:formula="of:=['All Data'.E10]" office:value-type="float" office:value="42819" calcext:value-type="float">
            <text:p>42819</text:p>
          </table:table-cell>
          <table:table-cell table:formula="of:=['All Data'.I10]" office:value-type="float" office:value="796" calcext:value-type="float">
            <text:p>796</text:p>
          </table:table-cell>
          <table:table-cell table:formula="of:=['All Data'.W10]" office:value-type="float" office:value="486" calcext:value-type="float">
            <text:p>486</text:p>
          </table:table-cell>
          <table:table-cell table:style-name="ce10" table:formula="of:=['All Data'.AI10]" office:value-type="percentage" office:value="0.0299399799154581" calcext:value-type="percentage">
            <text:p>2.99%</text:p>
          </table:table-cell>
          <table:table-cell table:formula="of:=SUM(['All Data'.AJ10];['All Data'.AQ10])" office:value-type="float" office:value="44405" calcext:value-type="float">
            <text:p>44405</text:p>
          </table:table-cell>
          <table:table-cell table:formula="of:=['All Data'.AK10]" office:value-type="float" office:value="955" calcext:value-type="float">
            <text:p>955</text:p>
          </table:table-cell>
          <table:table-cell table:formula="of:=['All Data'.AR10]" office:value-type="float" office:value="706" calcext:value-type="float">
            <text:p>706</text:p>
          </table:table-cell>
          <table:table-cell table:style-name="ce10" table:formula="of:=['All Data'.AX10]" office:value-type="percentage" office:value="0.0374056975565815" calcext:value-type="percentage">
            <text:p>3.74%</text:p>
          </table:table-cell>
          <table:table-cell table:number-columns-repeated="975"/>
        </table:table-row>
        <table:table-row table:style-name="ro3">
          <table:table-cell table:formula="of:=['All Data'.A11]" office:value-type="float" office:value="10" calcext:value-type="float">
            <text:p>10</text:p>
          </table:table-cell>
          <table:table-cell table:formula="of:=['All Data'.B11]" office:value-type="string" office:string-value="Huntington Station" calcext:value-type="string">
            <text:p>Huntington Station</text:p>
          </table:table-cell>
          <table:table-cell/>
          <table:table-cell table:formula="of:=['All Data'.E11]" office:value-type="float" office:value="44072" calcext:value-type="float">
            <text:p>44072</text:p>
          </table:table-cell>
          <table:table-cell table:formula="of:=['All Data'.I11]" office:value-type="float" office:value="1216" calcext:value-type="float">
            <text:p>1216</text:p>
          </table:table-cell>
          <table:table-cell table:formula="of:=['All Data'.W11]" office:value-type="float" office:value="980" calcext:value-type="float">
            <text:p>980</text:p>
          </table:table-cell>
          <table:table-cell table:style-name="ce10" table:formula="of:=['All Data'.AI11]" office:value-type="percentage" office:value="0.049827554910147" calcext:value-type="percentage">
            <text:p>4.98%</text:p>
          </table:table-cell>
          <table:table-cell table:formula="of:=SUM(['All Data'.AJ11];['All Data'.AQ11])" office:value-type="float" office:value="44305" calcext:value-type="float">
            <text:p>44305</text:p>
          </table:table-cell>
          <table:table-cell table:formula="of:=['All Data'.AK11]" office:value-type="float" office:value="1163" calcext:value-type="float">
            <text:p>1163</text:p>
          </table:table-cell>
          <table:table-cell table:formula="of:=['All Data'.AR11]" office:value-type="float" office:value="1018" calcext:value-type="float">
            <text:p>1018</text:p>
          </table:table-cell>
          <table:table-cell table:style-name="ce10" table:formula="of:=['All Data'.AX11]" office:value-type="percentage" office:value="0.0492269495542264" calcext:value-type="percentage">
            <text:p>4.92%</text:p>
          </table:table-cell>
          <table:table-cell table:number-columns-repeated="975"/>
        </table:table-row>
        <table:table-row table:style-name="ro3">
          <table:table-cell table:formula="of:=['All Data'.A12]" office:value-type="float" office:value="11" calcext:value-type="float">
            <text:p>11</text:p>
          </table:table-cell>
          <table:table-cell table:formula="of:=['All Data'.B12]" office:value-type="string" office:string-value="Lindenhurst" calcext:value-type="string">
            <text:p>Lindenhurst</text:p>
          </table:table-cell>
          <table:table-cell/>
          <table:table-cell table:formula="of:=['All Data'.E12]" office:value-type="float" office:value="39730" calcext:value-type="float">
            <text:p>39730</text:p>
          </table:table-cell>
          <table:table-cell table:formula="of:=['All Data'.I12]" office:value-type="float" office:value="1112" calcext:value-type="float">
            <text:p>1112</text:p>
          </table:table-cell>
          <table:table-cell table:formula="of:=['All Data'.W12]" office:value-type="float" office:value="1597" calcext:value-type="float">
            <text:p>1597</text:p>
          </table:table-cell>
          <table:table-cell table:style-name="ce10" table:formula="of:=['All Data'.AI12]" office:value-type="percentage" office:value="0.0681852504404732" calcext:value-type="percentage">
            <text:p>6.82%</text:p>
          </table:table-cell>
          <table:table-cell table:formula="of:=SUM(['All Data'.AJ12];['All Data'.AQ12])" office:value-type="float" office:value="41113" calcext:value-type="float">
            <text:p>41113</text:p>
          </table:table-cell>
          <table:table-cell table:formula="of:=['All Data'.AK12]" office:value-type="float" office:value="1517" calcext:value-type="float">
            <text:p>1517</text:p>
          </table:table-cell>
          <table:table-cell table:formula="of:=['All Data'.AR12]" office:value-type="float" office:value="1596" calcext:value-type="float">
            <text:p>1596</text:p>
          </table:table-cell>
          <table:table-cell table:style-name="ce10" table:formula="of:=['All Data'.AX12]" office:value-type="percentage" office:value="0.0757181426799309" calcext:value-type="percentage">
            <text:p>7.57%</text:p>
          </table:table-cell>
          <table:table-cell table:number-columns-repeated="975"/>
        </table:table-row>
        <table:table-row table:style-name="ro3">
          <table:table-cell table:formula="of:=['All Data'.A13]" office:value-type="float" office:value="12" calcext:value-type="float">
            <text:p>12</text:p>
          </table:table-cell>
          <table:table-cell table:formula="of:=['All Data'.B13]" office:value-type="string" office:string-value="East Northport" calcext:value-type="string">
            <text:p>East Northport</text:p>
          </table:table-cell>
          <table:table-cell/>
          <table:table-cell table:formula="of:=['All Data'.E13]" office:value-type="float" office:value="42027" calcext:value-type="float">
            <text:p>42027</text:p>
          </table:table-cell>
          <table:table-cell table:formula="of:=['All Data'.I13]" office:value-type="float" office:value="1205" calcext:value-type="float">
            <text:p>1205</text:p>
          </table:table-cell>
          <table:table-cell table:formula="of:=['All Data'.W13]" office:value-type="float" office:value="519" calcext:value-type="float">
            <text:p>519</text:p>
          </table:table-cell>
          <table:table-cell table:style-name="ce10" table:formula="of:=['All Data'.AI13]" office:value-type="percentage" office:value="0.0410212482451757" calcext:value-type="percentage">
            <text:p>4.10%</text:p>
          </table:table-cell>
          <table:table-cell table:formula="of:=SUM(['All Data'.AJ13];['All Data'.AQ13])" office:value-type="float" office:value="43144" calcext:value-type="float">
            <text:p>43144</text:p>
          </table:table-cell>
          <table:table-cell table:formula="of:=['All Data'.AK13]" office:value-type="float" office:value="1366" calcext:value-type="float">
            <text:p>1366</text:p>
          </table:table-cell>
          <table:table-cell table:formula="of:=['All Data'.AR13]" office:value-type="float" office:value="593" calcext:value-type="float">
            <text:p>593</text:p>
          </table:table-cell>
          <table:table-cell table:style-name="ce10" table:formula="of:=['All Data'.AX13]" office:value-type="percentage" office:value="0.0454060819580938" calcext:value-type="percentage">
            <text:p>4.54%</text:p>
          </table:table-cell>
          <table:table-cell table:number-columns-repeated="975"/>
        </table:table-row>
        <table:table-row table:style-name="ro3">
          <table:table-cell table:formula="of:=['All Data'.A14]" office:value-type="float" office:value="13" calcext:value-type="float">
            <text:p>13</text:p>
          </table:table-cell>
          <table:table-cell table:formula="of:=['All Data'.B14]" office:value-type="string" office:string-value="Glen Cove" calcext:value-type="string">
            <text:p>Glen Cove</text:p>
          </table:table-cell>
          <table:table-cell/>
          <table:table-cell table:formula="of:=['All Data'.E14]" office:value-type="float" office:value="44249" calcext:value-type="float">
            <text:p>44249</text:p>
          </table:table-cell>
          <table:table-cell table:formula="of:=['All Data'.I14]" office:value-type="float" office:value="878" calcext:value-type="float">
            <text:p>878</text:p>
          </table:table-cell>
          <table:table-cell table:formula="of:=['All Data'.W14]" office:value-type="float" office:value="1266" calcext:value-type="float">
            <text:p>1266</text:p>
          </table:table-cell>
          <table:table-cell table:style-name="ce10" table:formula="of:=['All Data'.AI14]" office:value-type="percentage" office:value="0.0484530723858166" calcext:value-type="percentage">
            <text:p>4.85%</text:p>
          </table:table-cell>
          <table:table-cell table:formula="of:=SUM(['All Data'.AJ14];['All Data'.AQ14])" office:value-type="float" office:value="43794" calcext:value-type="float">
            <text:p>43794</text:p>
          </table:table-cell>
          <table:table-cell table:formula="of:=['All Data'.AK14]" office:value-type="float" office:value="971" calcext:value-type="float">
            <text:p>971</text:p>
          </table:table-cell>
          <table:table-cell table:formula="of:=['All Data'.AR14]" office:value-type="float" office:value="1339" calcext:value-type="float">
            <text:p>1339</text:p>
          </table:table-cell>
          <table:table-cell table:style-name="ce10" table:formula="of:=['All Data'.AX14]" office:value-type="percentage" office:value="0.0527469516372106" calcext:value-type="percentage">
            <text:p>5.27%</text:p>
          </table:table-cell>
          <table:table-cell table:number-columns-repeated="975"/>
        </table:table-row>
        <table:table-row table:style-name="ro3">
          <table:table-cell table:formula="of:=['All Data'.A15]" office:value-type="float" office:value="14" calcext:value-type="float">
            <text:p>14</text:p>
          </table:table-cell>
          <table:table-cell table:formula="of:=['All Data'.B15]" office:value-type="string" office:string-value="Merrick" calcext:value-type="string">
            <text:p>Merrick</text:p>
          </table:table-cell>
          <table:table-cell/>
          <table:table-cell table:formula="of:=['All Data'.E15]" office:value-type="float" office:value="44033" calcext:value-type="float">
            <text:p>44033</text:p>
          </table:table-cell>
          <table:table-cell table:formula="of:=['All Data'.I15]" office:value-type="float" office:value="1298" calcext:value-type="float">
            <text:p>1298</text:p>
          </table:table-cell>
          <table:table-cell table:formula="of:=['All Data'.W15]" office:value-type="float" office:value="1748" calcext:value-type="float">
            <text:p>1748</text:p>
          </table:table-cell>
          <table:table-cell table:style-name="ce10" table:formula="of:=['All Data'.AI15]" office:value-type="percentage" office:value="0.0691753911838848" calcext:value-type="percentage">
            <text:p>6.92%</text:p>
          </table:table-cell>
          <table:table-cell table:formula="of:=SUM(['All Data'.AJ15];['All Data'.AQ15])" office:value-type="float" office:value="46763" calcext:value-type="float">
            <text:p>46763</text:p>
          </table:table-cell>
          <table:table-cell table:formula="of:=['All Data'.AK15]" office:value-type="float" office:value="1955" calcext:value-type="float">
            <text:p>1955</text:p>
          </table:table-cell>
          <table:table-cell table:formula="of:=['All Data'.AR15]" office:value-type="float" office:value="2287" calcext:value-type="float">
            <text:p>2287</text:p>
          </table:table-cell>
          <table:table-cell table:style-name="ce10" table:formula="of:=['All Data'.AX15]" office:value-type="percentage" office:value="0.0907127429805616" calcext:value-type="percentage">
            <text:p>9.07%</text:p>
          </table:table-cell>
          <table:table-cell table:number-columns-repeated="975"/>
        </table:table-row>
        <table:table-row table:style-name="ro3">
          <table:table-cell table:formula="of:=['All Data'.A16]" office:value-type="float" office:value="15" calcext:value-type="float">
            <text:p>15</text:p>
          </table:table-cell>
          <table:table-cell table:formula="of:=['All Data'.B16]" office:value-type="string" office:string-value="Glen Head" calcext:value-type="string">
            <text:p>Glen Head</text:p>
          </table:table-cell>
          <table:table-cell/>
          <table:table-cell table:formula="of:=['All Data'.E16]" office:value-type="float" office:value="42252" calcext:value-type="float">
            <text:p>42252</text:p>
          </table:table-cell>
          <table:table-cell table:formula="of:=['All Data'.I16]" office:value-type="float" office:value="1355" calcext:value-type="float">
            <text:p>1355</text:p>
          </table:table-cell>
          <table:table-cell table:formula="of:=['All Data'.W16]" office:value-type="float" office:value="1097" calcext:value-type="float">
            <text:p>1097</text:p>
          </table:table-cell>
          <table:table-cell table:style-name="ce10" table:formula="of:=['All Data'.AI16]" office:value-type="percentage" office:value="0.0580327558458771" calcext:value-type="percentage">
            <text:p>5.80%</text:p>
          </table:table-cell>
          <table:table-cell table:formula="of:=SUM(['All Data'.AJ16];['All Data'.AQ16])" office:value-type="float" office:value="43133" calcext:value-type="float">
            <text:p>43133</text:p>
          </table:table-cell>
          <table:table-cell table:formula="of:=['All Data'.AK16]" office:value-type="float" office:value="1632" calcext:value-type="float">
            <text:p>1632</text:p>
          </table:table-cell>
          <table:table-cell table:formula="of:=['All Data'.AR16]" office:value-type="float" office:value="1094" calcext:value-type="float">
            <text:p>1094</text:p>
          </table:table-cell>
          <table:table-cell table:style-name="ce10" table:formula="of:=['All Data'.AX16]" office:value-type="percentage" office:value="0.0631998701690121" calcext:value-type="percentage">
            <text:p>6.32%</text:p>
          </table:table-cell>
          <table:table-cell table:number-columns-repeated="975"/>
        </table:table-row>
        <table:table-row table:style-name="ro3">
          <table:table-cell table:formula="of:=['All Data'.A17]" office:value-type="float" office:value="16" calcext:value-type="float">
            <text:p>16</text:p>
          </table:table-cell>
          <table:table-cell table:formula="of:=['All Data'.B17]" office:value-type="string" office:string-value="Great Neck" calcext:value-type="string">
            <text:p>Great Neck</text:p>
          </table:table-cell>
          <table:table-cell/>
          <table:table-cell table:formula="of:=['All Data'.E17]" office:value-type="float" office:value="47630" calcext:value-type="float">
            <text:p>47630</text:p>
          </table:table-cell>
          <table:table-cell table:formula="of:=['All Data'.I17]" office:value-type="float" office:value="1466" calcext:value-type="float">
            <text:p>1466</text:p>
          </table:table-cell>
          <table:table-cell table:formula="of:=['All Data'.W17]" office:value-type="float" office:value="1585" calcext:value-type="float">
            <text:p>1585</text:p>
          </table:table-cell>
          <table:table-cell table:style-name="ce10" table:formula="of:=['All Data'.AI17]" office:value-type="percentage" office:value="0.0640562670585765" calcext:value-type="percentage">
            <text:p>6.41%</text:p>
          </table:table-cell>
          <table:table-cell table:formula="of:=SUM(['All Data'.AJ17];['All Data'.AQ17])" office:value-type="float" office:value="46962" calcext:value-type="float">
            <text:p>46962</text:p>
          </table:table-cell>
          <table:table-cell table:formula="of:=['All Data'.AK17]" office:value-type="float" office:value="1577" calcext:value-type="float">
            <text:p>1577</text:p>
          </table:table-cell>
          <table:table-cell table:formula="of:=['All Data'.AR17]" office:value-type="float" office:value="1562" calcext:value-type="float">
            <text:p>1562</text:p>
          </table:table-cell>
          <table:table-cell table:style-name="ce10" table:formula="of:=['All Data'.AX17]" office:value-type="percentage" office:value="0.0668412759252161" calcext:value-type="percentage">
            <text:p>6.68%</text:p>
          </table:table-cell>
          <table:table-cell table:number-columns-repeated="975"/>
        </table:table-row>
        <table:table-row table:style-name="ro3">
          <table:table-cell table:formula="of:=['All Data'.A18]" office:value-type="float" office:value="17" calcext:value-type="float">
            <text:p>17</text:p>
          </table:table-cell>
          <table:table-cell table:formula="of:=['All Data'.B18]" office:value-type="string" office:string-value="East Meadow" calcext:value-type="string">
            <text:p>East Meadow</text:p>
          </table:table-cell>
          <table:table-cell/>
          <table:table-cell table:formula="of:=['All Data'.E18]" office:value-type="float" office:value="42509" calcext:value-type="float">
            <text:p>42509</text:p>
          </table:table-cell>
          <table:table-cell table:formula="of:=['All Data'.I18]" office:value-type="float" office:value="1316" calcext:value-type="float">
            <text:p>1316</text:p>
          </table:table-cell>
          <table:table-cell table:formula="of:=['All Data'.W18]" office:value-type="float" office:value="799" calcext:value-type="float">
            <text:p>799</text:p>
          </table:table-cell>
          <table:table-cell table:style-name="ce10" table:formula="of:=['All Data'.AI18]" office:value-type="percentage" office:value="0.0497541697052389" calcext:value-type="percentage">
            <text:p>4.98%</text:p>
          </table:table-cell>
          <table:table-cell table:formula="of:=SUM(['All Data'.AJ18];['All Data'.AQ18])" office:value-type="float" office:value="44488" calcext:value-type="float">
            <text:p>44488</text:p>
          </table:table-cell>
          <table:table-cell table:formula="of:=['All Data'.AK18]" office:value-type="float" office:value="1797" calcext:value-type="float">
            <text:p>1797</text:p>
          </table:table-cell>
          <table:table-cell table:formula="of:=['All Data'.AR18]" office:value-type="float" office:value="1148" calcext:value-type="float">
            <text:p>1148</text:p>
          </table:table-cell>
          <table:table-cell table:style-name="ce10" table:formula="of:=['All Data'.AX18]" office:value-type="percentage" office:value="0.0661976263262003" calcext:value-type="percentage">
            <text:p>6.62%</text:p>
          </table:table-cell>
          <table:table-cell table:number-columns-repeated="975"/>
        </table:table-row>
        <table:table-row table:style-name="ro3">
          <table:table-cell table:formula="of:=['All Data'.A19]" office:value-type="float" office:value="18" calcext:value-type="float">
            <text:p>18</text:p>
          </table:table-cell>
          <table:table-cell table:formula="of:=['All Data'.B19]" office:value-type="string" office:string-value="Hempstead" calcext:value-type="string">
            <text:p>Hempstead</text:p>
          </table:table-cell>
          <table:table-cell/>
          <table:table-cell table:formula="of:=['All Data'.E19]" office:value-type="float" office:value="36179" calcext:value-type="float">
            <text:p>36179</text:p>
          </table:table-cell>
          <table:table-cell table:formula="of:=['All Data'.I19]" office:value-type="float" office:value="1110" calcext:value-type="float">
            <text:p>1110</text:p>
          </table:table-cell>
          <table:table-cell table:formula="of:=['All Data'.W19]" office:value-type="float" office:value="5109" calcext:value-type="float">
            <text:p>5109</text:p>
          </table:table-cell>
          <table:table-cell table:style-name="ce10" table:formula="of:=['All Data'.AI19]" office:value-type="percentage" office:value="0.171895298377512" calcext:value-type="percentage">
            <text:p>17.19%</text:p>
          </table:table-cell>
          <table:table-cell table:formula="of:=SUM(['All Data'.AJ19];['All Data'.AQ19])" office:value-type="float" office:value="36559" calcext:value-type="float">
            <text:p>36559</text:p>
          </table:table-cell>
          <table:table-cell table:formula="of:=['All Data'.AK19]" office:value-type="float" office:value="1361" calcext:value-type="float">
            <text:p>1361</text:p>
          </table:table-cell>
          <table:table-cell table:formula="of:=['All Data'.AR19]" office:value-type="float" office:value="4879" calcext:value-type="float">
            <text:p>4879</text:p>
          </table:table-cell>
          <table:table-cell table:style-name="ce10" table:formula="of:=['All Data'.AX19]" office:value-type="percentage" office:value="0.170683005552668" calcext:value-type="percentage">
            <text:p>17.07%</text:p>
          </table:table-cell>
          <table:table-cell table:number-columns-repeated="975"/>
        </table:table-row>
        <table:table-row table:style-name="ro3">
          <table:table-cell table:formula="of:=['All Data'.A20]" office:value-type="float" office:value="19" calcext:value-type="float">
            <text:p>19</text:p>
          </table:table-cell>
          <table:table-cell table:formula="of:=['All Data'.B20]" office:value-type="string" office:string-value="Franklin Square" calcext:value-type="string">
            <text:p>Franklin Square</text:p>
          </table:table-cell>
          <table:table-cell/>
          <table:table-cell table:formula="of:=['All Data'.E20]" office:value-type="float" office:value="42062" calcext:value-type="float">
            <text:p>42062</text:p>
          </table:table-cell>
          <table:table-cell table:formula="of:=['All Data'.I20]" office:value-type="float" office:value="1485" calcext:value-type="float">
            <text:p>1485</text:p>
          </table:table-cell>
          <table:table-cell table:formula="of:=['All Data'.W20]" office:value-type="float" office:value="859" calcext:value-type="float">
            <text:p>859</text:p>
          </table:table-cell>
          <table:table-cell table:style-name="ce10" table:formula="of:=['All Data'.AI20]" office:value-type="percentage" office:value="0.0557272597594028" calcext:value-type="percentage">
            <text:p>5.57%</text:p>
          </table:table-cell>
          <table:table-cell table:formula="of:=SUM(['All Data'.AJ20];['All Data'.AQ20])" office:value-type="float" office:value="43440" calcext:value-type="float">
            <text:p>43440</text:p>
          </table:table-cell>
          <table:table-cell table:formula="of:=['All Data'.AK20]" office:value-type="float" office:value="1271" calcext:value-type="float">
            <text:p>1271</text:p>
          </table:table-cell>
          <table:table-cell table:formula="of:=['All Data'.AR20]" office:value-type="float" office:value="788" calcext:value-type="float">
            <text:p>788</text:p>
          </table:table-cell>
          <table:table-cell table:style-name="ce10" table:formula="of:=['All Data'.AX20]" office:value-type="percentage" office:value="0.0473987108655617" calcext:value-type="percentage">
            <text:p>4.74%</text:p>
          </table:table-cell>
          <table:table-cell table:number-columns-repeated="975"/>
        </table:table-row>
        <table:table-row table:style-name="ro3">
          <table:table-cell table:formula="of:=['All Data'.A21]" office:value-type="float" office:value="20" calcext:value-type="float">
            <text:p>20</text:p>
          </table:table-cell>
          <table:table-cell table:formula="of:=['All Data'.B21]" office:value-type="string" office:string-value="Long Beach" calcext:value-type="string">
            <text:p>Long Beach</text:p>
          </table:table-cell>
          <table:table-cell/>
          <table:table-cell table:formula="of:=['All Data'.E21]" office:value-type="float" office:value="46318" calcext:value-type="float">
            <text:p>46318</text:p>
          </table:table-cell>
          <table:table-cell table:formula="of:=['All Data'.I21]" office:value-type="float" office:value="1578" calcext:value-type="float">
            <text:p>1578</text:p>
          </table:table-cell>
          <table:table-cell table:formula="of:=['All Data'.W21]" office:value-type="float" office:value="2225" calcext:value-type="float">
            <text:p>2225</text:p>
          </table:table-cell>
          <table:table-cell table:style-name="ce10" table:formula="of:=['All Data'.AI21]" office:value-type="percentage" office:value="0.0821063085625459" calcext:value-type="percentage">
            <text:p>8.21%</text:p>
          </table:table-cell>
          <table:table-cell table:formula="of:=SUM(['All Data'.AJ21];['All Data'.AQ21])" office:value-type="float" office:value="48159" calcext:value-type="float">
            <text:p>48159</text:p>
          </table:table-cell>
          <table:table-cell table:formula="of:=['All Data'.AK21]" office:value-type="float" office:value="1666" calcext:value-type="float">
            <text:p>1666</text:p>
          </table:table-cell>
          <table:table-cell table:formula="of:=['All Data'.AR21]" office:value-type="float" office:value="3060" calcext:value-type="float">
            <text:p>3060</text:p>
          </table:table-cell>
          <table:table-cell table:style-name="ce10" table:formula="of:=['All Data'.AX21]" office:value-type="percentage" office:value="0.0981332668867709" calcext:value-type="percentage">
            <text:p>9.81%</text:p>
          </table:table-cell>
          <table:table-cell table:number-columns-repeated="975"/>
        </table:table-row>
        <table:table-row table:style-name="ro3">
          <table:table-cell table:formula="of:=['All Data'.A22]" office:value-type="float" office:value="21" calcext:value-type="float">
            <text:p>21</text:p>
          </table:table-cell>
          <table:table-cell table:formula="of:=['All Data'.B22]" office:value-type="string" office:string-value="Lynbrook" calcext:value-type="string">
            <text:p>Lynbrook</text:p>
          </table:table-cell>
          <table:table-cell/>
          <table:table-cell table:formula="of:=['All Data'.E22]" office:value-type="float" office:value="40731" calcext:value-type="float">
            <text:p>40731</text:p>
          </table:table-cell>
          <table:table-cell table:formula="of:=['All Data'.I22]" office:value-type="float" office:value="1803" calcext:value-type="float">
            <text:p>1803</text:p>
          </table:table-cell>
          <table:table-cell table:formula="of:=['All Data'.W22]" office:value-type="float" office:value="949" calcext:value-type="float">
            <text:p>949</text:p>
          </table:table-cell>
          <table:table-cell table:style-name="ce10" table:formula="of:=['All Data'.AI22]" office:value-type="percentage" office:value="0.0675652451449756" calcext:value-type="percentage">
            <text:p>6.76%</text:p>
          </table:table-cell>
          <table:table-cell table:formula="of:=SUM(['All Data'.AJ22];['All Data'.AQ22])" office:value-type="float" office:value="42797" calcext:value-type="float">
            <text:p>42797</text:p>
          </table:table-cell>
          <table:table-cell table:formula="of:=['All Data'.AK22]" office:value-type="float" office:value="2085" calcext:value-type="float">
            <text:p>2085</text:p>
          </table:table-cell>
          <table:table-cell table:formula="of:=['All Data'.AR22]" office:value-type="float" office:value="1221" calcext:value-type="float">
            <text:p>1221</text:p>
          </table:table-cell>
          <table:table-cell table:style-name="ce10" table:formula="of:=['All Data'.AX22]" office:value-type="percentage" office:value="0.0772484052620511" calcext:value-type="percentage">
            <text:p>7.72%</text:p>
          </table:table-cell>
          <table:table-cell table:number-columns-repeated="975"/>
        </table:table-row>
        <table:table-row table:style-name="ro3">
          <table:table-cell table:formula="of:=['All Data'.A23]" office:value-type="float" office:value="22" calcext:value-type="float">
            <text:p>22</text:p>
          </table:table-cell>
          <table:table-cell table:formula="of:=['All Data'.B23]" office:value-type="string" office:string-value="Elmont" calcext:value-type="string">
            <text:p>Elmont</text:p>
          </table:table-cell>
          <table:table-cell/>
          <table:table-cell table:formula="of:=['All Data'.E23]" office:value-type="float" office:value="41350" calcext:value-type="float">
            <text:p>41350</text:p>
          </table:table-cell>
          <table:table-cell table:formula="of:=['All Data'.I23]" office:value-type="float" office:value="3080" calcext:value-type="float">
            <text:p>3080</text:p>
          </table:table-cell>
          <table:table-cell table:formula="of:=['All Data'.W23]" office:value-type="float" office:value="16052" calcext:value-type="float">
            <text:p>16052</text:p>
          </table:table-cell>
          <table:table-cell table:style-name="ce10" table:formula="of:=['All Data'.AI23]" office:value-type="percentage" office:value="0.462684401451028" calcext:value-type="percentage">
            <text:p>46.27%</text:p>
          </table:table-cell>
          <table:table-cell table:formula="of:=SUM(['All Data'.AJ23];['All Data'.AQ23])" office:value-type="float" office:value="42713" calcext:value-type="float">
            <text:p>42713</text:p>
          </table:table-cell>
          <table:table-cell table:formula="of:=['All Data'.AK23]" office:value-type="float" office:value="2802" calcext:value-type="float">
            <text:p>2802</text:p>
          </table:table-cell>
          <table:table-cell table:formula="of:=['All Data'.AR23]" office:value-type="float" office:value="15989" calcext:value-type="float">
            <text:p>15989</text:p>
          </table:table-cell>
          <table:table-cell table:style-name="ce10" table:formula="of:=['All Data'.AX23]" office:value-type="percentage" office:value="0.439936319153419" calcext:value-type="percentage">
            <text:p>43.99%</text:p>
          </table:table-cell>
          <table:table-cell table:number-columns-repeated="975"/>
        </table:table-row>
        <table:table-row table:style-name="ro3">
          <table:table-cell table:formula="of:=['All Data'.A24]" office:value-type="float" office:value="23" calcext:value-type="float">
            <text:p>23</text:p>
          </table:table-cell>
          <table:table-cell table:formula="of:=['All Data'.B24]" office:value-type="string" office:string-value="Queens " calcext:value-type="string">
            <text:p>Queens </text:p>
          </table:table-cell>
          <table:table-cell table:formula="of:=['All Data'.C24]" office:value-type="string" office:string-value="Far Rockaway" calcext:value-type="string">
            <text:p>Far Rockaway</text:p>
          </table:table-cell>
          <table:table-cell table:formula="of:=['All Data'.E24]" office:value-type="float" office:value="46258" calcext:value-type="float">
            <text:p>46258</text:p>
          </table:table-cell>
          <table:table-cell table:formula="of:=['All Data'.I24]" office:value-type="float" office:value="3101" calcext:value-type="float">
            <text:p>3101</text:p>
          </table:table-cell>
          <table:table-cell table:formula="of:=['All Data'.W24]" office:value-type="float" office:value="8832" calcext:value-type="float">
            <text:p>8832</text:p>
          </table:table-cell>
          <table:table-cell table:style-name="ce10" table:formula="of:=['All Data'.AI24]" office:value-type="percentage" office:value="0.257966189632064" calcext:value-type="percentage">
            <text:p>25.80%</text:p>
          </table:table-cell>
          <table:table-cell table:formula="of:=SUM(['All Data'.AJ24];['All Data'.AQ24])" office:value-type="float" office:value="45539" calcext:value-type="float">
            <text:p>45539</text:p>
          </table:table-cell>
          <table:table-cell table:formula="of:=['All Data'.AK24]" office:value-type="float" office:value="3499" calcext:value-type="float">
            <text:p>3499</text:p>
          </table:table-cell>
          <table:table-cell table:formula="of:=['All Data'.AR24]" office:value-type="float" office:value="9476" calcext:value-type="float">
            <text:p>9476</text:p>
          </table:table-cell>
          <table:table-cell table:style-name="ce10" table:formula="of:=['All Data'.AX24]" office:value-type="percentage" office:value="0.284920617492699" calcext:value-type="percentage">
            <text:p>28.49%</text:p>
          </table:table-cell>
          <table:table-cell table:number-columns-repeated="975"/>
        </table:table-row>
        <table:table-row table:style-name="ro3">
          <table:table-cell table:formula="of:=['All Data'.A25]" office:value-type="float" office:value="24" calcext:value-type="float">
            <text:p>24</text:p>
          </table:table-cell>
          <table:table-cell table:formula="of:=['All Data'.B25]" office:value-type="string" office:string-value="Queens " calcext:value-type="string">
            <text:p>Queens </text:p>
          </table:table-cell>
          <table:table-cell table:formula="of:=['All Data'.C25]" office:value-type="string" office:string-value="Holliswood" calcext:value-type="string">
            <text:p>Holliswood</text:p>
          </table:table-cell>
          <table:table-cell table:formula="of:=['All Data'.E25]" office:value-type="float" office:value="48313" calcext:value-type="float">
            <text:p>48313</text:p>
          </table:table-cell>
          <table:table-cell table:formula="of:=['All Data'.I25]" office:value-type="float" office:value="3026" calcext:value-type="float">
            <text:p>3026</text:p>
          </table:table-cell>
          <table:table-cell table:formula="of:=['All Data'.W25]" office:value-type="float" office:value="3533" calcext:value-type="float">
            <text:p>3533</text:p>
          </table:table-cell>
          <table:table-cell table:style-name="ce10" table:formula="of:=['All Data'.AI25]" office:value-type="percentage" office:value="0.135760561339598" calcext:value-type="percentage">
            <text:p>13.58%</text:p>
          </table:table-cell>
          <table:table-cell table:formula="of:=SUM(['All Data'.AJ25];['All Data'.AQ25])" office:value-type="float" office:value="47457" calcext:value-type="float">
            <text:p>47457</text:p>
          </table:table-cell>
          <table:table-cell table:formula="of:=['All Data'.AK25]" office:value-type="float" office:value="3129" calcext:value-type="float">
            <text:p>3129</text:p>
          </table:table-cell>
          <table:table-cell table:formula="of:=['All Data'.AR25]" office:value-type="float" office:value="3931" calcext:value-type="float">
            <text:p>3931</text:p>
          </table:table-cell>
          <table:table-cell table:style-name="ce10" table:formula="of:=['All Data'.AX25]" office:value-type="percentage" office:value="0.148766251554038" calcext:value-type="percentage">
            <text:p>14.88%</text:p>
          </table:table-cell>
          <table:table-cell table:number-columns-repeated="975"/>
        </table:table-row>
        <table:table-row table:style-name="ro3">
          <table:table-cell table:formula="of:=['All Data'.A26]" office:value-type="float" office:value="25" calcext:value-type="float">
            <text:p>25</text:p>
          </table:table-cell>
          <table:table-cell table:formula="of:=['All Data'.B26]" office:value-type="string" office:string-value="Queens " calcext:value-type="string">
            <text:p>Queens </text:p>
          </table:table-cell>
          <table:table-cell table:formula="of:=['All Data'.C26]" office:value-type="string" office:string-value="Hillcrest" calcext:value-type="string">
            <text:p>Hillcrest</text:p>
          </table:table-cell>
          <table:table-cell table:formula="of:=['All Data'.E26]" office:value-type="float" office:value="40459" calcext:value-type="float">
            <text:p>40459</text:p>
          </table:table-cell>
          <table:table-cell table:formula="of:=['All Data'.I26]" office:value-type="float" office:value="3033" calcext:value-type="float">
            <text:p>3033</text:p>
          </table:table-cell>
          <table:table-cell table:formula="of:=['All Data'.W26]" office:value-type="float" office:value="7350" calcext:value-type="float">
            <text:p>7350</text:p>
          </table:table-cell>
          <table:table-cell table:style-name="ce10" table:formula="of:=['All Data'.AI26]" office:value-type="percentage" office:value="0.256630168812872" calcext:value-type="percentage">
            <text:p>25.66%</text:p>
          </table:table-cell>
          <table:table-cell table:formula="of:=SUM(['All Data'.AJ26];['All Data'.AQ26])" office:value-type="float" office:value="40221" calcext:value-type="float">
            <text:p>40221</text:p>
          </table:table-cell>
          <table:table-cell table:formula="of:=['All Data'.AK26]" office:value-type="float" office:value="3057" calcext:value-type="float">
            <text:p>3057</text:p>
          </table:table-cell>
          <table:table-cell table:formula="of:=['All Data'.AR26]" office:value-type="float" office:value="8203" calcext:value-type="float">
            <text:p>8203</text:p>
          </table:table-cell>
          <table:table-cell table:style-name="ce10" table:formula="of:=['All Data'.AX26]" office:value-type="percentage" office:value="0.279953258248179" calcext:value-type="percentage">
            <text:p>28.00%</text:p>
          </table:table-cell>
          <table:table-cell table:number-columns-repeated="975"/>
        </table:table-row>
        <table:table-row table:style-name="ro3">
          <table:table-cell table:formula="of:=['All Data'.A27]" office:value-type="float" office:value="26" calcext:value-type="float">
            <text:p>26</text:p>
          </table:table-cell>
          <table:table-cell table:formula="of:=['All Data'.B27]" office:value-type="string" office:string-value="Queens " calcext:value-type="string">
            <text:p>Queens </text:p>
          </table:table-cell>
          <table:table-cell table:formula="of:=['All Data'.C27]" office:value-type="string" office:string-value="Bayside" calcext:value-type="string">
            <text:p>Bayside</text:p>
          </table:table-cell>
          <table:table-cell table:formula="of:=['All Data'.E27]" office:value-type="float" office:value="50788" calcext:value-type="float">
            <text:p>50788</text:p>
          </table:table-cell>
          <table:table-cell table:formula="of:=['All Data'.I27]" office:value-type="float" office:value="3627" calcext:value-type="float">
            <text:p>3627</text:p>
          </table:table-cell>
          <table:table-cell table:formula="of:=['All Data'.W27]" office:value-type="float" office:value="2913" calcext:value-type="float">
            <text:p>2913</text:p>
          </table:table-cell>
          <table:table-cell table:style-name="ce10" table:formula="of:=['All Data'.AI27]" office:value-type="percentage" office:value="0.12877057572655" calcext:value-type="percentage">
            <text:p>12.88%</text:p>
          </table:table-cell>
          <table:table-cell table:formula="of:=SUM(['All Data'.AJ27];['All Data'.AQ27])" office:value-type="float" office:value="50255" calcext:value-type="float">
            <text:p>50255</text:p>
          </table:table-cell>
          <table:table-cell table:formula="of:=['All Data'.AK27]" office:value-type="float" office:value="3865" calcext:value-type="float">
            <text:p>3865</text:p>
          </table:table-cell>
          <table:table-cell table:formula="of:=['All Data'.AR27]" office:value-type="float" office:value="3491" calcext:value-type="float">
            <text:p>3491</text:p>
          </table:table-cell>
          <table:table-cell table:style-name="ce10" table:formula="of:=['All Data'.AX27]" office:value-type="percentage" office:value="0.146373495174609" calcext:value-type="percentage">
            <text:p>14.64%</text:p>
          </table:table-cell>
          <table:table-cell table:number-columns-repeated="975"/>
        </table:table-row>
        <table:table-row table:style-name="ro3">
          <table:table-cell table:formula="of:=['All Data'.A28]" office:value-type="float" office:value="27" calcext:value-type="float">
            <text:p>27</text:p>
          </table:table-cell>
          <table:table-cell table:formula="of:=['All Data'.B28]" office:value-type="string" office:string-value="Queens " calcext:value-type="string">
            <text:p>Queens </text:p>
          </table:table-cell>
          <table:table-cell table:formula="of:=['All Data'.C28]" office:value-type="string" office:string-value="Electchester" calcext:value-type="string">
            <text:p>Electchester</text:p>
          </table:table-cell>
          <table:table-cell table:formula="of:=['All Data'.E28]" office:value-type="float" office:value="47075" calcext:value-type="float">
            <text:p>47075</text:p>
          </table:table-cell>
          <table:table-cell table:formula="of:=['All Data'.I28]" office:value-type="float" office:value="3328" calcext:value-type="float">
            <text:p>3328</text:p>
          </table:table-cell>
          <table:table-cell table:formula="of:=['All Data'.W28]" office:value-type="float" office:value="11628" calcext:value-type="float">
            <text:p>11628</text:p>
          </table:table-cell>
          <table:table-cell table:style-name="ce10" table:formula="of:=['All Data'.AI28]" office:value-type="percentage" office:value="0.317705788635157" calcext:value-type="percentage">
            <text:p>31.77%</text:p>
          </table:table-cell>
          <table:table-cell table:formula="of:=SUM(['All Data'.AJ28];['All Data'.AQ28])" office:value-type="float" office:value="46864" calcext:value-type="float">
            <text:p>46864</text:p>
          </table:table-cell>
          <table:table-cell table:formula="of:=['All Data'.AK28]" office:value-type="float" office:value="2813" calcext:value-type="float">
            <text:p>2813</text:p>
          </table:table-cell>
          <table:table-cell table:formula="of:=['All Data'.AR28]" office:value-type="float" office:value="12689" calcext:value-type="float">
            <text:p>12689</text:p>
          </table:table-cell>
          <table:table-cell table:style-name="ce10" table:formula="of:=['All Data'.AX28]" office:value-type="percentage" office:value="0.330786958006145" calcext:value-type="percentage">
            <text:p>33.08%</text:p>
          </table:table-cell>
          <table:table-cell table:number-columns-repeated="975"/>
        </table:table-row>
        <table:table-row table:style-name="ro3">
          <table:table-cell table:formula="of:=['All Data'.A29]" office:value-type="float" office:value="28" calcext:value-type="float">
            <text:p>28</text:p>
          </table:table-cell>
          <table:table-cell table:formula="of:=['All Data'.B29]" office:value-type="string" office:string-value="Queens " calcext:value-type="string">
            <text:p>Queens </text:p>
          </table:table-cell>
          <table:table-cell table:formula="of:=['All Data'.C29]" office:value-type="string" office:string-value="Forest Hills" calcext:value-type="string">
            <text:p>Forest Hills</text:p>
          </table:table-cell>
          <table:table-cell table:formula="of:=['All Data'.E29]" office:value-type="float" office:value="56587" calcext:value-type="float">
            <text:p>56587</text:p>
          </table:table-cell>
          <table:table-cell table:formula="of:=['All Data'.I29]" office:value-type="float" office:value="7185" calcext:value-type="float">
            <text:p>7185</text:p>
          </table:table-cell>
          <table:table-cell table:formula="of:=['All Data'.W29]" office:value-type="float" office:value="14766" calcext:value-type="float">
            <text:p>14766</text:p>
          </table:table-cell>
          <table:table-cell table:style-name="ce10" table:formula="of:=['All Data'.AI29]" office:value-type="percentage" office:value="0.387915952427236" calcext:value-type="percentage">
            <text:p>38.79%</text:p>
          </table:table-cell>
          <table:table-cell table:formula="of:=SUM(['All Data'.AJ29];['All Data'.AQ29])" office:value-type="float" office:value="56357" calcext:value-type="float">
            <text:p>56357</text:p>
          </table:table-cell>
          <table:table-cell table:formula="of:=['All Data'.AK29]" office:value-type="float" office:value="5799" calcext:value-type="float">
            <text:p>5799</text:p>
          </table:table-cell>
          <table:table-cell table:formula="of:=['All Data'.AR29]" office:value-type="float" office:value="16805" calcext:value-type="float">
            <text:p>16805</text:p>
          </table:table-cell>
          <table:table-cell table:style-name="ce10" table:formula="of:=['All Data'.AX29]" office:value-type="percentage" office:value="0.401085934311621" calcext:value-type="percentage">
            <text:p>40.11%</text:p>
          </table:table-cell>
          <table:table-cell table:number-columns-repeated="975"/>
        </table:table-row>
        <table:table-row table:style-name="ro3">
          <table:table-cell table:formula="of:=['All Data'.A30]" office:value-type="float" office:value="29" calcext:value-type="float">
            <text:p>29</text:p>
          </table:table-cell>
          <table:table-cell table:formula="of:=['All Data'.B30]" office:value-type="string" office:string-value="Queens " calcext:value-type="string">
            <text:p>Queens </text:p>
          </table:table-cell>
          <table:table-cell table:formula="of:=['All Data'.C30]" office:value-type="string" office:string-value="Jamaica" calcext:value-type="string">
            <text:p>Jamaica</text:p>
          </table:table-cell>
          <table:table-cell table:formula="of:=['All Data'.E30]" office:value-type="float" office:value="37072" calcext:value-type="float">
            <text:p>37072</text:p>
          </table:table-cell>
          <table:table-cell table:formula="of:=['All Data'.I30]" office:value-type="float" office:value="2911" calcext:value-type="float">
            <text:p>2911</text:p>
          </table:table-cell>
          <table:table-cell table:formula="of:=['All Data'.W30]" office:value-type="float" office:value="6860" calcext:value-type="float">
            <text:p>6860</text:p>
          </table:table-cell>
          <table:table-cell table:style-name="ce10" table:formula="of:=['All Data'.AI30]" office:value-type="percentage" office:value="0.263568191627104" calcext:value-type="percentage">
            <text:p>26.36%</text:p>
          </table:table-cell>
          <table:table-cell table:formula="of:=SUM(['All Data'.AJ30];['All Data'.AQ30])" office:value-type="float" office:value="38940" calcext:value-type="float">
            <text:p>38940</text:p>
          </table:table-cell>
          <table:table-cell table:formula="of:=['All Data'.AK30]" office:value-type="float" office:value="3410" calcext:value-type="float">
            <text:p>3410</text:p>
          </table:table-cell>
          <table:table-cell table:formula="of:=['All Data'.AR30]" office:value-type="float" office:value="8081" calcext:value-type="float">
            <text:p>8081</text:p>
          </table:table-cell>
          <table:table-cell table:style-name="ce10" table:formula="of:=['All Data'.AX30]" office:value-type="percentage" office:value="0.295095017976374" calcext:value-type="percentage">
            <text:p>29.51%</text:p>
          </table:table-cell>
          <table:table-cell table:number-columns-repeated="975"/>
        </table:table-row>
        <table:table-row table:style-name="ro3">
          <table:table-cell table:formula="of:=['All Data'.A31]" office:value-type="float" office:value="30" calcext:value-type="float">
            <text:p>30</text:p>
          </table:table-cell>
          <table:table-cell table:formula="of:=['All Data'.B31]" office:value-type="string" office:string-value="Queens " calcext:value-type="string">
            <text:p>Queens </text:p>
          </table:table-cell>
          <table:table-cell table:formula="of:=['All Data'.C31]" office:value-type="string" office:string-value="Maspeth" calcext:value-type="string">
            <text:p>Maspeth</text:p>
          </table:table-cell>
          <table:table-cell table:formula="of:=['All Data'.E31]" office:value-type="float" office:value="48677" calcext:value-type="float">
            <text:p>48677</text:p>
          </table:table-cell>
          <table:table-cell table:formula="of:=['All Data'.I31]" office:value-type="float" office:value="4449" calcext:value-type="float">
            <text:p>4449</text:p>
          </table:table-cell>
          <table:table-cell table:formula="of:=['All Data'.W31]" office:value-type="float" office:value="16603" calcext:value-type="float">
            <text:p>16603</text:p>
          </table:table-cell>
          <table:table-cell table:style-name="ce10" table:formula="of:=['All Data'.AI31]" office:value-type="percentage" office:value="0.432483513774473" calcext:value-type="percentage">
            <text:p>43.25%</text:p>
          </table:table-cell>
          <table:table-cell table:formula="of:=SUM(['All Data'.AJ31];['All Data'.AQ31])" office:value-type="float" office:value="48587" calcext:value-type="float">
            <text:p>48587</text:p>
          </table:table-cell>
          <table:table-cell table:formula="of:=['All Data'.AK31]" office:value-type="float" office:value="4190" calcext:value-type="float">
            <text:p>4190</text:p>
          </table:table-cell>
          <table:table-cell table:formula="of:=['All Data'.AR31]" office:value-type="float" office:value="18081" calcext:value-type="float">
            <text:p>18081</text:p>
          </table:table-cell>
          <table:table-cell table:style-name="ce10" table:formula="of:=['All Data'.AX31]" office:value-type="percentage" office:value="0.458373639039249" calcext:value-type="percentage">
            <text:p>45.84%</text:p>
          </table:table-cell>
          <table:table-cell table:number-columns-repeated="975"/>
        </table:table-row>
        <table:table-row table:style-name="ro3">
          <table:table-cell table:formula="of:=['All Data'.A32]" office:value-type="float" office:value="31" calcext:value-type="float">
            <text:p>31</text:p>
          </table:table-cell>
          <table:table-cell table:formula="of:=['All Data'.B32]" office:value-type="string" office:string-value="Queens " calcext:value-type="string">
            <text:p>Queens </text:p>
          </table:table-cell>
          <table:table-cell table:formula="of:=['All Data'.C32]" office:value-type="string" office:string-value="Far Rockaway" calcext:value-type="string">
            <text:p>Far Rockaway</text:p>
          </table:table-cell>
          <table:table-cell table:formula="of:=['All Data'.E32]" office:value-type="float" office:value="37648" calcext:value-type="float">
            <text:p>37648</text:p>
          </table:table-cell>
          <table:table-cell table:formula="of:=['All Data'.I32]" office:value-type="float" office:value="2476" calcext:value-type="float">
            <text:p>2476</text:p>
          </table:table-cell>
          <table:table-cell table:formula="of:=['All Data'.W32]" office:value-type="float" office:value="9972" calcext:value-type="float">
            <text:p>9972</text:p>
          </table:table-cell>
          <table:table-cell table:style-name="ce10" table:formula="of:=['All Data'.AI32]" office:value-type="percentage" office:value="0.330641733956651" calcext:value-type="percentage">
            <text:p>33.06%</text:p>
          </table:table-cell>
          <table:table-cell table:formula="of:=SUM(['All Data'.AJ32];['All Data'.AQ32])" office:value-type="float" office:value="36811" calcext:value-type="float">
            <text:p>36811</text:p>
          </table:table-cell>
          <table:table-cell table:formula="of:=['All Data'.AK32]" office:value-type="float" office:value="2811" calcext:value-type="float">
            <text:p>2811</text:p>
          </table:table-cell>
          <table:table-cell table:formula="of:=['All Data'.AR32]" office:value-type="float" office:value="10123" calcext:value-type="float">
            <text:p>10123</text:p>
          </table:table-cell>
          <table:table-cell table:style-name="ce10" table:formula="of:=['All Data'.AX32]" office:value-type="percentage" office:value="0.351362364510608" calcext:value-type="percentage">
            <text:p>35.14%</text:p>
          </table:table-cell>
          <table:table-cell table:number-columns-repeated="975"/>
        </table:table-row>
        <table:table-row table:style-name="ro3">
          <table:table-cell table:formula="of:=['All Data'.A33]" office:value-type="float" office:value="32" calcext:value-type="float">
            <text:p>32</text:p>
          </table:table-cell>
          <table:table-cell table:formula="of:=['All Data'.B33]" office:value-type="string" office:string-value="Queens " calcext:value-type="string">
            <text:p>Queens </text:p>
          </table:table-cell>
          <table:table-cell table:formula="of:=['All Data'.C33]" office:value-type="string" office:string-value="Jamaica" calcext:value-type="string">
            <text:p>Jamaica</text:p>
          </table:table-cell>
          <table:table-cell table:formula="of:=['All Data'.E33]" office:value-type="float" office:value="38829" calcext:value-type="float">
            <text:p>38829</text:p>
          </table:table-cell>
          <table:table-cell table:formula="of:=['All Data'.I33]" office:value-type="float" office:value="3425" calcext:value-type="float">
            <text:p>3425</text:p>
          </table:table-cell>
          <table:table-cell table:formula="of:=['All Data'.W33]" office:value-type="float" office:value="10953" calcext:value-type="float">
            <text:p>10953</text:p>
          </table:table-cell>
          <table:table-cell table:style-name="ce10" table:formula="of:=['All Data'.AI33]" office:value-type="percentage" office:value="0.37029024698035" calcext:value-type="percentage">
            <text:p>37.03%</text:p>
          </table:table-cell>
          <table:table-cell table:formula="of:=SUM(['All Data'.AJ33];['All Data'.AQ33])" office:value-type="float" office:value="38907" calcext:value-type="float">
            <text:p>38907</text:p>
          </table:table-cell>
          <table:table-cell table:formula="of:=['All Data'.AK33]" office:value-type="float" office:value="4021" calcext:value-type="float">
            <text:p>4021</text:p>
          </table:table-cell>
          <table:table-cell table:formula="of:=['All Data'.AR33]" office:value-type="float" office:value="12223" calcext:value-type="float">
            <text:p>12223</text:p>
          </table:table-cell>
          <table:table-cell table:style-name="ce10" table:formula="of:=['All Data'.AX33]" office:value-type="percentage" office:value="0.417508417508418" calcext:value-type="percentage">
            <text:p>41.75%</text:p>
          </table:table-cell>
          <table:table-cell table:number-columns-repeated="975"/>
        </table:table-row>
        <table:table-row table:style-name="ro3">
          <table:table-cell table:formula="of:=['All Data'.A34]" office:value-type="float" office:value="33" calcext:value-type="float">
            <text:p>33</text:p>
          </table:table-cell>
          <table:table-cell table:formula="of:=['All Data'.B34]" office:value-type="string" office:string-value="Queens " calcext:value-type="string">
            <text:p>Queens </text:p>
          </table:table-cell>
          <table:table-cell table:formula="of:=['All Data'.C34]" office:value-type="string" office:string-value="Queens Village" calcext:value-type="string">
            <text:p>Queens Village</text:p>
          </table:table-cell>
          <table:table-cell table:formula="of:=['All Data'.E34]" office:value-type="float" office:value="35733" calcext:value-type="float">
            <text:p>35733</text:p>
          </table:table-cell>
          <table:table-cell table:formula="of:=['All Data'.I34]" office:value-type="float" office:value="3032" calcext:value-type="float">
            <text:p>3032</text:p>
          </table:table-cell>
          <table:table-cell table:formula="of:=['All Data'.W34]" office:value-type="float" office:value="2646" calcext:value-type="float">
            <text:p>2646</text:p>
          </table:table-cell>
          <table:table-cell table:style-name="ce10" table:formula="of:=['All Data'.AI34]" office:value-type="percentage" office:value="0.158900736014328" calcext:value-type="percentage">
            <text:p>15.89%</text:p>
          </table:table-cell>
          <table:table-cell table:formula="of:=SUM(['All Data'.AJ34];['All Data'.AQ34])" office:value-type="float" office:value="37003" calcext:value-type="float">
            <text:p>37003</text:p>
          </table:table-cell>
          <table:table-cell table:formula="of:=['All Data'.AK34]" office:value-type="float" office:value="3749" calcext:value-type="float">
            <text:p>3749</text:p>
          </table:table-cell>
          <table:table-cell table:formula="of:=['All Data'.AR34]" office:value-type="float" office:value="3969" calcext:value-type="float">
            <text:p>3969</text:p>
          </table:table-cell>
          <table:table-cell table:style-name="ce10" table:formula="of:=['All Data'.AX34]" office:value-type="percentage" office:value="0.208577682890576" calcext:value-type="percentage">
            <text:p>20.86%</text:p>
          </table:table-cell>
          <table:table-cell table:number-columns-repeated="975"/>
        </table:table-row>
        <table:table-row table:style-name="ro3">
          <table:table-cell table:formula="of:=['All Data'.A35]" office:value-type="float" office:value="34" calcext:value-type="float">
            <text:p>34</text:p>
          </table:table-cell>
          <table:table-cell table:formula="of:=['All Data'.B35]" office:value-type="string" office:string-value="Queens " calcext:value-type="string">
            <text:p>Queens </text:p>
          </table:table-cell>
          <table:table-cell table:formula="of:=['All Data'.C35]" office:value-type="string" office:string-value="East Elmhurst" calcext:value-type="string">
            <text:p>East Elmhurst</text:p>
          </table:table-cell>
          <table:table-cell table:formula="of:=['All Data'.E35]" office:value-type="float" office:value="39421" calcext:value-type="float">
            <text:p>39421</text:p>
          </table:table-cell>
          <table:table-cell table:formula="of:=['All Data'.I35]" office:value-type="float" office:value="3987" calcext:value-type="float">
            <text:p>3987</text:p>
          </table:table-cell>
          <table:table-cell table:formula="of:=['All Data'.W35]" office:value-type="float" office:value="14858" calcext:value-type="float">
            <text:p>14858</text:p>
          </table:table-cell>
          <table:table-cell table:style-name="ce10" table:formula="of:=['All Data'.AI35]" office:value-type="percentage" office:value="0.478044696988915" calcext:value-type="percentage">
            <text:p>47.80%</text:p>
          </table:table-cell>
          <table:table-cell table:formula="of:=SUM(['All Data'.AJ35];['All Data'.AQ35])" office:value-type="float" office:value="40303" calcext:value-type="float">
            <text:p>40303</text:p>
          </table:table-cell>
          <table:table-cell table:formula="of:=['All Data'.AK35]" office:value-type="float" office:value="4202" calcext:value-type="float">
            <text:p>4202</text:p>
          </table:table-cell>
          <table:table-cell table:formula="of:=['All Data'.AR35]" office:value-type="float" office:value="15144" calcext:value-type="float">
            <text:p>15144</text:p>
          </table:table-cell>
          <table:table-cell table:style-name="ce10" table:formula="of:=['All Data'.AX35]" office:value-type="percentage" office:value="0.480013894747289" calcext:value-type="percentage">
            <text:p>48.00%</text:p>
          </table:table-cell>
          <table:table-cell table:number-columns-repeated="975"/>
        </table:table-row>
        <table:table-row table:style-name="ro3">
          <table:table-cell table:formula="of:=['All Data'.A36]" office:value-type="float" office:value="35" calcext:value-type="float">
            <text:p>35</text:p>
          </table:table-cell>
          <table:table-cell table:formula="of:=['All Data'.B36]" office:value-type="string" office:string-value="Queens " calcext:value-type="string">
            <text:p>Queens </text:p>
          </table:table-cell>
          <table:table-cell table:formula="of:=['All Data'.C36]" office:value-type="string" office:string-value="Corona" calcext:value-type="string">
            <text:p>Corona</text:p>
          </table:table-cell>
          <table:table-cell table:formula="of:=['All Data'.E36]" office:value-type="float" office:value="40053" calcext:value-type="float">
            <text:p>40053</text:p>
          </table:table-cell>
          <table:table-cell table:formula="of:=['All Data'.I36]" office:value-type="float" office:value="4125" calcext:value-type="float">
            <text:p>4125</text:p>
          </table:table-cell>
          <table:table-cell table:formula="of:=['All Data'.W36]" office:value-type="float" office:value="15136" calcext:value-type="float">
            <text:p>15136</text:p>
          </table:table-cell>
          <table:table-cell table:style-name="ce10" table:formula="of:=['All Data'.AI36]" office:value-type="percentage" office:value="0.480887823633685" calcext:value-type="percentage">
            <text:p>48.09%</text:p>
          </table:table-cell>
          <table:table-cell table:formula="of:=SUM(['All Data'.AJ36];['All Data'.AQ36])" office:value-type="float" office:value="40788" calcext:value-type="float">
            <text:p>40788</text:p>
          </table:table-cell>
          <table:table-cell table:formula="of:=['All Data'.AK36]" office:value-type="float" office:value="3948" calcext:value-type="float">
            <text:p>3948</text:p>
          </table:table-cell>
          <table:table-cell table:formula="of:=['All Data'.AR36]" office:value-type="float" office:value="15975" calcext:value-type="float">
            <text:p>15975</text:p>
          </table:table-cell>
          <table:table-cell table:style-name="ce10" table:formula="of:=['All Data'.AX36]" office:value-type="percentage" office:value="0.488452486025302" calcext:value-type="percentage">
            <text:p>48.85%</text:p>
          </table:table-cell>
          <table:table-cell table:number-columns-repeated="975"/>
        </table:table-row>
        <table:table-row table:style-name="ro3">
          <table:table-cell table:formula="of:=['All Data'.A37]" office:value-type="float" office:value="36" calcext:value-type="float">
            <text:p>36</text:p>
          </table:table-cell>
          <table:table-cell table:formula="of:=['All Data'.B37]" office:value-type="string" office:string-value="Queens " calcext:value-type="string">
            <text:p>Queens </text:p>
          </table:table-cell>
          <table:table-cell table:formula="of:=['All Data'.C37]" office:value-type="string" office:string-value="Long Island City" calcext:value-type="string">
            <text:p>Long Island City</text:p>
          </table:table-cell>
          <table:table-cell table:formula="of:=['All Data'.E37]" office:value-type="float" office:value="50710" calcext:value-type="float">
            <text:p>50710</text:p>
          </table:table-cell>
          <table:table-cell table:formula="of:=['All Data'.I37]" office:value-type="float" office:value="2907" calcext:value-type="float">
            <text:p>2907</text:p>
          </table:table-cell>
          <table:table-cell table:formula="of:=['All Data'.W37]" office:value-type="float" office:value="23139" calcext:value-type="float">
            <text:p>23139</text:p>
          </table:table-cell>
          <table:table-cell table:style-name="ce10" table:formula="of:=['All Data'.AI37]" office:value-type="percentage" office:value="0.513626503648196" calcext:value-type="percentage">
            <text:p>51.36%</text:p>
          </table:table-cell>
          <table:table-cell table:formula="of:=SUM(['All Data'.AJ37];['All Data'.AQ37])" office:value-type="float" office:value="50222" calcext:value-type="float">
            <text:p>50222</text:p>
          </table:table-cell>
          <table:table-cell table:formula="of:=['All Data'.AK37]" office:value-type="float" office:value="3504" calcext:value-type="float">
            <text:p>3504</text:p>
          </table:table-cell>
          <table:table-cell table:formula="of:=['All Data'.AR37]" office:value-type="float" office:value="22280" calcext:value-type="float">
            <text:p>22280</text:p>
          </table:table-cell>
          <table:table-cell table:style-name="ce10" table:formula="of:=['All Data'.AX37]" office:value-type="percentage" office:value="0.513400501772132" calcext:value-type="percentage">
            <text:p>51.34%</text:p>
          </table:table-cell>
          <table:table-cell table:number-columns-repeated="975"/>
        </table:table-row>
        <table:table-row table:style-name="ro3">
          <table:table-cell table:formula="of:=['All Data'.A38]" office:value-type="float" office:value="37" calcext:value-type="float">
            <text:p>37</text:p>
          </table:table-cell>
          <table:table-cell table:formula="of:=['All Data'.B38]" office:value-type="string" office:string-value="Queens " calcext:value-type="string">
            <text:p>Queens </text:p>
          </table:table-cell>
          <table:table-cell table:formula="of:=['All Data'.C38]" office:value-type="string" office:string-value="Ridgewood" calcext:value-type="string">
            <text:p>Ridgewood</text:p>
          </table:table-cell>
          <table:table-cell table:formula="of:=['All Data'.E38]" office:value-type="float" office:value="45749" calcext:value-type="float">
            <text:p>45749</text:p>
          </table:table-cell>
          <table:table-cell table:formula="of:=['All Data'.I38]" office:value-type="float" office:value="2344" calcext:value-type="float">
            <text:p>2344</text:p>
          </table:table-cell>
          <table:table-cell table:formula="of:=['All Data'.W38]" office:value-type="float" office:value="24091" calcext:value-type="float">
            <text:p>24091</text:p>
          </table:table-cell>
          <table:table-cell table:style-name="ce10" table:formula="of:=['All Data'.AI38]" office:value-type="percentage" office:value="0.577826837745087" calcext:value-type="percentage">
            <text:p>57.78%</text:p>
          </table:table-cell>
          <table:table-cell table:formula="of:=SUM(['All Data'.AJ38];['All Data'.AQ38])" office:value-type="float" office:value="45504" calcext:value-type="float">
            <text:p>45504</text:p>
          </table:table-cell>
          <table:table-cell table:formula="of:=['All Data'.AK38]" office:value-type="float" office:value="2449" calcext:value-type="float">
            <text:p>2449</text:p>
          </table:table-cell>
          <table:table-cell table:formula="of:=['All Data'.AR38]" office:value-type="float" office:value="24620" calcext:value-type="float">
            <text:p>24620</text:p>
          </table:table-cell>
          <table:table-cell table:style-name="ce10" table:formula="of:=['All Data'.AX38]" office:value-type="percentage" office:value="0.594870780590717" calcext:value-type="percentage">
            <text:p>59.49%</text:p>
          </table:table-cell>
          <table:table-cell table:number-columns-repeated="975"/>
        </table:table-row>
        <table:table-row table:style-name="ro3">
          <table:table-cell table:formula="of:=['All Data'.A39]" office:value-type="float" office:value="38" calcext:value-type="float">
            <text:p>38</text:p>
          </table:table-cell>
          <table:table-cell table:formula="of:=['All Data'.B39]" office:value-type="string" office:string-value="Queens " calcext:value-type="string">
            <text:p>Queens </text:p>
          </table:table-cell>
          <table:table-cell table:formula="of:=['All Data'.C39]" office:value-type="string" office:string-value="Glendale" calcext:value-type="string">
            <text:p>Glendale</text:p>
          </table:table-cell>
          <table:table-cell table:formula="of:=['All Data'.E39]" office:value-type="float" office:value="40125" calcext:value-type="float">
            <text:p>40125</text:p>
          </table:table-cell>
          <table:table-cell table:formula="of:=['All Data'.I39]" office:value-type="float" office:value="3400" calcext:value-type="float">
            <text:p>3400</text:p>
          </table:table-cell>
          <table:table-cell table:formula="of:=['All Data'.W39]" office:value-type="float" office:value="9723" calcext:value-type="float">
            <text:p>9723</text:p>
          </table:table-cell>
          <table:table-cell table:style-name="ce10" table:formula="of:=['All Data'.AI39]" office:value-type="percentage" office:value="0.327052959501558" calcext:value-type="percentage">
            <text:p>32.71%</text:p>
          </table:table-cell>
          <table:table-cell table:formula="of:=SUM(['All Data'.AJ39];['All Data'.AQ39])" office:value-type="float" office:value="41013" calcext:value-type="float">
            <text:p>41013</text:p>
          </table:table-cell>
          <table:table-cell table:formula="of:=['All Data'.AK39]" office:value-type="float" office:value="4300" calcext:value-type="float">
            <text:p>4300</text:p>
          </table:table-cell>
          <table:table-cell table:formula="of:=['All Data'.AR39]" office:value-type="float" office:value="10584" calcext:value-type="float">
            <text:p>10584</text:p>
          </table:table-cell>
          <table:table-cell table:style-name="ce10" table:formula="of:=['All Data'.AX39]" office:value-type="percentage" office:value="0.362909321434667" calcext:value-type="percentage">
            <text:p>36.29%</text:p>
          </table:table-cell>
          <table:table-cell table:number-columns-repeated="975"/>
        </table:table-row>
        <table:table-row table:style-name="ro3">
          <table:table-cell table:formula="of:=['All Data'.A40]" office:value-type="float" office:value="39" calcext:value-type="float">
            <text:p>39</text:p>
          </table:table-cell>
          <table:table-cell table:formula="of:=['All Data'.B40]" office:value-type="string" office:string-value="Queens " calcext:value-type="string">
            <text:p>Queens </text:p>
          </table:table-cell>
          <table:table-cell table:formula="of:=['All Data'.C40]" office:value-type="string" office:string-value="Corona" calcext:value-type="string">
            <text:p>Corona</text:p>
          </table:table-cell>
          <table:table-cell table:formula="of:=['All Data'.E40]" office:value-type="float" office:value="34929" calcext:value-type="float">
            <text:p>34929</text:p>
          </table:table-cell>
          <table:table-cell table:formula="of:=['All Data'.I40]" office:value-type="float" office:value="2732" calcext:value-type="float">
            <text:p>2732</text:p>
          </table:table-cell>
          <table:table-cell table:formula="of:=['All Data'.W40]" office:value-type="float" office:value="18352" calcext:value-type="float">
            <text:p>18352</text:p>
          </table:table-cell>
          <table:table-cell table:style-name="ce10" table:formula="of:=['All Data'.AI40]" office:value-type="percentage" office:value="0.603624495404964" calcext:value-type="percentage">
            <text:p>60.36%</text:p>
          </table:table-cell>
          <table:table-cell table:formula="of:=SUM(['All Data'.AJ40];['All Data'.AQ40])" office:value-type="float" office:value="35180" calcext:value-type="float">
            <text:p>35180</text:p>
          </table:table-cell>
          <table:table-cell table:formula="of:=['All Data'.AK40]" office:value-type="float" office:value="2597" calcext:value-type="float">
            <text:p>2597</text:p>
          </table:table-cell>
          <table:table-cell table:formula="of:=['All Data'.AR40]" office:value-type="float" office:value="19240" calcext:value-type="float">
            <text:p>19240</text:p>
          </table:table-cell>
          <table:table-cell table:style-name="ce10" table:formula="of:=['All Data'.AX40]" office:value-type="percentage" office:value="0.62072200113701" calcext:value-type="percentage">
            <text:p>62.07%</text:p>
          </table:table-cell>
          <table:table-cell table:number-columns-repeated="975"/>
        </table:table-row>
        <table:table-row table:style-name="ro3">
          <table:table-cell table:formula="of:=['All Data'.A41]" office:value-type="float" office:value="40" calcext:value-type="float">
            <text:p>40</text:p>
          </table:table-cell>
          <table:table-cell table:formula="of:=['All Data'.B41]" office:value-type="string" office:string-value="Queens " calcext:value-type="string">
            <text:p>Queens </text:p>
          </table:table-cell>
          <table:table-cell table:formula="of:=['All Data'.C41]" office:value-type="string" office:string-value="Flushing" calcext:value-type="string">
            <text:p>Flushing</text:p>
          </table:table-cell>
          <table:table-cell table:formula="of:=['All Data'.E41]" office:value-type="float" office:value="43576" calcext:value-type="float">
            <text:p>43576</text:p>
          </table:table-cell>
          <table:table-cell table:formula="of:=['All Data'.I41]" office:value-type="float" office:value="2227" calcext:value-type="float">
            <text:p>2227</text:p>
          </table:table-cell>
          <table:table-cell table:formula="of:=['All Data'.W41]" office:value-type="float" office:value="24016" calcext:value-type="float">
            <text:p>24016</text:p>
          </table:table-cell>
          <table:table-cell table:style-name="ce10" table:formula="of:=['All Data'.AI41]" office:value-type="percentage" office:value="0.602235175325867" calcext:value-type="percentage">
            <text:p>60.22%</text:p>
          </table:table-cell>
          <table:table-cell table:formula="of:=SUM(['All Data'.AJ41];['All Data'.AQ41])" office:value-type="float" office:value="41492" calcext:value-type="float">
            <text:p>41492</text:p>
          </table:table-cell>
          <table:table-cell table:formula="of:=['All Data'.AK41]" office:value-type="float" office:value="2212" calcext:value-type="float">
            <text:p>2212</text:p>
          </table:table-cell>
          <table:table-cell table:formula="of:=['All Data'.AR41]" office:value-type="float" office:value="23179" calcext:value-type="float">
            <text:p>23179</text:p>
          </table:table-cell>
          <table:table-cell table:style-name="ce10" table:formula="of:=['All Data'.AX41]" office:value-type="percentage" office:value="0.611949291429673" calcext:value-type="percentage">
            <text:p>61.19%</text:p>
          </table:table-cell>
          <table:table-cell table:number-columns-repeated="975"/>
        </table:table-row>
        <table:table-row table:style-name="ro3">
          <table:table-cell table:formula="of:=['All Data'.A42]" office:value-type="float" office:value="41" calcext:value-type="float">
            <text:p>41</text:p>
          </table:table-cell>
          <table:table-cell table:formula="of:=['All Data'.B42]" office:value-type="string" office:string-value="Brooklyn " calcext:value-type="string">
            <text:p>Brooklyn </text:p>
          </table:table-cell>
          <table:table-cell table:formula="of:=['All Data'.C42]" office:value-type="string" office:string-value="Midwood, Sheepshead Bay" calcext:value-type="string">
            <text:p>Midwood, Sheepshead Bay</text:p>
          </table:table-cell>
          <table:table-cell table:formula="of:=['All Data'.E42]" office:value-type="float" office:value="42499" calcext:value-type="float">
            <text:p>42499</text:p>
          </table:table-cell>
          <table:table-cell table:formula="of:=['All Data'.I42]" office:value-type="float" office:value="4108" calcext:value-type="float">
            <text:p>4108</text:p>
          </table:table-cell>
          <table:table-cell table:formula="of:=['All Data'.W42]" office:value-type="float" office:value="9614" calcext:value-type="float">
            <text:p>9614</text:p>
          </table:table-cell>
          <table:table-cell table:style-name="ce10" table:formula="of:=['All Data'.AI42]" office:value-type="percentage" office:value="0.322878185369067" calcext:value-type="percentage">
            <text:p>32.29%</text:p>
          </table:table-cell>
          <table:table-cell table:formula="of:=SUM(['All Data'.AJ42];['All Data'.AQ42])" office:value-type="float" office:value="43310" calcext:value-type="float">
            <text:p>43310</text:p>
          </table:table-cell>
          <table:table-cell table:formula="of:=['All Data'.AK42]" office:value-type="float" office:value="4769" calcext:value-type="float">
            <text:p>4769</text:p>
          </table:table-cell>
          <table:table-cell table:formula="of:=['All Data'.AR42]" office:value-type="float" office:value="11664" calcext:value-type="float">
            <text:p>11664</text:p>
          </table:table-cell>
          <table:table-cell table:style-name="ce10" table:formula="of:=['All Data'.AX42]" office:value-type="percentage" office:value="0.379427383975987" calcext:value-type="percentage">
            <text:p>37.94%</text:p>
          </table:table-cell>
          <table:table-cell table:number-columns-repeated="975"/>
        </table:table-row>
        <table:table-row table:style-name="ro3">
          <table:table-cell table:formula="of:=['All Data'.A43]" office:value-type="float" office:value="42" calcext:value-type="float">
            <text:p>42</text:p>
          </table:table-cell>
          <table:table-cell table:formula="of:=['All Data'.B43]" office:value-type="string" office:string-value="Brooklyn " calcext:value-type="string">
            <text:p>Brooklyn </text:p>
          </table:table-cell>
          <table:table-cell table:formula="of:=['All Data'.C43]" office:value-type="string" office:string-value="Midwood" calcext:value-type="string">
            <text:p>Midwood</text:p>
          </table:table-cell>
          <table:table-cell table:formula="of:=['All Data'.E43]" office:value-type="float" office:value="40202" calcext:value-type="float">
            <text:p>40202</text:p>
          </table:table-cell>
          <table:table-cell table:formula="of:=['All Data'.I43]" office:value-type="float" office:value="1845" calcext:value-type="float">
            <text:p>1845</text:p>
          </table:table-cell>
          <table:table-cell table:formula="of:=['All Data'.W43]" office:value-type="float" office:value="22228" calcext:value-type="float">
            <text:p>22228</text:p>
          </table:table-cell>
          <table:table-cell table:style-name="ce10" table:formula="of:=['All Data'.AI43]" office:value-type="percentage" office:value="0.598801054673897" calcext:value-type="percentage">
            <text:p>59.88%</text:p>
          </table:table-cell>
          <table:table-cell table:formula="of:=SUM(['All Data'.AJ43];['All Data'.AQ43])" office:value-type="float" office:value="40405" calcext:value-type="float">
            <text:p>40405</text:p>
          </table:table-cell>
          <table:table-cell table:formula="of:=['All Data'.AK43]" office:value-type="float" office:value="1784" calcext:value-type="float">
            <text:p>1784</text:p>
          </table:table-cell>
          <table:table-cell table:formula="of:=['All Data'.AR43]" office:value-type="float" office:value="23369" calcext:value-type="float">
            <text:p>23369</text:p>
          </table:table-cell>
          <table:table-cell table:style-name="ce10" table:formula="of:=['All Data'.AX43]" office:value-type="percentage" office:value="0.622521965103329" calcext:value-type="percentage">
            <text:p>62.25%</text:p>
          </table:table-cell>
          <table:table-cell table:number-columns-repeated="975"/>
        </table:table-row>
        <table:table-row table:style-name="ro3">
          <table:table-cell table:formula="of:=['All Data'.A44]" office:value-type="float" office:value="43" calcext:value-type="float">
            <text:p>43</text:p>
          </table:table-cell>
          <table:table-cell table:formula="of:=['All Data'.B44]" office:value-type="string" office:string-value="Brooklyn " calcext:value-type="string">
            <text:p>Brooklyn </text:p>
          </table:table-cell>
          <table:table-cell table:formula="of:=['All Data'.C44]" office:value-type="string" office:string-value="Crown Heights, Prospect Lefferts Gardens" calcext:value-type="string">
            <text:p>Crown Heights, Prospect Lefferts Gardens</text:p>
          </table:table-cell>
          <table:table-cell table:formula="of:=['All Data'.E44]" office:value-type="float" office:value="42064" calcext:value-type="float">
            <text:p>42064</text:p>
          </table:table-cell>
          <table:table-cell table:formula="of:=['All Data'.I44]" office:value-type="float" office:value="2985" calcext:value-type="float">
            <text:p>2985</text:p>
          </table:table-cell>
          <table:table-cell table:formula="of:=['All Data'.W44]" office:value-type="float" office:value="22944" calcext:value-type="float">
            <text:p>22944</text:p>
          </table:table-cell>
          <table:table-cell table:style-name="ce10" table:formula="of:=['All Data'.AI44]" office:value-type="percentage" office:value="0.616417839482693" calcext:value-type="percentage">
            <text:p>61.64%</text:p>
          </table:table-cell>
          <table:table-cell table:formula="of:=SUM(['All Data'.AJ44];['All Data'.AQ44])" office:value-type="float" office:value="42657" calcext:value-type="float">
            <text:p>42657</text:p>
          </table:table-cell>
          <table:table-cell table:formula="of:=['All Data'.AK44]" office:value-type="float" office:value="2909" calcext:value-type="float">
            <text:p>2909</text:p>
          </table:table-cell>
          <table:table-cell table:formula="of:=['All Data'.AR44]" office:value-type="float" office:value="24639" calcext:value-type="float">
            <text:p>24639</text:p>
          </table:table-cell>
          <table:table-cell table:style-name="ce10" table:formula="of:=['All Data'.AX44]" office:value-type="percentage" office:value="0.645802564643552" calcext:value-type="percentage">
            <text:p>64.58%</text:p>
          </table:table-cell>
          <table:table-cell table:number-columns-repeated="975"/>
        </table:table-row>
        <table:table-row table:style-name="ro3">
          <table:table-cell table:formula="of:=['All Data'.A45]" office:value-type="float" office:value="44" calcext:value-type="float">
            <text:p>44</text:p>
          </table:table-cell>
          <table:table-cell table:formula="of:=['All Data'.B45]" office:value-type="string" office:string-value="Brooklyn " calcext:value-type="string">
            <text:p>Brooklyn </text:p>
          </table:table-cell>
          <table:table-cell table:formula="of:=['All Data'.C45]" office:value-type="string" office:string-value="Kensington" calcext:value-type="string">
            <text:p>Kensington</text:p>
          </table:table-cell>
          <table:table-cell table:formula="of:=['All Data'.E45]" office:value-type="float" office:value="45011" calcext:value-type="float">
            <text:p>45011</text:p>
          </table:table-cell>
          <table:table-cell table:formula="of:=['All Data'.I45]" office:value-type="float" office:value="4781" calcext:value-type="float">
            <text:p>4781</text:p>
          </table:table-cell>
          <table:table-cell table:formula="of:=['All Data'.W45]" office:value-type="float" office:value="17958" calcext:value-type="float">
            <text:p>17958</text:p>
          </table:table-cell>
          <table:table-cell table:style-name="ce10" table:formula="of:=['All Data'.AI45]" office:value-type="percentage" office:value="0.505187620803804" calcext:value-type="percentage">
            <text:p>50.52%</text:p>
          </table:table-cell>
          <table:table-cell table:formula="of:=SUM(['All Data'.AJ45];['All Data'.AQ45])" office:value-type="float" office:value="45036" calcext:value-type="float">
            <text:p>45036</text:p>
          </table:table-cell>
          <table:table-cell table:formula="of:=['All Data'.AK45]" office:value-type="float" office:value="3634" calcext:value-type="float">
            <text:p>3634</text:p>
          </table:table-cell>
          <table:table-cell table:formula="of:=['All Data'.AR45]" office:value-type="float" office:value="20450" calcext:value-type="float">
            <text:p>20450</text:p>
          </table:table-cell>
          <table:table-cell table:style-name="ce10" table:formula="of:=['All Data'.AX45]" office:value-type="percentage" office:value="0.534772182254197" calcext:value-type="percentage">
            <text:p>53.48%</text:p>
          </table:table-cell>
          <table:table-cell table:number-columns-repeated="975"/>
        </table:table-row>
        <table:table-row table:style-name="ro3">
          <table:table-cell table:formula="of:=['All Data'.A46]" office:value-type="float" office:value="45" calcext:value-type="float">
            <text:p>45</text:p>
          </table:table-cell>
          <table:table-cell table:formula="of:=['All Data'.B46]" office:value-type="string" office:string-value="Brooklyn " calcext:value-type="string">
            <text:p>Brooklyn </text:p>
          </table:table-cell>
          <table:table-cell table:formula="of:=['All Data'.C46]" office:value-type="string" office:string-value="Brighton Beach, Sheepshead Bay" calcext:value-type="string">
            <text:p>Brighton Beach, Sheepshead Bay</text:p>
          </table:table-cell>
          <table:table-cell table:formula="of:=['All Data'.E46]" office:value-type="float" office:value="45006" calcext:value-type="float">
            <text:p>45006</text:p>
          </table:table-cell>
          <table:table-cell table:formula="of:=['All Data'.I46]" office:value-type="float" office:value="3274" calcext:value-type="float">
            <text:p>3274</text:p>
          </table:table-cell>
          <table:table-cell table:formula="of:=['All Data'.W46]" office:value-type="float" office:value="17585" calcext:value-type="float">
            <text:p>17585</text:p>
          </table:table-cell>
          <table:table-cell table:style-name="ce10" table:formula="of:=['All Data'.AI46]" office:value-type="percentage" office:value="0.463471537128383" calcext:value-type="percentage">
            <text:p>46.35%</text:p>
          </table:table-cell>
          <table:table-cell table:formula="of:=SUM(['All Data'.AJ46];['All Data'.AQ46])" office:value-type="float" office:value="47004" calcext:value-type="float">
            <text:p>47004</text:p>
          </table:table-cell>
          <table:table-cell table:formula="of:=['All Data'.AK46]" office:value-type="float" office:value="3492" calcext:value-type="float">
            <text:p>3492</text:p>
          </table:table-cell>
          <table:table-cell table:formula="of:=['All Data'.AR46]" office:value-type="float" office:value="19073" calcext:value-type="float">
            <text:p>19073</text:p>
          </table:table-cell>
          <table:table-cell table:style-name="ce10" table:formula="of:=['All Data'.AX46]" office:value-type="percentage" office:value="0.480065526338184" calcext:value-type="percentage">
            <text:p>48.01%</text:p>
          </table:table-cell>
          <table:table-cell table:number-columns-repeated="975"/>
        </table:table-row>
        <table:table-row table:style-name="ro3">
          <table:table-cell table:formula="of:=['All Data'.A47]" office:value-type="float" office:value="46" calcext:value-type="float">
            <text:p>46</text:p>
          </table:table-cell>
          <table:table-cell table:formula="of:=['All Data'.B47]" office:value-type="string" office:string-value="Brooklyn " calcext:value-type="string">
            <text:p>Brooklyn </text:p>
          </table:table-cell>
          <table:table-cell table:formula="of:=['All Data'.C47]" office:value-type="string" office:string-value="Coney Island, Fort Hamilton" calcext:value-type="string">
            <text:p>Coney Island, Fort Hamilton</text:p>
          </table:table-cell>
          <table:table-cell table:formula="of:=['All Data'.E47]" office:value-type="float" office:value="48102" calcext:value-type="float">
            <text:p>48102</text:p>
          </table:table-cell>
          <table:table-cell table:formula="of:=['All Data'.I47]" office:value-type="float" office:value="3246" calcext:value-type="float">
            <text:p>3246</text:p>
          </table:table-cell>
          <table:table-cell table:formula="of:=['All Data'.W47]" office:value-type="float" office:value="23533" calcext:value-type="float">
            <text:p>23533</text:p>
          </table:table-cell>
          <table:table-cell table:style-name="ce10" table:formula="of:=['All Data'.AI47]" office:value-type="percentage" office:value="0.556712818593821" calcext:value-type="percentage">
            <text:p>55.67%</text:p>
          </table:table-cell>
          <table:table-cell table:formula="of:=SUM(['All Data'.AJ47];['All Data'.AQ47])" office:value-type="float" office:value="49276" calcext:value-type="float">
            <text:p>49276</text:p>
          </table:table-cell>
          <table:table-cell table:formula="of:=['All Data'.AK47]" office:value-type="float" office:value="3355" calcext:value-type="float">
            <text:p>3355</text:p>
          </table:table-cell>
          <table:table-cell table:formula="of:=['All Data'.AR47]" office:value-type="float" office:value="24029" calcext:value-type="float">
            <text:p>24029</text:p>
          </table:table-cell>
          <table:table-cell table:style-name="ce10" table:formula="of:=['All Data'.AX47]" office:value-type="percentage" office:value="0.555726925886841" calcext:value-type="percentage">
            <text:p>55.57%</text:p>
          </table:table-cell>
          <table:table-cell table:number-columns-repeated="975"/>
        </table:table-row>
        <table:table-row table:style-name="ro3">
          <table:table-cell table:formula="of:=['All Data'.A48]" office:value-type="float" office:value="47" calcext:value-type="float">
            <text:p>47</text:p>
          </table:table-cell>
          <table:table-cell table:formula="of:=['All Data'.B48]" office:value-type="string" office:string-value="Brooklyn " calcext:value-type="string">
            <text:p>Brooklyn </text:p>
          </table:table-cell>
          <table:table-cell table:formula="of:=['All Data'.C48]" office:value-type="string" office:string-value="Gravesend" calcext:value-type="string">
            <text:p>Gravesend</text:p>
          </table:table-cell>
          <table:table-cell table:formula="of:=['All Data'.E48]" office:value-type="float" office:value="44263" calcext:value-type="float">
            <text:p>44263</text:p>
          </table:table-cell>
          <table:table-cell table:formula="of:=['All Data'.I48]" office:value-type="float" office:value="3439" calcext:value-type="float">
            <text:p>3439</text:p>
          </table:table-cell>
          <table:table-cell table:formula="of:=['All Data'.W48]" office:value-type="float" office:value="18165" calcext:value-type="float">
            <text:p>18165</text:p>
          </table:table-cell>
          <table:table-cell table:style-name="ce10" table:formula="of:=['All Data'.AI48]" office:value-type="percentage" office:value="0.488082597203082" calcext:value-type="percentage">
            <text:p>48.81%</text:p>
          </table:table-cell>
          <table:table-cell table:formula="of:=SUM(['All Data'.AJ48];['All Data'.AQ48])" office:value-type="float" office:value="45674" calcext:value-type="float">
            <text:p>45674</text:p>
          </table:table-cell>
          <table:table-cell table:formula="of:=['All Data'.AK48]" office:value-type="float" office:value="3555" calcext:value-type="float">
            <text:p>3555</text:p>
          </table:table-cell>
          <table:table-cell table:formula="of:=['All Data'.AR48]" office:value-type="float" office:value="17985" calcext:value-type="float">
            <text:p>17985</text:p>
          </table:table-cell>
          <table:table-cell table:style-name="ce10" table:formula="of:=['All Data'.AX48]" office:value-type="percentage" office:value="0.47160310023208" calcext:value-type="percentage">
            <text:p>47.16%</text:p>
          </table:table-cell>
          <table:table-cell table:number-columns-repeated="975"/>
        </table:table-row>
        <table:table-row table:style-name="ro3">
          <table:table-cell table:formula="of:=['All Data'.A49]" office:value-type="float" office:value="48" calcext:value-type="float">
            <text:p>48</text:p>
          </table:table-cell>
          <table:table-cell table:formula="of:=['All Data'.B49]" office:value-type="string" office:string-value="Brooklyn " calcext:value-type="string">
            <text:p>Brooklyn </text:p>
          </table:table-cell>
          <table:table-cell table:formula="of:=['All Data'.C49]" office:value-type="string" office:string-value="Borough Park" calcext:value-type="string">
            <text:p>Borough Park</text:p>
          </table:table-cell>
          <table:table-cell table:formula="of:=['All Data'.E49]" office:value-type="float" office:value="35605" calcext:value-type="float">
            <text:p>35605</text:p>
          </table:table-cell>
          <table:table-cell table:formula="of:=['All Data'.I49]" office:value-type="float" office:value="3007" calcext:value-type="float">
            <text:p>3007</text:p>
          </table:table-cell>
          <table:table-cell table:formula="of:=['All Data'.W49]" office:value-type="float" office:value="13931" calcext:value-type="float">
            <text:p>13931</text:p>
          </table:table-cell>
          <table:table-cell table:style-name="ce10" table:formula="of:=['All Data'.AI49]" office:value-type="percentage" office:value="0.475719702289004" calcext:value-type="percentage">
            <text:p>47.57%</text:p>
          </table:table-cell>
          <table:table-cell table:formula="of:=SUM(['All Data'.AJ49];['All Data'.AQ49])" office:value-type="float" office:value="37494" calcext:value-type="float">
            <text:p>37494</text:p>
          </table:table-cell>
          <table:table-cell table:formula="of:=['All Data'.AK49]" office:value-type="float" office:value="3581" calcext:value-type="float">
            <text:p>3581</text:p>
          </table:table-cell>
          <table:table-cell table:formula="of:=['All Data'.AR49]" office:value-type="float" office:value="15231" calcext:value-type="float">
            <text:p>15231</text:p>
          </table:table-cell>
          <table:table-cell table:style-name="ce10" table:formula="of:=['All Data'.AX49]" office:value-type="percentage" office:value="0.501733610711047" calcext:value-type="percentage">
            <text:p>50.17%</text:p>
          </table:table-cell>
          <table:table-cell table:number-columns-repeated="975"/>
        </table:table-row>
        <table:table-row table:style-name="ro3">
          <table:table-cell table:formula="of:=['All Data'.A50]" office:value-type="float" office:value="49" calcext:value-type="float">
            <text:p>49</text:p>
          </table:table-cell>
          <table:table-cell table:formula="of:=['All Data'.B50]" office:value-type="string" office:string-value="Brooklyn " calcext:value-type="string">
            <text:p>Brooklyn </text:p>
          </table:table-cell>
          <table:table-cell table:formula="of:=['All Data'.C50]" office:value-type="string" office:string-value="Bensonhurst" calcext:value-type="string">
            <text:p>Bensonhurst</text:p>
          </table:table-cell>
          <table:table-cell table:formula="of:=['All Data'.E50]" office:value-type="float" office:value="41540" calcext:value-type="float">
            <text:p>41540</text:p>
          </table:table-cell>
          <table:table-cell table:formula="of:=['All Data'.I50]" office:value-type="float" office:value="4007" calcext:value-type="float">
            <text:p>4007</text:p>
          </table:table-cell>
          <table:table-cell table:formula="of:=['All Data'.W50]" office:value-type="float" office:value="15550" calcext:value-type="float">
            <text:p>15550</text:p>
          </table:table-cell>
          <table:table-cell table:style-name="ce10" table:formula="of:=['All Data'.AI50]" office:value-type="percentage" office:value="0.470799229658161" calcext:value-type="percentage">
            <text:p>47.08%</text:p>
          </table:table-cell>
          <table:table-cell table:formula="of:=SUM(['All Data'.AJ50];['All Data'.AQ50])" office:value-type="float" office:value="43258" calcext:value-type="float">
            <text:p>43258</text:p>
          </table:table-cell>
          <table:table-cell table:formula="of:=['All Data'.AK50]" office:value-type="float" office:value="4070" calcext:value-type="float">
            <text:p>4070</text:p>
          </table:table-cell>
          <table:table-cell table:formula="of:=['All Data'.AR50]" office:value-type="float" office:value="15266" calcext:value-type="float">
            <text:p>15266</text:p>
          </table:table-cell>
          <table:table-cell table:style-name="ce10" table:formula="of:=['All Data'.AX50]" office:value-type="percentage" office:value="0.446992463821721" calcext:value-type="percentage">
            <text:p>44.70%</text:p>
          </table:table-cell>
          <table:table-cell table:number-columns-repeated="975"/>
        </table:table-row>
        <table:table-row table:style-name="ro3">
          <table:table-cell table:formula="of:=['All Data'.A51]" office:value-type="float" office:value="50" calcext:value-type="float">
            <text:p>50</text:p>
          </table:table-cell>
          <table:table-cell table:formula="of:=['All Data'.B51]" office:value-type="string" office:string-value="Brooklyn " calcext:value-type="string">
            <text:p>Brooklyn </text:p>
          </table:table-cell>
          <table:table-cell table:formula="of:=['All Data'.C51]" office:value-type="string" office:string-value="Greenpoint, Williamsburg" calcext:value-type="string">
            <text:p>Greenpoint, Williamsburg</text:p>
          </table:table-cell>
          <table:table-cell table:formula="of:=['All Data'.E51]" office:value-type="float" office:value="44018" calcext:value-type="float">
            <text:p>44018</text:p>
          </table:table-cell>
          <table:table-cell table:formula="of:=['All Data'.I51]" office:value-type="float" office:value="3322" calcext:value-type="float">
            <text:p>3322</text:p>
          </table:table-cell>
          <table:table-cell table:formula="of:=['All Data'.W51]" office:value-type="float" office:value="26019" calcext:value-type="float">
            <text:p>26019</text:p>
          </table:table-cell>
          <table:table-cell table:style-name="ce10" table:formula="of:=['All Data'.AI51]" office:value-type="percentage" office:value="0.666568222090963" calcext:value-type="percentage">
            <text:p>66.66%</text:p>
          </table:table-cell>
          <table:table-cell table:formula="of:=SUM(['All Data'.AJ51];['All Data'.AQ51])" office:value-type="float" office:value="42280" calcext:value-type="float">
            <text:p>42280</text:p>
          </table:table-cell>
          <table:table-cell table:formula="of:=['All Data'.AK51]" office:value-type="float" office:value="2987" calcext:value-type="float">
            <text:p>2987</text:p>
          </table:table-cell>
          <table:table-cell table:formula="of:=['All Data'.AR51]" office:value-type="float" office:value="25186" calcext:value-type="float">
            <text:p>25186</text:p>
          </table:table-cell>
          <table:table-cell table:style-name="ce10" table:formula="of:=['All Data'.AX51]" office:value-type="percentage" office:value="0.666343424787133" calcext:value-type="percentage">
            <text:p>66.63%</text:p>
          </table:table-cell>
          <table:table-cell table:number-columns-repeated="975"/>
        </table:table-row>
        <table:table-row table:style-name="ro3">
          <table:table-cell table:formula="of:=['All Data'.A52]" office:value-type="float" office:value="51" calcext:value-type="float">
            <text:p>51</text:p>
          </table:table-cell>
          <table:table-cell table:formula="of:=['All Data'.B52]" office:value-type="string" office:string-value="Brooklyn " calcext:value-type="string">
            <text:p>Brooklyn </text:p>
          </table:table-cell>
          <table:table-cell table:formula="of:=['All Data'.C52]" office:value-type="string" office:string-value="Sunset Park" calcext:value-type="string">
            <text:p>Sunset Park</text:p>
          </table:table-cell>
          <table:table-cell table:formula="of:=['All Data'.E52]" office:value-type="float" office:value="39255" calcext:value-type="float">
            <text:p>39255</text:p>
          </table:table-cell>
          <table:table-cell table:formula="of:=['All Data'.I52]" office:value-type="float" office:value="3516" calcext:value-type="float">
            <text:p>3516</text:p>
          </table:table-cell>
          <table:table-cell table:formula="of:=['All Data'.W52]" office:value-type="float" office:value="22316" calcext:value-type="float">
            <text:p>22316</text:p>
          </table:table-cell>
          <table:table-cell table:style-name="ce10" table:formula="of:=['All Data'.AI52]" office:value-type="percentage" office:value="0.658056298560693" calcext:value-type="percentage">
            <text:p>65.81%</text:p>
          </table:table-cell>
          <table:table-cell table:formula="of:=SUM(['All Data'.AJ52];['All Data'.AQ52])" office:value-type="float" office:value="37674" calcext:value-type="float">
            <text:p>37674</text:p>
          </table:table-cell>
          <table:table-cell table:formula="of:=['All Data'.AK52]" office:value-type="float" office:value="2900" calcext:value-type="float">
            <text:p>2900</text:p>
          </table:table-cell>
          <table:table-cell table:formula="of:=['All Data'.AR52]" office:value-type="float" office:value="21709" calcext:value-type="float">
            <text:p>21709</text:p>
          </table:table-cell>
          <table:table-cell table:style-name="ce10" table:formula="of:=['All Data'.AX52]" office:value-type="percentage" office:value="0.653209109730849" calcext:value-type="percentage">
            <text:p>65.32%</text:p>
          </table:table-cell>
          <table:table-cell table:number-columns-repeated="975"/>
        </table:table-row>
        <table:table-row table:style-name="ro3">
          <table:table-cell table:formula="of:=['All Data'.A53]" office:value-type="float" office:value="52" calcext:value-type="float">
            <text:p>52</text:p>
          </table:table-cell>
          <table:table-cell table:formula="of:=['All Data'.B53]" office:value-type="string" office:string-value="Brooklyn " calcext:value-type="string">
            <text:p>Brooklyn </text:p>
          </table:table-cell>
          <table:table-cell table:formula="of:=['All Data'.C53]" office:value-type="string" office:string-value="Brooklyn Heights, Park Slope" calcext:value-type="string">
            <text:p>Brooklyn Heights, Park Slope</text:p>
          </table:table-cell>
          <table:table-cell table:formula="of:=['All Data'.E53]" office:value-type="float" office:value="58115" calcext:value-type="float">
            <text:p>58115</text:p>
          </table:table-cell>
          <table:table-cell table:formula="of:=['All Data'.I53]" office:value-type="float" office:value="9559" calcext:value-type="float">
            <text:p>9559</text:p>
          </table:table-cell>
          <table:table-cell table:formula="of:=['All Data'.W53]" office:value-type="float" office:value="25818" calcext:value-type="float">
            <text:p>25818</text:p>
          </table:table-cell>
          <table:table-cell table:style-name="ce10" table:formula="of:=['All Data'.AI53]" office:value-type="percentage" office:value="0.608741288823884" calcext:value-type="percentage">
            <text:p>60.87%</text:p>
          </table:table-cell>
          <table:table-cell table:formula="of:=SUM(['All Data'.AJ53];['All Data'.AQ53])" office:value-type="float" office:value="55854" calcext:value-type="float">
            <text:p>55854</text:p>
          </table:table-cell>
          <table:table-cell table:formula="of:=['All Data'.AK53]" office:value-type="float" office:value="7417" calcext:value-type="float">
            <text:p>7417</text:p>
          </table:table-cell>
          <table:table-cell table:formula="of:=['All Data'.AR53]" office:value-type="float" office:value="26951" calcext:value-type="float">
            <text:p>26951</text:p>
          </table:table-cell>
          <table:table-cell table:style-name="ce10" table:formula="of:=['All Data'.AX53]" office:value-type="percentage" office:value="0.615318508969814" calcext:value-type="percentage">
            <text:p>61.53%</text:p>
          </table:table-cell>
          <table:table-cell table:number-columns-repeated="975"/>
        </table:table-row>
        <table:table-row table:style-name="ro3">
          <table:table-cell table:formula="of:=['All Data'.A54]" office:value-type="float" office:value="53" calcext:value-type="float">
            <text:p>53</text:p>
          </table:table-cell>
          <table:table-cell table:formula="of:=['All Data'.B54]" office:value-type="string" office:string-value="Brooklyn " calcext:value-type="string">
            <text:p>Brooklyn </text:p>
          </table:table-cell>
          <table:table-cell table:formula="of:=['All Data'.C54]" office:value-type="string" office:string-value="East Williamsburg, Bushwick" calcext:value-type="string">
            <text:p>East Williamsburg, Bushwick</text:p>
          </table:table-cell>
          <table:table-cell table:formula="of:=['All Data'.E54]" office:value-type="float" office:value="43405" calcext:value-type="float">
            <text:p>43405</text:p>
          </table:table-cell>
          <table:table-cell table:formula="of:=['All Data'.I54]" office:value-type="float" office:value="1729" calcext:value-type="float">
            <text:p>1729</text:p>
          </table:table-cell>
          <table:table-cell table:formula="of:=['All Data'.W54]" office:value-type="float" office:value="30047" calcext:value-type="float">
            <text:p>30047</text:p>
          </table:table-cell>
          <table:table-cell table:style-name="ce10" table:formula="of:=['All Data'.AI54]" office:value-type="percentage" office:value="0.73208155742426" calcext:value-type="percentage">
            <text:p>73.21%</text:p>
          </table:table-cell>
          <table:table-cell table:formula="of:=SUM(['All Data'.AJ54];['All Data'.AQ54])" office:value-type="float" office:value="38902" calcext:value-type="float">
            <text:p>38902</text:p>
          </table:table-cell>
          <table:table-cell table:formula="of:=['All Data'.AK54]" office:value-type="float" office:value="1327" calcext:value-type="float">
            <text:p>1327</text:p>
          </table:table-cell>
          <table:table-cell table:formula="of:=['All Data'.AR54]" office:value-type="float" office:value="27881" calcext:value-type="float">
            <text:p>27881</text:p>
          </table:table-cell>
          <table:table-cell table:style-name="ce10" table:formula="of:=['All Data'.AX54]" office:value-type="percentage" office:value="0.750809727006324" calcext:value-type="percentage">
            <text:p>75.08%</text:p>
          </table:table-cell>
          <table:table-cell table:number-columns-repeated="975"/>
        </table:table-row>
        <table:table-row table:style-name="ro3">
          <table:table-cell table:formula="of:=['All Data'.A55]" office:value-type="float" office:value="54" calcext:value-type="float">
            <text:p>54</text:p>
          </table:table-cell>
          <table:table-cell table:formula="of:=['All Data'.B55]" office:value-type="string" office:string-value="Brooklyn" calcext:value-type="string">
            <text:p>Brooklyn</text:p>
          </table:table-cell>
          <table:table-cell table:formula="of:=['All Data'.C55]" office:value-type="float" office:value="0" calcext:value-type="float">
            <text:p>0</text:p>
          </table:table-cell>
          <table:table-cell table:formula="of:=['All Data'.E55]" office:value-type="float" office:value="37519" calcext:value-type="float">
            <text:p>37519</text:p>
          </table:table-cell>
          <table:table-cell table:formula="of:=['All Data'.I55]" office:value-type="float" office:value="2744" calcext:value-type="float">
            <text:p>2744</text:p>
          </table:table-cell>
          <table:table-cell table:formula="of:=['All Data'.W55]" office:value-type="float" office:value="20974" calcext:value-type="float">
            <text:p>20974</text:p>
          </table:table-cell>
          <table:table-cell table:style-name="ce10" table:formula="of:=['All Data'.AI55]" office:value-type="percentage" office:value="0.632159705749087" calcext:value-type="percentage">
            <text:p>63.22%</text:p>
          </table:table-cell>
          <table:table-cell table:formula="of:=SUM(['All Data'.AJ55];['All Data'.AQ55])" office:value-type="float" office:value="35290" calcext:value-type="float">
            <text:p>35290</text:p>
          </table:table-cell>
          <table:table-cell table:formula="of:=['All Data'.AK55]" office:value-type="float" office:value="3233" calcext:value-type="float">
            <text:p>3233</text:p>
          </table:table-cell>
          <table:table-cell table:formula="of:=['All Data'.AR55]" office:value-type="float" office:value="19483" calcext:value-type="float">
            <text:p>19483</text:p>
          </table:table-cell>
          <table:table-cell table:style-name="ce10" table:formula="of:=['All Data'.AX55]" office:value-type="percentage" office:value="0.643695097761406" calcext:value-type="percentage">
            <text:p>64.37%</text:p>
          </table:table-cell>
          <table:table-cell table:number-columns-repeated="975"/>
        </table:table-row>
        <table:table-row table:style-name="ro3">
          <table:table-cell table:formula="of:=['All Data'.A56]" office:value-type="float" office:value="55" calcext:value-type="float">
            <text:p>55</text:p>
          </table:table-cell>
          <table:table-cell table:formula="of:=['All Data'.B56]" office:value-type="string" office:string-value="Brooklyn" calcext:value-type="string">
            <text:p>Brooklyn</text:p>
          </table:table-cell>
          <table:table-cell table:formula="of:=['All Data'.C56]" office:value-type="float" office:value="0" calcext:value-type="float">
            <text:p>0</text:p>
          </table:table-cell>
          <table:table-cell table:formula="of:=['All Data'.E56]" office:value-type="float" office:value="41227" calcext:value-type="float">
            <text:p>41227</text:p>
          </table:table-cell>
          <table:table-cell table:formula="of:=['All Data'.I56]" office:value-type="float" office:value="1910" calcext:value-type="float">
            <text:p>1910</text:p>
          </table:table-cell>
          <table:table-cell table:formula="of:=['All Data'.W56]" office:value-type="float" office:value="26207" calcext:value-type="float">
            <text:p>26207</text:p>
          </table:table-cell>
          <table:table-cell table:style-name="ce10" table:formula="of:=['All Data'.AI56]" office:value-type="percentage" office:value="0.682004511606471" calcext:value-type="percentage">
            <text:p>68.20%</text:p>
          </table:table-cell>
          <table:table-cell table:formula="of:=SUM(['All Data'.AJ56];['All Data'.AQ56])" office:value-type="float" office:value="40348" calcext:value-type="float">
            <text:p>40348</text:p>
          </table:table-cell>
          <table:table-cell table:formula="of:=['All Data'.AK56]" office:value-type="float" office:value="2381" calcext:value-type="float">
            <text:p>2381</text:p>
          </table:table-cell>
          <table:table-cell table:formula="of:=['All Data'.AR56]" office:value-type="float" office:value="26878" calcext:value-type="float">
            <text:p>26878</text:p>
          </table:table-cell>
          <table:table-cell table:style-name="ce10" table:formula="of:=['All Data'.AX56]" office:value-type="percentage" office:value="0.725166055318727" calcext:value-type="percentage">
            <text:p>72.52%</text:p>
          </table:table-cell>
          <table:table-cell table:number-columns-repeated="975"/>
        </table:table-row>
        <table:table-row table:style-name="ro3">
          <table:table-cell table:formula="of:=['All Data'.A57]" office:value-type="float" office:value="56" calcext:value-type="float">
            <text:p>56</text:p>
          </table:table-cell>
          <table:table-cell table:formula="of:=['All Data'.B57]" office:value-type="string" office:string-value="Brooklyn " calcext:value-type="string">
            <text:p>Brooklyn </text:p>
          </table:table-cell>
          <table:table-cell table:formula="of:=['All Data'.C57]" office:value-type="string" office:string-value="Bedford-Stuyvesant" calcext:value-type="string">
            <text:p>Bedford-Stuyvesant</text:p>
          </table:table-cell>
          <table:table-cell table:formula="of:=['All Data'.E57]" office:value-type="float" office:value="44119" calcext:value-type="float">
            <text:p>44119</text:p>
          </table:table-cell>
          <table:table-cell table:formula="of:=['All Data'.I57]" office:value-type="float" office:value="3643" calcext:value-type="float">
            <text:p>3643</text:p>
          </table:table-cell>
          <table:table-cell table:formula="of:=['All Data'.W57]" office:value-type="float" office:value="26306" calcext:value-type="float">
            <text:p>26306</text:p>
          </table:table-cell>
          <table:table-cell table:style-name="ce10" table:formula="of:=['All Data'.AI57]" office:value-type="percentage" office:value="0.678823182755729" calcext:value-type="percentage">
            <text:p>67.88%</text:p>
          </table:table-cell>
          <table:table-cell table:formula="of:=SUM(['All Data'.AJ57];['All Data'.AQ57])" office:value-type="float" office:value="44234" calcext:value-type="float">
            <text:p>44234</text:p>
          </table:table-cell>
          <table:table-cell table:formula="of:=['All Data'.AK57]" office:value-type="float" office:value="3403" calcext:value-type="float">
            <text:p>3403</text:p>
          </table:table-cell>
          <table:table-cell table:formula="of:=['All Data'.AR57]" office:value-type="float" office:value="27994" calcext:value-type="float">
            <text:p>27994</text:p>
          </table:table-cell>
          <table:table-cell table:style-name="ce10" table:formula="of:=['All Data'.AX57]" office:value-type="percentage" office:value="0.709793371614595" calcext:value-type="percentage">
            <text:p>70.98%</text:p>
          </table:table-cell>
          <table:table-cell table:number-columns-repeated="975"/>
        </table:table-row>
        <table:table-row table:style-name="ro3">
          <table:table-cell table:formula="of:=['All Data'.A58]" office:value-type="float" office:value="57" calcext:value-type="float">
            <text:p>57</text:p>
          </table:table-cell>
          <table:table-cell table:formula="of:=['All Data'.B58]" office:value-type="string" office:string-value="Brooklyn " calcext:value-type="string">
            <text:p>Brooklyn </text:p>
          </table:table-cell>
          <table:table-cell table:formula="of:=['All Data'.C58]" office:value-type="string" office:string-value="Clinton Hill, Fort Greene, Prospect Heights" calcext:value-type="string">
            <text:p>Clinton Hill, Fort Greene, Prospect Heights</text:p>
          </table:table-cell>
          <table:table-cell table:formula="of:=['All Data'.E58]" office:value-type="float" office:value="50210" calcext:value-type="float">
            <text:p>50210</text:p>
          </table:table-cell>
          <table:table-cell table:formula="of:=['All Data'.I58]" office:value-type="float" office:value="4502" calcext:value-type="float">
            <text:p>4502</text:p>
          </table:table-cell>
          <table:table-cell table:formula="of:=['All Data'.W58]" office:value-type="float" office:value="29235" calcext:value-type="float">
            <text:p>29235</text:p>
          </table:table-cell>
          <table:table-cell table:style-name="ce10" table:formula="of:=['All Data'.AI58]" office:value-type="percentage" office:value="0.671917944632543" calcext:value-type="percentage">
            <text:p>67.19%</text:p>
          </table:table-cell>
          <table:table-cell table:formula="of:=SUM(['All Data'.AJ58];['All Data'.AQ58])" office:value-type="float" office:value="49386" calcext:value-type="float">
            <text:p>49386</text:p>
          </table:table-cell>
          <table:table-cell table:formula="of:=['All Data'.AK58]" office:value-type="float" office:value="3635" calcext:value-type="float">
            <text:p>3635</text:p>
          </table:table-cell>
          <table:table-cell table:formula="of:=['All Data'.AR58]" office:value-type="float" office:value="30501" calcext:value-type="float">
            <text:p>30501</text:p>
          </table:table-cell>
          <table:table-cell table:style-name="ce10" table:formula="of:=['All Data'.AX58]" office:value-type="percentage" office:value="0.691208034665695" calcext:value-type="percentage">
            <text:p>69.12%</text:p>
          </table:table-cell>
          <table:table-cell table:number-columns-repeated="975"/>
        </table:table-row>
        <table:table-row table:style-name="ro3">
          <table:table-cell table:formula="of:=['All Data'.A59]" office:value-type="float" office:value="58" calcext:value-type="float">
            <text:p>58</text:p>
          </table:table-cell>
          <table:table-cell table:formula="of:=['All Data'.B59]" office:value-type="string" office:string-value="Brooklyn " calcext:value-type="string">
            <text:p>Brooklyn </text:p>
          </table:table-cell>
          <table:table-cell table:formula="of:=['All Data'.C59]" office:value-type="string" office:string-value="Canarsie, East Flatbush" calcext:value-type="string">
            <text:p>Canarsie, East Flatbush</text:p>
          </table:table-cell>
          <table:table-cell table:formula="of:=['All Data'.E59]" office:value-type="float" office:value="39600" calcext:value-type="float">
            <text:p>39600</text:p>
          </table:table-cell>
          <table:table-cell table:formula="of:=['All Data'.I59]" office:value-type="float" office:value="3239" calcext:value-type="float">
            <text:p>3239</text:p>
          </table:table-cell>
          <table:table-cell table:formula="of:=['All Data'.W59]" office:value-type="float" office:value="15069" calcext:value-type="float">
            <text:p>15069</text:p>
          </table:table-cell>
          <table:table-cell table:style-name="ce10" table:formula="of:=['All Data'.AI59]" office:value-type="percentage" office:value="0.462323232323232" calcext:value-type="percentage">
            <text:p>46.23%</text:p>
          </table:table-cell>
          <table:table-cell table:formula="of:=SUM(['All Data'.AJ59];['All Data'.AQ59])" office:value-type="float" office:value="40719" calcext:value-type="float">
            <text:p>40719</text:p>
          </table:table-cell>
          <table:table-cell table:formula="of:=['All Data'.AK59]" office:value-type="float" office:value="3743" calcext:value-type="float">
            <text:p>3743</text:p>
          </table:table-cell>
          <table:table-cell table:formula="of:=['All Data'.AR59]" office:value-type="float" office:value="16965" calcext:value-type="float">
            <text:p>16965</text:p>
          </table:table-cell>
          <table:table-cell table:style-name="ce10" table:formula="of:=['All Data'.AX59]" office:value-type="percentage" office:value="0.508558658120288" calcext:value-type="percentage">
            <text:p>50.86%</text:p>
          </table:table-cell>
          <table:table-cell table:number-columns-repeated="975"/>
        </table:table-row>
        <table:table-row table:style-name="ro3">
          <table:table-cell table:formula="of:=['All Data'.A60]" office:value-type="float" office:value="59" calcext:value-type="float">
            <text:p>59</text:p>
          </table:table-cell>
          <table:table-cell table:formula="of:=['All Data'.B60]" office:value-type="string" office:string-value="Brooklyn" calcext:value-type="string">
            <text:p>Brooklyn</text:p>
          </table:table-cell>
          <table:table-cell table:formula="of:=['All Data'.C60]" office:value-type="float" office:value="0" calcext:value-type="float">
            <text:p>0</text:p>
          </table:table-cell>
          <table:table-cell table:formula="of:=['All Data'.E60]" office:value-type="float" office:value="41990" calcext:value-type="float">
            <text:p>41990</text:p>
          </table:table-cell>
          <table:table-cell table:formula="of:=['All Data'.I60]" office:value-type="float" office:value="3440" calcext:value-type="float">
            <text:p>3440</text:p>
          </table:table-cell>
          <table:table-cell table:formula="of:=['All Data'.W60]" office:value-type="float" office:value="6327" calcext:value-type="float">
            <text:p>6327</text:p>
          </table:table-cell>
          <table:table-cell table:style-name="ce10" table:formula="of:=['All Data'.AI60]" office:value-type="percentage" office:value="0.232603000714456" calcext:value-type="percentage">
            <text:p>23.26%</text:p>
          </table:table-cell>
          <table:table-cell table:formula="of:=SUM(['All Data'.AJ60];['All Data'.AQ60])" office:value-type="float" office:value="42341" calcext:value-type="float">
            <text:p>42341</text:p>
          </table:table-cell>
          <table:table-cell table:formula="of:=['All Data'.AK60]" office:value-type="float" office:value="3962" calcext:value-type="float">
            <text:p>3962</text:p>
          </table:table-cell>
          <table:table-cell table:formula="of:=['All Data'.AR60]" office:value-type="float" office:value="6821" calcext:value-type="float">
            <text:p>6821</text:p>
          </table:table-cell>
          <table:table-cell table:style-name="ce10" table:formula="of:=['All Data'.AX60]" office:value-type="percentage" office:value="0.254670414019508" calcext:value-type="percentage">
            <text:p>25.47%</text:p>
          </table:table-cell>
          <table:table-cell table:number-columns-repeated="975"/>
        </table:table-row>
        <table:table-row table:style-name="ro3">
          <table:table-cell table:formula="of:=['All Data'.A61]" office:value-type="float" office:value="60" calcext:value-type="float">
            <text:p>60</text:p>
          </table:table-cell>
          <table:table-cell table:formula="of:=['All Data'.B61]" office:value-type="string" office:string-value="Brooklyn" calcext:value-type="string">
            <text:p>Brooklyn</text:p>
          </table:table-cell>
          <table:table-cell table:formula="of:=['All Data'.C61]" office:value-type="float" office:value="0" calcext:value-type="float">
            <text:p>0</text:p>
          </table:table-cell>
          <table:table-cell table:formula="of:=['All Data'.E61]" office:value-type="float" office:value="49542" calcext:value-type="float">
            <text:p>49542</text:p>
          </table:table-cell>
          <table:table-cell table:formula="of:=['All Data'.I61]" office:value-type="float" office:value="3399" calcext:value-type="float">
            <text:p>3399</text:p>
          </table:table-cell>
          <table:table-cell table:formula="of:=['All Data'.W61]" office:value-type="float" office:value="9902" calcext:value-type="float">
            <text:p>9902</text:p>
          </table:table-cell>
          <table:table-cell table:style-name="ce10" table:formula="of:=['All Data'.AI61]" office:value-type="percentage" office:value="0.268479270114246" calcext:value-type="percentage">
            <text:p>26.85%</text:p>
          </table:table-cell>
          <table:table-cell table:formula="of:=SUM(['All Data'.AJ61];['All Data'.AQ61])" office:value-type="float" office:value="47745" calcext:value-type="float">
            <text:p>47745</text:p>
          </table:table-cell>
          <table:table-cell table:formula="of:=['All Data'.AK61]" office:value-type="float" office:value="3327" calcext:value-type="float">
            <text:p>3327</text:p>
          </table:table-cell>
          <table:table-cell table:formula="of:=['All Data'.AR61]" office:value-type="float" office:value="10519" calcext:value-type="float">
            <text:p>10519</text:p>
          </table:table-cell>
          <table:table-cell table:style-name="ce10" table:formula="of:=['All Data'.AX61]" office:value-type="percentage" office:value="0.289998952769924" calcext:value-type="percentage">
            <text:p>29.00%</text:p>
          </table:table-cell>
          <table:table-cell table:number-columns-repeated="975"/>
        </table:table-row>
        <table:table-row table:style-name="ro3">
          <table:table-cell table:formula="of:=['All Data'.A62]" office:value-type="float" office:value="61" calcext:value-type="float">
            <text:p>61</text:p>
          </table:table-cell>
          <table:table-cell table:formula="of:=['All Data'.B62]" office:value-type="string" office:string-value="Staten Island " calcext:value-type="string">
            <text:p>Staten Island </text:p>
          </table:table-cell>
          <table:table-cell table:formula="of:=['All Data'.C62]" office:value-type="string" office:string-value="West Brighton" calcext:value-type="string">
            <text:p>West Brighton</text:p>
          </table:table-cell>
          <table:table-cell table:formula="of:=['All Data'.E62]" office:value-type="float" office:value="44638" calcext:value-type="float">
            <text:p>44638</text:p>
          </table:table-cell>
          <table:table-cell table:formula="of:=['All Data'.I62]" office:value-type="float" office:value="2318" calcext:value-type="float">
            <text:p>2318</text:p>
          </table:table-cell>
          <table:table-cell table:formula="of:=['All Data'.W62]" office:value-type="float" office:value="10752" calcext:value-type="float">
            <text:p>10752</text:p>
          </table:table-cell>
          <table:table-cell table:style-name="ce10" table:formula="of:=['All Data'.AI62]" office:value-type="percentage" office:value="0.292799856624401" calcext:value-type="percentage">
            <text:p>29.28%</text:p>
          </table:table-cell>
          <table:table-cell table:formula="of:=SUM(['All Data'.AJ62];['All Data'.AQ62])" office:value-type="float" office:value="42427" calcext:value-type="float">
            <text:p>42427</text:p>
          </table:table-cell>
          <table:table-cell table:formula="of:=['All Data'.AK62]" office:value-type="float" office:value="2223" calcext:value-type="float">
            <text:p>2223</text:p>
          </table:table-cell>
          <table:table-cell table:formula="of:=['All Data'.AR62]" office:value-type="float" office:value="10951" calcext:value-type="float">
            <text:p>10951</text:p>
          </table:table-cell>
          <table:table-cell table:style-name="ce10" table:formula="of:=['All Data'.AX62]" office:value-type="percentage" office:value="0.310509816861904" calcext:value-type="percentage">
            <text:p>31.05%</text:p>
          </table:table-cell>
          <table:table-cell table:number-columns-repeated="975"/>
        </table:table-row>
        <table:table-row table:style-name="ro3">
          <table:table-cell table:formula="of:=['All Data'.A63]" office:value-type="float" office:value="62" calcext:value-type="float">
            <text:p>62</text:p>
          </table:table-cell>
          <table:table-cell table:formula="of:=['All Data'.B63]" office:value-type="string" office:string-value="Staten Island " calcext:value-type="string">
            <text:p>Staten Island </text:p>
          </table:table-cell>
          <table:table-cell table:formula="of:=['All Data'.C63]" office:value-type="string" office:string-value="Annadale" calcext:value-type="string">
            <text:p>Annadale</text:p>
          </table:table-cell>
          <table:table-cell table:formula="of:=['All Data'.E63]" office:value-type="float" office:value="45290" calcext:value-type="float">
            <text:p>45290</text:p>
          </table:table-cell>
          <table:table-cell table:formula="of:=['All Data'.I63]" office:value-type="float" office:value="1464" calcext:value-type="float">
            <text:p>1464</text:p>
          </table:table-cell>
          <table:table-cell table:formula="of:=['All Data'.W63]" office:value-type="float" office:value="1207" calcext:value-type="float">
            <text:p>1207</text:p>
          </table:table-cell>
          <table:table-cell table:style-name="ce10" table:formula="of:=['All Data'.AI63]" office:value-type="percentage" office:value="0.0589754912784279" calcext:value-type="percentage">
            <text:p>5.90%</text:p>
          </table:table-cell>
          <table:table-cell table:formula="of:=SUM(['All Data'.AJ63];['All Data'.AQ63])" office:value-type="float" office:value="42057" calcext:value-type="float">
            <text:p>42057</text:p>
          </table:table-cell>
          <table:table-cell table:formula="of:=['All Data'.AK63]" office:value-type="float" office:value="1527" calcext:value-type="float">
            <text:p>1527</text:p>
          </table:table-cell>
          <table:table-cell table:formula="of:=['All Data'.AR63]" office:value-type="float" office:value="2290" calcext:value-type="float">
            <text:p>2290</text:p>
          </table:table-cell>
          <table:table-cell table:style-name="ce10" table:formula="of:=['All Data'.AX63]" office:value-type="percentage" office:value="0.0907577811065934" calcext:value-type="percentage">
            <text:p>9.08%</text:p>
          </table:table-cell>
          <table:table-cell table:number-columns-repeated="975"/>
        </table:table-row>
        <table:table-row table:style-name="ro3">
          <table:table-cell table:formula="of:=['All Data'.A64]" office:value-type="float" office:value="63" calcext:value-type="float">
            <text:p>63</text:p>
          </table:table-cell>
          <table:table-cell table:formula="of:=['All Data'.B64]" office:value-type="string" office:string-value="Staten Island " calcext:value-type="string">
            <text:p>Staten Island </text:p>
          </table:table-cell>
          <table:table-cell table:formula="of:=['All Data'.C64]" office:value-type="string" office:string-value="Silver Lake" calcext:value-type="string">
            <text:p>Silver Lake</text:p>
          </table:table-cell>
          <table:table-cell table:formula="of:=['All Data'.E64]" office:value-type="float" office:value="45184" calcext:value-type="float">
            <text:p>45184</text:p>
          </table:table-cell>
          <table:table-cell table:formula="of:=['All Data'.I64]" office:value-type="float" office:value="1769" calcext:value-type="float">
            <text:p>1769</text:p>
          </table:table-cell>
          <table:table-cell table:formula="of:=['All Data'.W64]" office:value-type="float" office:value="3927" calcext:value-type="float">
            <text:p>3927</text:p>
          </table:table-cell>
          <table:table-cell table:style-name="ce10" table:formula="of:=['All Data'.AI64]" office:value-type="percentage" office:value="0.126062322946176" calcext:value-type="percentage">
            <text:p>12.61%</text:p>
          </table:table-cell>
          <table:table-cell table:formula="of:=SUM(['All Data'.AJ64];['All Data'.AQ64])" office:value-type="float" office:value="42205" calcext:value-type="float">
            <text:p>42205</text:p>
          </table:table-cell>
          <table:table-cell table:formula="of:=['All Data'.AK64]" office:value-type="float" office:value="1744" calcext:value-type="float">
            <text:p>1744</text:p>
          </table:table-cell>
          <table:table-cell table:formula="of:=['All Data'.AR64]" office:value-type="float" office:value="4310" calcext:value-type="float">
            <text:p>4310</text:p>
          </table:table-cell>
          <table:table-cell table:style-name="ce10" table:formula="of:=['All Data'.AX64]" office:value-type="percentage" office:value="0.143442720056865" calcext:value-type="percentage">
            <text:p>14.34%</text:p>
          </table:table-cell>
          <table:table-cell table:number-columns-repeated="975"/>
        </table:table-row>
        <table:table-row table:style-name="ro3">
          <table:table-cell table:formula="of:=['All Data'.A65]" office:value-type="float" office:value="64" calcext:value-type="float">
            <text:p>64</text:p>
          </table:table-cell>
          <table:table-cell table:formula="of:=['All Data'.B65]" office:value-type="string" office:string-value="Staten Island " calcext:value-type="string">
            <text:p>Staten Island </text:p>
          </table:table-cell>
          <table:table-cell table:formula="of:=['All Data'.C65]" office:value-type="string" office:string-value="Rosebank, BayRidge Brooklyn" calcext:value-type="string">
            <text:p>Rosebank, BayRidge Brooklyn</text:p>
          </table:table-cell>
          <table:table-cell table:formula="of:=['All Data'.E65]" office:value-type="float" office:value="57695" calcext:value-type="float">
            <text:p>57695</text:p>
          </table:table-cell>
          <table:table-cell table:formula="of:=['All Data'.I65]" office:value-type="float" office:value="5698" calcext:value-type="float">
            <text:p>5698</text:p>
          </table:table-cell>
          <table:table-cell table:formula="of:=['All Data'.W65]" office:value-type="float" office:value="39681" calcext:value-type="float">
            <text:p>39681</text:p>
          </table:table-cell>
          <table:table-cell table:style-name="ce10" table:formula="of:=['All Data'.AI65]" office:value-type="percentage" office:value="0.786532628477338" calcext:value-type="percentage">
            <text:p>78.65%</text:p>
          </table:table-cell>
          <table:table-cell table:formula="of:=SUM(['All Data'.AJ65];['All Data'.AQ65])" office:value-type="float" office:value="51990" calcext:value-type="float">
            <text:p>51990</text:p>
          </table:table-cell>
          <table:table-cell table:formula="of:=['All Data'.AK65]" office:value-type="float" office:value="5040" calcext:value-type="float">
            <text:p>5040</text:p>
          </table:table-cell>
          <table:table-cell table:formula="of:=['All Data'.AR65]" office:value-type="float" office:value="37592" calcext:value-type="float">
            <text:p>37592</text:p>
          </table:table-cell>
          <table:table-cell table:style-name="ce10" table:formula="of:=['All Data'.AX65]" office:value-type="percentage" office:value="0.820003846893633" calcext:value-type="percentage">
            <text:p>82.00%</text:p>
          </table:table-cell>
          <table:table-cell table:number-columns-repeated="975"/>
        </table:table-row>
        <table:table-row table:style-name="ro3">
          <table:table-cell table:formula="of:=['All Data'.A66]" office:value-type="float" office:value="65" calcext:value-type="float">
            <text:p>65</text:p>
          </table:table-cell>
          <table:table-cell table:formula="of:=['All Data'.B66]" office:value-type="string" office:string-value="Manhattan " calcext:value-type="string">
            <text:p>Manhattan </text:p>
          </table:table-cell>
          <table:table-cell table:formula="of:=['All Data'.C66]" office:value-type="string" office:string-value="Lower East Side" calcext:value-type="string">
            <text:p>Lower East Side</text:p>
          </table:table-cell>
          <table:table-cell table:formula="of:=['All Data'.E66]" office:value-type="float" office:value="75423" calcext:value-type="float">
            <text:p>75423</text:p>
          </table:table-cell>
          <table:table-cell table:formula="of:=['All Data'.I66]" office:value-type="float" office:value="12932" calcext:value-type="float">
            <text:p>12932</text:p>
          </table:table-cell>
          <table:table-cell table:formula="of:=['All Data'.W66]" office:value-type="float" office:value="42898" calcext:value-type="float">
            <text:p>42898</text:p>
          </table:table-cell>
          <table:table-cell table:style-name="ce10" table:formula="of:=['All Data'.AI66]" office:value-type="percentage" office:value="0.740225130265304" calcext:value-type="percentage">
            <text:p>74.02%</text:p>
          </table:table-cell>
          <table:table-cell table:formula="of:=SUM(['All Data'.AJ66];['All Data'.AQ66])" office:value-type="float" office:value="76241" calcext:value-type="float">
            <text:p>76241</text:p>
          </table:table-cell>
          <table:table-cell table:formula="of:=['All Data'.AK66]" office:value-type="float" office:value="10159" calcext:value-type="float">
            <text:p>10159</text:p>
          </table:table-cell>
          <table:table-cell table:formula="of:=['All Data'.AR66]" office:value-type="float" office:value="45517" calcext:value-type="float">
            <text:p>45517</text:p>
          </table:table-cell>
          <table:table-cell table:style-name="ce10" table:formula="of:=['All Data'.AX66]" office:value-type="percentage" office:value="0.730263244186199" calcext:value-type="percentage">
            <text:p>73.03%</text:p>
          </table:table-cell>
          <table:table-cell table:number-columns-repeated="975"/>
        </table:table-row>
        <table:table-row table:style-name="ro3">
          <table:table-cell table:formula="of:=['All Data'.A67]" office:value-type="float" office:value="66" calcext:value-type="float">
            <text:p>66</text:p>
          </table:table-cell>
          <table:table-cell table:formula="of:=['All Data'.B67]" office:value-type="string" office:string-value="Manhattan " calcext:value-type="string">
            <text:p>Manhattan </text:p>
          </table:table-cell>
          <table:table-cell table:formula="of:=['All Data'.C67]" office:value-type="string" office:string-value="SoHo, Greenwich Village" calcext:value-type="string">
            <text:p>SoHo, Greenwich Village</text:p>
          </table:table-cell>
          <table:table-cell table:formula="of:=['All Data'.E67]" office:value-type="float" office:value="72481" calcext:value-type="float">
            <text:p>72481</text:p>
          </table:table-cell>
          <table:table-cell table:formula="of:=['All Data'.I67]" office:value-type="float" office:value="14192" calcext:value-type="float">
            <text:p>14192</text:p>
          </table:table-cell>
          <table:table-cell table:formula="of:=['All Data'.W67]" office:value-type="float" office:value="43265" calcext:value-type="float">
            <text:p>43265</text:p>
          </table:table-cell>
          <table:table-cell table:style-name="ce10" table:formula="of:=['All Data'.AI67]" office:value-type="percentage" office:value="0.792718091637808" calcext:value-type="percentage">
            <text:p>79.27%</text:p>
          </table:table-cell>
          <table:table-cell table:formula="of:=SUM(['All Data'.AJ67];['All Data'.AQ67])" office:value-type="float" office:value="72373" calcext:value-type="float">
            <text:p>72373</text:p>
          </table:table-cell>
          <table:table-cell table:formula="of:=['All Data'.AK67]" office:value-type="float" office:value="11812" calcext:value-type="float">
            <text:p>11812</text:p>
          </table:table-cell>
          <table:table-cell table:formula="of:=['All Data'.AR67]" office:value-type="float" office:value="44175" calcext:value-type="float">
            <text:p>44175</text:p>
          </table:table-cell>
          <table:table-cell table:style-name="ce10" table:formula="of:=['All Data'.AX67]" office:value-type="percentage" office:value="0.773589598330869" calcext:value-type="percentage">
            <text:p>77.36%</text:p>
          </table:table-cell>
          <table:table-cell table:number-columns-repeated="975"/>
        </table:table-row>
        <table:table-row table:style-name="ro3">
          <table:table-cell table:formula="of:=['All Data'.A68]" office:value-type="float" office:value="67" calcext:value-type="float">
            <text:p>67</text:p>
          </table:table-cell>
          <table:table-cell table:formula="of:=['All Data'.B68]" office:value-type="string" office:string-value="Manhattan " calcext:value-type="string">
            <text:p>Manhattan </text:p>
          </table:table-cell>
          <table:table-cell table:formula="of:=['All Data'.C68]" office:value-type="string" office:string-value="Upper West Side" calcext:value-type="string">
            <text:p>Upper West Side</text:p>
          </table:table-cell>
          <table:table-cell table:formula="of:=['All Data'.E68]" office:value-type="float" office:value="77279" calcext:value-type="float">
            <text:p>77279</text:p>
          </table:table-cell>
          <table:table-cell table:formula="of:=['All Data'.I68]" office:value-type="float" office:value="17042" calcext:value-type="float">
            <text:p>17042</text:p>
          </table:table-cell>
          <table:table-cell table:formula="of:=['All Data'.W68]" office:value-type="float" office:value="42175" calcext:value-type="float">
            <text:p>42175</text:p>
          </table:table-cell>
          <table:table-cell table:style-name="ce10" table:formula="of:=['All Data'.AI68]" office:value-type="percentage" office:value="0.76627544352282" calcext:value-type="percentage">
            <text:p>76.63%</text:p>
          </table:table-cell>
          <table:table-cell table:formula="of:=SUM(['All Data'.AJ68];['All Data'.AQ68])" office:value-type="float" office:value="73802" calcext:value-type="float">
            <text:p>73802</text:p>
          </table:table-cell>
          <table:table-cell table:formula="of:=['All Data'.AK68]" office:value-type="float" office:value="12992" calcext:value-type="float">
            <text:p>12992</text:p>
          </table:table-cell>
          <table:table-cell table:formula="of:=['All Data'.AR68]" office:value-type="float" office:value="42203" calcext:value-type="float">
            <text:p>42203</text:p>
          </table:table-cell>
          <table:table-cell table:style-name="ce10" table:formula="of:=['All Data'.AX68]" office:value-type="percentage" office:value="0.747879461261212" calcext:value-type="percentage">
            <text:p>74.79%</text:p>
          </table:table-cell>
          <table:table-cell table:number-columns-repeated="975"/>
        </table:table-row>
        <table:table-row table:style-name="ro3">
          <table:table-cell table:formula="of:=['All Data'.A69]" office:value-type="float" office:value="68" calcext:value-type="float">
            <text:p>68</text:p>
          </table:table-cell>
          <table:table-cell table:formula="of:=['All Data'.B69]" office:value-type="string" office:string-value="Manhattan " calcext:value-type="string">
            <text:p>Manhattan </text:p>
          </table:table-cell>
          <table:table-cell table:formula="of:=['All Data'.C69]" office:value-type="string" office:string-value="East Harlem" calcext:value-type="string">
            <text:p>East Harlem</text:p>
          </table:table-cell>
          <table:table-cell table:formula="of:=['All Data'.E69]" office:value-type="float" office:value="46985" calcext:value-type="float">
            <text:p>46985</text:p>
          </table:table-cell>
          <table:table-cell table:formula="of:=['All Data'.I69]" office:value-type="float" office:value="2549" calcext:value-type="float">
            <text:p>2549</text:p>
          </table:table-cell>
          <table:table-cell table:formula="of:=['All Data'.W69]" office:value-type="float" office:value="34649" calcext:value-type="float">
            <text:p>34649</text:p>
          </table:table-cell>
          <table:table-cell table:style-name="ce10" table:formula="of:=['All Data'.AI69]" office:value-type="percentage" office:value="0.791699478556986" calcext:value-type="percentage">
            <text:p>79.17%</text:p>
          </table:table-cell>
          <table:table-cell table:formula="of:=SUM(['All Data'.AJ69];['All Data'.AQ69])" office:value-type="float" office:value="46557" calcext:value-type="float">
            <text:p>46557</text:p>
          </table:table-cell>
          <table:table-cell table:formula="of:=['All Data'.AK69]" office:value-type="float" office:value="1965" calcext:value-type="float">
            <text:p>1965</text:p>
          </table:table-cell>
          <table:table-cell table:formula="of:=['All Data'.AR69]" office:value-type="float" office:value="36489" calcext:value-type="float">
            <text:p>36489</text:p>
          </table:table-cell>
          <table:table-cell table:style-name="ce10" table:formula="of:=['All Data'.AX69]" office:value-type="percentage" office:value="0.825955280623752" calcext:value-type="percentage">
            <text:p>82.60%</text:p>
          </table:table-cell>
          <table:table-cell table:number-columns-repeated="975"/>
        </table:table-row>
        <table:table-row table:style-name="ro3">
          <table:table-cell table:formula="of:=['All Data'.A70]" office:value-type="float" office:value="69" calcext:value-type="float">
            <text:p>69</text:p>
          </table:table-cell>
          <table:table-cell table:formula="of:=['All Data'.B70]" office:value-type="string" office:string-value="Manhattan " calcext:value-type="string">
            <text:p>Manhattan </text:p>
          </table:table-cell>
          <table:table-cell table:formula="of:=['All Data'.C70]" office:value-type="string" office:string-value="Morningside Heights, Upper West Side" calcext:value-type="string">
            <text:p>Morningside Heights, Upper West Side</text:p>
          </table:table-cell>
          <table:table-cell table:formula="of:=['All Data'.E70]" office:value-type="float" office:value="56118" calcext:value-type="float">
            <text:p>56118</text:p>
          </table:table-cell>
          <table:table-cell table:formula="of:=['All Data'.I70]" office:value-type="float" office:value="6980" calcext:value-type="float">
            <text:p>6980</text:p>
          </table:table-cell>
          <table:table-cell table:formula="of:=['All Data'.W70]" office:value-type="float" office:value="35402" calcext:value-type="float">
            <text:p>35402</text:p>
          </table:table-cell>
          <table:table-cell table:style-name="ce10" table:formula="of:=['All Data'.AI70]" office:value-type="percentage" office:value="0.75523005096404" calcext:value-type="percentage">
            <text:p>75.52%</text:p>
          </table:table-cell>
          <table:table-cell table:formula="of:=SUM(['All Data'.AJ70];['All Data'.AQ70])" office:value-type="float" office:value="57725" calcext:value-type="float">
            <text:p>57725</text:p>
          </table:table-cell>
          <table:table-cell table:formula="of:=['All Data'.AK70]" office:value-type="float" office:value="6393" calcext:value-type="float">
            <text:p>6393</text:p>
          </table:table-cell>
          <table:table-cell table:formula="of:=['All Data'.AR70]" office:value-type="float" office:value="37652" calcext:value-type="float">
            <text:p>37652</text:p>
          </table:table-cell>
          <table:table-cell table:style-name="ce10" table:formula="of:=['All Data'.AX70]" office:value-type="percentage" office:value="0.763014291901256" calcext:value-type="percentage">
            <text:p>76.30%</text:p>
          </table:table-cell>
          <table:table-cell table:number-columns-repeated="975"/>
        </table:table-row>
        <table:table-row table:style-name="ro3">
          <table:table-cell table:formula="of:=['All Data'.A71]" office:value-type="float" office:value="70" calcext:value-type="float">
            <text:p>70</text:p>
          </table:table-cell>
          <table:table-cell table:formula="of:=['All Data'.B71]" office:value-type="string" office:string-value="Manhattan " calcext:value-type="string">
            <text:p>Manhattan </text:p>
          </table:table-cell>
          <table:table-cell table:formula="of:=['All Data'.C71]" office:value-type="string" office:string-value="Harlem" calcext:value-type="string">
            <text:p>Harlem</text:p>
          </table:table-cell>
          <table:table-cell table:formula="of:=['All Data'.E71]" office:value-type="float" office:value="51116" calcext:value-type="float">
            <text:p>51116</text:p>
          </table:table-cell>
          <table:table-cell table:formula="of:=['All Data'.I71]" office:value-type="float" office:value="2954" calcext:value-type="float">
            <text:p>2954</text:p>
          </table:table-cell>
          <table:table-cell table:formula="of:=['All Data'.W71]" office:value-type="float" office:value="36664" calcext:value-type="float">
            <text:p>36664</text:p>
          </table:table-cell>
          <table:table-cell table:style-name="ce10" table:formula="of:=['All Data'.AI71]" office:value-type="percentage" office:value="0.775060646372956" calcext:value-type="percentage">
            <text:p>77.51%</text:p>
          </table:table-cell>
          <table:table-cell table:formula="of:=SUM(['All Data'.AJ71];['All Data'.AQ71])" office:value-type="float" office:value="51593" calcext:value-type="float">
            <text:p>51593</text:p>
          </table:table-cell>
          <table:table-cell table:formula="of:=['All Data'.AK71]" office:value-type="float" office:value="1731" calcext:value-type="float">
            <text:p>1731</text:p>
          </table:table-cell>
          <table:table-cell table:formula="of:=['All Data'.AR71]" office:value-type="float" office:value="40109" calcext:value-type="float">
            <text:p>40109</text:p>
          </table:table-cell>
          <table:table-cell table:style-name="ce10" table:formula="of:=['All Data'.AX71]" office:value-type="percentage" office:value="0.810962727501793" calcext:value-type="percentage">
            <text:p>81.10%</text:p>
          </table:table-cell>
          <table:table-cell table:number-columns-repeated="975"/>
        </table:table-row>
        <table:table-row table:style-name="ro3">
          <table:table-cell table:formula="of:=['All Data'.A72]" office:value-type="float" office:value="71" calcext:value-type="float">
            <text:p>71</text:p>
          </table:table-cell>
          <table:table-cell table:formula="of:=['All Data'.B72]" office:value-type="string" office:string-value="Manhattan " calcext:value-type="string">
            <text:p>Manhattan </text:p>
          </table:table-cell>
          <table:table-cell table:formula="of:=['All Data'.C72]" office:value-type="string" office:string-value="Washington Heights" calcext:value-type="string">
            <text:p>Washington Heights</text:p>
          </table:table-cell>
          <table:table-cell table:formula="of:=['All Data'.E72]" office:value-type="float" office:value="47880" calcext:value-type="float">
            <text:p>47880</text:p>
          </table:table-cell>
          <table:table-cell table:formula="of:=['All Data'.I72]" office:value-type="float" office:value="3088" calcext:value-type="float">
            <text:p>3088</text:p>
          </table:table-cell>
          <table:table-cell table:formula="of:=['All Data'.W72]" office:value-type="float" office:value="32134" calcext:value-type="float">
            <text:p>32134</text:p>
          </table:table-cell>
          <table:table-cell table:style-name="ce10" table:formula="of:=['All Data'.AI72]" office:value-type="percentage" office:value="0.73563074352548" calcext:value-type="percentage">
            <text:p>73.56%</text:p>
          </table:table-cell>
          <table:table-cell table:formula="of:=SUM(['All Data'.AJ72];['All Data'.AQ72])" office:value-type="float" office:value="48728" calcext:value-type="float">
            <text:p>48728</text:p>
          </table:table-cell>
          <table:table-cell table:formula="of:=['All Data'.AK72]" office:value-type="float" office:value="2144" calcext:value-type="float">
            <text:p>2144</text:p>
          </table:table-cell>
          <table:table-cell table:formula="of:=['All Data'.AR72]" office:value-type="float" office:value="35996" calcext:value-type="float">
            <text:p>35996</text:p>
          </table:table-cell>
          <table:table-cell table:style-name="ce10" table:formula="of:=['All Data'.AX72]" office:value-type="percentage" office:value="0.782712198325398" calcext:value-type="percentage">
            <text:p>78.27%</text:p>
          </table:table-cell>
          <table:table-cell table:number-columns-repeated="975"/>
        </table:table-row>
        <table:table-row table:style-name="ro3">
          <table:table-cell table:formula="of:=['All Data'.A73]" office:value-type="float" office:value="72" calcext:value-type="float">
            <text:p>72</text:p>
          </table:table-cell>
          <table:table-cell table:formula="of:=['All Data'.B73]" office:value-type="string" office:string-value="Manhattan " calcext:value-type="string">
            <text:p>Manhattan </text:p>
          </table:table-cell>
          <table:table-cell table:formula="of:=['All Data'.C73]" office:value-type="string" office:string-value="Inwood, Washington Heights" calcext:value-type="string">
            <text:p>Inwood, Washington Heights</text:p>
          </table:table-cell>
          <table:table-cell table:formula="of:=['All Data'.E73]" office:value-type="float" office:value="38668" calcext:value-type="float">
            <text:p>38668</text:p>
          </table:table-cell>
          <table:table-cell table:formula="of:=['All Data'.I73]" office:value-type="float" office:value="1130" calcext:value-type="float">
            <text:p>1130</text:p>
          </table:table-cell>
          <table:table-cell table:formula="of:=['All Data'.W73]" office:value-type="float" office:value="29264" calcext:value-type="float">
            <text:p>29264</text:p>
          </table:table-cell>
          <table:table-cell table:style-name="ce10" table:formula="of:=['All Data'.AI73]" office:value-type="percentage" office:value="0.786024619840695" calcext:value-type="percentage">
            <text:p>78.60%</text:p>
          </table:table-cell>
          <table:table-cell table:formula="of:=SUM(['All Data'.AJ73];['All Data'.AQ73])" office:value-type="float" office:value="40757" calcext:value-type="float">
            <text:p>40757</text:p>
          </table:table-cell>
          <table:table-cell table:formula="of:=['All Data'.AK73]" office:value-type="float" office:value="1020" calcext:value-type="float">
            <text:p>1020</text:p>
          </table:table-cell>
          <table:table-cell table:formula="of:=['All Data'.AR73]" office:value-type="float" office:value="31410" calcext:value-type="float">
            <text:p>31410</text:p>
          </table:table-cell>
          <table:table-cell table:style-name="ce10" table:formula="of:=['All Data'.AX73]" office:value-type="percentage" office:value="0.795691537649974" calcext:value-type="percentage">
            <text:p>79.57%</text:p>
          </table:table-cell>
          <table:table-cell table:number-columns-repeated="975"/>
        </table:table-row>
        <table:table-row table:style-name="ro3">
          <table:table-cell table:formula="of:=['All Data'.A74]" office:value-type="float" office:value="73" calcext:value-type="float">
            <text:p>73</text:p>
          </table:table-cell>
          <table:table-cell table:formula="of:=['All Data'.B74]" office:value-type="string" office:string-value="Manhattan " calcext:value-type="string">
            <text:p>Manhattan </text:p>
          </table:table-cell>
          <table:table-cell table:formula="of:=['All Data'.C74]" office:value-type="string" office:string-value="Midtown East, Upper East Side" calcext:value-type="string">
            <text:p>Midtown East, Upper East Side</text:p>
          </table:table-cell>
          <table:table-cell table:formula="of:=['All Data'.E74]" office:value-type="float" office:value="70694" calcext:value-type="float">
            <text:p>70694</text:p>
          </table:table-cell>
          <table:table-cell table:formula="of:=['All Data'.I74]" office:value-type="float" office:value="18250" calcext:value-type="float">
            <text:p>18250</text:p>
          </table:table-cell>
          <table:table-cell table:formula="of:=['All Data'.W74]" office:value-type="float" office:value="31306" calcext:value-type="float">
            <text:p>31306</text:p>
          </table:table-cell>
          <table:table-cell table:style-name="ce10" table:formula="of:=['All Data'.AI74]" office:value-type="percentage" office:value="0.700993012136815" calcext:value-type="percentage">
            <text:p>70.10%</text:p>
          </table:table-cell>
          <table:table-cell table:formula="of:=SUM(['All Data'.AJ74];['All Data'.AQ74])" office:value-type="float" office:value="73730" calcext:value-type="float">
            <text:p>73730</text:p>
          </table:table-cell>
          <table:table-cell table:formula="of:=['All Data'.AK74]" office:value-type="float" office:value="16662" calcext:value-type="float">
            <text:p>16662</text:p>
          </table:table-cell>
          <table:table-cell table:formula="of:=['All Data'.AR74]" office:value-type="float" office:value="34549" calcext:value-type="float">
            <text:p>34549</text:p>
          </table:table-cell>
          <table:table-cell table:style-name="ce10" table:formula="of:=['All Data'.AX74]" office:value-type="percentage" office:value="0.694574799945748" calcext:value-type="percentage">
            <text:p>69.46%</text:p>
          </table:table-cell>
          <table:table-cell table:number-columns-repeated="975"/>
        </table:table-row>
        <table:table-row table:style-name="ro3">
          <table:table-cell table:formula="of:=['All Data'.A75]" office:value-type="float" office:value="74" calcext:value-type="float">
            <text:p>74</text:p>
          </table:table-cell>
          <table:table-cell table:formula="of:=['All Data'.B75]" office:value-type="string" office:string-value="Manhattan " calcext:value-type="string">
            <text:p>Manhattan </text:p>
          </table:table-cell>
          <table:table-cell table:formula="of:=['All Data'.C75]" office:value-type="string" office:string-value="East Village, Murray Hill" calcext:value-type="string">
            <text:p>East Village, Murray Hill</text:p>
          </table:table-cell>
          <table:table-cell table:formula="of:=['All Data'.E75]" office:value-type="float" office:value="66744" calcext:value-type="float">
            <text:p>66744</text:p>
          </table:table-cell>
          <table:table-cell table:formula="of:=['All Data'.I75]" office:value-type="float" office:value="10053" calcext:value-type="float">
            <text:p>10053</text:p>
          </table:table-cell>
          <table:table-cell table:formula="of:=['All Data'.W75]" office:value-type="float" office:value="43092" calcext:value-type="float">
            <text:p>43092</text:p>
          </table:table-cell>
          <table:table-cell table:style-name="ce10" table:formula="of:=['All Data'.AI75]" office:value-type="percentage" office:value="0.796251348435814" calcext:value-type="percentage">
            <text:p>79.63%</text:p>
          </table:table-cell>
          <table:table-cell table:formula="of:=SUM(['All Data'.AJ75];['All Data'.AQ75])" office:value-type="float" office:value="69173" calcext:value-type="float">
            <text:p>69173</text:p>
          </table:table-cell>
          <table:table-cell table:formula="of:=['All Data'.AK75]" office:value-type="float" office:value="7665" calcext:value-type="float">
            <text:p>7665</text:p>
          </table:table-cell>
          <table:table-cell table:formula="of:=['All Data'.AR75]" office:value-type="float" office:value="47160" calcext:value-type="float">
            <text:p>47160</text:p>
          </table:table-cell>
          <table:table-cell table:style-name="ce10" table:formula="of:=['All Data'.AX75]" office:value-type="percentage" office:value="0.792578028999754" calcext:value-type="percentage">
            <text:p>79.26%</text:p>
          </table:table-cell>
          <table:table-cell table:number-columns-repeated="975"/>
        </table:table-row>
        <table:table-row table:style-name="ro3">
          <table:table-cell table:formula="of:=['All Data'.A76]" office:value-type="float" office:value="75" calcext:value-type="float">
            <text:p>75</text:p>
          </table:table-cell>
          <table:table-cell table:formula="of:=['All Data'.B76]" office:value-type="string" office:string-value="Manhattan " calcext:value-type="string">
            <text:p>Manhattan </text:p>
          </table:table-cell>
          <table:table-cell table:formula="of:=['All Data'.C76]" office:value-type="string" office:string-value="Chelsea, Hell's Kitchen" calcext:value-type="string">
            <text:p>Chelsea, Hell's Kitchen</text:p>
          </table:table-cell>
          <table:table-cell table:formula="of:=['All Data'.E76]" office:value-type="float" office:value="81403" calcext:value-type="float">
            <text:p>81403</text:p>
          </table:table-cell>
          <table:table-cell table:formula="of:=['All Data'.I76]" office:value-type="float" office:value="15640" calcext:value-type="float">
            <text:p>15640</text:p>
          </table:table-cell>
          <table:table-cell table:formula="of:=['All Data'.W76]" office:value-type="float" office:value="50615" calcext:value-type="float">
            <text:p>50615</text:p>
          </table:table-cell>
          <table:table-cell table:style-name="ce10" table:formula="of:=['All Data'.AI76]" office:value-type="percentage" office:value="0.81391349213174" calcext:value-type="percentage">
            <text:p>81.39%</text:p>
          </table:table-cell>
          <table:table-cell table:formula="of:=SUM(['All Data'.AJ76];['All Data'.AQ76])" office:value-type="float" office:value="75975" calcext:value-type="float">
            <text:p>75975</text:p>
          </table:table-cell>
          <table:table-cell table:formula="of:=['All Data'.AK76]" office:value-type="float" office:value="12105" calcext:value-type="float">
            <text:p>12105</text:p>
          </table:table-cell>
          <table:table-cell table:formula="of:=['All Data'.AR76]" office:value-type="float" office:value="49554" calcext:value-type="float">
            <text:p>49554</text:p>
          </table:table-cell>
          <table:table-cell table:style-name="ce10" table:formula="of:=['All Data'.AX76]" office:value-type="percentage" office:value="0.811569595261599" calcext:value-type="percentage">
            <text:p>81.16%</text:p>
          </table:table-cell>
          <table:table-cell table:number-columns-repeated="975"/>
        </table:table-row>
        <table:table-row table:style-name="ro3">
          <table:table-cell table:formula="of:=['All Data'.A77]" office:value-type="float" office:value="76" calcext:value-type="float">
            <text:p>76</text:p>
          </table:table-cell>
          <table:table-cell table:formula="of:=['All Data'.B77]" office:value-type="string" office:string-value="Manhattan " calcext:value-type="string">
            <text:p>Manhattan </text:p>
          </table:table-cell>
          <table:table-cell table:formula="of:=['All Data'.C77]" office:value-type="string" office:string-value="Roosevelt Island, Upper East Side" calcext:value-type="string">
            <text:p>Roosevelt Island, Upper East Side</text:p>
          </table:table-cell>
          <table:table-cell table:formula="of:=['All Data'.E77]" office:value-type="float" office:value="43933" calcext:value-type="float">
            <text:p>43933</text:p>
          </table:table-cell>
          <table:table-cell table:formula="of:=['All Data'.I77]" office:value-type="float" office:value="3088" calcext:value-type="float">
            <text:p>3088</text:p>
          </table:table-cell>
          <table:table-cell table:formula="of:=['All Data'.W77]" office:value-type="float" office:value="22934" calcext:value-type="float">
            <text:p>22934</text:p>
          </table:table-cell>
          <table:table-cell table:style-name="ce10" table:formula="of:=['All Data'.AI77]" office:value-type="percentage" office:value="0.592311019051738" calcext:value-type="percentage">
            <text:p>59.23%</text:p>
          </table:table-cell>
          <table:table-cell table:formula="of:=SUM(['All Data'.AJ77];['All Data'.AQ77])" office:value-type="float" office:value="42827" calcext:value-type="float">
            <text:p>42827</text:p>
          </table:table-cell>
          <table:table-cell table:formula="of:=['All Data'.AK77]" office:value-type="float" office:value="3167" calcext:value-type="float">
            <text:p>3167</text:p>
          </table:table-cell>
          <table:table-cell table:formula="of:=['All Data'.AR77]" office:value-type="float" office:value="23200" calcext:value-type="float">
            <text:p>23200</text:p>
          </table:table-cell>
          <table:table-cell table:style-name="ce10" table:formula="of:=['All Data'.AX77]" office:value-type="percentage" office:value="0.615663016321479" calcext:value-type="percentage">
            <text:p>61.57%</text:p>
          </table:table-cell>
          <table:table-cell table:number-columns-repeated="975"/>
        </table:table-row>
        <table:table-row table:style-name="ro3">
          <table:table-cell table:formula="of:=['All Data'.A78]" office:value-type="float" office:value="77" calcext:value-type="float">
            <text:p>77</text:p>
          </table:table-cell>
          <table:table-cell table:formula="of:=['All Data'.B78]" office:value-type="string" office:string-value="The Bronx" calcext:value-type="string">
            <text:p>The Bronx</text:p>
          </table:table-cell>
          <table:table-cell table:formula="of:=['All Data'.C78]" office:value-type="float" office:value="0" calcext:value-type="float">
            <text:p>0</text:p>
          </table:table-cell>
          <table:table-cell table:formula="of:=['All Data'.E78]" office:value-type="float" office:value="40551" calcext:value-type="float">
            <text:p>40551</text:p>
          </table:table-cell>
          <table:table-cell table:formula="of:=['All Data'.I78]" office:value-type="float" office:value="871" calcext:value-type="float">
            <text:p>871</text:p>
          </table:table-cell>
          <table:table-cell table:formula="of:=['All Data'.W78]" office:value-type="float" office:value="28409" calcext:value-type="float">
            <text:p>28409</text:p>
          </table:table-cell>
          <table:table-cell table:style-name="ce10" table:formula="of:=['All Data'.AI78]" office:value-type="percentage" office:value="0.722053710142783" calcext:value-type="percentage">
            <text:p>72.21%</text:p>
          </table:table-cell>
          <table:table-cell table:formula="of:=SUM(['All Data'.AJ78];['All Data'.AQ78])" office:value-type="float" office:value="39626" calcext:value-type="float">
            <text:p>39626</text:p>
          </table:table-cell>
          <table:table-cell table:formula="of:=['All Data'.AK78]" office:value-type="float" office:value="1008" calcext:value-type="float">
            <text:p>1008</text:p>
          </table:table-cell>
          <table:table-cell table:formula="of:=['All Data'.AR78]" office:value-type="float" office:value="29765" calcext:value-type="float">
            <text:p>29765</text:p>
          </table:table-cell>
          <table:table-cell table:style-name="ce10" table:formula="of:=['All Data'.AX78]" office:value-type="percentage" office:value="0.776586079846565" calcext:value-type="percentage">
            <text:p>77.66%</text:p>
          </table:table-cell>
          <table:table-cell table:number-columns-repeated="975"/>
        </table:table-row>
        <table:table-row table:style-name="ro3">
          <table:table-cell table:formula="of:=['All Data'.A79]" office:value-type="float" office:value="78" calcext:value-type="float">
            <text:p>78</text:p>
          </table:table-cell>
          <table:table-cell table:formula="of:=['All Data'.B79]" office:value-type="string" office:string-value="The Bronx " calcext:value-type="string">
            <text:p>The Bronx </text:p>
          </table:table-cell>
          <table:table-cell table:formula="of:=['All Data'.C79]" office:value-type="string" office:string-value="Bedford Park, Fordham" calcext:value-type="string">
            <text:p>Bedford Park, Fordham</text:p>
          </table:table-cell>
          <table:table-cell table:formula="of:=['All Data'.E79]" office:value-type="float" office:value="40852" calcext:value-type="float">
            <text:p>40852</text:p>
          </table:table-cell>
          <table:table-cell table:formula="of:=['All Data'.I79]" office:value-type="float" office:value="1713" calcext:value-type="float">
            <text:p>1713</text:p>
          </table:table-cell>
          <table:table-cell table:formula="of:=['All Data'.W79]" office:value-type="float" office:value="26505" calcext:value-type="float">
            <text:p>26505</text:p>
          </table:table-cell>
          <table:table-cell table:style-name="ce10" table:formula="of:=['All Data'.AI79]" office:value-type="percentage" office:value="0.690737295603642" calcext:value-type="percentage">
            <text:p>69.07%</text:p>
          </table:table-cell>
          <table:table-cell table:formula="of:=SUM(['All Data'.AJ79];['All Data'.AQ79])" office:value-type="float" office:value="39985" calcext:value-type="float">
            <text:p>39985</text:p>
          </table:table-cell>
          <table:table-cell table:formula="of:=['All Data'.AK79]" office:value-type="float" office:value="1254" calcext:value-type="float">
            <text:p>1254</text:p>
          </table:table-cell>
          <table:table-cell table:formula="of:=['All Data'.AR79]" office:value-type="float" office:value="27223" calcext:value-type="float">
            <text:p>27223</text:p>
          </table:table-cell>
          <table:table-cell table:style-name="ce10" table:formula="of:=['All Data'.AX79]" office:value-type="percentage" office:value="0.71219207202701" calcext:value-type="percentage">
            <text:p>71.22%</text:p>
          </table:table-cell>
          <table:table-cell table:number-columns-repeated="975"/>
        </table:table-row>
        <table:table-row table:style-name="ro3">
          <table:table-cell table:formula="of:=['All Data'.A80]" office:value-type="float" office:value="79" calcext:value-type="float">
            <text:p>79</text:p>
          </table:table-cell>
          <table:table-cell table:formula="of:=['All Data'.B80]" office:value-type="string" office:string-value="The Bronx" calcext:value-type="string">
            <text:p>The Bronx</text:p>
          </table:table-cell>
          <table:table-cell table:formula="of:=['All Data'.C80]" office:value-type="float" office:value="0" calcext:value-type="float">
            <text:p>0</text:p>
          </table:table-cell>
          <table:table-cell table:formula="of:=['All Data'.E80]" office:value-type="float" office:value="44038" calcext:value-type="float">
            <text:p>44038</text:p>
          </table:table-cell>
          <table:table-cell table:formula="of:=['All Data'.I80]" office:value-type="float" office:value="1544" calcext:value-type="float">
            <text:p>1544</text:p>
          </table:table-cell>
          <table:table-cell table:formula="of:=['All Data'.W80]" office:value-type="float" office:value="30670" calcext:value-type="float">
            <text:p>30670</text:p>
          </table:table-cell>
          <table:table-cell table:style-name="ce10" table:formula="of:=['All Data'.AI80]" office:value-type="percentage" office:value="0.731504609655298" calcext:value-type="percentage">
            <text:p>73.15%</text:p>
          </table:table-cell>
          <table:table-cell table:formula="of:=SUM(['All Data'.AJ80];['All Data'.AQ80])" office:value-type="float" office:value="40984" calcext:value-type="float">
            <text:p>40984</text:p>
          </table:table-cell>
          <table:table-cell table:formula="of:=['All Data'.AK80]" office:value-type="float" office:value="1816" calcext:value-type="float">
            <text:p>1816</text:p>
          </table:table-cell>
          <table:table-cell table:formula="of:=['All Data'.AR80]" office:value-type="float" office:value="29241" calcext:value-type="float">
            <text:p>29241</text:p>
          </table:table-cell>
          <table:table-cell table:style-name="ce10" table:formula="of:=['All Data'.AX80]" office:value-type="percentage" office:value="0.757783525278157" calcext:value-type="percentage">
            <text:p>75.78%</text:p>
          </table:table-cell>
          <table:table-cell table:number-columns-repeated="975"/>
        </table:table-row>
        <table:table-row table:style-name="ro3">
          <table:table-cell table:formula="of:=['All Data'.A81]" office:value-type="float" office:value="80" calcext:value-type="float">
            <text:p>80</text:p>
          </table:table-cell>
          <table:table-cell table:formula="of:=['All Data'.B81]" office:value-type="string" office:string-value="The Bronx " calcext:value-type="string">
            <text:p>The Bronx </text:p>
          </table:table-cell>
          <table:table-cell table:formula="of:=['All Data'.C81]" office:value-type="string" office:string-value="Olinville, Pelham Parkway" calcext:value-type="string">
            <text:p>Olinville, Pelham Parkway</text:p>
          </table:table-cell>
          <table:table-cell table:formula="of:=['All Data'.E81]" office:value-type="float" office:value="47208" calcext:value-type="float">
            <text:p>47208</text:p>
          </table:table-cell>
          <table:table-cell table:formula="of:=['All Data'.I81]" office:value-type="float" office:value="2281" calcext:value-type="float">
            <text:p>2281</text:p>
          </table:table-cell>
          <table:table-cell table:formula="of:=['All Data'.W81]" office:value-type="float" office:value="18650" calcext:value-type="float">
            <text:p>18650</text:p>
          </table:table-cell>
          <table:table-cell table:style-name="ce10" table:formula="of:=['All Data'.AI81]" office:value-type="percentage" office:value="0.443378240976106" calcext:value-type="percentage">
            <text:p>44.34%</text:p>
          </table:table-cell>
          <table:table-cell table:formula="of:=SUM(['All Data'.AJ81];['All Data'.AQ81])" office:value-type="float" office:value="46713" calcext:value-type="float">
            <text:p>46713</text:p>
          </table:table-cell>
          <table:table-cell table:formula="of:=['All Data'.AK81]" office:value-type="float" office:value="2505" calcext:value-type="float">
            <text:p>2505</text:p>
          </table:table-cell>
          <table:table-cell table:formula="of:=['All Data'.AR81]" office:value-type="float" office:value="20233" calcext:value-type="float">
            <text:p>20233</text:p>
          </table:table-cell>
          <table:table-cell table:style-name="ce10" table:formula="of:=['All Data'.AX81]" office:value-type="percentage" office:value="0.486759574422538" calcext:value-type="percentage">
            <text:p>48.68%</text:p>
          </table:table-cell>
          <table:table-cell table:number-columns-repeated="975"/>
        </table:table-row>
        <table:table-row table:style-name="ro3">
          <table:table-cell table:formula="of:=['All Data'.A82]" office:value-type="float" office:value="81" calcext:value-type="float">
            <text:p>81</text:p>
          </table:table-cell>
          <table:table-cell table:formula="of:=['All Data'.B82]" office:value-type="string" office:string-value="The Bronx " calcext:value-type="string">
            <text:p>The Bronx </text:p>
          </table:table-cell>
          <table:table-cell table:formula="of:=['All Data'.C82]" office:value-type="string" office:string-value="Riverdale, Woodlawn" calcext:value-type="string">
            <text:p>Riverdale, Woodlawn</text:p>
          </table:table-cell>
          <table:table-cell table:formula="of:=['All Data'.E82]" office:value-type="float" office:value="47898" calcext:value-type="float">
            <text:p>47898</text:p>
          </table:table-cell>
          <table:table-cell table:formula="of:=['All Data'.I82]" office:value-type="float" office:value="3412" calcext:value-type="float">
            <text:p>3412</text:p>
          </table:table-cell>
          <table:table-cell table:formula="of:=['All Data'.W82]" office:value-type="float" office:value="17512" calcext:value-type="float">
            <text:p>17512</text:p>
          </table:table-cell>
          <table:table-cell table:style-name="ce10" table:formula="of:=['All Data'.AI82]" office:value-type="percentage" office:value="0.436844962211366" calcext:value-type="percentage">
            <text:p>43.68%</text:p>
          </table:table-cell>
          <table:table-cell table:formula="of:=SUM(['All Data'.AJ82];['All Data'.AQ82])" office:value-type="float" office:value="49640" calcext:value-type="float">
            <text:p>49640</text:p>
          </table:table-cell>
          <table:table-cell table:formula="of:=['All Data'.AK82]" office:value-type="float" office:value="3294" calcext:value-type="float">
            <text:p>3294</text:p>
          </table:table-cell>
          <table:table-cell table:formula="of:=['All Data'.AR82]" office:value-type="float" office:value="20010" calcext:value-type="float">
            <text:p>20010</text:p>
          </table:table-cell>
          <table:table-cell table:style-name="ce10" table:formula="of:=['All Data'.AX82]" office:value-type="percentage" office:value="0.469460112812248" calcext:value-type="percentage">
            <text:p>46.95%</text:p>
          </table:table-cell>
          <table:table-cell table:number-columns-repeated="975"/>
        </table:table-row>
        <table:table-row table:style-name="ro3">
          <table:table-cell table:formula="of:=['All Data'.A83]" office:value-type="float" office:value="82" calcext:value-type="float">
            <text:p>82</text:p>
          </table:table-cell>
          <table:table-cell table:formula="of:=['All Data'.B83]" office:value-type="string" office:string-value="The Bronx " calcext:value-type="string">
            <text:p>The Bronx </text:p>
          </table:table-cell>
          <table:table-cell table:formula="of:=['All Data'.C83]" office:value-type="string" office:string-value="Baychester, City Island" calcext:value-type="string">
            <text:p>Baychester, City Island</text:p>
          </table:table-cell>
          <table:table-cell table:formula="of:=['All Data'.E83]" office:value-type="float" office:value="48990" calcext:value-type="float">
            <text:p>48990</text:p>
          </table:table-cell>
          <table:table-cell table:formula="of:=['All Data'.I83]" office:value-type="float" office:value="5938" calcext:value-type="float">
            <text:p>5938</text:p>
          </table:table-cell>
          <table:table-cell table:formula="of:=['All Data'.W83]" office:value-type="float" office:value="10342" calcext:value-type="float">
            <text:p>10342</text:p>
          </table:table-cell>
          <table:table-cell table:style-name="ce10" table:formula="of:=['All Data'.AI83]" office:value-type="percentage" office:value="0.332312716880996" calcext:value-type="percentage">
            <text:p>33.23%</text:p>
          </table:table-cell>
          <table:table-cell table:formula="of:=SUM(['All Data'.AJ83];['All Data'.AQ83])" office:value-type="float" office:value="49208" calcext:value-type="float">
            <text:p>49208</text:p>
          </table:table-cell>
          <table:table-cell table:formula="of:=['All Data'.AK83]" office:value-type="float" office:value="5168" calcext:value-type="float">
            <text:p>5168</text:p>
          </table:table-cell>
          <table:table-cell table:formula="of:=['All Data'.AR83]" office:value-type="float" office:value="12266" calcext:value-type="float">
            <text:p>12266</text:p>
          </table:table-cell>
          <table:table-cell table:style-name="ce10" table:formula="of:=['All Data'.AX83]" office:value-type="percentage" office:value="0.354291985043082" calcext:value-type="percentage">
            <text:p>35.43%</text:p>
          </table:table-cell>
          <table:table-cell table:number-columns-repeated="975"/>
        </table:table-row>
        <table:table-row table:style-name="ro3">
          <table:table-cell table:formula="of:=['All Data'.A84]" office:value-type="float" office:value="83" calcext:value-type="float">
            <text:p>83</text:p>
          </table:table-cell>
          <table:table-cell table:formula="of:=['All Data'.B84]" office:value-type="string" office:string-value="The Bronx " calcext:value-type="string">
            <text:p>The Bronx </text:p>
          </table:table-cell>
          <table:table-cell table:formula="of:=['All Data'.C84]" office:value-type="string" office:string-value="Wakefield, Williamsbridge" calcext:value-type="string">
            <text:p>Wakefield, Williamsbridge</text:p>
          </table:table-cell>
          <table:table-cell table:formula="of:=['All Data'.E84]" office:value-type="float" office:value="41903" calcext:value-type="float">
            <text:p>41903</text:p>
          </table:table-cell>
          <table:table-cell table:formula="of:=['All Data'.I84]" office:value-type="float" office:value="3562" calcext:value-type="float">
            <text:p>3562</text:p>
          </table:table-cell>
          <table:table-cell table:formula="of:=['All Data'.W84]" office:value-type="float" office:value="14049" calcext:value-type="float">
            <text:p>14049</text:p>
          </table:table-cell>
          <table:table-cell table:style-name="ce10" table:formula="of:=['All Data'.AI84]" office:value-type="percentage" office:value="0.420280170870821" calcext:value-type="percentage">
            <text:p>42.03%</text:p>
          </table:table-cell>
          <table:table-cell table:formula="of:=SUM(['All Data'.AJ84];['All Data'.AQ84])" office:value-type="float" office:value="41630" calcext:value-type="float">
            <text:p>41630</text:p>
          </table:table-cell>
          <table:table-cell table:formula="of:=['All Data'.AK84]" office:value-type="float" office:value="3343" calcext:value-type="float">
            <text:p>3343</text:p>
          </table:table-cell>
          <table:table-cell table:formula="of:=['All Data'.AR84]" office:value-type="float" office:value="14871" calcext:value-type="float">
            <text:p>14871</text:p>
          </table:table-cell>
          <table:table-cell table:style-name="ce10" table:formula="of:=['All Data'.AX84]" office:value-type="percentage" office:value="0.437521018496277" calcext:value-type="percentage">
            <text:p>43.75%</text:p>
          </table:table-cell>
          <table:table-cell table:number-columns-repeated="975"/>
        </table:table-row>
        <table:table-row table:style-name="ro3">
          <table:table-cell table:formula="of:=['All Data'.A85]" office:value-type="float" office:value="84" calcext:value-type="float">
            <text:p>84</text:p>
          </table:table-cell>
          <table:table-cell table:formula="of:=['All Data'.B85]" office:value-type="string" office:string-value="The Bronx " calcext:value-type="string">
            <text:p>The Bronx </text:p>
          </table:table-cell>
          <table:table-cell table:formula="of:=['All Data'.C85]" office:value-type="string" office:string-value="Hunts Point, Mott Haven" calcext:value-type="string">
            <text:p>Hunts Point, Mott Haven</text:p>
          </table:table-cell>
          <table:table-cell table:formula="of:=['All Data'.E85]" office:value-type="float" office:value="41208" calcext:value-type="float">
            <text:p>41208</text:p>
          </table:table-cell>
          <table:table-cell table:formula="of:=['All Data'.I85]" office:value-type="float" office:value="638" calcext:value-type="float">
            <text:p>638</text:p>
          </table:table-cell>
          <table:table-cell table:formula="of:=['All Data'.W85]" office:value-type="float" office:value="30857" calcext:value-type="float">
            <text:p>30857</text:p>
          </table:table-cell>
          <table:table-cell table:style-name="ce10" table:formula="of:=['All Data'.AI85]" office:value-type="percentage" office:value="0.764293341098816" calcext:value-type="percentage">
            <text:p>76.43%</text:p>
          </table:table-cell>
          <table:table-cell table:formula="of:=SUM(['All Data'.AJ85];['All Data'.AQ85])" office:value-type="float" office:value="39104" calcext:value-type="float">
            <text:p>39104</text:p>
          </table:table-cell>
          <table:table-cell table:formula="of:=['All Data'.AK85]" office:value-type="float" office:value="801" calcext:value-type="float">
            <text:p>801</text:p>
          </table:table-cell>
          <table:table-cell table:formula="of:=['All Data'.AR85]" office:value-type="float" office:value="31057" calcext:value-type="float">
            <text:p>31057</text:p>
          </table:table-cell>
          <table:table-cell table:style-name="ce10" table:formula="of:=['All Data'.AX85]" office:value-type="percentage" office:value="0.814699263502455" calcext:value-type="percentage">
            <text:p>81.47%</text:p>
          </table:table-cell>
          <table:table-cell table:number-columns-repeated="975"/>
        </table:table-row>
        <table:table-row table:style-name="ro3">
          <table:table-cell table:formula="of:=['All Data'.A86]" office:value-type="float" office:value="85" calcext:value-type="float">
            <text:p>85</text:p>
          </table:table-cell>
          <table:table-cell table:formula="of:=['All Data'.B86]" office:value-type="string" office:string-value="The Bronx " calcext:value-type="string">
            <text:p>The Bronx </text:p>
          </table:table-cell>
          <table:table-cell table:formula="of:=['All Data'.C86]" office:value-type="string" office:string-value="Morrisania, Soundview" calcext:value-type="string">
            <text:p>Morrisania, Soundview</text:p>
          </table:table-cell>
          <table:table-cell table:formula="of:=['All Data'.E86]" office:value-type="float" office:value="37810" calcext:value-type="float">
            <text:p>37810</text:p>
          </table:table-cell>
          <table:table-cell table:formula="of:=['All Data'.I86]" office:value-type="float" office:value="1037" calcext:value-type="float">
            <text:p>1037</text:p>
          </table:table-cell>
          <table:table-cell table:formula="of:=['All Data'.W86]" office:value-type="float" office:value="23222" calcext:value-type="float">
            <text:p>23222</text:p>
          </table:table-cell>
          <table:table-cell table:style-name="ce10" table:formula="of:=['All Data'.AI86]" office:value-type="percentage" office:value="0.641602750595081" calcext:value-type="percentage">
            <text:p>64.16%</text:p>
          </table:table-cell>
          <table:table-cell table:formula="of:=SUM(['All Data'.AJ86];['All Data'.AQ86])" office:value-type="float" office:value="35865" calcext:value-type="float">
            <text:p>35865</text:p>
          </table:table-cell>
          <table:table-cell table:formula="of:=['All Data'.AK86]" office:value-type="float" office:value="1529" calcext:value-type="float">
            <text:p>1529</text:p>
          </table:table-cell>
          <table:table-cell table:formula="of:=['All Data'.AR86]" office:value-type="float" office:value="23890" calcext:value-type="float">
            <text:p>23890</text:p>
          </table:table-cell>
          <table:table-cell table:style-name="ce10" table:formula="of:=['All Data'.AX86]" office:value-type="percentage" office:value="0.708741112505228" calcext:value-type="percentage">
            <text:p>70.87%</text:p>
          </table:table-cell>
          <table:table-cell table:number-columns-repeated="975"/>
        </table:table-row>
        <table:table-row table:style-name="ro3">
          <table:table-cell table:formula="of:=['All Data'.A87]" office:value-type="float" office:value="86" calcext:value-type="float">
            <text:p>86</text:p>
          </table:table-cell>
          <table:table-cell table:formula="of:=['All Data'.B87]" office:value-type="string" office:string-value="The Bronx " calcext:value-type="string">
            <text:p>The Bronx </text:p>
          </table:table-cell>
          <table:table-cell table:formula="of:=['All Data'.C87]" office:value-type="string" office:string-value="Morris Heights, University Heights" calcext:value-type="string">
            <text:p>Morris Heights, University Heights</text:p>
          </table:table-cell>
          <table:table-cell table:formula="of:=['All Data'.E87]" office:value-type="float" office:value="38522" calcext:value-type="float">
            <text:p>38522</text:p>
          </table:table-cell>
          <table:table-cell table:formula="of:=['All Data'.I87]" office:value-type="float" office:value="494" calcext:value-type="float">
            <text:p>494</text:p>
          </table:table-cell>
          <table:table-cell table:formula="of:=['All Data'.W87]" office:value-type="float" office:value="27479" calcext:value-type="float">
            <text:p>27479</text:p>
          </table:table-cell>
          <table:table-cell table:style-name="ce10" table:formula="of:=['All Data'.AI87]" office:value-type="percentage" office:value="0.72615648201028" calcext:value-type="percentage">
            <text:p>72.62%</text:p>
          </table:table-cell>
          <table:table-cell table:formula="of:=SUM(['All Data'.AJ87];['All Data'.AQ87])" office:value-type="float" office:value="37630" calcext:value-type="float">
            <text:p>37630</text:p>
          </table:table-cell>
          <table:table-cell table:formula="of:=['All Data'.AK87]" office:value-type="float" office:value="715" calcext:value-type="float">
            <text:p>715</text:p>
          </table:table-cell>
          <table:table-cell table:formula="of:=['All Data'.AR87]" office:value-type="float" office:value="28953" calcext:value-type="float">
            <text:p>28953</text:p>
          </table:table-cell>
          <table:table-cell table:style-name="ce10" table:formula="of:=['All Data'.AX87]" office:value-type="percentage" office:value="0.788413499867127" calcext:value-type="percentage">
            <text:p>78.84%</text:p>
          </table:table-cell>
          <table:table-cell table:number-columns-repeated="975"/>
        </table:table-row>
        <table:table-row table:style-name="ro3">
          <table:table-cell table:formula="of:=['All Data'.A88]" office:value-type="float" office:value="87" calcext:value-type="float">
            <text:p>87</text:p>
          </table:table-cell>
          <table:table-cell table:formula="of:=['All Data'.B88]" office:value-type="string" office:string-value="The Bronx " calcext:value-type="string">
            <text:p>The Bronx </text:p>
          </table:table-cell>
          <table:table-cell table:formula="of:=['All Data'.C88]" office:value-type="string" office:string-value="Parkchester, West Farms" calcext:value-type="string">
            <text:p>Parkchester, West Farms</text:p>
          </table:table-cell>
          <table:table-cell table:formula="of:=['All Data'.E88]" office:value-type="float" office:value="46977" calcext:value-type="float">
            <text:p>46977</text:p>
          </table:table-cell>
          <table:table-cell table:formula="of:=['All Data'.I88]" office:value-type="float" office:value="1627" calcext:value-type="float">
            <text:p>1627</text:p>
          </table:table-cell>
          <table:table-cell table:formula="of:=['All Data'.W88]" office:value-type="float" office:value="14802" calcext:value-type="float">
            <text:p>14802</text:p>
          </table:table-cell>
          <table:table-cell table:style-name="ce10" table:formula="of:=['All Data'.AI88]" office:value-type="percentage" office:value="0.349724333184324" calcext:value-type="percentage">
            <text:p>34.97%</text:p>
          </table:table-cell>
          <table:table-cell table:formula="of:=SUM(['All Data'.AJ88];['All Data'.AQ88])" office:value-type="float" office:value="47209" calcext:value-type="float">
            <text:p>47209</text:p>
          </table:table-cell>
          <table:table-cell table:formula="of:=['All Data'.AK88]" office:value-type="float" office:value="1723" calcext:value-type="float">
            <text:p>1723</text:p>
          </table:table-cell>
          <table:table-cell table:formula="of:=['All Data'.AR88]" office:value-type="float" office:value="15740" calcext:value-type="float">
            <text:p>15740</text:p>
          </table:table-cell>
          <table:table-cell table:style-name="ce10" table:formula="of:=['All Data'.AX88]" office:value-type="percentage" office:value="0.369908280200809" calcext:value-type="percentage">
            <text:p>36.99%</text:p>
          </table:table-cell>
          <table:table-cell table:number-columns-repeated="975"/>
        </table:table-row>
        <table:table-row table:style-name="ro3">
          <table:table-cell table:formula="of:=['All Data'.A89]" office:value-type="float" office:value="88" calcext:value-type="float">
            <text:p>88</text:p>
          </table:table-cell>
          <table:table-cell table:formula="of:=['All Data'.B89]" office:value-type="string" office:string-value="Scarsdale" calcext:value-type="string">
            <text:p>Scarsdale</text:p>
          </table:table-cell>
          <table:table-cell/>
          <table:table-cell table:formula="of:=['All Data'.E89]" office:value-type="float" office:value="45568" calcext:value-type="float">
            <text:p>45568</text:p>
          </table:table-cell>
          <table:table-cell table:formula="of:=['All Data'.I89]" office:value-type="float" office:value="1413" calcext:value-type="float">
            <text:p>1413</text:p>
          </table:table-cell>
          <table:table-cell table:formula="of:=['All Data'.W89]" office:value-type="float" office:value="4808" calcext:value-type="float">
            <text:p>4808</text:p>
          </table:table-cell>
          <table:table-cell table:style-name="ce10" table:formula="of:=['All Data'.AI89]" office:value-type="percentage" office:value="0.136521242977528" calcext:value-type="percentage">
            <text:p>13.65%</text:p>
          </table:table-cell>
          <table:table-cell table:formula="of:=SUM(['All Data'.AJ89];['All Data'.AQ89])" office:value-type="float" office:value="44726" calcext:value-type="float">
            <text:p>44726</text:p>
          </table:table-cell>
          <table:table-cell table:formula="of:=['All Data'.AK89]" office:value-type="float" office:value="1596" calcext:value-type="float">
            <text:p>1596</text:p>
          </table:table-cell>
          <table:table-cell table:formula="of:=['All Data'.AR89]" office:value-type="float" office:value="4673" calcext:value-type="float">
            <text:p>4673</text:p>
          </table:table-cell>
          <table:table-cell table:style-name="ce10" table:formula="of:=['All Data'.AX89]" office:value-type="percentage" office:value="0.14016455752806" calcext:value-type="percentage">
            <text:p>14.02%</text:p>
          </table:table-cell>
          <table:table-cell table:number-columns-repeated="975"/>
        </table:table-row>
        <table:table-row table:style-name="ro3">
          <table:table-cell table:formula="of:=['All Data'.A90]" office:value-type="float" office:value="89" calcext:value-type="float">
            <text:p>89</text:p>
          </table:table-cell>
          <table:table-cell table:formula="of:=['All Data'.B90]" office:value-type="string" office:string-value="Mount Vernon" calcext:value-type="string">
            <text:p>Mount Vernon</text:p>
          </table:table-cell>
          <table:table-cell/>
          <table:table-cell table:formula="of:=['All Data'.E90]" office:value-type="float" office:value="45221" calcext:value-type="float">
            <text:p>45221</text:p>
          </table:table-cell>
          <table:table-cell table:formula="of:=['All Data'.I90]" office:value-type="float" office:value="936" calcext:value-type="float">
            <text:p>936</text:p>
          </table:table-cell>
          <table:table-cell table:formula="of:=['All Data'.W90]" office:value-type="float" office:value="1842" calcext:value-type="float">
            <text:p>1842</text:p>
          </table:table-cell>
          <table:table-cell table:style-name="ce10" table:formula="of:=['All Data'.AI90]" office:value-type="percentage" office:value="0.061431635744455" calcext:value-type="percentage">
            <text:p>6.14%</text:p>
          </table:table-cell>
          <table:table-cell table:formula="of:=SUM(['All Data'.AJ90];['All Data'.AQ90])" office:value-type="float" office:value="44163" calcext:value-type="float">
            <text:p>44163</text:p>
          </table:table-cell>
          <table:table-cell table:formula="of:=['All Data'.AK90]" office:value-type="float" office:value="886" calcext:value-type="float">
            <text:p>886</text:p>
          </table:table-cell>
          <table:table-cell table:formula="of:=['All Data'.AR90]" office:value-type="float" office:value="1866" calcext:value-type="float">
            <text:p>1866</text:p>
          </table:table-cell>
          <table:table-cell table:style-name="ce10" table:formula="of:=['All Data'.AX90]" office:value-type="percentage" office:value="0.0623146072504132" calcext:value-type="percentage">
            <text:p>6.23%</text:p>
          </table:table-cell>
          <table:table-cell table:number-columns-repeated="975"/>
        </table:table-row>
        <table:table-row table:style-name="ro3">
          <table:table-cell table:formula="of:=['All Data'.A91]" office:value-type="float" office:value="90" calcext:value-type="float">
            <text:p>90</text:p>
          </table:table-cell>
          <table:table-cell table:formula="of:=['All Data'.B91]" office:value-type="string" office:string-value="Yonkers" calcext:value-type="string">
            <text:p>Yonkers</text:p>
          </table:table-cell>
          <table:table-cell/>
          <table:table-cell table:formula="of:=['All Data'.E91]" office:value-type="float" office:value="47674" calcext:value-type="float">
            <text:p>47674</text:p>
          </table:table-cell>
          <table:table-cell table:formula="of:=['All Data'.I91]" office:value-type="float" office:value="671" calcext:value-type="float">
            <text:p>671</text:p>
          </table:table-cell>
          <table:table-cell table:formula="of:=['All Data'.W91]" office:value-type="float" office:value="2773" calcext:value-type="float">
            <text:p>2773</text:p>
          </table:table-cell>
          <table:table-cell table:style-name="ce10" table:formula="of:=['All Data'.AI91]" office:value-type="percentage" office:value="0.0722406343080086" calcext:value-type="percentage">
            <text:p>7.22%</text:p>
          </table:table-cell>
          <table:table-cell table:formula="of:=SUM(['All Data'.AJ91];['All Data'.AQ91])" office:value-type="float" office:value="46711" calcext:value-type="float">
            <text:p>46711</text:p>
          </table:table-cell>
          <table:table-cell table:formula="of:=['All Data'.AK91]" office:value-type="float" office:value="938" calcext:value-type="float">
            <text:p>938</text:p>
          </table:table-cell>
          <table:table-cell table:formula="of:=['All Data'.AR91]" office:value-type="float" office:value="3194" calcext:value-type="float">
            <text:p>3194</text:p>
          </table:table-cell>
          <table:table-cell table:style-name="ce10" table:formula="of:=['All Data'.AX91]" office:value-type="percentage" office:value="0.0884588212626576" calcext:value-type="percentage">
            <text:p>8.85%</text:p>
          </table:table-cell>
          <table:table-cell table:number-columns-repeated="975"/>
        </table:table-row>
        <table:table-row table:style-name="ro3">
          <table:table-cell table:formula="of:=['All Data'.A92]" office:value-type="float" office:value="91" calcext:value-type="float">
            <text:p>91</text:p>
          </table:table-cell>
          <table:table-cell table:formula="of:=['All Data'.B92]" office:value-type="string" office:string-value="Rye" calcext:value-type="string">
            <text:p>Rye</text:p>
          </table:table-cell>
          <table:table-cell/>
          <table:table-cell table:formula="of:=['All Data'.E92]" office:value-type="float" office:value="44804" calcext:value-type="float">
            <text:p>44804</text:p>
          </table:table-cell>
          <table:table-cell table:formula="of:=['All Data'.I92]" office:value-type="float" office:value="1026" calcext:value-type="float">
            <text:p>1026</text:p>
          </table:table-cell>
          <table:table-cell table:formula="of:=['All Data'.W92]" office:value-type="float" office:value="4494" calcext:value-type="float">
            <text:p>4494</text:p>
          </table:table-cell>
          <table:table-cell table:style-name="ce10" table:formula="of:=['All Data'.AI92]" office:value-type="percentage" office:value="0.123203285420945" calcext:value-type="percentage">
            <text:p>12.32%</text:p>
          </table:table-cell>
          <table:table-cell table:formula="of:=SUM(['All Data'.AJ92];['All Data'.AQ92])" office:value-type="float" office:value="45703" calcext:value-type="float">
            <text:p>45703</text:p>
          </table:table-cell>
          <table:table-cell table:formula="of:=['All Data'.AK92]" office:value-type="float" office:value="1497" calcext:value-type="float">
            <text:p>1497</text:p>
          </table:table-cell>
          <table:table-cell table:formula="of:=['All Data'.AR92]" office:value-type="float" office:value="4812" calcext:value-type="float">
            <text:p>4812</text:p>
          </table:table-cell>
          <table:table-cell table:style-name="ce10" table:formula="of:=['All Data'.AX92]" office:value-type="percentage" office:value="0.138043454477824" calcext:value-type="percentage">
            <text:p>13.80%</text:p>
          </table:table-cell>
          <table:table-cell table:number-columns-repeated="975"/>
        </table:table-row>
        <table:table-row table:style-name="ro3">
          <table:table-cell table:formula="of:=['All Data'.A93]" office:value-type="float" office:value="92" calcext:value-type="float">
            <text:p>92</text:p>
          </table:table-cell>
          <table:table-cell table:formula="of:=['All Data'.B93]" office:value-type="string" office:string-value="Greenburgh" calcext:value-type="string">
            <text:p>Greenburgh</text:p>
          </table:table-cell>
          <table:table-cell/>
          <table:table-cell table:formula="of:=['All Data'.E93]" office:value-type="float" office:value="47194" calcext:value-type="float">
            <text:p>47194</text:p>
          </table:table-cell>
          <table:table-cell table:formula="of:=['All Data'.I93]" office:value-type="float" office:value="1220" calcext:value-type="float">
            <text:p>1220</text:p>
          </table:table-cell>
          <table:table-cell table:formula="of:=['All Data'.W93]" office:value-type="float" office:value="2379" calcext:value-type="float">
            <text:p>2379</text:p>
          </table:table-cell>
          <table:table-cell table:style-name="ce10" table:formula="of:=['All Data'.AI93]" office:value-type="percentage" office:value="0.076259694028902" calcext:value-type="percentage">
            <text:p>7.63%</text:p>
          </table:table-cell>
          <table:table-cell table:formula="of:=SUM(['All Data'.AJ93];['All Data'.AQ93])" office:value-type="float" office:value="47216" calcext:value-type="float">
            <text:p>47216</text:p>
          </table:table-cell>
          <table:table-cell table:formula="of:=['All Data'.AK93]" office:value-type="float" office:value="1221" calcext:value-type="float">
            <text:p>1221</text:p>
          </table:table-cell>
          <table:table-cell table:formula="of:=['All Data'.AR93]" office:value-type="float" office:value="2347" calcext:value-type="float">
            <text:p>2347</text:p>
          </table:table-cell>
          <table:table-cell table:style-name="ce10" table:formula="of:=['All Data'.AX93]" office:value-type="percentage" office:value="0.0755676042019654" calcext:value-type="percentage">
            <text:p>7.56%</text:p>
          </table:table-cell>
          <table:table-cell table:number-columns-repeated="975"/>
        </table:table-row>
        <table:table-row table:style-name="ro3">
          <table:table-cell table:formula="of:=['All Data'.A94]" office:value-type="float" office:value="93" calcext:value-type="float">
            <text:p>93</text:p>
          </table:table-cell>
          <table:table-cell table:formula="of:=['All Data'.B94]" office:value-type="string" office:string-value="White Plains" calcext:value-type="string">
            <text:p>White Plains</text:p>
          </table:table-cell>
          <table:table-cell/>
          <table:table-cell table:formula="of:=['All Data'.E94]" office:value-type="float" office:value="51562" calcext:value-type="float">
            <text:p>51562</text:p>
          </table:table-cell>
          <table:table-cell table:formula="of:=['All Data'.I94]" office:value-type="float" office:value="2314" calcext:value-type="float">
            <text:p>2314</text:p>
          </table:table-cell>
          <table:table-cell table:formula="of:=['All Data'.W94]" office:value-type="float" office:value="5880" calcext:value-type="float">
            <text:p>5880</text:p>
          </table:table-cell>
          <table:table-cell table:style-name="ce10" table:formula="of:=['All Data'.AI94]" office:value-type="percentage" office:value="0.158915480392537" calcext:value-type="percentage">
            <text:p>15.89%</text:p>
          </table:table-cell>
          <table:table-cell table:formula="of:=SUM(['All Data'.AJ94];['All Data'.AQ94])" office:value-type="float" office:value="52435" calcext:value-type="float">
            <text:p>52435</text:p>
          </table:table-cell>
          <table:table-cell table:formula="of:=['All Data'.AK94]" office:value-type="float" office:value="2461" calcext:value-type="float">
            <text:p>2461</text:p>
          </table:table-cell>
          <table:table-cell table:formula="of:=['All Data'.AR94]" office:value-type="float" office:value="7821" calcext:value-type="float">
            <text:p>7821</text:p>
          </table:table-cell>
          <table:table-cell table:style-name="ce10" table:formula="of:=['All Data'.AX94]" office:value-type="percentage" office:value="0.196090397635167" calcext:value-type="percentage">
            <text:p>19.61%</text:p>
          </table:table-cell>
          <table:table-cell table:number-columns-repeated="975"/>
        </table:table-row>
        <table:table-row table:style-name="ro3">
          <table:table-cell table:formula="of:=['All Data'.A95]" office:value-type="float" office:value="94" calcext:value-type="float">
            <text:p>94</text:p>
          </table:table-cell>
          <table:table-cell table:formula="of:=['All Data'.B95]" office:value-type="string" office:string-value="Mohegan Lake" calcext:value-type="string">
            <text:p>Mohegan Lake</text:p>
          </table:table-cell>
          <table:table-cell/>
          <table:table-cell table:formula="of:=['All Data'.E95]" office:value-type="float" office:value="44417" calcext:value-type="float">
            <text:p>44417</text:p>
          </table:table-cell>
          <table:table-cell table:formula="of:=['All Data'.I95]" office:value-type="float" office:value="855" calcext:value-type="float">
            <text:p>855</text:p>
          </table:table-cell>
          <table:table-cell table:formula="of:=['All Data'.W95]" office:value-type="float" office:value="1595" calcext:value-type="float">
            <text:p>1595</text:p>
          </table:table-cell>
          <table:table-cell table:style-name="ce10" table:formula="of:=['All Data'.AI95]" office:value-type="percentage" office:value="0.0551590607199946" calcext:value-type="percentage">
            <text:p>5.52%</text:p>
          </table:table-cell>
          <table:table-cell table:formula="of:=SUM(['All Data'.AJ95];['All Data'.AQ95])" office:value-type="float" office:value="42635" calcext:value-type="float">
            <text:p>42635</text:p>
          </table:table-cell>
          <table:table-cell table:formula="of:=['All Data'.AK95]" office:value-type="float" office:value="845" calcext:value-type="float">
            <text:p>845</text:p>
          </table:table-cell>
          <table:table-cell table:formula="of:=['All Data'.AR95]" office:value-type="float" office:value="1772" calcext:value-type="float">
            <text:p>1772</text:p>
          </table:table-cell>
          <table:table-cell table:style-name="ce10" table:formula="of:=['All Data'.AX95]" office:value-type="percentage" office:value="0.0613814940776357" calcext:value-type="percentage">
            <text:p>6.14%</text:p>
          </table:table-cell>
          <table:table-cell table:number-columns-repeated="975"/>
        </table:table-row>
        <table:table-row table:style-name="ro3">
          <table:table-cell table:formula="of:=['All Data'.A96]" office:value-type="float" office:value="95" calcext:value-type="float">
            <text:p>95</text:p>
          </table:table-cell>
          <table:table-cell table:formula="of:=['All Data'.B96]" office:value-type="string" office:string-value="Ossining" calcext:value-type="string">
            <text:p>Ossining</text:p>
          </table:table-cell>
          <table:table-cell/>
          <table:table-cell table:formula="of:=['All Data'.E96]" office:value-type="float" office:value="38812" calcext:value-type="float">
            <text:p>38812</text:p>
          </table:table-cell>
          <table:table-cell table:formula="of:=['All Data'.I96]" office:value-type="float" office:value="749" calcext:value-type="float">
            <text:p>749</text:p>
          </table:table-cell>
          <table:table-cell table:formula="of:=['All Data'.W96]" office:value-type="float" office:value="4737" calcext:value-type="float">
            <text:p>4737</text:p>
          </table:table-cell>
          <table:table-cell table:style-name="ce10" table:formula="of:=['All Data'.AI96]" office:value-type="percentage" office:value="0.141348036689684" calcext:value-type="percentage">
            <text:p>14.13%</text:p>
          </table:table-cell>
          <table:table-cell table:formula="of:=SUM(['All Data'.AJ96];['All Data'.AQ96])" office:value-type="float" office:value="39980" calcext:value-type="float">
            <text:p>39980</text:p>
          </table:table-cell>
          <table:table-cell table:formula="of:=['All Data'.AK96]" office:value-type="float" office:value="813" calcext:value-type="float">
            <text:p>813</text:p>
          </table:table-cell>
          <table:table-cell table:formula="of:=['All Data'.AR96]" office:value-type="float" office:value="4001" calcext:value-type="float">
            <text:p>4001</text:p>
          </table:table-cell>
          <table:table-cell table:style-name="ce10" table:formula="of:=['All Data'.AX96]" office:value-type="percentage" office:value="0.120410205102551" calcext:value-type="percentage">
            <text:p>12.04%</text:p>
          </table:table-cell>
          <table:table-cell table:number-columns-repeated="975"/>
        </table:table-row>
        <table:table-row table:style-name="ro3">
          <table:table-cell table:formula="of:=['All Data'.A97]" office:value-type="float" office:value="96" calcext:value-type="float">
            <text:p>96</text:p>
          </table:table-cell>
          <table:table-cell table:formula="of:=['All Data'.B97]" office:value-type="string" office:string-value="New City" calcext:value-type="string">
            <text:p>New City</text:p>
          </table:table-cell>
          <table:table-cell/>
          <table:table-cell table:formula="of:=['All Data'.E97]" office:value-type="float" office:value="47296" calcext:value-type="float">
            <text:p>47296</text:p>
          </table:table-cell>
          <table:table-cell table:formula="of:=['All Data'.I97]" office:value-type="float" office:value="1042" calcext:value-type="float">
            <text:p>1042</text:p>
          </table:table-cell>
          <table:table-cell table:formula="of:=['All Data'.W97]" office:value-type="float" office:value="1385" calcext:value-type="float">
            <text:p>1385</text:p>
          </table:table-cell>
          <table:table-cell table:style-name="ce10" table:formula="of:=['All Data'.AI97]" office:value-type="percentage" office:value="0.0513151217861976" calcext:value-type="percentage">
            <text:p>5.13%</text:p>
          </table:table-cell>
          <table:table-cell table:formula="of:=SUM(['All Data'.AJ97];['All Data'.AQ97])" office:value-type="float" office:value="43845" calcext:value-type="float">
            <text:p>43845</text:p>
          </table:table-cell>
          <table:table-cell table:formula="of:=['All Data'.AK97]" office:value-type="float" office:value="1021" calcext:value-type="float">
            <text:p>1021</text:p>
          </table:table-cell>
          <table:table-cell table:formula="of:=['All Data'.AR97]" office:value-type="float" office:value="1463" calcext:value-type="float">
            <text:p>1463</text:p>
          </table:table-cell>
          <table:table-cell table:style-name="ce10" table:formula="of:=['All Data'.AX97]" office:value-type="percentage" office:value="0.0566541224769073" calcext:value-type="percentage">
            <text:p>5.67%</text:p>
          </table:table-cell>
          <table:table-cell table:number-columns-repeated="975"/>
        </table:table-row>
        <table:table-row table:style-name="ro3">
          <table:table-cell table:formula="of:=['All Data'.A98]" office:value-type="float" office:value="97" calcext:value-type="float">
            <text:p>97</text:p>
          </table:table-cell>
          <table:table-cell table:formula="of:=['All Data'.B98]" office:value-type="string" office:string-value="Suffern" calcext:value-type="string">
            <text:p>Suffern</text:p>
          </table:table-cell>
          <table:table-cell/>
          <table:table-cell table:formula="of:=['All Data'.E98]" office:value-type="float" office:value="47055" calcext:value-type="float">
            <text:p>47055</text:p>
          </table:table-cell>
          <table:table-cell table:formula="of:=['All Data'.I98]" office:value-type="float" office:value="1131" calcext:value-type="float">
            <text:p>1131</text:p>
          </table:table-cell>
          <table:table-cell table:formula="of:=['All Data'.W98]" office:value-type="float" office:value="3435" calcext:value-type="float">
            <text:p>3435</text:p>
          </table:table-cell>
          <table:table-cell table:style-name="ce10" table:formula="of:=['All Data'.AI98]" office:value-type="percentage" office:value="0.0970353841249602" calcext:value-type="percentage">
            <text:p>9.70%</text:p>
          </table:table-cell>
          <table:table-cell table:formula="of:=SUM(['All Data'.AJ98];['All Data'.AQ98])" office:value-type="float" office:value="41670" calcext:value-type="float">
            <text:p>41670</text:p>
          </table:table-cell>
          <table:table-cell table:formula="of:=['All Data'.AK98]" office:value-type="float" office:value="1146" calcext:value-type="float">
            <text:p>1146</text:p>
          </table:table-cell>
          <table:table-cell table:formula="of:=['All Data'.AR98]" office:value-type="float" office:value="2947" calcext:value-type="float">
            <text:p>2947</text:p>
          </table:table-cell>
          <table:table-cell table:style-name="ce10" table:formula="of:=['All Data'.AX98]" office:value-type="percentage" office:value="0.0982241420686345" calcext:value-type="percentage">
            <text:p>9.82%</text:p>
          </table:table-cell>
          <table:table-cell table:number-columns-repeated="975"/>
        </table:table-row>
        <table:table-row table:style-name="ro3">
          <table:table-cell table:formula="of:=['All Data'.A99]" office:value-type="float" office:value="98" calcext:value-type="float">
            <text:p>98</text:p>
          </table:table-cell>
          <table:table-cell table:formula="of:=['All Data'.B99]" office:value-type="string" office:string-value="Warwick" calcext:value-type="string">
            <text:p>Warwick</text:p>
          </table:table-cell>
          <table:table-cell/>
          <table:table-cell table:formula="of:=['All Data'.E99]" office:value-type="float" office:value="49986" calcext:value-type="float">
            <text:p>49986</text:p>
          </table:table-cell>
          <table:table-cell table:formula="of:=['All Data'.I99]" office:value-type="float" office:value="1108" calcext:value-type="float">
            <text:p>1108</text:p>
          </table:table-cell>
          <table:table-cell table:formula="of:=['All Data'.W99]" office:value-type="float" office:value="3699" calcext:value-type="float">
            <text:p>3699</text:p>
          </table:table-cell>
          <table:table-cell table:style-name="ce10" table:formula="of:=['All Data'.AI99]" office:value-type="percentage" office:value="0.0961669267394871" calcext:value-type="percentage">
            <text:p>9.62%</text:p>
          </table:table-cell>
          <table:table-cell table:formula="of:=SUM(['All Data'.AJ99];['All Data'.AQ99])" office:value-type="float" office:value="48086" calcext:value-type="float">
            <text:p>48086</text:p>
          </table:table-cell>
          <table:table-cell table:formula="of:=['All Data'.AK99]" office:value-type="float" office:value="1539" calcext:value-type="float">
            <text:p>1539</text:p>
          </table:table-cell>
          <table:table-cell table:formula="of:=['All Data'.AR99]" office:value-type="float" office:value="4244" calcext:value-type="float">
            <text:p>4244</text:p>
          </table:table-cell>
          <table:table-cell table:style-name="ce10" table:formula="of:=['All Data'.AX99]" office:value-type="percentage" office:value="0.120263694214532" calcext:value-type="percentage">
            <text:p>12.03%</text:p>
          </table:table-cell>
          <table:table-cell table:number-columns-repeated="975"/>
        </table:table-row>
        <table:table-row table:style-name="ro3">
          <table:table-cell table:formula="of:=['All Data'.A100]" office:value-type="float" office:value="99" calcext:value-type="float">
            <text:p>99</text:p>
          </table:table-cell>
          <table:table-cell table:formula="of:=['All Data'.B100]" office:value-type="string" office:string-value="Woodbury" calcext:value-type="string">
            <text:p>Woodbury</text:p>
          </table:table-cell>
          <table:table-cell/>
          <table:table-cell table:formula="of:=['All Data'.E100]" office:value-type="float" office:value="46503" calcext:value-type="float">
            <text:p>46503</text:p>
          </table:table-cell>
          <table:table-cell table:formula="of:=['All Data'.I100]" office:value-type="float" office:value="910" calcext:value-type="float">
            <text:p>910</text:p>
          </table:table-cell>
          <table:table-cell table:formula="of:=['All Data'.W100]" office:value-type="float" office:value="973" calcext:value-type="float">
            <text:p>973</text:p>
          </table:table-cell>
          <table:table-cell table:style-name="ce10" table:formula="of:=['All Data'.AI100]" office:value-type="percentage" office:value="0.0404920112680902" calcext:value-type="percentage">
            <text:p>4.05%</text:p>
          </table:table-cell>
          <table:table-cell table:formula="of:=SUM(['All Data'.AJ100];['All Data'.AQ100])" office:value-type="float" office:value="44505" calcext:value-type="float">
            <text:p>44505</text:p>
          </table:table-cell>
          <table:table-cell table:formula="of:=['All Data'.AK100]" office:value-type="float" office:value="955" calcext:value-type="float">
            <text:p>955</text:p>
          </table:table-cell>
          <table:table-cell table:formula="of:=['All Data'.AR100]" office:value-type="float" office:value="1048" calcext:value-type="float">
            <text:p>1048</text:p>
          </table:table-cell>
          <table:table-cell table:style-name="ce10" table:formula="of:=['All Data'.AX100]" office:value-type="percentage" office:value="0.0450061790810021" calcext:value-type="percentage">
            <text:p>4.50%</text:p>
          </table:table-cell>
          <table:table-cell table:number-columns-repeated="975"/>
        </table:table-row>
        <table:table-row table:style-name="ro3">
          <table:table-cell table:formula="of:=['All Data'.A101]" office:value-type="float" office:value="100" calcext:value-type="float">
            <text:p>100</text:p>
          </table:table-cell>
          <table:table-cell table:formula="of:=['All Data'.B101]" office:value-type="string" office:string-value="Forestburgh" calcext:value-type="string">
            <text:p>Forestburgh</text:p>
          </table:table-cell>
          <table:table-cell/>
          <table:table-cell table:formula="of:=['All Data'.E101]" office:value-type="float" office:value="46740" calcext:value-type="float">
            <text:p>46740</text:p>
          </table:table-cell>
          <table:table-cell table:formula="of:=['All Data'.I101]" office:value-type="float" office:value="878" calcext:value-type="float">
            <text:p>878</text:p>
          </table:table-cell>
          <table:table-cell table:formula="of:=['All Data'.W101]" office:value-type="float" office:value="6016" calcext:value-type="float">
            <text:p>6016</text:p>
          </table:table-cell>
          <table:table-cell table:style-name="ce10" table:formula="of:=['All Data'.AI101]" office:value-type="percentage" office:value="0.147496790757381" calcext:value-type="percentage">
            <text:p>14.75%</text:p>
          </table:table-cell>
          <table:table-cell table:formula="of:=SUM(['All Data'.AJ101];['All Data'.AQ101])" office:value-type="float" office:value="46118" calcext:value-type="float">
            <text:p>46118</text:p>
          </table:table-cell>
          <table:table-cell table:formula="of:=['All Data'.AK101]" office:value-type="float" office:value="1133" calcext:value-type="float">
            <text:p>1133</text:p>
          </table:table-cell>
          <table:table-cell table:formula="of:=['All Data'.AR101]" office:value-type="float" office:value="6434" calcext:value-type="float">
            <text:p>6434</text:p>
          </table:table-cell>
          <table:table-cell table:style-name="ce10" table:formula="of:=['All Data'.AX101]" office:value-type="percentage" office:value="0.164079101435448" calcext:value-type="percentage">
            <text:p>16.41%</text:p>
          </table:table-cell>
          <table:table-cell table:number-columns-repeated="975"/>
        </table:table-row>
        <table:table-row table:style-name="ro3">
          <table:table-cell table:formula="of:=['All Data'.A102]" office:value-type="float" office:value="101" calcext:value-type="float">
            <text:p>101</text:p>
          </table:table-cell>
          <table:table-cell table:formula="of:=['All Data'.B102]" office:value-type="string" office:string-value="New Hartford" calcext:value-type="string">
            <text:p>New Hartford</text:p>
          </table:table-cell>
          <table:table-cell/>
          <table:table-cell table:formula="of:=['All Data'.E102]" office:value-type="float" office:value="51454" calcext:value-type="float">
            <text:p>51454</text:p>
          </table:table-cell>
          <table:table-cell table:formula="of:=['All Data'.I102]" office:value-type="float" office:value="1125" calcext:value-type="float">
            <text:p>1125</text:p>
          </table:table-cell>
          <table:table-cell table:formula="of:=['All Data'.W102]" office:value-type="float" office:value="3149" calcext:value-type="float">
            <text:p>3149</text:p>
          </table:table-cell>
          <table:table-cell table:style-name="ce10" table:formula="of:=['All Data'.AI102]" office:value-type="percentage" office:value="0.0830644847825242" calcext:value-type="percentage">
            <text:p>8.31%</text:p>
          </table:table-cell>
          <table:table-cell table:formula="of:=SUM(['All Data'.AJ102];['All Data'.AQ102])" office:value-type="float" office:value="49940" calcext:value-type="float">
            <text:p>49940</text:p>
          </table:table-cell>
          <table:table-cell table:formula="of:=['All Data'.AK102]" office:value-type="float" office:value="1444" calcext:value-type="float">
            <text:p>1444</text:p>
          </table:table-cell>
          <table:table-cell table:formula="of:=['All Data'.AR102]" office:value-type="float" office:value="3329" calcext:value-type="float">
            <text:p>3329</text:p>
          </table:table-cell>
          <table:table-cell table:style-name="ce10" table:formula="of:=['All Data'.AX102]" office:value-type="percentage" office:value="0.0955746896275531" calcext:value-type="percentage">
            <text:p>9.56%</text:p>
          </table:table-cell>
          <table:table-cell table:number-columns-repeated="975"/>
        </table:table-row>
        <table:table-row table:style-name="ro3">
          <table:table-cell table:formula="of:=['All Data'.A103]" office:value-type="float" office:value="102" calcext:value-type="float">
            <text:p>102</text:p>
          </table:table-cell>
          <table:table-cell table:formula="of:=['All Data'.B103]" office:value-type="string" office:string-value="Schoharie" calcext:value-type="string">
            <text:p>Schoharie</text:p>
          </table:table-cell>
          <table:table-cell/>
          <table:table-cell table:formula="of:=['All Data'.E103]" office:value-type="float" office:value="45812" calcext:value-type="float">
            <text:p>45812</text:p>
          </table:table-cell>
          <table:table-cell table:formula="of:=['All Data'.I103]" office:value-type="float" office:value="701" calcext:value-type="float">
            <text:p>701</text:p>
          </table:table-cell>
          <table:table-cell table:formula="of:=['All Data'.W103]" office:value-type="float" office:value="1442" calcext:value-type="float">
            <text:p>1442</text:p>
          </table:table-cell>
          <table:table-cell table:style-name="ce10" table:formula="of:=['All Data'.AI103]" office:value-type="percentage" office:value="0.0467781367327338" calcext:value-type="percentage">
            <text:p>4.68%</text:p>
          </table:table-cell>
          <table:table-cell table:formula="of:=SUM(['All Data'.AJ103];['All Data'.AQ103])" office:value-type="float" office:value="45225" calcext:value-type="float">
            <text:p>45225</text:p>
          </table:table-cell>
          <table:table-cell table:formula="of:=['All Data'.AK103]" office:value-type="float" office:value="923" calcext:value-type="float">
            <text:p>923</text:p>
          </table:table-cell>
          <table:table-cell table:formula="of:=['All Data'.AR103]" office:value-type="float" office:value="1399" calcext:value-type="float">
            <text:p>1399</text:p>
          </table:table-cell>
          <table:table-cell table:style-name="ce10" table:formula="of:=['All Data'.AX103]" office:value-type="percentage" office:value="0.0513432835820896" calcext:value-type="percentage">
            <text:p>5.13%</text:p>
          </table:table-cell>
          <table:table-cell table:number-columns-repeated="975"/>
        </table:table-row>
        <table:table-row table:style-name="ro3">
          <table:table-cell table:formula="of:=['All Data'.A104]" office:value-type="float" office:value="103" calcext:value-type="float">
            <text:p>103</text:p>
          </table:table-cell>
          <table:table-cell table:formula="of:=['All Data'.B104]" office:value-type="string" office:string-value="Kingston" calcext:value-type="string">
            <text:p>Kingston</text:p>
          </table:table-cell>
          <table:table-cell/>
          <table:table-cell table:formula="of:=['All Data'.E104]" office:value-type="float" office:value="48254" calcext:value-type="float">
            <text:p>48254</text:p>
          </table:table-cell>
          <table:table-cell table:formula="of:=['All Data'.I104]" office:value-type="float" office:value="813" calcext:value-type="float">
            <text:p>813</text:p>
          </table:table-cell>
          <table:table-cell table:formula="of:=['All Data'.W104]" office:value-type="float" office:value="1433" calcext:value-type="float">
            <text:p>1433</text:p>
          </table:table-cell>
          <table:table-cell table:style-name="ce10" table:formula="of:=['All Data'.AI104]" office:value-type="percentage" office:value="0.046545364114892" calcext:value-type="percentage">
            <text:p>4.65%</text:p>
          </table:table-cell>
          <table:table-cell table:formula="of:=SUM(['All Data'.AJ104];['All Data'.AQ104])" office:value-type="float" office:value="45580" calcext:value-type="float">
            <text:p>45580</text:p>
          </table:table-cell>
          <table:table-cell table:formula="of:=['All Data'.AK104]" office:value-type="float" office:value="1080" calcext:value-type="float">
            <text:p>1080</text:p>
          </table:table-cell>
          <table:table-cell table:formula="of:=['All Data'.AR104]" office:value-type="float" office:value="1683" calcext:value-type="float">
            <text:p>1683</text:p>
          </table:table-cell>
          <table:table-cell table:style-name="ce10" table:formula="of:=['All Data'.AX104]" office:value-type="percentage" office:value="0.0606186924089513" calcext:value-type="percentage">
            <text:p>6.06%</text:p>
          </table:table-cell>
          <table:table-cell table:number-columns-repeated="975"/>
        </table:table-row>
        <table:table-row table:style-name="ro3">
          <table:table-cell table:formula="of:=['All Data'.A105]" office:value-type="float" office:value="104" calcext:value-type="float">
            <text:p>104</text:p>
          </table:table-cell>
          <table:table-cell table:formula="of:=['All Data'.B105]" office:value-type="string" office:string-value="Milton" calcext:value-type="string">
            <text:p>Milton</text:p>
          </table:table-cell>
          <table:table-cell/>
          <table:table-cell table:formula="of:=['All Data'.E105]" office:value-type="float" office:value="54019" calcext:value-type="float">
            <text:p>54019</text:p>
          </table:table-cell>
          <table:table-cell table:formula="of:=['All Data'.I105]" office:value-type="float" office:value="1186" calcext:value-type="float">
            <text:p>1186</text:p>
          </table:table-cell>
          <table:table-cell table:formula="of:=['All Data'.W105]" office:value-type="float" office:value="6158" calcext:value-type="float">
            <text:p>6158</text:p>
          </table:table-cell>
          <table:table-cell table:style-name="ce10" table:formula="of:=['All Data'.AI105]" office:value-type="percentage" office:value="0.135952164978989" calcext:value-type="percentage">
            <text:p>13.60%</text:p>
          </table:table-cell>
          <table:table-cell table:formula="of:=SUM(['All Data'.AJ105];['All Data'.AQ105])" office:value-type="float" office:value="53600" calcext:value-type="float">
            <text:p>53600</text:p>
          </table:table-cell>
          <table:table-cell table:formula="of:=['All Data'.AK105]" office:value-type="float" office:value="1495" calcext:value-type="float">
            <text:p>1495</text:p>
          </table:table-cell>
          <table:table-cell table:formula="of:=['All Data'.AR105]" office:value-type="float" office:value="7170" calcext:value-type="float">
            <text:p>7170</text:p>
          </table:table-cell>
          <table:table-cell table:style-name="ce10" table:formula="of:=['All Data'.AX105]" office:value-type="percentage" office:value="0.161660447761194" calcext:value-type="percentage">
            <text:p>16.17%</text:p>
          </table:table-cell>
          <table:table-cell table:number-columns-repeated="975"/>
        </table:table-row>
        <table:table-row table:style-name="ro3">
          <table:table-cell table:formula="of:=['All Data'.A106]" office:value-type="float" office:value="105" calcext:value-type="float">
            <text:p>105</text:p>
          </table:table-cell>
          <table:table-cell table:formula="of:=['All Data'.B106]" office:value-type="string" office:string-value="Fishkill" calcext:value-type="string">
            <text:p>Fishkill</text:p>
          </table:table-cell>
          <table:table-cell/>
          <table:table-cell table:formula="of:=['All Data'.E106]" office:value-type="float" office:value="51672" calcext:value-type="float">
            <text:p>51672</text:p>
          </table:table-cell>
          <table:table-cell table:formula="of:=['All Data'.I106]" office:value-type="float" office:value="1620" calcext:value-type="float">
            <text:p>1620</text:p>
          </table:table-cell>
          <table:table-cell table:formula="of:=['All Data'.W106]" office:value-type="float" office:value="4390" calcext:value-type="float">
            <text:p>4390</text:p>
          </table:table-cell>
          <table:table-cell table:style-name="ce10" table:formula="of:=['All Data'.AI106]" office:value-type="percentage" office:value="0.116310574392321" calcext:value-type="percentage">
            <text:p>11.63%</text:p>
          </table:table-cell>
          <table:table-cell table:formula="of:=SUM(['All Data'.AJ106];['All Data'.AQ106])" office:value-type="float" office:value="53177" calcext:value-type="float">
            <text:p>53177</text:p>
          </table:table-cell>
          <table:table-cell table:formula="of:=['All Data'.AK106]" office:value-type="float" office:value="1950" calcext:value-type="float">
            <text:p>1950</text:p>
          </table:table-cell>
          <table:table-cell table:formula="of:=['All Data'.AR106]" office:value-type="float" office:value="5473" calcext:value-type="float">
            <text:p>5473</text:p>
          </table:table-cell>
          <table:table-cell table:style-name="ce10" table:formula="of:=['All Data'.AX106]" office:value-type="percentage" office:value="0.139590424431615" calcext:value-type="percentage">
            <text:p>13.96%</text:p>
          </table:table-cell>
          <table:table-cell table:number-columns-repeated="975"/>
        </table:table-row>
        <table:table-row table:style-name="ro3">
          <table:table-cell table:formula="of:=['All Data'.A107]" office:value-type="float" office:value="106" calcext:value-type="float">
            <text:p>106</text:p>
          </table:table-cell>
          <table:table-cell table:formula="of:=['All Data'.B107]" office:value-type="string" office:string-value="Hudson" calcext:value-type="string">
            <text:p>Hudson</text:p>
          </table:table-cell>
          <table:table-cell/>
          <table:table-cell table:formula="of:=['All Data'.E107]" office:value-type="float" office:value="52979" calcext:value-type="float">
            <text:p>52979</text:p>
          </table:table-cell>
          <table:table-cell table:formula="of:=['All Data'.I107]" office:value-type="float" office:value="1336" calcext:value-type="float">
            <text:p>1336</text:p>
          </table:table-cell>
          <table:table-cell table:formula="of:=['All Data'.W107]" office:value-type="float" office:value="8043" calcext:value-type="float">
            <text:p>8043</text:p>
          </table:table-cell>
          <table:table-cell table:style-name="ce10" table:formula="of:=['All Data'.AI107]" office:value-type="percentage" office:value="0.177032409067744" calcext:value-type="percentage">
            <text:p>17.70%</text:p>
          </table:table-cell>
          <table:table-cell table:formula="of:=SUM(['All Data'.AJ107];['All Data'.AQ107])" office:value-type="float" office:value="53228" calcext:value-type="float">
            <text:p>53228</text:p>
          </table:table-cell>
          <table:table-cell table:formula="of:=['All Data'.AK107]" office:value-type="float" office:value="1837" calcext:value-type="float">
            <text:p>1837</text:p>
          </table:table-cell>
          <table:table-cell table:formula="of:=['All Data'.AR107]" office:value-type="float" office:value="8891" calcext:value-type="float">
            <text:p>8891</text:p>
          </table:table-cell>
          <table:table-cell table:style-name="ce10" table:formula="of:=['All Data'.AX107]" office:value-type="percentage" office:value="0.201548057413391" calcext:value-type="percentage">
            <text:p>20.15%</text:p>
          </table:table-cell>
          <table:table-cell table:number-columns-repeated="975"/>
        </table:table-row>
        <table:table-row table:style-name="ro3">
          <table:table-cell table:formula="of:=['All Data'.A108]" office:value-type="float" office:value="107" calcext:value-type="float">
            <text:p>107</text:p>
          </table:table-cell>
          <table:table-cell table:formula="of:=['All Data'.B108]" office:value-type="string" office:string-value="Melrose" calcext:value-type="string">
            <text:p>Melrose</text:p>
          </table:table-cell>
          <table:table-cell/>
          <table:table-cell table:formula="of:=['All Data'.E108]" office:value-type="float" office:value="49740" calcext:value-type="float">
            <text:p>49740</text:p>
          </table:table-cell>
          <table:table-cell table:formula="of:=['All Data'.I108]" office:value-type="float" office:value="1111" calcext:value-type="float">
            <text:p>1111</text:p>
          </table:table-cell>
          <table:table-cell table:formula="of:=['All Data'.W108]" office:value-type="float" office:value="1738" calcext:value-type="float">
            <text:p>1738</text:p>
          </table:table-cell>
          <table:table-cell table:style-name="ce10" table:formula="of:=['All Data'.AI108]" office:value-type="percentage" office:value="0.0572778447929232" calcext:value-type="percentage">
            <text:p>5.73%</text:p>
          </table:table-cell>
          <table:table-cell table:formula="of:=SUM(['All Data'.AJ108];['All Data'.AQ108])" office:value-type="float" office:value="49499" calcext:value-type="float">
            <text:p>49499</text:p>
          </table:table-cell>
          <table:table-cell table:formula="of:=['All Data'.AK108]" office:value-type="float" office:value="1533" calcext:value-type="float">
            <text:p>1533</text:p>
          </table:table-cell>
          <table:table-cell table:formula="of:=['All Data'.AR108]" office:value-type="float" office:value="1793" calcext:value-type="float">
            <text:p>1793</text:p>
          </table:table-cell>
          <table:table-cell table:style-name="ce10" table:formula="of:=['All Data'.AX108]" office:value-type="percentage" office:value="0.0671932766318511" calcext:value-type="percentage">
            <text:p>6.72%</text:p>
          </table:table-cell>
          <table:table-cell table:number-columns-repeated="975"/>
        </table:table-row>
        <table:table-row table:style-name="ro3">
          <table:table-cell table:formula="of:=['All Data'.A109]" office:value-type="float" office:value="108" calcext:value-type="float">
            <text:p>108</text:p>
          </table:table-cell>
          <table:table-cell table:formula="of:=['All Data'.B109]" office:value-type="string" office:string-value="Cohoes" calcext:value-type="string">
            <text:p>Cohoes</text:p>
          </table:table-cell>
          <table:table-cell/>
          <table:table-cell table:formula="of:=['All Data'.E109]" office:value-type="float" office:value="50841" calcext:value-type="float">
            <text:p>50841</text:p>
          </table:table-cell>
          <table:table-cell table:formula="of:=['All Data'.I109]" office:value-type="float" office:value="895" calcext:value-type="float">
            <text:p>895</text:p>
          </table:table-cell>
          <table:table-cell table:formula="of:=['All Data'.W109]" office:value-type="float" office:value="1594" calcext:value-type="float">
            <text:p>1594</text:p>
          </table:table-cell>
          <table:table-cell table:style-name="ce10" table:formula="of:=['All Data'.AI109]" office:value-type="percentage" office:value="0.0489565508152869" calcext:value-type="percentage">
            <text:p>4.90%</text:p>
          </table:table-cell>
          <table:table-cell table:formula="of:=SUM(['All Data'.AJ109];['All Data'.AQ109])" office:value-type="float" office:value="48747" calcext:value-type="float">
            <text:p>48747</text:p>
          </table:table-cell>
          <table:table-cell table:formula="of:=['All Data'.AK109]" office:value-type="float" office:value="1320" calcext:value-type="float">
            <text:p>1320</text:p>
          </table:table-cell>
          <table:table-cell table:formula="of:=['All Data'.AR109]" office:value-type="float" office:value="1798" calcext:value-type="float">
            <text:p>1798</text:p>
          </table:table-cell>
          <table:table-cell table:style-name="ce10" table:formula="of:=['All Data'.AX109]" office:value-type="percentage" office:value="0.0639629105380844" calcext:value-type="percentage">
            <text:p>6.40%</text:p>
          </table:table-cell>
          <table:table-cell table:number-columns-repeated="975"/>
        </table:table-row>
        <table:table-row table:style-name="ro3">
          <table:table-cell table:formula="of:=['All Data'.A110]" office:value-type="float" office:value="109" calcext:value-type="float">
            <text:p>109</text:p>
          </table:table-cell>
          <table:table-cell table:formula="of:=['All Data'.B110]" office:value-type="string" office:string-value="Albany" calcext:value-type="string">
            <text:p>Albany</text:p>
          </table:table-cell>
          <table:table-cell/>
          <table:table-cell table:formula="of:=['All Data'.E110]" office:value-type="float" office:value="53715" calcext:value-type="float">
            <text:p>53715</text:p>
          </table:table-cell>
          <table:table-cell table:formula="of:=['All Data'.I110]" office:value-type="float" office:value="733" calcext:value-type="float">
            <text:p>733</text:p>
          </table:table-cell>
          <table:table-cell table:formula="of:=['All Data'.W110]" office:value-type="float" office:value="1546" calcext:value-type="float">
            <text:p>1546</text:p>
          </table:table-cell>
          <table:table-cell table:style-name="ce10" table:formula="of:=['All Data'.AI110]" office:value-type="percentage" office:value="0.0424276272921903" calcext:value-type="percentage">
            <text:p>4.24%</text:p>
          </table:table-cell>
          <table:table-cell table:formula="of:=SUM(['All Data'.AJ110];['All Data'.AQ110])" office:value-type="float" office:value="51339" calcext:value-type="float">
            <text:p>51339</text:p>
          </table:table-cell>
          <table:table-cell table:formula="of:=['All Data'.AK110]" office:value-type="float" office:value="1075" calcext:value-type="float">
            <text:p>1075</text:p>
          </table:table-cell>
          <table:table-cell table:formula="of:=['All Data'.AR110]" office:value-type="float" office:value="1551" calcext:value-type="float">
            <text:p>1551</text:p>
          </table:table-cell>
          <table:table-cell table:style-name="ce10" table:formula="of:=['All Data'.AX110]" office:value-type="percentage" office:value="0.0511501977054481" calcext:value-type="percentage">
            <text:p>5.12%</text:p>
          </table:table-cell>
          <table:table-cell table:number-columns-repeated="975"/>
        </table:table-row>
        <table:table-row table:style-name="ro3">
          <table:table-cell table:formula="of:=['All Data'.A111]" office:value-type="float" office:value="110" calcext:value-type="float">
            <text:p>110</text:p>
          </table:table-cell>
          <table:table-cell table:formula="of:=['All Data'.B111]" office:value-type="string" office:string-value="Loudonville" calcext:value-type="string">
            <text:p>Loudonville</text:p>
          </table:table-cell>
          <table:table-cell/>
          <table:table-cell table:formula="of:=['All Data'.E111]" office:value-type="float" office:value="54388" calcext:value-type="float">
            <text:p>54388</text:p>
          </table:table-cell>
          <table:table-cell table:formula="of:=['All Data'.I111]" office:value-type="float" office:value="956" calcext:value-type="float">
            <text:p>956</text:p>
          </table:table-cell>
          <table:table-cell table:formula="of:=['All Data'.W111]" office:value-type="float" office:value="3089" calcext:value-type="float">
            <text:p>3089</text:p>
          </table:table-cell>
          <table:table-cell table:style-name="ce10" table:formula="of:=['All Data'.AI111]" office:value-type="percentage" office:value="0.0743730234610576" calcext:value-type="percentage">
            <text:p>7.44%</text:p>
          </table:table-cell>
          <table:table-cell table:formula="of:=SUM(['All Data'.AJ111];['All Data'.AQ111])" office:value-type="float" office:value="52550" calcext:value-type="float">
            <text:p>52550</text:p>
          </table:table-cell>
          <table:table-cell table:formula="of:=['All Data'.AK111]" office:value-type="float" office:value="1120" calcext:value-type="float">
            <text:p>1120</text:p>
          </table:table-cell>
          <table:table-cell table:formula="of:=['All Data'.AR111]" office:value-type="float" office:value="3323" calcext:value-type="float">
            <text:p>3323</text:p>
          </table:table-cell>
          <table:table-cell table:style-name="ce10" table:formula="of:=['All Data'.AX111]" office:value-type="percentage" office:value="0.0845480494766889" calcext:value-type="percentage">
            <text:p>8.45%</text:p>
          </table:table-cell>
          <table:table-cell table:number-columns-repeated="975"/>
        </table:table-row>
        <table:table-row table:style-name="ro3">
          <table:table-cell table:formula="of:=['All Data'.A112]" office:value-type="float" office:value="111" calcext:value-type="float">
            <text:p>111</text:p>
          </table:table-cell>
          <table:table-cell table:formula="of:=['All Data'.B112]" office:value-type="string" office:string-value="Rotterdam" calcext:value-type="string">
            <text:p>Rotterdam</text:p>
          </table:table-cell>
          <table:table-cell/>
          <table:table-cell table:formula="of:=['All Data'.E112]" office:value-type="float" office:value="49823" calcext:value-type="float">
            <text:p>49823</text:p>
          </table:table-cell>
          <table:table-cell table:formula="of:=['All Data'.I112]" office:value-type="float" office:value="1321" calcext:value-type="float">
            <text:p>1321</text:p>
          </table:table-cell>
          <table:table-cell table:formula="of:=['All Data'.W112]" office:value-type="float" office:value="1987" calcext:value-type="float">
            <text:p>1987</text:p>
          </table:table-cell>
          <table:table-cell table:style-name="ce10" table:formula="of:=['All Data'.AI112]" office:value-type="percentage" office:value="0.0663950384360637" calcext:value-type="percentage">
            <text:p>6.64%</text:p>
          </table:table-cell>
          <table:table-cell table:formula="of:=SUM(['All Data'.AJ112];['All Data'.AQ112])" office:value-type="float" office:value="47191" calcext:value-type="float">
            <text:p>47191</text:p>
          </table:table-cell>
          <table:table-cell table:formula="of:=['All Data'.AK112]" office:value-type="float" office:value="1228" calcext:value-type="float">
            <text:p>1228</text:p>
          </table:table-cell>
          <table:table-cell table:formula="of:=['All Data'.AR112]" office:value-type="float" office:value="2319" calcext:value-type="float">
            <text:p>2319</text:p>
          </table:table-cell>
          <table:table-cell table:style-name="ce10" table:formula="of:=['All Data'.AX112]" office:value-type="percentage" office:value="0.075162636943485" calcext:value-type="percentage">
            <text:p>7.52%</text:p>
          </table:table-cell>
          <table:table-cell table:number-columns-repeated="975"/>
        </table:table-row>
        <table:table-row table:style-name="ro3">
          <table:table-cell table:formula="of:=['All Data'.A113]" office:value-type="float" office:value="112" calcext:value-type="float">
            <text:p>112</text:p>
          </table:table-cell>
          <table:table-cell table:formula="of:=['All Data'.B113]" office:value-type="string" office:string-value="Glenville" calcext:value-type="string">
            <text:p>Glenville</text:p>
          </table:table-cell>
          <table:table-cell/>
          <table:table-cell table:formula="of:=['All Data'.E113]" office:value-type="float" office:value="53286" calcext:value-type="float">
            <text:p>53286</text:p>
          </table:table-cell>
          <table:table-cell table:formula="of:=['All Data'.I113]" office:value-type="float" office:value="1168" calcext:value-type="float">
            <text:p>1168</text:p>
          </table:table-cell>
          <table:table-cell table:formula="of:=['All Data'.W113]" office:value-type="float" office:value="1877" calcext:value-type="float">
            <text:p>1877</text:p>
          </table:table-cell>
          <table:table-cell table:style-name="ce10" table:formula="of:=['All Data'.AI113]" office:value-type="percentage" office:value="0.0571444657133206" calcext:value-type="percentage">
            <text:p>5.71%</text:p>
          </table:table-cell>
          <table:table-cell table:formula="of:=SUM(['All Data'.AJ113];['All Data'.AQ113])" office:value-type="float" office:value="48728" calcext:value-type="float">
            <text:p>48728</text:p>
          </table:table-cell>
          <table:table-cell table:formula="of:=['All Data'.AK113]" office:value-type="float" office:value="1254" calcext:value-type="float">
            <text:p>1254</text:p>
          </table:table-cell>
          <table:table-cell table:formula="of:=['All Data'.AR113]" office:value-type="float" office:value="1685" calcext:value-type="float">
            <text:p>1685</text:p>
          </table:table-cell>
          <table:table-cell table:style-name="ce10" table:formula="of:=['All Data'.AX113]" office:value-type="percentage" office:value="0.0603143982925628" calcext:value-type="percentage">
            <text:p>6.03%</text:p>
          </table:table-cell>
          <table:table-cell table:number-columns-repeated="975"/>
        </table:table-row>
        <table:table-row table:style-name="ro3">
          <table:table-cell table:formula="of:=['All Data'.A114]" office:value-type="float" office:value="113" calcext:value-type="float">
            <text:p>113</text:p>
          </table:table-cell>
          <table:table-cell table:formula="of:=['All Data'.B114]" office:value-type="string" office:string-value="Sarasota Springs" calcext:value-type="string">
            <text:p>Sarasota Springs</text:p>
          </table:table-cell>
          <table:table-cell/>
          <table:table-cell table:formula="of:=['All Data'.E114]" office:value-type="float" office:value="55229" calcext:value-type="float">
            <text:p>55229</text:p>
          </table:table-cell>
          <table:table-cell table:formula="of:=['All Data'.I114]" office:value-type="float" office:value="1090" calcext:value-type="float">
            <text:p>1090</text:p>
          </table:table-cell>
          <table:table-cell table:formula="of:=['All Data'.W114]" office:value-type="float" office:value="2089" calcext:value-type="float">
            <text:p>2089</text:p>
          </table:table-cell>
          <table:table-cell table:style-name="ce10" table:formula="of:=['All Data'.AI114]" office:value-type="percentage" office:value="0.0575603396766192" calcext:value-type="percentage">
            <text:p>5.76%</text:p>
          </table:table-cell>
          <table:table-cell table:formula="of:=SUM(['All Data'.AJ114];['All Data'.AQ114])" office:value-type="float" office:value="52408" calcext:value-type="float">
            <text:p>52408</text:p>
          </table:table-cell>
          <table:table-cell table:formula="of:=['All Data'.AK114]" office:value-type="float" office:value="1478" calcext:value-type="float">
            <text:p>1478</text:p>
          </table:table-cell>
          <table:table-cell table:formula="of:=['All Data'.AR114]" office:value-type="float" office:value="2581" calcext:value-type="float">
            <text:p>2581</text:p>
          </table:table-cell>
          <table:table-cell table:style-name="ce10" table:formula="of:=['All Data'.AX114]" office:value-type="percentage" office:value="0.0774500076324225" calcext:value-type="percentage">
            <text:p>7.75%</text:p>
          </table:table-cell>
          <table:table-cell table:number-columns-repeated="975"/>
        </table:table-row>
        <table:table-row table:style-name="ro3">
          <table:table-cell table:formula="of:=['All Data'.A115]" office:value-type="float" office:value="114" calcext:value-type="float">
            <text:p>114</text:p>
          </table:table-cell>
          <table:table-cell table:formula="of:=['All Data'.B115]" office:value-type="string" office:string-value="Queensbury" calcext:value-type="string">
            <text:p>Queensbury</text:p>
          </table:table-cell>
          <table:table-cell/>
          <table:table-cell table:formula="of:=['All Data'.E115]" office:value-type="float" office:value="49781" calcext:value-type="float">
            <text:p>49781</text:p>
          </table:table-cell>
          <table:table-cell table:formula="of:=['All Data'.I115]" office:value-type="float" office:value="1423" calcext:value-type="float">
            <text:p>1423</text:p>
          </table:table-cell>
          <table:table-cell table:formula="of:=['All Data'.W115]" office:value-type="float" office:value="3521" calcext:value-type="float">
            <text:p>3521</text:p>
          </table:table-cell>
          <table:table-cell table:style-name="ce10" table:formula="of:=['All Data'.AI115]" office:value-type="percentage" office:value="0.0993149996986802" calcext:value-type="percentage">
            <text:p>9.93%</text:p>
          </table:table-cell>
          <table:table-cell table:formula="of:=SUM(['All Data'.AJ115];['All Data'.AQ115])" office:value-type="float" office:value="47897" calcext:value-type="float">
            <text:p>47897</text:p>
          </table:table-cell>
          <table:table-cell table:formula="of:=['All Data'.AK115]" office:value-type="float" office:value="1302" calcext:value-type="float">
            <text:p>1302</text:p>
          </table:table-cell>
          <table:table-cell table:formula="of:=['All Data'.AR115]" office:value-type="float" office:value="3164" calcext:value-type="float">
            <text:p>3164</text:p>
          </table:table-cell>
          <table:table-cell table:style-name="ce10" table:formula="of:=['All Data'.AX115]" office:value-type="percentage" office:value="0.0932417479174061" calcext:value-type="percentage">
            <text:p>9.32%</text:p>
          </table:table-cell>
          <table:table-cell table:number-columns-repeated="975"/>
        </table:table-row>
        <table:table-row table:style-name="ro3">
          <table:table-cell table:formula="of:=['All Data'.A116]" office:value-type="float" office:value="115" calcext:value-type="float">
            <text:p>115</text:p>
          </table:table-cell>
          <table:table-cell table:formula="of:=['All Data'.B116]" office:value-type="string" office:string-value="Peru" calcext:value-type="string">
            <text:p>Peru</text:p>
          </table:table-cell>
          <table:table-cell/>
          <table:table-cell table:formula="of:=['All Data'.E116]" office:value-type="float" office:value="50563" calcext:value-type="float">
            <text:p>50563</text:p>
          </table:table-cell>
          <table:table-cell table:formula="of:=['All Data'.I116]" office:value-type="float" office:value="1016" calcext:value-type="float">
            <text:p>1016</text:p>
          </table:table-cell>
          <table:table-cell table:formula="of:=['All Data'.W116]" office:value-type="float" office:value="1240" calcext:value-type="float">
            <text:p>1240</text:p>
          </table:table-cell>
          <table:table-cell table:style-name="ce10" table:formula="of:=['All Data'.AI116]" office:value-type="percentage" office:value="0.0446176057591519" calcext:value-type="percentage">
            <text:p>4.46%</text:p>
          </table:table-cell>
          <table:table-cell table:formula="of:=SUM(['All Data'.AJ116];['All Data'.AQ116])" office:value-type="float" office:value="47865" calcext:value-type="float">
            <text:p>47865</text:p>
          </table:table-cell>
          <table:table-cell table:formula="of:=['All Data'.AK116]" office:value-type="float" office:value="1107" calcext:value-type="float">
            <text:p>1107</text:p>
          </table:table-cell>
          <table:table-cell table:formula="of:=['All Data'.AR116]" office:value-type="float" office:value="1351" calcext:value-type="float">
            <text:p>1351</text:p>
          </table:table-cell>
          <table:table-cell table:style-name="ce10" table:formula="of:=['All Data'.AX116]" office:value-type="percentage" office:value="0.0513527629792124" calcext:value-type="percentage">
            <text:p>5.14%</text:p>
          </table:table-cell>
          <table:table-cell table:number-columns-repeated="975"/>
        </table:table-row>
        <table:table-row table:style-name="ro3">
          <table:table-cell table:formula="of:=['All Data'.A117]" office:value-type="float" office:value="116" calcext:value-type="float">
            <text:p>116</text:p>
          </table:table-cell>
          <table:table-cell table:formula="of:=['All Data'.B117]" office:value-type="string" office:string-value="Theresa" calcext:value-type="string">
            <text:p>Theresa</text:p>
          </table:table-cell>
          <table:table-cell/>
          <table:table-cell table:formula="of:=['All Data'.E117]" office:value-type="float" office:value="49446" calcext:value-type="float">
            <text:p>49446</text:p>
          </table:table-cell>
          <table:table-cell table:formula="of:=['All Data'.I117]" office:value-type="float" office:value="1356" calcext:value-type="float">
            <text:p>1356</text:p>
          </table:table-cell>
          <table:table-cell table:formula="of:=['All Data'.W117]" office:value-type="float" office:value="6654" calcext:value-type="float">
            <text:p>6654</text:p>
          </table:table-cell>
          <table:table-cell table:style-name="ce10" table:formula="of:=['All Data'.AI117]" office:value-type="percentage" office:value="0.161994903531125" calcext:value-type="percentage">
            <text:p>16.20%</text:p>
          </table:table-cell>
          <table:table-cell table:formula="of:=SUM(['All Data'.AJ117];['All Data'.AQ117])" office:value-type="float" office:value="49687" calcext:value-type="float">
            <text:p>49687</text:p>
          </table:table-cell>
          <table:table-cell table:formula="of:=['All Data'.AK117]" office:value-type="float" office:value="2043" calcext:value-type="float">
            <text:p>2043</text:p>
          </table:table-cell>
          <table:table-cell table:formula="of:=['All Data'.AR117]" office:value-type="float" office:value="6936" calcext:value-type="float">
            <text:p>6936</text:p>
          </table:table-cell>
          <table:table-cell table:style-name="ce10" table:formula="of:=['All Data'.AX117]" office:value-type="percentage" office:value="0.180711252440276" calcext:value-type="percentage">
            <text:p>18.07%</text:p>
          </table:table-cell>
          <table:table-cell table:number-columns-repeated="975"/>
        </table:table-row>
        <table:table-row table:style-name="ro3">
          <table:table-cell table:formula="of:=['All Data'.A118]" office:value-type="float" office:value="117" calcext:value-type="float">
            <text:p>117</text:p>
          </table:table-cell>
          <table:table-cell table:formula="of:=['All Data'.B118]" office:value-type="string" office:string-value="Black River" calcext:value-type="string">
            <text:p>Black River</text:p>
          </table:table-cell>
          <table:table-cell/>
          <table:table-cell table:formula="of:=['All Data'.E118]" office:value-type="float" office:value="51694" calcext:value-type="float">
            <text:p>51694</text:p>
          </table:table-cell>
          <table:table-cell table:formula="of:=['All Data'.I118]" office:value-type="float" office:value="1388" calcext:value-type="float">
            <text:p>1388</text:p>
          </table:table-cell>
          <table:table-cell table:formula="of:=['All Data'.W118]" office:value-type="float" office:value="2852" calcext:value-type="float">
            <text:p>2852</text:p>
          </table:table-cell>
          <table:table-cell table:style-name="ce10" table:formula="of:=['All Data'.AI118]" office:value-type="percentage" office:value="0.0820211243084304" calcext:value-type="percentage">
            <text:p>8.20%</text:p>
          </table:table-cell>
          <table:table-cell table:formula="of:=SUM(['All Data'.AJ118];['All Data'.AQ118])" office:value-type="float" office:value="51036" calcext:value-type="float">
            <text:p>51036</text:p>
          </table:table-cell>
          <table:table-cell table:formula="of:=['All Data'.AK118]" office:value-type="float" office:value="1494" calcext:value-type="float">
            <text:p>1494</text:p>
          </table:table-cell>
          <table:table-cell table:formula="of:=['All Data'.AR118]" office:value-type="float" office:value="3282" calcext:value-type="float">
            <text:p>3282</text:p>
          </table:table-cell>
          <table:table-cell table:style-name="ce10" table:formula="of:=['All Data'.AX118]" office:value-type="percentage" office:value="0.093581001645897" calcext:value-type="percentage">
            <text:p>9.36%</text:p>
          </table:table-cell>
          <table:table-cell table:number-columns-repeated="975"/>
        </table:table-row>
        <table:table-row table:style-name="ro3">
          <table:table-cell table:formula="of:=['All Data'.A119]" office:value-type="float" office:value="118" calcext:value-type="float">
            <text:p>118</text:p>
          </table:table-cell>
          <table:table-cell table:formula="of:=['All Data'.B119]" office:value-type="string" office:string-value="Newport" calcext:value-type="string">
            <text:p>Newport</text:p>
          </table:table-cell>
          <table:table-cell/>
          <table:table-cell table:formula="of:=['All Data'.E119]" office:value-type="float" office:value="47968" calcext:value-type="float">
            <text:p>47968</text:p>
          </table:table-cell>
          <table:table-cell table:formula="of:=['All Data'.I119]" office:value-type="float" office:value="815" calcext:value-type="float">
            <text:p>815</text:p>
          </table:table-cell>
          <table:table-cell table:formula="of:=['All Data'.W119]" office:value-type="float" office:value="3720" calcext:value-type="float">
            <text:p>3720</text:p>
          </table:table-cell>
          <table:table-cell table:style-name="ce10" table:formula="of:=['All Data'.AI119]" office:value-type="percentage" office:value="0.094542194796531" calcext:value-type="percentage">
            <text:p>9.45%</text:p>
          </table:table-cell>
          <table:table-cell table:formula="of:=SUM(['All Data'.AJ119];['All Data'.AQ119])" office:value-type="float" office:value="47405" calcext:value-type="float">
            <text:p>47405</text:p>
          </table:table-cell>
          <table:table-cell table:formula="of:=['All Data'.AK119]" office:value-type="float" office:value="1194" calcext:value-type="float">
            <text:p>1194</text:p>
          </table:table-cell>
          <table:table-cell table:formula="of:=['All Data'.AR119]" office:value-type="float" office:value="4250" calcext:value-type="float">
            <text:p>4250</text:p>
          </table:table-cell>
          <table:table-cell table:style-name="ce10" table:formula="of:=['All Data'.AX119]" office:value-type="percentage" office:value="0.114840206729248" calcext:value-type="percentage">
            <text:p>11.48%</text:p>
          </table:table-cell>
          <table:table-cell table:number-columns-repeated="975"/>
        </table:table-row>
        <table:table-row table:style-name="ro3">
          <table:table-cell table:formula="of:=['All Data'.A120]" office:value-type="float" office:value="119" calcext:value-type="float">
            <text:p>119</text:p>
          </table:table-cell>
          <table:table-cell table:formula="of:=['All Data'.B120]" office:value-type="string" office:string-value="Utica" calcext:value-type="string">
            <text:p>Utica</text:p>
          </table:table-cell>
          <table:table-cell/>
          <table:table-cell table:formula="of:=['All Data'.E120]" office:value-type="float" office:value="48767" calcext:value-type="float">
            <text:p>48767</text:p>
          </table:table-cell>
          <table:table-cell table:formula="of:=['All Data'.I120]" office:value-type="float" office:value="1490" calcext:value-type="float">
            <text:p>1490</text:p>
          </table:table-cell>
          <table:table-cell table:formula="of:=['All Data'.W120]" office:value-type="float" office:value="6305" calcext:value-type="float">
            <text:p>6305</text:p>
          </table:table-cell>
          <table:table-cell table:style-name="ce10" table:formula="of:=['All Data'.AI120]" office:value-type="percentage" office:value="0.159841696229007" calcext:value-type="percentage">
            <text:p>15.98%</text:p>
          </table:table-cell>
          <table:table-cell table:formula="of:=SUM(['All Data'.AJ120];['All Data'.AQ120])" office:value-type="float" office:value="50244" calcext:value-type="float">
            <text:p>50244</text:p>
          </table:table-cell>
          <table:table-cell table:formula="of:=['All Data'.AK120]" office:value-type="float" office:value="1814" calcext:value-type="float">
            <text:p>1814</text:p>
          </table:table-cell>
          <table:table-cell table:formula="of:=['All Data'.AR120]" office:value-type="float" office:value="6764" calcext:value-type="float">
            <text:p>6764</text:p>
          </table:table-cell>
          <table:table-cell table:style-name="ce10" table:formula="of:=['All Data'.AX120]" office:value-type="percentage" office:value="0.170726852957567" calcext:value-type="percentage">
            <text:p>17.07%</text:p>
          </table:table-cell>
          <table:table-cell table:number-columns-repeated="975"/>
        </table:table-row>
        <table:table-row table:style-name="ro3">
          <table:table-cell table:formula="of:=['All Data'.A121]" office:value-type="float" office:value="120" calcext:value-type="float">
            <text:p>120</text:p>
          </table:table-cell>
          <table:table-cell table:formula="of:=['All Data'.B121]" office:value-type="string" office:string-value="Pulaski" calcext:value-type="string">
            <text:p>Pulaski</text:p>
          </table:table-cell>
          <table:table-cell/>
          <table:table-cell table:formula="of:=['All Data'.E121]" office:value-type="float" office:value="52690" calcext:value-type="float">
            <text:p>52690</text:p>
          </table:table-cell>
          <table:table-cell table:formula="of:=['All Data'.I121]" office:value-type="float" office:value="1694" calcext:value-type="float">
            <text:p>1694</text:p>
          </table:table-cell>
          <table:table-cell table:formula="of:=['All Data'.W121]" office:value-type="float" office:value="8697" calcext:value-type="float">
            <text:p>8697</text:p>
          </table:table-cell>
          <table:table-cell table:style-name="ce10" table:formula="of:=['All Data'.AI121]" office:value-type="percentage" office:value="0.19721009679256" calcext:value-type="percentage">
            <text:p>19.72%</text:p>
          </table:table-cell>
          <table:table-cell table:formula="of:=SUM(['All Data'.AJ121];['All Data'.AQ121])" office:value-type="float" office:value="54229" calcext:value-type="float">
            <text:p>54229</text:p>
          </table:table-cell>
          <table:table-cell table:formula="of:=['All Data'.AK121]" office:value-type="float" office:value="1958" calcext:value-type="float">
            <text:p>1958</text:p>
          </table:table-cell>
          <table:table-cell table:formula="of:=['All Data'.AR121]" office:value-type="float" office:value="9067" calcext:value-type="float">
            <text:p>9067</text:p>
          </table:table-cell>
          <table:table-cell table:style-name="ce10" table:formula="of:=['All Data'.AX121]" office:value-type="percentage" office:value="0.203304504969666" calcext:value-type="percentage">
            <text:p>20.33%</text:p>
          </table:table-cell>
          <table:table-cell table:number-columns-repeated="975"/>
        </table:table-row>
        <table:table-row table:style-name="ro3">
          <table:table-cell table:formula="of:=['All Data'.A122]" office:value-type="float" office:value="121" calcext:value-type="float">
            <text:p>121</text:p>
          </table:table-cell>
          <table:table-cell table:formula="of:=['All Data'.B122]" office:value-type="string" office:string-value="Nelson" calcext:value-type="string">
            <text:p>Nelson</text:p>
          </table:table-cell>
          <table:table-cell/>
          <table:table-cell table:formula="of:=['All Data'.E122]" office:value-type="float" office:value="52661" calcext:value-type="float">
            <text:p>52661</text:p>
          </table:table-cell>
          <table:table-cell table:formula="of:=['All Data'.I122]" office:value-type="float" office:value="754" calcext:value-type="float">
            <text:p>754</text:p>
          </table:table-cell>
          <table:table-cell table:formula="of:=['All Data'.W122]" office:value-type="float" office:value="1503" calcext:value-type="float">
            <text:p>1503</text:p>
          </table:table-cell>
          <table:table-cell table:style-name="ce10" table:formula="of:=['All Data'.AI122]" office:value-type="percentage" office:value="0.0428590417956362" calcext:value-type="percentage">
            <text:p>4.29%</text:p>
          </table:table-cell>
          <table:table-cell table:formula="of:=SUM(['All Data'.AJ122];['All Data'.AQ122])" office:value-type="float" office:value="49365" calcext:value-type="float">
            <text:p>49365</text:p>
          </table:table-cell>
          <table:table-cell table:formula="of:=['All Data'.AK122]" office:value-type="float" office:value="915" calcext:value-type="float">
            <text:p>915</text:p>
          </table:table-cell>
          <table:table-cell table:formula="of:=['All Data'.AR122]" office:value-type="float" office:value="1244" calcext:value-type="float">
            <text:p>1244</text:p>
          </table:table-cell>
          <table:table-cell table:style-name="ce10" table:formula="of:=['All Data'.AX122]" office:value-type="percentage" office:value="0.043735440089132" calcext:value-type="percentage">
            <text:p>4.37%</text:p>
          </table:table-cell>
          <table:table-cell table:number-columns-repeated="975"/>
        </table:table-row>
        <table:table-row table:style-name="ro3">
          <table:table-cell table:formula="of:=['All Data'.A123]" office:value-type="float" office:value="122" calcext:value-type="float">
            <text:p>122</text:p>
          </table:table-cell>
          <table:table-cell table:formula="of:=['All Data'.B123]" office:value-type="string" office:string-value="Guilford" calcext:value-type="string">
            <text:p>Guilford</text:p>
          </table:table-cell>
          <table:table-cell/>
          <table:table-cell table:formula="of:=['All Data'.E123]" office:value-type="float" office:value="50141" calcext:value-type="float">
            <text:p>50141</text:p>
          </table:table-cell>
          <table:table-cell table:formula="of:=['All Data'.I123]" office:value-type="float" office:value="939" calcext:value-type="float">
            <text:p>939</text:p>
          </table:table-cell>
          <table:table-cell table:formula="of:=['All Data'.W123]" office:value-type="float" office:value="2148" calcext:value-type="float">
            <text:p>2148</text:p>
          </table:table-cell>
          <table:table-cell table:style-name="ce10" table:formula="of:=['All Data'.AI123]" office:value-type="percentage" office:value="0.0615663828005026" calcext:value-type="percentage">
            <text:p>6.16%</text:p>
          </table:table-cell>
          <table:table-cell table:formula="of:=SUM(['All Data'.AJ123];['All Data'.AQ123])" office:value-type="float" office:value="45374" calcext:value-type="float">
            <text:p>45374</text:p>
          </table:table-cell>
          <table:table-cell table:formula="of:=['All Data'.AK123]" office:value-type="float" office:value="1005" calcext:value-type="float">
            <text:p>1005</text:p>
          </table:table-cell>
          <table:table-cell table:formula="of:=['All Data'.AR123]" office:value-type="float" office:value="1820" calcext:value-type="float">
            <text:p>1820</text:p>
          </table:table-cell>
          <table:table-cell table:style-name="ce10" table:formula="of:=['All Data'.AX123]" office:value-type="percentage" office:value="0.0622603252964253" calcext:value-type="percentage">
            <text:p>6.23%</text:p>
          </table:table-cell>
          <table:table-cell table:number-columns-repeated="975"/>
        </table:table-row>
        <table:table-row table:style-name="ro3">
          <table:table-cell table:formula="of:=['All Data'.A124]" office:value-type="float" office:value="123" calcext:value-type="float">
            <text:p>123</text:p>
          </table:table-cell>
          <table:table-cell table:formula="of:=['All Data'.B124]" office:value-type="string" office:string-value="Endwell" calcext:value-type="string">
            <text:p>Endwell</text:p>
          </table:table-cell>
          <table:table-cell/>
          <table:table-cell table:formula="of:=['All Data'.E124]" office:value-type="float" office:value="48283" calcext:value-type="float">
            <text:p>48283</text:p>
          </table:table-cell>
          <table:table-cell table:formula="of:=['All Data'.I124]" office:value-type="float" office:value="816" calcext:value-type="float">
            <text:p>816</text:p>
          </table:table-cell>
          <table:table-cell table:formula="of:=['All Data'.W124]" office:value-type="float" office:value="2773" calcext:value-type="float">
            <text:p>2773</text:p>
          </table:table-cell>
          <table:table-cell table:style-name="ce10" table:formula="of:=['All Data'.AI124]" office:value-type="percentage" office:value="0.0743325808255494" calcext:value-type="percentage">
            <text:p>7.43%</text:p>
          </table:table-cell>
          <table:table-cell table:formula="of:=SUM(['All Data'.AJ124];['All Data'.AQ124])" office:value-type="float" office:value="47664" calcext:value-type="float">
            <text:p>47664</text:p>
          </table:table-cell>
          <table:table-cell table:formula="of:=['All Data'.AK124]" office:value-type="float" office:value="1418" calcext:value-type="float">
            <text:p>1418</text:p>
          </table:table-cell>
          <table:table-cell table:formula="of:=['All Data'.AR124]" office:value-type="float" office:value="2617" calcext:value-type="float">
            <text:p>2617</text:p>
          </table:table-cell>
          <table:table-cell table:style-name="ce10" table:formula="of:=['All Data'.AX124]" office:value-type="percentage" office:value="0.0846550855991944" calcext:value-type="percentage">
            <text:p>8.47%</text:p>
          </table:table-cell>
          <table:table-cell table:number-columns-repeated="975"/>
        </table:table-row>
        <table:table-row table:style-name="ro3">
          <table:table-cell table:formula="of:=['All Data'.A125]" office:value-type="float" office:value="124" calcext:value-type="float">
            <text:p>124</text:p>
          </table:table-cell>
          <table:table-cell table:formula="of:=['All Data'.B125]" office:value-type="string" office:string-value="Big Flats" calcext:value-type="string">
            <text:p>Big Flats</text:p>
          </table:table-cell>
          <table:table-cell/>
          <table:table-cell table:formula="of:=['All Data'.E125]" office:value-type="float" office:value="51334" calcext:value-type="float">
            <text:p>51334</text:p>
          </table:table-cell>
          <table:table-cell table:formula="of:=['All Data'.I125]" office:value-type="float" office:value="985" calcext:value-type="float">
            <text:p>985</text:p>
          </table:table-cell>
          <table:table-cell table:formula="of:=['All Data'.W125]" office:value-type="float" office:value="2642" calcext:value-type="float">
            <text:p>2642</text:p>
          </table:table-cell>
          <table:table-cell table:style-name="ce10" table:formula="of:=['All Data'.AI125]" office:value-type="percentage" office:value="0.0706549265593953" calcext:value-type="percentage">
            <text:p>7.07%</text:p>
          </table:table-cell>
          <table:table-cell table:formula="of:=SUM(['All Data'.AJ125];['All Data'.AQ125])" office:value-type="float" office:value="49774" calcext:value-type="float">
            <text:p>49774</text:p>
          </table:table-cell>
          <table:table-cell table:formula="of:=['All Data'.AK125]" office:value-type="float" office:value="1358" calcext:value-type="float">
            <text:p>1358</text:p>
          </table:table-cell>
          <table:table-cell table:formula="of:=['All Data'.AR125]" office:value-type="float" office:value="2745" calcext:value-type="float">
            <text:p>2745</text:p>
          </table:table-cell>
          <table:table-cell table:style-name="ce10" table:formula="of:=['All Data'.AX125]" office:value-type="percentage" office:value="0.0824325953308956" calcext:value-type="percentage">
            <text:p>8.24%</text:p>
          </table:table-cell>
          <table:table-cell table:number-columns-repeated="975"/>
        </table:table-row>
        <table:table-row table:style-name="ro3">
          <table:table-cell table:formula="of:=['All Data'.A126]" office:value-type="float" office:value="125" calcext:value-type="float">
            <text:p>125</text:p>
          </table:table-cell>
          <table:table-cell table:formula="of:=['All Data'.B126]" office:value-type="string" office:string-value="Ithaca" calcext:value-type="string">
            <text:p>Ithaca</text:p>
          </table:table-cell>
          <table:table-cell/>
          <table:table-cell table:formula="of:=['All Data'.E126]" office:value-type="float" office:value="48707" calcext:value-type="float">
            <text:p>48707</text:p>
          </table:table-cell>
          <table:table-cell table:formula="of:=['All Data'.I126]" office:value-type="float" office:value="803" calcext:value-type="float">
            <text:p>803</text:p>
          </table:table-cell>
          <table:table-cell table:formula="of:=['All Data'.W126]" office:value-type="float" office:value="5336" calcext:value-type="float">
            <text:p>5336</text:p>
          </table:table-cell>
          <table:table-cell table:style-name="ce10" table:formula="of:=['All Data'.AI126]" office:value-type="percentage" office:value="0.126039378323444" calcext:value-type="percentage">
            <text:p>12.60%</text:p>
          </table:table-cell>
          <table:table-cell table:formula="of:=SUM(['All Data'.AJ126];['All Data'.AQ126])" office:value-type="float" office:value="47341" calcext:value-type="float">
            <text:p>47341</text:p>
          </table:table-cell>
          <table:table-cell table:formula="of:=['All Data'.AK126]" office:value-type="float" office:value="909" calcext:value-type="float">
            <text:p>909</text:p>
          </table:table-cell>
          <table:table-cell table:formula="of:=['All Data'.AR126]" office:value-type="float" office:value="4832" calcext:value-type="float">
            <text:p>4832</text:p>
          </table:table-cell>
          <table:table-cell table:style-name="ce10" table:formula="of:=['All Data'.AX126]" office:value-type="percentage" office:value="0.121269090217782" calcext:value-type="percentage">
            <text:p>12.13%</text:p>
          </table:table-cell>
          <table:table-cell table:number-columns-repeated="975"/>
        </table:table-row>
        <table:table-row table:style-name="ro3">
          <table:table-cell table:formula="of:=['All Data'.A127]" office:value-type="float" office:value="126" calcext:value-type="float">
            <text:p>126</text:p>
          </table:table-cell>
          <table:table-cell table:formula="of:=['All Data'.B127]" office:value-type="string" office:string-value="Springport" calcext:value-type="string">
            <text:p>Springport</text:p>
          </table:table-cell>
          <table:table-cell/>
          <table:table-cell table:formula="of:=['All Data'.E127]" office:value-type="float" office:value="53906" calcext:value-type="float">
            <text:p>53906</text:p>
          </table:table-cell>
          <table:table-cell table:formula="of:=['All Data'.I127]" office:value-type="float" office:value="1274" calcext:value-type="float">
            <text:p>1274</text:p>
          </table:table-cell>
          <table:table-cell table:formula="of:=['All Data'.W127]" office:value-type="float" office:value="6330" calcext:value-type="float">
            <text:p>6330</text:p>
          </table:table-cell>
          <table:table-cell table:style-name="ce10" table:formula="of:=['All Data'.AI127]" office:value-type="percentage" office:value="0.141060364337922" calcext:value-type="percentage">
            <text:p>14.11%</text:p>
          </table:table-cell>
          <table:table-cell table:formula="of:=SUM(['All Data'.AJ127];['All Data'.AQ127])" office:value-type="float" office:value="54152" calcext:value-type="float">
            <text:p>54152</text:p>
          </table:table-cell>
          <table:table-cell table:formula="of:=['All Data'.AK127]" office:value-type="float" office:value="1791" calcext:value-type="float">
            <text:p>1791</text:p>
          </table:table-cell>
          <table:table-cell table:formula="of:=['All Data'.AR127]" office:value-type="float" office:value="6897" calcext:value-type="float">
            <text:p>6897</text:p>
          </table:table-cell>
          <table:table-cell table:style-name="ce10" table:formula="of:=['All Data'.AX127]" office:value-type="percentage" office:value="0.160437287634806" calcext:value-type="percentage">
            <text:p>16.04%</text:p>
          </table:table-cell>
          <table:table-cell table:number-columns-repeated="975"/>
        </table:table-row>
        <table:table-row table:style-name="ro3">
          <table:table-cell table:formula="of:=['All Data'.A128]" office:value-type="float" office:value="127" calcext:value-type="float">
            <text:p>127</text:p>
          </table:table-cell>
          <table:table-cell table:formula="of:=['All Data'.B128]" office:value-type="string" office:string-value="North Syracuse" calcext:value-type="string">
            <text:p>North Syracuse</text:p>
          </table:table-cell>
          <table:table-cell/>
          <table:table-cell table:formula="of:=['All Data'.E128]" office:value-type="float" office:value="50519" calcext:value-type="float">
            <text:p>50519</text:p>
          </table:table-cell>
          <table:table-cell table:formula="of:=['All Data'.I128]" office:value-type="float" office:value="905" calcext:value-type="float">
            <text:p>905</text:p>
          </table:table-cell>
          <table:table-cell table:formula="of:=['All Data'.W128]" office:value-type="float" office:value="1960" calcext:value-type="float">
            <text:p>1960</text:p>
          </table:table-cell>
          <table:table-cell table:style-name="ce10" table:formula="of:=['All Data'.AI128]" office:value-type="percentage" office:value="0.056711336328906" calcext:value-type="percentage">
            <text:p>5.67%</text:p>
          </table:table-cell>
          <table:table-cell table:formula="of:=SUM(['All Data'.AJ128];['All Data'.AQ128])" office:value-type="float" office:value="50189" calcext:value-type="float">
            <text:p>50189</text:p>
          </table:table-cell>
          <table:table-cell table:formula="of:=['All Data'.AK128]" office:value-type="float" office:value="1538" calcext:value-type="float">
            <text:p>1538</text:p>
          </table:table-cell>
          <table:table-cell table:formula="of:=['All Data'.AR128]" office:value-type="float" office:value="2145" calcext:value-type="float">
            <text:p>2145</text:p>
          </table:table-cell>
          <table:table-cell table:style-name="ce10" table:formula="of:=['All Data'.AX128]" office:value-type="percentage" office:value="0.0733826137201379" calcext:value-type="percentage">
            <text:p>7.34%</text:p>
          </table:table-cell>
          <table:table-cell table:number-columns-repeated="975"/>
        </table:table-row>
        <table:table-row table:style-name="ro3">
          <table:table-cell table:formula="of:=['All Data'.A129]" office:value-type="float" office:value="128" calcext:value-type="float">
            <text:p>128</text:p>
          </table:table-cell>
          <table:table-cell table:formula="of:=['All Data'.B129]" office:value-type="string" office:string-value="Syracuse" calcext:value-type="string">
            <text:p>Syracuse</text:p>
          </table:table-cell>
          <table:table-cell/>
          <table:table-cell table:formula="of:=['All Data'.E129]" office:value-type="float" office:value="47858" calcext:value-type="float">
            <text:p>47858</text:p>
          </table:table-cell>
          <table:table-cell table:formula="of:=['All Data'.I129]" office:value-type="float" office:value="1057" calcext:value-type="float">
            <text:p>1057</text:p>
          </table:table-cell>
          <table:table-cell table:formula="of:=['All Data'.W129]" office:value-type="float" office:value="1817" calcext:value-type="float">
            <text:p>1817</text:p>
          </table:table-cell>
          <table:table-cell table:style-name="ce10" table:formula="of:=['All Data'.AI129]" office:value-type="percentage" office:value="0.0600526557733294" calcext:value-type="percentage">
            <text:p>6.01%</text:p>
          </table:table-cell>
          <table:table-cell table:formula="of:=SUM(['All Data'.AJ129];['All Data'.AQ129])" office:value-type="float" office:value="46197" calcext:value-type="float">
            <text:p>46197</text:p>
          </table:table-cell>
          <table:table-cell table:formula="of:=['All Data'.AK129]" office:value-type="float" office:value="1012" calcext:value-type="float">
            <text:p>1012</text:p>
          </table:table-cell>
          <table:table-cell table:formula="of:=['All Data'.AR129]" office:value-type="float" office:value="1817" calcext:value-type="float">
            <text:p>1817</text:p>
          </table:table-cell>
          <table:table-cell table:style-name="ce10" table:formula="of:=['All Data'.AX129]" office:value-type="percentage" office:value="0.0612377427105656" calcext:value-type="percentage">
            <text:p>6.12%</text:p>
          </table:table-cell>
          <table:table-cell table:number-columns-repeated="975"/>
        </table:table-row>
        <table:table-row table:style-name="ro3">
          <table:table-cell table:formula="of:=['All Data'.A130]" office:value-type="float" office:value="129" calcext:value-type="float">
            <text:p>129</text:p>
          </table:table-cell>
          <table:table-cell table:formula="of:=['All Data'.B130]" office:value-type="string" office:string-value="Syracuse" calcext:value-type="string">
            <text:p>Syracuse</text:p>
          </table:table-cell>
          <table:table-cell/>
          <table:table-cell table:formula="of:=['All Data'.E130]" office:value-type="float" office:value="49009" calcext:value-type="float">
            <text:p>49009</text:p>
          </table:table-cell>
          <table:table-cell table:formula="of:=['All Data'.I130]" office:value-type="float" office:value="1011" calcext:value-type="float">
            <text:p>1011</text:p>
          </table:table-cell>
          <table:table-cell table:formula="of:=['All Data'.W130]" office:value-type="float" office:value="2272" calcext:value-type="float">
            <text:p>2272</text:p>
          </table:table-cell>
          <table:table-cell table:style-name="ce10" table:formula="of:=['All Data'.AI130]" office:value-type="percentage" office:value="0.0669876961374441" calcext:value-type="percentage">
            <text:p>6.70%</text:p>
          </table:table-cell>
          <table:table-cell table:formula="of:=SUM(['All Data'.AJ130];['All Data'.AQ130])" office:value-type="float" office:value="47657" calcext:value-type="float">
            <text:p>47657</text:p>
          </table:table-cell>
          <table:table-cell table:formula="of:=['All Data'.AK130]" office:value-type="float" office:value="1402" calcext:value-type="float">
            <text:p>1402</text:p>
          </table:table-cell>
          <table:table-cell table:formula="of:=['All Data'.AR130]" office:value-type="float" office:value="2314" calcext:value-type="float">
            <text:p>2314</text:p>
          </table:table-cell>
          <table:table-cell table:style-name="ce10" table:formula="of:=['All Data'.AX130]" office:value-type="percentage" office:value="0.0779738548376944" calcext:value-type="percentage">
            <text:p>7.80%</text:p>
          </table:table-cell>
          <table:table-cell table:number-columns-repeated="975"/>
        </table:table-row>
        <table:table-row table:style-name="ro3">
          <table:table-cell table:formula="of:=['All Data'.A131]" office:value-type="float" office:value="130" calcext:value-type="float">
            <text:p>130</text:p>
          </table:table-cell>
          <table:table-cell table:formula="of:=['All Data'.B131]" office:value-type="string" office:string-value="Macedon" calcext:value-type="string">
            <text:p>Macedon</text:p>
          </table:table-cell>
          <table:table-cell/>
          <table:table-cell table:formula="of:=['All Data'.E131]" office:value-type="float" office:value="49236" calcext:value-type="float">
            <text:p>49236</text:p>
          </table:table-cell>
          <table:table-cell table:formula="of:=['All Data'.I131]" office:value-type="float" office:value="860" calcext:value-type="float">
            <text:p>860</text:p>
          </table:table-cell>
          <table:table-cell table:formula="of:=['All Data'.W131]" office:value-type="float" office:value="979" calcext:value-type="float">
            <text:p>979</text:p>
          </table:table-cell>
          <table:table-cell table:style-name="ce10" table:formula="of:=['All Data'.AI131]" office:value-type="percentage" office:value="0.0373507189861077" calcext:value-type="percentage">
            <text:p>3.74%</text:p>
          </table:table-cell>
          <table:table-cell table:formula="of:=SUM(['All Data'.AJ131];['All Data'.AQ131])" office:value-type="float" office:value="44795" calcext:value-type="float">
            <text:p>44795</text:p>
          </table:table-cell>
          <table:table-cell table:formula="of:=['All Data'.AK131]" office:value-type="float" office:value="724" calcext:value-type="float">
            <text:p>724</text:p>
          </table:table-cell>
          <table:table-cell table:formula="of:=['All Data'.AR131]" office:value-type="float" office:value="902" calcext:value-type="float">
            <text:p>902</text:p>
          </table:table-cell>
          <table:table-cell table:style-name="ce10" table:formula="of:=['All Data'.AX131]" office:value-type="percentage" office:value="0.0362986940506753" calcext:value-type="percentage">
            <text:p>3.63%</text:p>
          </table:table-cell>
          <table:table-cell table:number-columns-repeated="975"/>
        </table:table-row>
        <table:table-row table:style-name="ro3">
          <table:table-cell table:formula="of:=['All Data'.A132]" office:value-type="float" office:value="131" calcext:value-type="float">
            <text:p>131</text:p>
          </table:table-cell>
          <table:table-cell table:formula="of:=['All Data'.B132]" office:value-type="string" office:string-value="Canandaigua" calcext:value-type="string">
            <text:p>Canandaigua</text:p>
          </table:table-cell>
          <table:table-cell/>
          <table:table-cell table:formula="of:=['All Data'.E132]" office:value-type="float" office:value="51639" calcext:value-type="float">
            <text:p>51639</text:p>
          </table:table-cell>
          <table:table-cell table:formula="of:=['All Data'.I132]" office:value-type="float" office:value="920" calcext:value-type="float">
            <text:p>920</text:p>
          </table:table-cell>
          <table:table-cell table:formula="of:=['All Data'.W132]" office:value-type="float" office:value="7951" calcext:value-type="float">
            <text:p>7951</text:p>
          </table:table-cell>
          <table:table-cell table:style-name="ce10" table:formula="of:=['All Data'.AI132]" office:value-type="percentage" office:value="0.171788764306048" calcext:value-type="percentage">
            <text:p>17.18%</text:p>
          </table:table-cell>
          <table:table-cell table:formula="of:=SUM(['All Data'.AJ132];['All Data'.AQ132])" office:value-type="float" office:value="52511" calcext:value-type="float">
            <text:p>52511</text:p>
          </table:table-cell>
          <table:table-cell table:formula="of:=['All Data'.AK132]" office:value-type="float" office:value="1108" calcext:value-type="float">
            <text:p>1108</text:p>
          </table:table-cell>
          <table:table-cell table:formula="of:=['All Data'.AR132]" office:value-type="float" office:value="7706" calcext:value-type="float">
            <text:p>7706</text:p>
          </table:table-cell>
          <table:table-cell table:style-name="ce10" table:formula="of:=['All Data'.AX132]" office:value-type="percentage" office:value="0.16785054559997" calcext:value-type="percentage">
            <text:p>16.79%</text:p>
          </table:table-cell>
          <table:table-cell table:number-columns-repeated="975"/>
        </table:table-row>
        <table:table-row table:style-name="ro3">
          <table:table-cell table:formula="of:=['All Data'.A133]" office:value-type="float" office:value="132" calcext:value-type="float">
            <text:p>132</text:p>
          </table:table-cell>
          <table:table-cell table:formula="of:=['All Data'.B133]" office:value-type="string" office:string-value="Corning" calcext:value-type="string">
            <text:p>Corning</text:p>
          </table:table-cell>
          <table:table-cell/>
          <table:table-cell table:formula="of:=['All Data'.E133]" office:value-type="float" office:value="53763" calcext:value-type="float">
            <text:p>53763</text:p>
          </table:table-cell>
          <table:table-cell table:formula="of:=['All Data'.I133]" office:value-type="float" office:value="1125" calcext:value-type="float">
            <text:p>1125</text:p>
          </table:table-cell>
          <table:table-cell table:formula="of:=['All Data'.W133]" office:value-type="float" office:value="3638" calcext:value-type="float">
            <text:p>3638</text:p>
          </table:table-cell>
          <table:table-cell table:style-name="ce10" table:formula="of:=['All Data'.AI133]" office:value-type="percentage" office:value="0.088592526458717" calcext:value-type="percentage">
            <text:p>8.86%</text:p>
          </table:table-cell>
          <table:table-cell table:formula="of:=SUM(['All Data'.AJ133];['All Data'.AQ133])" office:value-type="float" office:value="55038" calcext:value-type="float">
            <text:p>55038</text:p>
          </table:table-cell>
          <table:table-cell table:formula="of:=['All Data'.AK133]" office:value-type="float" office:value="1475" calcext:value-type="float">
            <text:p>1475</text:p>
          </table:table-cell>
          <table:table-cell table:formula="of:=['All Data'.AR133]" office:value-type="float" office:value="4088" calcext:value-type="float">
            <text:p>4088</text:p>
          </table:table-cell>
          <table:table-cell table:style-name="ce10" table:formula="of:=['All Data'.AX133]" office:value-type="percentage" office:value="0.101075620480395" calcext:value-type="percentage">
            <text:p>10.11%</text:p>
          </table:table-cell>
          <table:table-cell table:number-columns-repeated="975"/>
        </table:table-row>
        <table:table-row table:style-name="ro3">
          <table:table-cell table:formula="of:=['All Data'.A134]" office:value-type="float" office:value="133" calcext:value-type="float">
            <text:p>133</text:p>
          </table:table-cell>
          <table:table-cell table:formula="of:=['All Data'.B134]" office:value-type="string" office:string-value="Pittsford" calcext:value-type="string">
            <text:p>Pittsford</text:p>
          </table:table-cell>
          <table:table-cell/>
          <table:table-cell table:formula="of:=['All Data'.E134]" office:value-type="float" office:value="42730" calcext:value-type="float">
            <text:p>42730</text:p>
          </table:table-cell>
          <table:table-cell table:formula="of:=['All Data'.I134]" office:value-type="float" office:value="1343" calcext:value-type="float">
            <text:p>1343</text:p>
          </table:table-cell>
          <table:table-cell table:formula="of:=['All Data'.W134]" office:value-type="float" office:value="9584" calcext:value-type="float">
            <text:p>9584</text:p>
          </table:table-cell>
          <table:table-cell table:style-name="ce10" table:formula="of:=['All Data'.AI134]" office:value-type="percentage" office:value="0.255721975193073" calcext:value-type="percentage">
            <text:p>25.57%</text:p>
          </table:table-cell>
          <table:table-cell table:formula="of:=SUM(['All Data'.AJ134];['All Data'.AQ134])" office:value-type="float" office:value="46688" calcext:value-type="float">
            <text:p>46688</text:p>
          </table:table-cell>
          <table:table-cell table:formula="of:=['All Data'.AK134]" office:value-type="float" office:value="1740" calcext:value-type="float">
            <text:p>1740</text:p>
          </table:table-cell>
          <table:table-cell table:formula="of:=['All Data'.AR134]" office:value-type="float" office:value="10964" calcext:value-type="float">
            <text:p>10964</text:p>
          </table:table-cell>
          <table:table-cell table:style-name="ce10" table:formula="of:=['All Data'.AX134]" office:value-type="percentage" office:value="0.272104180945853" calcext:value-type="percentage">
            <text:p>27.21%</text:p>
          </table:table-cell>
          <table:table-cell table:number-columns-repeated="975"/>
        </table:table-row>
        <table:table-row table:style-name="ro3">
          <table:table-cell table:formula="of:=['All Data'.A135]" office:value-type="float" office:value="134" calcext:value-type="float">
            <text:p>134</text:p>
          </table:table-cell>
          <table:table-cell table:formula="of:=['All Data'.B135]" office:value-type="string" office:string-value="Greece" calcext:value-type="string">
            <text:p>Greece</text:p>
          </table:table-cell>
          <table:table-cell/>
          <table:table-cell table:formula="of:=['All Data'.E135]" office:value-type="float" office:value="48762" calcext:value-type="float">
            <text:p>48762</text:p>
          </table:table-cell>
          <table:table-cell table:formula="of:=['All Data'.I135]" office:value-type="float" office:value="850" calcext:value-type="float">
            <text:p>850</text:p>
          </table:table-cell>
          <table:table-cell table:formula="of:=['All Data'.W135]" office:value-type="float" office:value="1517" calcext:value-type="float">
            <text:p>1517</text:p>
          </table:table-cell>
          <table:table-cell table:style-name="ce10" table:formula="of:=['All Data'.AI135]" office:value-type="percentage" office:value="0.0485418973791067" calcext:value-type="percentage">
            <text:p>4.85%</text:p>
          </table:table-cell>
          <table:table-cell table:formula="of:=SUM(['All Data'.AJ135];['All Data'.AQ135])" office:value-type="float" office:value="48107" calcext:value-type="float">
            <text:p>48107</text:p>
          </table:table-cell>
          <table:table-cell table:formula="of:=['All Data'.AK135]" office:value-type="float" office:value="933" calcext:value-type="float">
            <text:p>933</text:p>
          </table:table-cell>
          <table:table-cell table:formula="of:=['All Data'.AR135]" office:value-type="float" office:value="1719" calcext:value-type="float">
            <text:p>1719</text:p>
          </table:table-cell>
          <table:table-cell table:style-name="ce10" table:formula="of:=['All Data'.AX135]" office:value-type="percentage" office:value="0.0551271124784335" calcext:value-type="percentage">
            <text:p>5.51%</text:p>
          </table:table-cell>
          <table:table-cell table:number-columns-repeated="975"/>
        </table:table-row>
        <table:table-row table:style-name="ro3">
          <table:table-cell table:formula="of:=['All Data'.A136]" office:value-type="float" office:value="135" calcext:value-type="float">
            <text:p>135</text:p>
          </table:table-cell>
          <table:table-cell table:formula="of:=['All Data'.B136]" office:value-type="string" office:string-value="Webster" calcext:value-type="string">
            <text:p>Webster</text:p>
          </table:table-cell>
          <table:table-cell/>
          <table:table-cell table:formula="of:=['All Data'.E136]" office:value-type="float" office:value="50764" calcext:value-type="float">
            <text:p>50764</text:p>
          </table:table-cell>
          <table:table-cell table:formula="of:=['All Data'.I136]" office:value-type="float" office:value="781" calcext:value-type="float">
            <text:p>781</text:p>
          </table:table-cell>
          <table:table-cell table:formula="of:=['All Data'.W136]" office:value-type="float" office:value="1621" calcext:value-type="float">
            <text:p>1621</text:p>
          </table:table-cell>
          <table:table-cell table:style-name="ce10" table:formula="of:=['All Data'.AI136]" office:value-type="percentage" office:value="0.0473169962965881" calcext:value-type="percentage">
            <text:p>4.73%</text:p>
          </table:table-cell>
          <table:table-cell table:formula="of:=SUM(['All Data'.AJ136];['All Data'.AQ136])" office:value-type="float" office:value="48262" calcext:value-type="float">
            <text:p>48262</text:p>
          </table:table-cell>
          <table:table-cell table:formula="of:=['All Data'.AK136]" office:value-type="float" office:value="812" calcext:value-type="float">
            <text:p>812</text:p>
          </table:table-cell>
          <table:table-cell table:formula="of:=['All Data'.AR136]" office:value-type="float" office:value="1006" calcext:value-type="float">
            <text:p>1006</text:p>
          </table:table-cell>
          <table:table-cell table:style-name="ce10" table:formula="of:=['All Data'.AX136]" office:value-type="percentage" office:value="0.0376693879242468" calcext:value-type="percentage">
            <text:p>3.77%</text:p>
          </table:table-cell>
          <table:table-cell table:number-columns-repeated="975"/>
        </table:table-row>
        <table:table-row table:style-name="ro3">
          <table:table-cell table:formula="of:=['All Data'.A137]" office:value-type="float" office:value="136" calcext:value-type="float">
            <text:p>136</text:p>
          </table:table-cell>
          <table:table-cell table:formula="of:=['All Data'.B137]" office:value-type="string" office:string-value="Irondequoit" calcext:value-type="string">
            <text:p>Irondequoit</text:p>
          </table:table-cell>
          <table:table-cell/>
          <table:table-cell table:formula="of:=['All Data'.E137]" office:value-type="float" office:value="48509" calcext:value-type="float">
            <text:p>48509</text:p>
          </table:table-cell>
          <table:table-cell table:formula="of:=['All Data'.I137]" office:value-type="float" office:value="1386" calcext:value-type="float">
            <text:p>1386</text:p>
          </table:table-cell>
          <table:table-cell table:formula="of:=['All Data'.W137]" office:value-type="float" office:value="2650" calcext:value-type="float">
            <text:p>2650</text:p>
          </table:table-cell>
          <table:table-cell table:style-name="ce10" table:formula="of:=['All Data'.AI137]" office:value-type="percentage" office:value="0.0832010554742419" calcext:value-type="percentage">
            <text:p>8.32%</text:p>
          </table:table-cell>
          <table:table-cell table:formula="of:=SUM(['All Data'.AJ137];['All Data'.AQ137])" office:value-type="float" office:value="48100" calcext:value-type="float">
            <text:p>48100</text:p>
          </table:table-cell>
          <table:table-cell table:formula="of:=['All Data'.AK137]" office:value-type="float" office:value="1844" calcext:value-type="float">
            <text:p>1844</text:p>
          </table:table-cell>
          <table:table-cell table:formula="of:=['All Data'.AR137]" office:value-type="float" office:value="2736" calcext:value-type="float">
            <text:p>2736</text:p>
          </table:table-cell>
          <table:table-cell table:style-name="ce10" table:formula="of:=['All Data'.AX137]" office:value-type="percentage" office:value="0.0952182952182952" calcext:value-type="percentage">
            <text:p>9.52%</text:p>
          </table:table-cell>
          <table:table-cell table:number-columns-repeated="975"/>
        </table:table-row>
        <table:table-row table:style-name="ro3">
          <table:table-cell table:formula="of:=['All Data'.A138]" office:value-type="float" office:value="137" calcext:value-type="float">
            <text:p>137</text:p>
          </table:table-cell>
          <table:table-cell table:formula="of:=['All Data'.B138]" office:value-type="string" office:string-value="Rochester" calcext:value-type="string">
            <text:p>Rochester</text:p>
          </table:table-cell>
          <table:table-cell/>
          <table:table-cell table:formula="of:=['All Data'.E138]" office:value-type="float" office:value="49371" calcext:value-type="float">
            <text:p>49371</text:p>
          </table:table-cell>
          <table:table-cell table:formula="of:=['All Data'.I138]" office:value-type="float" office:value="1441" calcext:value-type="float">
            <text:p>1441</text:p>
          </table:table-cell>
          <table:table-cell table:formula="of:=['All Data'.W138]" office:value-type="float" office:value="3097" calcext:value-type="float">
            <text:p>3097</text:p>
          </table:table-cell>
          <table:table-cell table:style-name="ce10" table:formula="of:=['All Data'.AI138]" office:value-type="percentage" office:value="0.0919163071438699" calcext:value-type="percentage">
            <text:p>9.19%</text:p>
          </table:table-cell>
          <table:table-cell table:formula="of:=SUM(['All Data'.AJ138];['All Data'.AQ138])" office:value-type="float" office:value="48806" calcext:value-type="float">
            <text:p>48806</text:p>
          </table:table-cell>
          <table:table-cell table:formula="of:=['All Data'.AK138]" office:value-type="float" office:value="1512" calcext:value-type="float">
            <text:p>1512</text:p>
          </table:table-cell>
          <table:table-cell table:formula="of:=['All Data'.AR138]" office:value-type="float" office:value="3367" calcext:value-type="float">
            <text:p>3367</text:p>
          </table:table-cell>
          <table:table-cell table:style-name="ce10" table:formula="of:=['All Data'.AX138]" office:value-type="percentage" office:value="0.099967217145433" calcext:value-type="percentage">
            <text:p>10.00%</text:p>
          </table:table-cell>
          <table:table-cell table:number-columns-repeated="975"/>
        </table:table-row>
        <table:table-row table:style-name="ro3">
          <table:table-cell table:formula="of:=['All Data'.A139]" office:value-type="float" office:value="138" calcext:value-type="float">
            <text:p>138</text:p>
          </table:table-cell>
          <table:table-cell table:formula="of:=['All Data'.B139]" office:value-type="string" office:string-value="Rochester" calcext:value-type="string">
            <text:p>Rochester</text:p>
          </table:table-cell>
          <table:table-cell/>
          <table:table-cell table:formula="of:=['All Data'.E139]" office:value-type="float" office:value="51514" calcext:value-type="float">
            <text:p>51514</text:p>
          </table:table-cell>
          <table:table-cell table:formula="of:=['All Data'.I139]" office:value-type="float" office:value="1554" calcext:value-type="float">
            <text:p>1554</text:p>
          </table:table-cell>
          <table:table-cell table:formula="of:=['All Data'.W139]" office:value-type="float" office:value="4022" calcext:value-type="float">
            <text:p>4022</text:p>
          </table:table-cell>
          <table:table-cell table:style-name="ce10" table:formula="of:=['All Data'.AI139]" office:value-type="percentage" office:value="0.108242419536437" calcext:value-type="percentage">
            <text:p>10.82%</text:p>
          </table:table-cell>
          <table:table-cell table:formula="of:=SUM(['All Data'.AJ139];['All Data'.AQ139])" office:value-type="float" office:value="51251" calcext:value-type="float">
            <text:p>51251</text:p>
          </table:table-cell>
          <table:table-cell table:formula="of:=['All Data'.AK139]" office:value-type="float" office:value="1857" calcext:value-type="float">
            <text:p>1857</text:p>
          </table:table-cell>
          <table:table-cell table:formula="of:=['All Data'.AR139]" office:value-type="float" office:value="4683" calcext:value-type="float">
            <text:p>4683</text:p>
          </table:table-cell>
          <table:table-cell table:style-name="ce10" table:formula="of:=['All Data'.AX139]" office:value-type="percentage" office:value="0.127607266199684" calcext:value-type="percentage">
            <text:p>12.76%</text:p>
          </table:table-cell>
          <table:table-cell table:number-columns-repeated="975"/>
        </table:table-row>
        <table:table-row table:style-name="ro3">
          <table:table-cell table:formula="of:=['All Data'.A140]" office:value-type="float" office:value="139" calcext:value-type="float">
            <text:p>139</text:p>
          </table:table-cell>
          <table:table-cell table:formula="of:=['All Data'.B140]" office:value-type="string" office:string-value="Batavia" calcext:value-type="string">
            <text:p>Batavia</text:p>
          </table:table-cell>
          <table:table-cell/>
          <table:table-cell table:formula="of:=['All Data'.E140]" office:value-type="float" office:value="47123" calcext:value-type="float">
            <text:p>47123</text:p>
          </table:table-cell>
          <table:table-cell table:formula="of:=['All Data'.I140]" office:value-type="float" office:value="905" calcext:value-type="float">
            <text:p>905</text:p>
          </table:table-cell>
          <table:table-cell table:formula="of:=['All Data'.W140]" office:value-type="float" office:value="1959" calcext:value-type="float">
            <text:p>1959</text:p>
          </table:table-cell>
          <table:table-cell table:style-name="ce10" table:formula="of:=['All Data'.AI140]" office:value-type="percentage" office:value="0.0607771152091335" calcext:value-type="percentage">
            <text:p>6.08%</text:p>
          </table:table-cell>
          <table:table-cell table:formula="of:=SUM(['All Data'.AJ140];['All Data'.AQ140])" office:value-type="float" office:value="46255" calcext:value-type="float">
            <text:p>46255</text:p>
          </table:table-cell>
          <table:table-cell table:formula="of:=['All Data'.AK140]" office:value-type="float" office:value="1081" calcext:value-type="float">
            <text:p>1081</text:p>
          </table:table-cell>
          <table:table-cell table:formula="of:=['All Data'.AR140]" office:value-type="float" office:value="1910" calcext:value-type="float">
            <text:p>1910</text:p>
          </table:table-cell>
          <table:table-cell table:style-name="ce10" table:formula="of:=['All Data'.AX140]" office:value-type="percentage" office:value="0.0646632796454437" calcext:value-type="percentage">
            <text:p>6.47%</text:p>
          </table:table-cell>
          <table:table-cell table:number-columns-repeated="975"/>
        </table:table-row>
        <table:table-row table:style-name="ro3">
          <table:table-cell table:formula="of:=['All Data'.A141]" office:value-type="float" office:value="140" calcext:value-type="float">
            <text:p>140</text:p>
          </table:table-cell>
          <table:table-cell table:formula="of:=['All Data'.B141]" office:value-type="string" office:string-value="Kenmore" calcext:value-type="string">
            <text:p>Kenmore</text:p>
          </table:table-cell>
          <table:table-cell/>
          <table:table-cell table:formula="of:=['All Data'.E141]" office:value-type="float" office:value="50870" calcext:value-type="float">
            <text:p>50870</text:p>
          </table:table-cell>
          <table:table-cell table:formula="of:=['All Data'.I141]" office:value-type="float" office:value="1563" calcext:value-type="float">
            <text:p>1563</text:p>
          </table:table-cell>
          <table:table-cell table:formula="of:=['All Data'.W141]" office:value-type="float" office:value="3045" calcext:value-type="float">
            <text:p>3045</text:p>
          </table:table-cell>
          <table:table-cell table:style-name="ce10" table:formula="of:=['All Data'.AI141]" office:value-type="percentage" office:value="0.0905838411637507" calcext:value-type="percentage">
            <text:p>9.06%</text:p>
          </table:table-cell>
          <table:table-cell table:formula="of:=SUM(['All Data'.AJ141];['All Data'.AQ141])" office:value-type="float" office:value="52697" calcext:value-type="float">
            <text:p>52697</text:p>
          </table:table-cell>
          <table:table-cell table:formula="of:=['All Data'.AK141]" office:value-type="float" office:value="1905" calcext:value-type="float">
            <text:p>1905</text:p>
          </table:table-cell>
          <table:table-cell table:formula="of:=['All Data'.AR141]" office:value-type="float" office:value="3119" calcext:value-type="float">
            <text:p>3119</text:p>
          </table:table-cell>
          <table:table-cell table:style-name="ce10" table:formula="of:=['All Data'.AX141]" office:value-type="percentage" office:value="0.0953374954931021" calcext:value-type="percentage">
            <text:p>9.53%</text:p>
          </table:table-cell>
          <table:table-cell table:number-columns-repeated="975"/>
        </table:table-row>
        <table:table-row table:style-name="ro3">
          <table:table-cell table:formula="of:=['All Data'.A142]" office:value-type="float" office:value="141" calcext:value-type="float">
            <text:p>141</text:p>
          </table:table-cell>
          <table:table-cell table:formula="of:=['All Data'.B142]" office:value-type="string" office:string-value="Buffalo" calcext:value-type="string">
            <text:p>Buffalo</text:p>
          </table:table-cell>
          <table:table-cell/>
          <table:table-cell table:formula="of:=['All Data'.E142]" office:value-type="float" office:value="48491" calcext:value-type="float">
            <text:p>48491</text:p>
          </table:table-cell>
          <table:table-cell table:formula="of:=['All Data'.I142]" office:value-type="float" office:value="2738" calcext:value-type="float">
            <text:p>2738</text:p>
          </table:table-cell>
          <table:table-cell table:formula="of:=['All Data'.W142]" office:value-type="float" office:value="14924" calcext:value-type="float">
            <text:p>14924</text:p>
          </table:table-cell>
          <table:table-cell table:style-name="ce10" table:formula="of:=['All Data'.AI142]" office:value-type="percentage" office:value="0.364232537996742" calcext:value-type="percentage">
            <text:p>36.42%</text:p>
          </table:table-cell>
          <table:table-cell table:formula="of:=SUM(['All Data'.AJ142];['All Data'.AQ142])" office:value-type="float" office:value="54334" calcext:value-type="float">
            <text:p>54334</text:p>
          </table:table-cell>
          <table:table-cell table:formula="of:=['All Data'.AK142]" office:value-type="float" office:value="4252" calcext:value-type="float">
            <text:p>4252</text:p>
          </table:table-cell>
          <table:table-cell table:formula="of:=['All Data'.AR142]" office:value-type="float" office:value="16425" calcext:value-type="float">
            <text:p>16425</text:p>
          </table:table-cell>
          <table:table-cell table:style-name="ce10" table:formula="of:=['All Data'.AX142]" office:value-type="percentage" office:value="0.380553612839106" calcext:value-type="percentage">
            <text:p>38.06%</text:p>
          </table:table-cell>
          <table:table-cell table:number-columns-repeated="975"/>
        </table:table-row>
        <table:table-row table:style-name="ro3">
          <table:table-cell table:formula="of:=['All Data'.A143]" office:value-type="float" office:value="142" calcext:value-type="float">
            <text:p>142</text:p>
          </table:table-cell>
          <table:table-cell table:formula="of:=['All Data'.B143]" office:value-type="string" office:string-value="Buffalo" calcext:value-type="string">
            <text:p>Buffalo</text:p>
          </table:table-cell>
          <table:table-cell/>
          <table:table-cell table:formula="of:=['All Data'.E143]" office:value-type="float" office:value="49470" calcext:value-type="float">
            <text:p>49470</text:p>
          </table:table-cell>
          <table:table-cell table:formula="of:=['All Data'.I143]" office:value-type="float" office:value="1151" calcext:value-type="float">
            <text:p>1151</text:p>
          </table:table-cell>
          <table:table-cell table:formula="of:=['All Data'.W143]" office:value-type="float" office:value="1832" calcext:value-type="float">
            <text:p>1832</text:p>
          </table:table-cell>
          <table:table-cell table:style-name="ce10" table:formula="of:=['All Data'.AI143]" office:value-type="percentage" office:value="0.0602991712148777" calcext:value-type="percentage">
            <text:p>6.03%</text:p>
          </table:table-cell>
          <table:table-cell table:formula="of:=SUM(['All Data'.AJ143];['All Data'.AQ143])" office:value-type="float" office:value="48360" calcext:value-type="float">
            <text:p>48360</text:p>
          </table:table-cell>
          <table:table-cell table:formula="of:=['All Data'.AK143]" office:value-type="float" office:value="1174" calcext:value-type="float">
            <text:p>1174</text:p>
          </table:table-cell>
          <table:table-cell table:formula="of:=['All Data'.AR143]" office:value-type="float" office:value="1894" calcext:value-type="float">
            <text:p>1894</text:p>
          </table:table-cell>
          <table:table-cell table:style-name="ce10" table:formula="of:=['All Data'.AX143]" office:value-type="percentage" office:value="0.0634408602150538" calcext:value-type="percentage">
            <text:p>6.34%</text:p>
          </table:table-cell>
          <table:table-cell table:number-columns-repeated="975"/>
        </table:table-row>
        <table:table-row table:style-name="ro3">
          <table:table-cell table:formula="of:=['All Data'.A144]" office:value-type="float" office:value="143" calcext:value-type="float">
            <text:p>143</text:p>
          </table:table-cell>
          <table:table-cell table:formula="of:=['All Data'.B144]" office:value-type="string" office:string-value="Cheektowga" calcext:value-type="string">
            <text:p>Cheektowga</text:p>
          </table:table-cell>
          <table:table-cell/>
          <table:table-cell table:formula="of:=['All Data'.E144]" office:value-type="float" office:value="54936" calcext:value-type="float">
            <text:p>54936</text:p>
          </table:table-cell>
          <table:table-cell table:formula="of:=['All Data'.I144]" office:value-type="float" office:value="1657" calcext:value-type="float">
            <text:p>1657</text:p>
          </table:table-cell>
          <table:table-cell table:formula="of:=['All Data'.W144]" office:value-type="float" office:value="2522" calcext:value-type="float">
            <text:p>2522</text:p>
          </table:table-cell>
          <table:table-cell table:style-name="ce10" table:formula="of:=['All Data'.AI144]" office:value-type="percentage" office:value="0.0760703363914373" calcext:value-type="percentage">
            <text:p>7.61%</text:p>
          </table:table-cell>
          <table:table-cell table:formula="of:=SUM(['All Data'.AJ144];['All Data'.AQ144])" office:value-type="float" office:value="55098" calcext:value-type="float">
            <text:p>55098</text:p>
          </table:table-cell>
          <table:table-cell table:formula="of:=['All Data'.AK144]" office:value-type="float" office:value="2016" calcext:value-type="float">
            <text:p>2016</text:p>
          </table:table-cell>
          <table:table-cell table:formula="of:=['All Data'.AR144]" office:value-type="float" office:value="2565" calcext:value-type="float">
            <text:p>2565</text:p>
          </table:table-cell>
          <table:table-cell table:style-name="ce10" table:formula="of:=['All Data'.AX144]" office:value-type="percentage" office:value="0.0831427638026789" calcext:value-type="percentage">
            <text:p>8.31%</text:p>
          </table:table-cell>
          <table:table-cell table:number-columns-repeated="975"/>
        </table:table-row>
        <table:table-row table:style-name="ro3">
          <table:table-cell table:formula="of:=['All Data'.A145]" office:value-type="float" office:value="144" calcext:value-type="float">
            <text:p>144</text:p>
          </table:table-cell>
          <table:table-cell table:formula="of:=['All Data'.B145]" office:value-type="string" office:string-value="Clarence" calcext:value-type="string">
            <text:p>Clarence</text:p>
          </table:table-cell>
          <table:table-cell/>
          <table:table-cell table:formula="of:=['All Data'.E145]" office:value-type="float" office:value="56668" calcext:value-type="float">
            <text:p>56668</text:p>
          </table:table-cell>
          <table:table-cell table:formula="of:=['All Data'.I145]" office:value-type="float" office:value="1969" calcext:value-type="float">
            <text:p>1969</text:p>
          </table:table-cell>
          <table:table-cell table:formula="of:=['All Data'.W145]" office:value-type="float" office:value="11857" calcext:value-type="float">
            <text:p>11857</text:p>
          </table:table-cell>
          <table:table-cell table:style-name="ce10" table:formula="of:=['All Data'.AI145]" office:value-type="percentage" office:value="0.24398249452954" calcext:value-type="percentage">
            <text:p>24.40%</text:p>
          </table:table-cell>
          <table:table-cell table:formula="of:=SUM(['All Data'.AJ145];['All Data'.AQ145])" office:value-type="float" office:value="56005" calcext:value-type="float">
            <text:p>56005</text:p>
          </table:table-cell>
          <table:table-cell table:formula="of:=['All Data'.AK145]" office:value-type="float" office:value="1942" calcext:value-type="float">
            <text:p>1942</text:p>
          </table:table-cell>
          <table:table-cell table:formula="of:=['All Data'.AR145]" office:value-type="float" office:value="12375" calcext:value-type="float">
            <text:p>12375</text:p>
          </table:table-cell>
          <table:table-cell table:style-name="ce10" table:formula="of:=['All Data'.AX145]" office:value-type="percentage" office:value="0.255637889474154" calcext:value-type="percentage">
            <text:p>25.56%</text:p>
          </table:table-cell>
          <table:table-cell table:number-columns-repeated="975"/>
        </table:table-row>
        <table:table-row table:style-name="ro3">
          <table:table-cell table:formula="of:=['All Data'.A146]" office:value-type="float" office:value="145" calcext:value-type="float">
            <text:p>145</text:p>
          </table:table-cell>
          <table:table-cell table:formula="of:=['All Data'.B146]" office:value-type="string" office:string-value="Lewiston" calcext:value-type="string">
            <text:p>Lewiston</text:p>
          </table:table-cell>
          <table:table-cell/>
          <table:table-cell table:formula="of:=['All Data'.E146]" office:value-type="float" office:value="54303" calcext:value-type="float">
            <text:p>54303</text:p>
          </table:table-cell>
          <table:table-cell table:formula="of:=['All Data'.I146]" office:value-type="float" office:value="1884" calcext:value-type="float">
            <text:p>1884</text:p>
          </table:table-cell>
          <table:table-cell table:formula="of:=['All Data'.W146]" office:value-type="float" office:value="3451" calcext:value-type="float">
            <text:p>3451</text:p>
          </table:table-cell>
          <table:table-cell table:style-name="ce10" table:formula="of:=['All Data'.AI146]" office:value-type="percentage" office:value="0.0982450325028083" calcext:value-type="percentage">
            <text:p>9.82%</text:p>
          </table:table-cell>
          <table:table-cell table:formula="of:=SUM(['All Data'.AJ146];['All Data'.AQ146])" office:value-type="float" office:value="52543" calcext:value-type="float">
            <text:p>52543</text:p>
          </table:table-cell>
          <table:table-cell table:formula="of:=['All Data'.AK146]" office:value-type="float" office:value="2384" calcext:value-type="float">
            <text:p>2384</text:p>
          </table:table-cell>
          <table:table-cell table:formula="of:=['All Data'.AR146]" office:value-type="float" office:value="3813" calcext:value-type="float">
            <text:p>3813</text:p>
          </table:table-cell>
          <table:table-cell table:style-name="ce10" table:formula="of:=['All Data'.AX146]" office:value-type="percentage" office:value="0.117941495536989" calcext:value-type="percentage">
            <text:p>11.79%</text:p>
          </table:table-cell>
          <table:table-cell table:number-columns-repeated="975"/>
        </table:table-row>
        <table:table-row table:style-name="ro3">
          <table:table-cell table:formula="of:=['All Data'.A147]" office:value-type="float" office:value="146" calcext:value-type="float">
            <text:p>146</text:p>
          </table:table-cell>
          <table:table-cell table:formula="of:=['All Data'.B147]" office:value-type="string" office:string-value="East Amherst" calcext:value-type="string">
            <text:p>East Amherst</text:p>
          </table:table-cell>
          <table:table-cell/>
          <table:table-cell table:formula="of:=['All Data'.E147]" office:value-type="float" office:value="51314" calcext:value-type="float">
            <text:p>51314</text:p>
          </table:table-cell>
          <table:table-cell table:formula="of:=['All Data'.I147]" office:value-type="float" office:value="1001" calcext:value-type="float">
            <text:p>1001</text:p>
          </table:table-cell>
          <table:table-cell table:formula="of:=['All Data'.W147]" office:value-type="float" office:value="2404" calcext:value-type="float">
            <text:p>2404</text:p>
          </table:table-cell>
          <table:table-cell table:style-name="ce10" table:formula="of:=['All Data'.AI147]" office:value-type="percentage" office:value="0.0663561601122501" calcext:value-type="percentage">
            <text:p>6.64%</text:p>
          </table:table-cell>
          <table:table-cell table:formula="of:=SUM(['All Data'.AJ147];['All Data'.AQ147])" office:value-type="float" office:value="49241" calcext:value-type="float">
            <text:p>49241</text:p>
          </table:table-cell>
          <table:table-cell table:formula="of:=['All Data'.AK147]" office:value-type="float" office:value="1470" calcext:value-type="float">
            <text:p>1470</text:p>
          </table:table-cell>
          <table:table-cell table:formula="of:=['All Data'.AR147]" office:value-type="float" office:value="2379" calcext:value-type="float">
            <text:p>2379</text:p>
          </table:table-cell>
          <table:table-cell table:style-name="ce10" table:formula="of:=['All Data'.AX147]" office:value-type="percentage" office:value="0.0781665685099815" calcext:value-type="percentage">
            <text:p>7.82%</text:p>
          </table:table-cell>
          <table:table-cell table:number-columns-repeated="975"/>
        </table:table-row>
        <table:table-row table:style-name="ro3">
          <table:table-cell table:formula="of:=['All Data'.A148]" office:value-type="float" office:value="147" calcext:value-type="float">
            <text:p>147</text:p>
          </table:table-cell>
          <table:table-cell table:formula="of:=['All Data'.B148]" office:value-type="string" office:string-value="East Aurora" calcext:value-type="string">
            <text:p>East Aurora</text:p>
          </table:table-cell>
          <table:table-cell/>
          <table:table-cell table:formula="of:=['All Data'.E148]" office:value-type="float" office:value="43107" calcext:value-type="float">
            <text:p>43107</text:p>
          </table:table-cell>
          <table:table-cell table:formula="of:=['All Data'.I148]" office:value-type="float" office:value="875" calcext:value-type="float">
            <text:p>875</text:p>
          </table:table-cell>
          <table:table-cell table:formula="of:=['All Data'.W148]" office:value-type="float" office:value="1352" calcext:value-type="float">
            <text:p>1352</text:p>
          </table:table-cell>
          <table:table-cell table:style-name="ce10" table:formula="of:=['All Data'.AI148]" office:value-type="percentage" office:value="0.0516621430394136" calcext:value-type="percentage">
            <text:p>5.17%</text:p>
          </table:table-cell>
          <table:table-cell table:formula="of:=SUM(['All Data'.AJ148];['All Data'.AQ148])" office:value-type="float" office:value="42384" calcext:value-type="float">
            <text:p>42384</text:p>
          </table:table-cell>
          <table:table-cell table:formula="of:=['All Data'.AK148]" office:value-type="float" office:value="1031" calcext:value-type="float">
            <text:p>1031</text:p>
          </table:table-cell>
          <table:table-cell table:formula="of:=['All Data'.AR148]" office:value-type="float" office:value="1602" calcext:value-type="float">
            <text:p>1602</text:p>
          </table:table-cell>
          <table:table-cell table:style-name="ce10" table:formula="of:=['All Data'.AX148]" office:value-type="percentage" office:value="0.0621224990562476" calcext:value-type="percentage">
            <text:p>6.21%</text:p>
          </table:table-cell>
          <table:table-cell table:number-columns-repeated="975"/>
        </table:table-row>
        <table:table-row table:style-name="ro3">
          <table:table-cell table:formula="of:=['All Data'.A149]" office:value-type="float" office:value="148" calcext:value-type="float">
            <text:p>148</text:p>
          </table:table-cell>
          <table:table-cell table:formula="of:=['All Data'.B149]" office:value-type="string" office:string-value="Gowanda" calcext:value-type="string">
            <text:p>Gowanda</text:p>
          </table:table-cell>
          <table:table-cell/>
          <table:table-cell table:formula="of:=['All Data'.E149]" office:value-type="float" office:value="49867" calcext:value-type="float">
            <text:p>49867</text:p>
          </table:table-cell>
          <table:table-cell table:formula="of:=['All Data'.I149]" office:value-type="float" office:value="996" calcext:value-type="float">
            <text:p>996</text:p>
          </table:table-cell>
          <table:table-cell table:formula="of:=['All Data'.W149]" office:value-type="float" office:value="2072" calcext:value-type="float">
            <text:p>2072</text:p>
          </table:table-cell>
          <table:table-cell table:style-name="ce10" table:formula="of:=['All Data'.AI149]" office:value-type="percentage" office:value="0.0615236529167586" calcext:value-type="percentage">
            <text:p>6.15%</text:p>
          </table:table-cell>
          <table:table-cell table:formula="of:=SUM(['All Data'.AJ149];['All Data'.AQ149])" office:value-type="float" office:value="48190" calcext:value-type="float">
            <text:p>48190</text:p>
          </table:table-cell>
          <table:table-cell table:formula="of:=['All Data'.AK149]" office:value-type="float" office:value="980" calcext:value-type="float">
            <text:p>980</text:p>
          </table:table-cell>
          <table:table-cell table:formula="of:=['All Data'.AR149]" office:value-type="float" office:value="1943" calcext:value-type="float">
            <text:p>1943</text:p>
          </table:table-cell>
          <table:table-cell table:style-name="ce10" table:formula="of:=['All Data'.AX149]" office:value-type="percentage" office:value="0.060655737704918" calcext:value-type="percentage">
            <text:p>6.07%</text:p>
          </table:table-cell>
          <table:table-cell table:number-columns-repeated="975"/>
        </table:table-row>
        <table:table-row table:style-name="ro3">
          <table:table-cell table:formula="of:=['All Data'.A150]" office:value-type="float" office:value="149" calcext:value-type="float">
            <text:p>149</text:p>
          </table:table-cell>
          <table:table-cell table:formula="of:=['All Data'.B150]" office:value-type="string" office:string-value="Buffalo" calcext:value-type="string">
            <text:p>Buffalo</text:p>
          </table:table-cell>
          <table:table-cell/>
          <table:table-cell table:formula="of:=['All Data'.E150]" office:value-type="float" office:value="49221" calcext:value-type="float">
            <text:p>49221</text:p>
          </table:table-cell>
          <table:table-cell table:formula="of:=['All Data'.I150]" office:value-type="float" office:value="1339" calcext:value-type="float">
            <text:p>1339</text:p>
          </table:table-cell>
          <table:table-cell table:formula="of:=['All Data'.W150]" office:value-type="float" office:value="2410" calcext:value-type="float">
            <text:p>2410</text:p>
          </table:table-cell>
          <table:table-cell table:style-name="ce10" table:formula="of:=['All Data'.AI150]" office:value-type="percentage" office:value="0.0761666768249324" calcext:value-type="percentage">
            <text:p>7.62%</text:p>
          </table:table-cell>
          <table:table-cell table:formula="of:=SUM(['All Data'.AJ150];['All Data'.AQ150])" office:value-type="float" office:value="48080" calcext:value-type="float">
            <text:p>48080</text:p>
          </table:table-cell>
          <table:table-cell table:formula="of:=['All Data'.AK150]" office:value-type="float" office:value="1682" calcext:value-type="float">
            <text:p>1682</text:p>
          </table:table-cell>
          <table:table-cell table:formula="of:=['All Data'.AR150]" office:value-type="float" office:value="2647" calcext:value-type="float">
            <text:p>2647</text:p>
          </table:table-cell>
          <table:table-cell table:style-name="ce10" table:formula="of:=['All Data'.AX150]" office:value-type="percentage" office:value="0.0900374376039933" calcext:value-type="percentage">
            <text:p>9.00%</text:p>
          </table:table-cell>
          <table:table-cell table:number-columns-repeated="975"/>
        </table:table-row>
        <table:table-row table:style-name="ro3">
          <table:table-cell table:formula="of:=['All Data'.A151]" office:value-type="float" office:value="150" calcext:value-type="float">
            <text:p>150</text:p>
          </table:table-cell>
          <table:table-cell table:formula="of:=['All Data'.B151]" office:value-type="string" office:string-value="Jamestown" calcext:value-type="string">
            <text:p>Jamestown</text:p>
          </table:table-cell>
          <table:table-cell/>
          <table:table-cell table:formula="of:=['All Data'.E151]" office:value-type="float" office:value="49230" calcext:value-type="float">
            <text:p>49230</text:p>
          </table:table-cell>
          <table:table-cell table:formula="of:=['All Data'.I151]" office:value-type="float" office:value="1396" calcext:value-type="float">
            <text:p>1396</text:p>
          </table:table-cell>
          <table:table-cell table:formula="of:=['All Data'.W151]" office:value-type="float" office:value="4146" calcext:value-type="float">
            <text:p>4146</text:p>
          </table:table-cell>
          <table:table-cell table:style-name="ce10" table:formula="of:=['All Data'.AI151]" office:value-type="percentage" office:value="0.112573633963031" calcext:value-type="percentage">
            <text:p>11.26%</text:p>
          </table:table-cell>
          <table:table-cell table:formula="of:=SUM(['All Data'.AJ151];['All Data'.AQ151])" office:value-type="float" office:value="49551" calcext:value-type="float">
            <text:p>49551</text:p>
          </table:table-cell>
          <table:table-cell table:formula="of:=['All Data'.AK151]" office:value-type="float" office:value="1783" calcext:value-type="float">
            <text:p>1783</text:p>
          </table:table-cell>
          <table:table-cell table:formula="of:=['All Data'.AR151]" office:value-type="float" office:value="4074" calcext:value-type="float">
            <text:p>4074</text:p>
          </table:table-cell>
          <table:table-cell table:style-name="ce10" table:formula="of:=['All Data'.AX151]" office:value-type="percentage" office:value="0.118201449012129" calcext:value-type="percentage">
            <text:p>11.82%</text:p>
          </table:table-cell>
          <table:table-cell table:number-columns-repeated="975"/>
        </table:table-row>
        <table:table-row table:style-name="ro3" table:number-rows-repeated="1048424">
          <table:table-cell table:number-columns-repeated="986"/>
        </table:table-row>
        <table:table-row table:style-name="ro5">
          <table:table-cell table:number-columns-repeated="986"/>
        </table:table-row>
      </table:table>
      <table:named-expressions>
        <table:named-expression table:name="__shared_1_0_0" table:base-cell-address="$'All Data'.$AF$1" table:expression="([.E1]+[.S1])/[.A1]"/>
        <table:named-expression table:name="__shared_1_1_0" table:base-cell-address="$'All Data'.$AF$1" table:expression="([.E1]+[.S1])/[.A1]"/>
        <table:named-expression table:name="__shared_1_2_0" table:base-cell-address="$'All Data'.$AF$1" table:expression="([.E1]+[.S1])/[.A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1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number:text> $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3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3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time-style style:name="N10135" number:language="en" number:country="US">
      <number:minutes number:style="long"/>
      <number:text>:</number:text>
      <number:seconds number:style="long"/>
    </number:time-style>
    <number:time-style style:name="N10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7" number:language="en" number:country="US">
      <number:minutes number:style="long"/>
      <number:text>:</number:text>
      <number:seconds number:style="long" number:decimal-places="1"/>
    </number:time-style>
    <number:number-style style:name="N1013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</meta:initial-creator>
    <meta:creation-date>2014-04-10T18:39:25.484562787</meta:creation-date>
    <dc:date>2014-04-10T19:11:15.542355539</dc:date>
    <dc:creator>Amanda </dc:creator>
    <meta:editing-duration>PT22M34S</meta:editing-duration>
    <meta:editing-cycles>2</meta:editing-cycles>
    <meta:generator>LibreOffice/4.1.3.2$Linux_X86_64 LibreOffice_project/410m0$Build-2</meta:generator>
    <meta:document-statistic meta:table-count="2" meta:cell-count="9035" meta:object-count="0"/>
  </office:meta>
</office:document-meta>
</file>